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codigo">
            <text:p>codigo</text:p>
          </table:table-cell>
          <table:table-cell table:style-name="pd1" office:value-type="string" office:string-value="nombre">
            <text:p>nombre</text:p>
          </table:table-cell>
          <table:table-cell table:style-name="pd1" office:value-type="string" office:string-value="cantidad">
            <text:p>cantidad</text:p>
          </table:table-cell>
          <table:table-cell table:style-name="pd1" office:value-type="string" office:string-value="precio">
            <text:p>precio</text:p>
          </table:table-cell>
          <table:table-cell table:style-name="pd1" office:value-type="string" office:string-value="categoria">
            <text:p>categoria</text:p>
          </table:table-cell>
          <table:table-cell table:style-name="pd1" office:value-type="string" office:string-value="ubicacion">
            <text:p>ubicacion</text:p>
          </table:table-cell>
        </table:table-row>
        <table:table-row>
          <table:table-cell office:value-type="string" office:string-value="PR001">
            <text:p>PR001</text:p>
          </table:table-cell>
          <table:table-cell office:value-type="string" office:string-value="Tuerca Inoxidable">
            <text:p>Tuerca Inoxidable</text:p>
          </table:table-cell>
          <table:table-cell office:value-type="string" office:string-value="">
            <text:p/>
          </table:table-cell>
          <table:table-cell office:value-type="string" office:string-value="gratis">
            <text:p>gratis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002">
            <text:p>PR002</text:p>
          </table:table-cell>
          <table:table-cell office:value-type="string" office:string-value="Conector 10m">
            <text:p>Conector 10m</text:p>
          </table:table-cell>
          <table:table-cell office:value-type="float" office:value="349">
            <text:p>349</text:p>
          </table:table-cell>
          <table:table-cell office:value-type="float" office:value="216.1">
            <text:p>216.1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003">
            <text:p>PR003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97">
            <text:p>997</text:p>
          </table:table-cell>
          <table:table-cell office:value-type="float" office:value="79.72">
            <text:p>79.72</text:p>
          </table:table-cell>
          <table:table-cell office:value-type="string" office:string-value="">
            <text:p/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004">
            <text:p>PR004</text:p>
          </table:table-cell>
          <table:table-cell office:value-type="string" office:string-value="Martillo">
            <text:p>Martillo</text:p>
          </table:table-cell>
          <table:table-cell office:value-type="float" office:value="297">
            <text:p>297</text:p>
          </table:table-cell>
          <table:table-cell office:value-type="float" office:value="855.46">
            <text:p>855.4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005">
            <text:p>PR005</text:p>
          </table:table-cell>
          <table:table-cell office:value-type="string" office:string-value="Alicate Acero">
            <text:p>Alicate Acero</text:p>
          </table:table-cell>
          <table:table-cell office:value-type="float" office:value="176">
            <text:p>176</text:p>
          </table:table-cell>
          <table:table-cell office:value-type="float" office:value="245.57">
            <text:p>245.57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006">
            <text:p>PR006</text:p>
          </table:table-cell>
          <table:table-cell office:value-type="string" office:string-value="like">
            <text:p>like</text:p>
          </table:table-cell>
          <table:table-cell office:value-type="float" office:value="275">
            <text:p>275</text:p>
          </table:table-cell>
          <table:table-cell office:value-type="string" office:string-value="">
            <text:p/>
          </table:table-cell>
          <table:table-cell office:value-type="string" office:string-value="Jardinería">
            <text:p>Jardinería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007">
            <text:p>PR007</text:p>
          </table:table-cell>
          <table:table-cell office:value-type="string" office:string-value="Brocha Espuma">
            <text:p>Brocha Espuma</text:p>
          </table:table-cell>
          <table:table-cell office:value-type="float" office:value="439">
            <text:p>439</text:p>
          </table:table-cell>
          <table:table-cell office:value-type="float" office:value="400.0">
            <text:p>400.0</text:p>
          </table:table-cell>
          <table:table-cell office:value-type="string" office:string-value="Pintura">
            <text:p>Pintura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008">
            <text:p>PR008</text:p>
          </table:table-cell>
          <table:table-cell office:value-type="string" office:string-value="Cable 10A">
            <text:p>Cable 10A</text:p>
          </table:table-cell>
          <table:table-cell office:value-type="float" office:value="395">
            <text:p>395</text:p>
          </table:table-cell>
          <table:table-cell office:value-type="float" office:value="996.13">
            <text:p>996.1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009">
            <text:p>PR009</text:p>
          </table:table-cell>
          <table:table-cell office:value-type="string" office:string-value="Tornillo Hexagonal">
            <text:p>Tornillo Hexagonal</text:p>
          </table:table-cell>
          <table:table-cell office:value-type="float" office:value="349">
            <text:p>349</text:p>
          </table:table-cell>
          <table:table-cell office:value-type="float" office:value="435.33">
            <text:p>435.33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010">
            <text:p>PR010</text:p>
          </table:table-cell>
          <table:table-cell office:value-type="string" office:string-value="Cemento 25kg">
            <text:p>Cemento 25kg</text:p>
          </table:table-cell>
          <table:table-cell office:value-type="float" office:value="520">
            <text:p>520</text:p>
          </table:table-cell>
          <table:table-cell office:value-type="float" office:value="153.69">
            <text:p>153.69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011">
            <text:p>PR011</text:p>
          </table:table-cell>
          <table:table-cell office:value-type="string" office:string-value="Clavo">
            <text:p>Clavo</text:p>
          </table:table-cell>
          <table:table-cell office:value-type="float" office:value="900">
            <text:p>900</text:p>
          </table:table-cell>
          <table:table-cell office:value-type="float" office:value="806.97">
            <text:p>806.9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012XX">
            <text:p>PR012XX</text:p>
          </table:table-cell>
          <table:table-cell office:value-type="string" office:string-value="Cable Coaxial">
            <text:p>Cable Coaxial</text:p>
          </table:table-cell>
          <table:table-cell office:value-type="float" office:value="487">
            <text:p>487</text:p>
          </table:table-cell>
          <table:table-cell office:value-type="float" office:value="165.96">
            <text:p>165.9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013">
            <text:p>PR013</text:p>
          </table:table-cell>
          <table:table-cell office:value-type="string" office:string-value="Regadera Grande">
            <text:p>Regadera Grande</text:p>
          </table:table-cell>
          <table:table-cell office:value-type="float" office:value="530">
            <text:p>530</text:p>
          </table:table-cell>
          <table:table-cell office:value-type="float" office:value="248.66">
            <text:p>248.66</text:p>
          </table:table-cell>
          <table:table-cell office:value-type="string" office:string-value="Jardinería">
            <text:p>Jardinerí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014">
            <text:p>PR014</text:p>
          </table:table-cell>
          <table:table-cell office:value-type="string" office:string-value="Manguera">
            <text:p>Manguera</text:p>
          </table:table-cell>
          <table:table-cell office:value-type="float" office:value="235">
            <text:p>235</text:p>
          </table:table-cell>
          <table:table-cell office:value-type="string" office:string-value="">
            <text:p/>
          </table:table-cell>
          <table:table-cell office:value-type="string" office:string-value="Jardinería">
            <text:p>Jardinería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015">
            <text:p>PR015</text:p>
          </table:table-cell>
          <table:table-cell office:value-type="string" office:string-value="Brocha Metal">
            <text:p>Brocha Metal</text:p>
          </table:table-cell>
          <table:table-cell office:value-type="float" office:value="804">
            <text:p>804</text:p>
          </table:table-cell>
          <table:table-cell office:value-type="float" office:value="407.65">
            <text:p>407.65</text:p>
          </table:table-cell>
          <table:table-cell office:value-type="string" office:string-value="Pintura">
            <text:p>Pintura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016">
            <text:p>PR016</text:p>
          </table:table-cell>
          <table:table-cell office:value-type="string" office:string-value="Fusible Aislante">
            <text:p>Fusible Aislante</text:p>
          </table:table-cell>
          <table:table-cell office:value-type="string" office:string-value="muchos">
            <text:p>muchos</text:p>
          </table:table-cell>
          <table:table-cell office:value-type="float" office:value="110.16">
            <text:p>110.1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017">
            <text:p>PR017</text:p>
          </table:table-cell>
          <table:table-cell office:value-type="string" office:string-value="Cinta Azul">
            <text:p>Cinta Azul</text:p>
          </table:table-cell>
          <table:table-cell office:value-type="float" office:value="877">
            <text:p>877</text:p>
          </table:table-cell>
          <table:table-cell office:value-type="float" office:value="51.54">
            <text:p>51.5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018">
            <text:p>PR018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25">
            <text:p>925</text:p>
          </table:table-cell>
          <table:table-cell office:value-type="float" office:value="1189.49">
            <text:p>1189.49</text:p>
          </table:table-cell>
          <table:table-cell office:value-type="string" office:string-value="">
            <text:p/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019">
            <text:p>PR019</text:p>
          </table:table-cell>
          <table:table-cell office:value-type="string" office:string-value="Teja Macizo">
            <text:p>Teja Macizo</text:p>
          </table:table-cell>
          <table:table-cell office:value-type="float" office:value="992">
            <text:p>992</text:p>
          </table:table-cell>
          <table:table-cell office:value-type="float" office:value="-0.5">
            <text:p>-0.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020">
            <text:p>PR020</text:p>
          </table:table-cell>
          <table:table-cell office:value-type="string" office:string-value="Producto">
            <text:p>Producto</text:p>
          </table:table-cell>
          <table:table-cell office:value-type="float" office:value="872">
            <text:p>872</text:p>
          </table:table-cell>
          <table:table-cell office:value-type="float" office:value="595.44">
            <text:p>595.44</text:p>
          </table:table-cell>
          <table:table-cell office:value-type="string" office:string-value="of">
            <text:p>of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021">
            <text:p>PR021</text:p>
          </table:table-cell>
          <table:table-cell office:value-type="string" office:string-value="Manguera Profesional">
            <text:p>Manguera Profesional</text:p>
          </table:table-cell>
          <table:table-cell office:value-type="float" office:value="324">
            <text:p>324</text:p>
          </table:table-cell>
          <table:table-cell office:value-type="float" office:value="205.05">
            <text:p>205.0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022">
            <text:p>PR022</text:p>
          </table:table-cell>
          <table:table-cell office:value-type="string" office:string-value="Grifo 1/2&quot;">
            <text:p>Grifo 1/2"</text:p>
          </table:table-cell>
          <table:table-cell office:value-type="float" office:value="1000">
            <text:p>1000</text:p>
          </table:table-cell>
          <table:table-cell office:value-type="float" office:value="996.1">
            <text:p>996.1</text:p>
          </table:table-cell>
          <table:table-cell office:value-type="string" office:string-value="Fontanería">
            <text:p>Fontanería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023">
            <text:p>PR023</text:p>
          </table:table-cell>
          <table:table-cell office:value-type="string" office:string-value="Tubo 3/4&quot;">
            <text:p>Tubo 3/4"</text:p>
          </table:table-cell>
          <table:table-cell office:value-type="float" office:value="557">
            <text:p>557</text:p>
          </table:table-cell>
          <table:table-cell office:value-type="float" office:value="612.07">
            <text:p>612.0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024">
            <text:p>PR024</text:p>
          </table:table-cell>
          <table:table-cell office:value-type="string" office:string-value="Ladrillo Hueco">
            <text:p>Ladrillo Hueco</text:p>
          </table:table-cell>
          <table:table-cell office:value-type="float" office:value="761">
            <text:p>761</text:p>
          </table:table-cell>
          <table:table-cell office:value-type="float" office:value="273.08">
            <text:p>273.08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025">
            <text:p>PR025</text:p>
          </table:table-cell>
          <table:table-cell office:value-type="string" office:string-value="Arena Hueco">
            <text:p>Arena Hueco</text:p>
          </table:table-cell>
          <table:table-cell office:value-type="float" office:value="850">
            <text:p>850</text:p>
          </table:table-cell>
          <table:table-cell office:value-type="float" office:value="4.54">
            <text:p>4.5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026">
            <text:p>PR026</text:p>
          </table:table-cell>
          <table:table-cell office:value-type="string" office:string-value="Junta 1/2&quot;">
            <text:p>Junta 1/2"</text:p>
          </table:table-cell>
          <table:table-cell office:value-type="string" office:string-value="N/A">
            <text:p>N/A</text:p>
          </table:table-cell>
          <table:table-cell office:value-type="float" office:value="834.76">
            <text:p>834.76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027">
            <text:p>PR027</text:p>
          </table:table-cell>
          <table:table-cell office:value-type="string" office:string-value="Tornillo M8">
            <text:p>Tornillo M8</text:p>
          </table:table-cell>
          <table:table-cell office:value-type="float" office:value="363">
            <text:p>363</text:p>
          </table:table-cell>
          <table:table-cell office:value-type="float" office:value="884.25">
            <text:p>884.2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028">
            <text:p>PR028</text:p>
          </table:table-cell>
          <table:table-cell office:value-type="string" office:string-value="scene">
            <text:p>scene</text:p>
          </table:table-cell>
          <table:table-cell office:value-type="float" office:value="341">
            <text:p>341</text:p>
          </table:table-cell>
          <table:table-cell office:value-type="float" office:value="412.3">
            <text:p>412.3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029">
            <text:p>PR029</text:p>
          </table:table-cell>
          <table:table-cell office:value-type="string" office:string-value="parent">
            <text:p>parent</text:p>
          </table:table-cell>
          <table:table-cell office:value-type="float" office:value="205">
            <text:p>205</text:p>
          </table:table-cell>
          <table:table-cell office:value-type="float" office:value="460.84">
            <text:p>460.8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Rastrillo Grande">
            <text:p>Rastrillo Grande</text:p>
          </table:table-cell>
          <table:table-cell office:value-type="float" office:value="522">
            <text:p>522</text:p>
          </table:table-cell>
          <table:table-cell office:value-type="float" office:value="981.17">
            <text:p>981.17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031">
            <text:p>PR031</text:p>
          </table:table-cell>
          <table:table-cell office:value-type="string" office:string-value="Arena">
            <text:p>Arena</text:p>
          </table:table-cell>
          <table:table-cell office:value-type="float" office:value="354">
            <text:p>354</text:p>
          </table:table-cell>
          <table:table-cell office:value-type="float" office:value="314.36">
            <text:p>314.36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032">
            <text:p>PR032</text:p>
          </table:table-cell>
          <table:table-cell office:value-type="string" office:string-value="Rastrillo">
            <text:p>Rastrillo</text:p>
          </table:table-cell>
          <table:table-cell office:value-type="float" office:value="552">
            <text:p>552</text:p>
          </table:table-cell>
          <table:table-cell office:value-type="float" office:value="940.32">
            <text:p>940.3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033">
            <text:p>PR033</text:p>
          </table:table-cell>
          <table:table-cell office:value-type="string" office:string-value="Condensador UTP">
            <text:p>Condensador UTP</text:p>
          </table:table-cell>
          <table:table-cell office:value-type="float" office:value="308">
            <text:p>308</text:p>
          </table:table-cell>
          <table:table-cell office:value-type="float" office:value="667.23">
            <text:p>667.2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034">
            <text:p>PR034</text:p>
          </table:table-cell>
          <table:table-cell office:value-type="string" office:string-value="Sifón Flexible">
            <text:p>Sifón Flexible</text:p>
          </table:table-cell>
          <table:table-cell office:value-type="float" office:value="416">
            <text:p>416</text:p>
          </table:table-cell>
          <table:table-cell office:value-type="float" office:value="1.41">
            <text:p>1.41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035">
            <text:p>PR035</text:p>
          </table:table-cell>
          <table:table-cell office:value-type="string" office:string-value="Llave Profesional">
            <text:p>Llave Profesional</text:p>
          </table:table-cell>
          <table:table-cell office:value-type="float" office:value="291">
            <text:p>291</text:p>
          </table:table-cell>
          <table:table-cell office:value-type="float" office:value="633.31">
            <text:p>633.3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036">
            <text:p>PR036</text:p>
          </table:table-cell>
          <table:table-cell office:value-type="string" office:string-value="Regadera Plástico">
            <text:p>Regadera Plástico</text:p>
          </table:table-cell>
          <table:table-cell office:value-type="float" office:value="487">
            <text:p>487</text:p>
          </table:table-cell>
          <table:table-cell office:value-type="float" office:value="768.72">
            <text:p>768.7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037">
            <text:p>PR037</text:p>
          </table:table-cell>
          <table:table-cell office:value-type="string" office:string-value="Caja Aislante">
            <text:p>Caja Aislante</text:p>
          </table:table-cell>
          <table:table-cell office:value-type="float" office:value="225">
            <text:p>225</text:p>
          </table:table-cell>
          <table:table-cell office:value-type="float" office:value="958.01">
            <text:p>958.01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038">
            <text:p>PR038</text:p>
          </table:table-cell>
          <table:table-cell office:value-type="string" office:string-value="LED 220V">
            <text:p>LED 220V</text:p>
          </table:table-cell>
          <table:table-cell office:value-type="float" office:value="774">
            <text:p>774</text:p>
          </table:table-cell>
          <table:table-cell office:value-type="float" office:value="613.04">
            <text:p>613.0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039">
            <text:p>PR039</text:p>
          </table:table-cell>
          <table:table-cell office:value-type="string" office:string-value="Lija Espuma">
            <text:p>Lija Espuma</text:p>
          </table:table-cell>
          <table:table-cell office:value-type="float" office:value="534">
            <text:p>534</text:p>
          </table:table-cell>
          <table:table-cell office:value-type="float" office:value="240.01">
            <text:p>240.01</text:p>
          </table:table-cell>
          <table:table-cell office:value-type="string" office:string-value="Pintura">
            <text:p>Pintura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040">
            <text:p>PR040</text:p>
          </table:table-cell>
          <table:table-cell office:value-type="string" office:string-value="Teja">
            <text:p>Teja</text:p>
          </table:table-cell>
          <table:table-cell office:value-type="float" office:value="393">
            <text:p>393</text:p>
          </table:table-cell>
          <table:table-cell office:value-type="float" office:value="706.71">
            <text:p>706.71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041">
            <text:p>PR041</text:p>
          </table:table-cell>
          <table:table-cell office:value-type="string" office:string-value="Brocha Metal">
            <text:p>Brocha Metal</text:p>
          </table:table-cell>
          <table:table-cell office:value-type="float" office:value="21">
            <text:p>21</text:p>
          </table:table-cell>
          <table:table-cell office:value-type="float" office:value="765.83">
            <text:p>765.83</text:p>
          </table:table-cell>
          <table:table-cell office:value-type="string" office:string-value="Pintura">
            <text:p>Pintura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042">
            <text:p>PR042</text:p>
          </table:table-cell>
          <table:table-cell office:value-type="string" office:string-value="Viga Termoaislante">
            <text:p>Viga Termoaislante</text:p>
          </table:table-cell>
          <table:table-cell office:value-type="float" office:value="500">
            <text:p>500</text:p>
          </table:table-cell>
          <table:table-cell office:value-type="float" office:value="436.4">
            <text:p>436.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043">
            <text:p>PR043</text:p>
          </table:table-cell>
          <table:table-cell office:value-type="string" office:string-value="Cinta Amarillo">
            <text:p>Cinta Amarillo</text:p>
          </table:table-cell>
          <table:table-cell office:value-type="string" office:string-value="">
            <text:p/>
          </table:table-cell>
          <table:table-cell office:value-type="float" office:value="663.34">
            <text:p>663.3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044">
            <text:p>PR044</text:p>
          </table:table-cell>
          <table:table-cell office:value-type="string" office:string-value="Bandeja Espuma">
            <text:p>Bandeja Espuma</text:p>
          </table:table-cell>
          <table:table-cell office:value-type="float" office:value="901">
            <text:p>901</text:p>
          </table:table-cell>
          <table:table-cell office:value-type="float" office:value="752.26">
            <text:p>752.26</text:p>
          </table:table-cell>
          <table:table-cell office:value-type="string" office:string-value="Pintura">
            <text:p>Pintura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45">
            <text:p>PR45</text:p>
          </table:table-cell>
          <table:table-cell office:value-type="string" office:string-value="Rodillo 5cm">
            <text:p>Rodillo 5cm</text:p>
          </table:table-cell>
          <table:table-cell office:value-type="float" office:value="668">
            <text:p>668</text:p>
          </table:table-cell>
          <table:table-cell office:value-type="string" office:string-value="gratis">
            <text:p>gratis</text:p>
          </table:table-cell>
          <table:table-cell office:value-type="string" office:string-value="Pintura">
            <text:p>Pintura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046">
            <text:p>PR046</text:p>
          </table:table-cell>
          <table:table-cell office:value-type="string" office:string-value="Manguera Grande">
            <text:p>Manguera Grande</text:p>
          </table:table-cell>
          <table:table-cell office:value-type="float" office:value="172">
            <text:p>172</text:p>
          </table:table-cell>
          <table:table-cell office:value-type="float" office:value="963.77">
            <text:p>963.77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047">
            <text:p>PR047</text:p>
          </table:table-cell>
          <table:table-cell office:value-type="string" office:string-value="Ladrillo Reforzado">
            <text:p>Ladrillo Reforzado</text:p>
          </table:table-cell>
          <table:table-cell office:value-type="float" office:value="733">
            <text:p>733</text:p>
          </table:table-cell>
          <table:table-cell office:value-type="float" office:value="592.51">
            <text:p>592.51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048">
            <text:p>PR048</text:p>
          </table:table-cell>
          <table:table-cell office:value-type="string" office:string-value="Teja Termoaislante">
            <text:p>Teja Termoaislante</text:p>
          </table:table-cell>
          <table:table-cell office:value-type="float" office:value="356">
            <text:p>356</text:p>
          </table:table-cell>
          <table:table-cell office:value-type="float" office:value="661.86">
            <text:p>661.86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049">
            <text:p>PR049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446">
            <text:p>446</text:p>
          </table:table-cell>
          <table:table-cell office:value-type="float" office:value="522.23">
            <text:p>522.23</text:p>
          </table:table-cell>
          <table:table-cell office:value-type="string" office:string-value="next">
            <text:p>next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050">
            <text:p>PR050</text:p>
          </table:table-cell>
          <table:table-cell office:value-type="string" office:string-value="Espátula 5cm">
            <text:p>Espátula 5cm</text:p>
          </table:table-cell>
          <table:table-cell office:value-type="float" office:value="462">
            <text:p>462</text:p>
          </table:table-cell>
          <table:table-cell office:value-type="float" office:value="465.24">
            <text:p>465.24</text:p>
          </table:table-cell>
          <table:table-cell office:value-type="string" office:string-value="Pintura">
            <text:p>Pintur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051">
            <text:p>PR051</text:p>
          </table:table-cell>
          <table:table-cell office:value-type="string" office:string-value="Brocha Espuma">
            <text:p>Brocha Espuma</text:p>
          </table:table-cell>
          <table:table-cell office:value-type="float" office:value="902">
            <text:p>902</text:p>
          </table:table-cell>
          <table:table-cell office:value-type="float" office:value="880.23">
            <text:p>880.23</text:p>
          </table:table-cell>
          <table:table-cell office:value-type="string" office:string-value="Pintura">
            <text:p>Pintura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052">
            <text:p>PR052</text:p>
          </table:table-cell>
          <table:table-cell office:value-type="string" office:string-value="LED 10A">
            <text:p>LED 10A</text:p>
          </table:table-cell>
          <table:table-cell office:value-type="float" office:value="503">
            <text:p>503</text:p>
          </table:table-cell>
          <table:table-cell office:value-type="float" office:value="18.23">
            <text:p>18.2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053">
            <text:p>PR053</text:p>
          </table:table-cell>
          <table:table-cell office:value-type="string" office:string-value="Arena Reforzado">
            <text:p>Arena Reforzado</text:p>
          </table:table-cell>
          <table:table-cell office:value-type="float" office:value="564">
            <text:p>564</text:p>
          </table:table-cell>
          <table:table-cell office:value-type="float" office:value="703.15">
            <text:p>703.1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054">
            <text:p>PR054</text:p>
          </table:table-cell>
          <table:table-cell office:value-type="string" office:string-value="Tijeras Metal">
            <text:p>Tijeras Metal</text:p>
          </table:table-cell>
          <table:table-cell office:value-type="float" office:value="496">
            <text:p>496</text:p>
          </table:table-cell>
          <table:table-cell office:value-type="float" office:value="590.0">
            <text:p>590.0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055">
            <text:p>PR055</text:p>
          </table:table-cell>
          <table:table-cell office:value-type="string" office:string-value="Condensador UTP">
            <text:p>Condensador UTP</text:p>
          </table:table-cell>
          <table:table-cell office:value-type="float" office:value="130">
            <text:p>130</text:p>
          </table:table-cell>
          <table:table-cell office:value-type="float" office:value="974.32">
            <text:p>974.3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056">
            <text:p>PR056</text:p>
          </table:table-cell>
          <table:table-cell office:value-type="string" office:string-value="Rodillo Plástico">
            <text:p>Rodillo Plástico</text:p>
          </table:table-cell>
          <table:table-cell office:value-type="float" office:value="989">
            <text:p>989</text:p>
          </table:table-cell>
          <table:table-cell office:value-type="float" office:value="1470.53">
            <text:p>1470.53</text:p>
          </table:table-cell>
          <table:table-cell office:value-type="string" office:string-value="Pintura">
            <text:p>Pintura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057">
            <text:p>PR057</text:p>
          </table:table-cell>
          <table:table-cell office:value-type="string" office:string-value="Cable 5m">
            <text:p>Cable 5m</text:p>
          </table:table-cell>
          <table:table-cell office:value-type="string" office:string-value="N/A">
            <text:p>N/A</text:p>
          </table:table-cell>
          <table:table-cell office:value-type="float" office:value="764.68">
            <text:p>764.6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058">
            <text:p>PR058</text:p>
          </table:table-cell>
          <table:table-cell office:value-type="string" office:string-value="Cinta Azul">
            <text:p>Cinta Azul</text:p>
          </table:table-cell>
          <table:table-cell office:value-type="float" office:value="636">
            <text:p>636</text:p>
          </table:table-cell>
          <table:table-cell office:value-type="float" office:value="-0.5">
            <text:p>-0.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5">
            <text:p>Estante B5</text:p>
          </table:table-cell>
        </table:table-row>
        <table:table-row>
          <table:table-cell office:value-type="string" office:string-value="PR059">
            <text:p>PR059</text:p>
          </table:table-cell>
          <table:table-cell office:value-type="string" office:string-value="Cemento Macizo">
            <text:p>Cemento Macizo</text:p>
          </table:table-cell>
          <table:table-cell office:value-type="string" office:string-value="">
            <text:p/>
          </table:table-cell>
          <table:table-cell office:value-type="float" office:value="470.44">
            <text:p>470.4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Bandeja Cerda">
            <text:p>Bandeja Cerda</text:p>
          </table:table-cell>
          <table:table-cell office:value-type="float" office:value="558">
            <text:p>558</text:p>
          </table:table-cell>
          <table:table-cell office:value-type="float" office:value="149.84">
            <text:p>149.84</text:p>
          </table:table-cell>
          <table:table-cell office:value-type="string" office:string-value="Pintura">
            <text:p>Pintur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061">
            <text:p>PR061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66">
            <text:p>966</text:p>
          </table:table-cell>
          <table:table-cell office:value-type="float" office:value="540.44">
            <text:p>540.44</text:p>
          </table:table-cell>
          <table:table-cell office:value-type="string" office:string-value="Varios">
            <text:p>Varios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062">
            <text:p>PR062</text:p>
          </table:table-cell>
          <table:table-cell office:value-type="string" office:string-value="Producto">
            <text:p>Producto</text:p>
          </table:table-cell>
          <table:table-cell office:value-type="float" office:value="691">
            <text:p>691</text:p>
          </table:table-cell>
          <table:table-cell office:value-type="float" office:value="575.62">
            <text:p>575.62</text:p>
          </table:table-cell>
          <table:table-cell office:value-type="string" office:string-value="only">
            <text:p>only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063">
            <text:p>PR063</text:p>
          </table:table-cell>
          <table:table-cell office:value-type="string" office:string-value="Cemento 25kg">
            <text:p>Cemento 25kg</text:p>
          </table:table-cell>
          <table:table-cell office:value-type="float" office:value="600">
            <text:p>600</text:p>
          </table:table-cell>
          <table:table-cell office:value-type="float" office:value="814.43">
            <text:p>814.4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064">
            <text:p>PR064</text:p>
          </table:table-cell>
          <table:table-cell office:value-type="string" office:string-value="Martillo 300g">
            <text:p>Martillo 300g</text:p>
          </table:table-cell>
          <table:table-cell office:value-type="float" office:value="968">
            <text:p>968</text:p>
          </table:table-cell>
          <table:table-cell office:value-type="float" office:value="760.74">
            <text:p>760.74</text:p>
          </table:table-cell>
          <table:table-cell office:value-type="string" office:string-value="Herramientas">
            <text:p>Herramienta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065">
            <text:p>PR065</text:p>
          </table:table-cell>
          <table:table-cell office:value-type="string" office:string-value="Llave Acero">
            <text:p>Llave Acero</text:p>
          </table:table-cell>
          <table:table-cell office:value-type="float" office:value="556">
            <text:p>556</text:p>
          </table:table-cell>
          <table:table-cell office:value-type="float" office:value="55.15">
            <text:p>55.15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066">
            <text:p>PR066</text:p>
          </table:table-cell>
          <table:table-cell office:value-type="string" office:string-value="Brocha Espuma">
            <text:p>Brocha Espuma</text:p>
          </table:table-cell>
          <table:table-cell office:value-type="float" office:value="716">
            <text:p>716</text:p>
          </table:table-cell>
          <table:table-cell office:value-type="float" office:value="29.84">
            <text:p>29.84</text:p>
          </table:table-cell>
          <table:table-cell office:value-type="string" office:string-value="Pintura">
            <text:p>Pintura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067">
            <text:p>PR067</text:p>
          </table:table-cell>
          <table:table-cell office:value-type="string" office:string-value="Tubo 1/2&quot;">
            <text:p>Tubo 1/2"</text:p>
          </table:table-cell>
          <table:table-cell office:value-type="float" office:value="121">
            <text:p>121</text:p>
          </table:table-cell>
          <table:table-cell office:value-type="float" office:value="154.82">
            <text:p>154.82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068">
            <text:p>PR068</text:p>
          </table:table-cell>
          <table:table-cell office:value-type="string" office:string-value="Viga Termoaislante">
            <text:p>Viga Termoaislante</text:p>
          </table:table-cell>
          <table:table-cell office:value-type="float" office:value="196">
            <text:p>196</text:p>
          </table:table-cell>
          <table:table-cell office:value-type="float" office:value="508.73">
            <text:p>508.7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069">
            <text:p>PR069</text:p>
          </table:table-cell>
          <table:table-cell office:value-type="string" office:string-value="rich">
            <text:p>rich</text:p>
          </table:table-cell>
          <table:table-cell office:value-type="float" office:value="858">
            <text:p>858</text:p>
          </table:table-cell>
          <table:table-cell office:value-type="float" office:value="998.9">
            <text:p>998.9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070">
            <text:p>PR070</text:p>
          </table:table-cell>
          <table:table-cell office:value-type="string" office:string-value="Espátula Espuma">
            <text:p>Espátula Espuma</text:p>
          </table:table-cell>
          <table:table-cell office:value-type="float" office:value="715">
            <text:p>715</text:p>
          </table:table-cell>
          <table:table-cell office:value-type="float" office:value="383.59">
            <text:p>383.59</text:p>
          </table:table-cell>
          <table:table-cell office:value-type="string" office:string-value="Pintura">
            <text:p>Pintura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071">
            <text:p>PR071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38">
            <text:p>38</text:p>
          </table:table-cell>
          <table:table-cell office:value-type="float" office:value="965.39">
            <text:p>965.39</text:p>
          </table:table-cell>
          <table:table-cell office:value-type="string" office:string-value="relate">
            <text:p>relate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072XX">
            <text:p>PR072XX</text:p>
          </table:table-cell>
          <table:table-cell office:value-type="string" office:string-value="Rodillo Cerda">
            <text:p>Rodillo Cerda</text:p>
          </table:table-cell>
          <table:table-cell office:value-type="string" office:string-value="muchos">
            <text:p>muchos</text:p>
          </table:table-cell>
          <table:table-cell office:value-type="float" office:value="693.01">
            <text:p>693.01</text:p>
          </table:table-cell>
          <table:table-cell office:value-type="string" office:string-value="Pintura">
            <text:p>Pintura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073">
            <text:p>PR073</text:p>
          </table:table-cell>
          <table:table-cell office:value-type="string" office:string-value="my">
            <text:p>my</text:p>
          </table:table-cell>
          <table:table-cell office:value-type="string" office:string-value="muchos">
            <text:p>muchos</text:p>
          </table:table-cell>
          <table:table-cell office:value-type="float" office:value="747.02">
            <text:p>747.02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074">
            <text:p>PR074</text:p>
          </table:table-cell>
          <table:table-cell office:value-type="string" office:string-value="article">
            <text:p>article</text:p>
          </table:table-cell>
          <table:table-cell office:value-type="float" office:value="301">
            <text:p>301</text:p>
          </table:table-cell>
          <table:table-cell office:value-type="float" office:value="431.26">
            <text:p>431.2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075">
            <text:p>PR075</text:p>
          </table:table-cell>
          <table:table-cell office:value-type="string" office:string-value="Tubo 3/4&quot;">
            <text:p>Tubo 3/4"</text:p>
          </table:table-cell>
          <table:table-cell office:value-type="float" office:value="598">
            <text:p>598</text:p>
          </table:table-cell>
          <table:table-cell office:value-type="float" office:value="461.69">
            <text:p>461.69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076">
            <text:p>PR076</text:p>
          </table:table-cell>
          <table:table-cell office:value-type="string" office:string-value="Espátula Espuma">
            <text:p>Espátula Espuma</text:p>
          </table:table-cell>
          <table:table-cell office:value-type="float" office:value="307">
            <text:p>307</text:p>
          </table:table-cell>
          <table:table-cell office:value-type="float" office:value="424.88">
            <text:p>424.88</text:p>
          </table:table-cell>
          <table:table-cell office:value-type="string" office:string-value="Pintura">
            <text:p>Pintura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077">
            <text:p>PR077</text:p>
          </table:table-cell>
          <table:table-cell office:value-type="string" office:string-value="Fusible Amarillo">
            <text:p>Fusible Amarillo</text:p>
          </table:table-cell>
          <table:table-cell office:value-type="float" office:value="717">
            <text:p>717</text:p>
          </table:table-cell>
          <table:table-cell office:value-type="float" office:value="977.97">
            <text:p>977.97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078">
            <text:p>PR078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361">
            <text:p>361</text:p>
          </table:table-cell>
          <table:table-cell office:value-type="float" office:value="190.94">
            <text:p>190.94</text:p>
          </table:table-cell>
          <table:table-cell office:value-type="string" office:string-value="">
            <text:p/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079">
            <text:p>PR079</text:p>
          </table:table-cell>
          <table:table-cell office:value-type="string" office:string-value="Tubo Flexible">
            <text:p>Tubo Flexible</text:p>
          </table:table-cell>
          <table:table-cell office:value-type="float" office:value="135">
            <text:p>135</text:p>
          </table:table-cell>
          <table:table-cell office:value-type="float" office:value="1147.56">
            <text:p>1147.56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080">
            <text:p>PR080</text:p>
          </table:table-cell>
          <table:table-cell office:value-type="string" office:string-value="Alicate 300g">
            <text:p>Alicate 300g</text:p>
          </table:table-cell>
          <table:table-cell office:value-type="float" office:value="303">
            <text:p>303</text:p>
          </table:table-cell>
          <table:table-cell office:value-type="float" office:value="339.38">
            <text:p>339.3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081">
            <text:p>PR081</text:p>
          </table:table-cell>
          <table:table-cell office:value-type="string" office:string-value="Rastrillo Grande">
            <text:p>Rastrillo Grande</text:p>
          </table:table-cell>
          <table:table-cell office:value-type="string" office:string-value="">
            <text:p/>
          </table:table-cell>
          <table:table-cell office:value-type="float" office:value="1268.29">
            <text:p>1268.29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082">
            <text:p>PR082</text:p>
          </table:table-cell>
          <table:table-cell office:value-type="string" office:string-value="Portalámparas Aislante">
            <text:p>Portalámparas Aislante</text:p>
          </table:table-cell>
          <table:table-cell office:value-type="float" office:value="966">
            <text:p>966</text:p>
          </table:table-cell>
          <table:table-cell office:value-type="float" office:value="915.34">
            <text:p>915.3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083">
            <text:p>PR083</text:p>
          </table:table-cell>
          <table:table-cell office:value-type="string" office:string-value="Bandeja 5cm">
            <text:p>Bandeja 5cm</text:p>
          </table:table-cell>
          <table:table-cell office:value-type="float" office:value="312">
            <text:p>312</text:p>
          </table:table-cell>
          <table:table-cell office:value-type="float" office:value="117.0">
            <text:p>117.0</text:p>
          </table:table-cell>
          <table:table-cell office:value-type="string" office:string-value="Pintura">
            <text:p>Pintura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084">
            <text:p>PR084</text:p>
          </table:table-cell>
          <table:table-cell office:value-type="string" office:string-value="Espátula Cerda">
            <text:p>Espátula Cerda</text:p>
          </table:table-cell>
          <table:table-cell office:value-type="float" office:value="671">
            <text:p>671</text:p>
          </table:table-cell>
          <table:table-cell office:value-type="float" office:value="1244.68">
            <text:p>1244.68</text:p>
          </table:table-cell>
          <table:table-cell office:value-type="string" office:string-value="Pintura">
            <text:p>Pintur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085">
            <text:p>PR085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377">
            <text:p>377</text:p>
          </table:table-cell>
          <table:table-cell office:value-type="float" office:value="977.86">
            <text:p>977.86</text:p>
          </table:table-cell>
          <table:table-cell office:value-type="string" office:string-value="Otro">
            <text:p>Otro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086">
            <text:p>PR086</text:p>
          </table:table-cell>
          <table:table-cell office:value-type="string" office:string-value="LED">
            <text:p>LED</text:p>
          </table:table-cell>
          <table:table-cell office:value-type="float" office:value="655">
            <text:p>655</text:p>
          </table:table-cell>
          <table:table-cell office:value-type="float" office:value="22.34">
            <text:p>22.3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87">
            <text:p>PR87</text:p>
          </table:table-cell>
          <table:table-cell office:value-type="string" office:string-value="Regadera Metal">
            <text:p>Regadera Metal</text:p>
          </table:table-cell>
          <table:table-cell office:value-type="float" office:value="152">
            <text:p>152</text:p>
          </table:table-cell>
          <table:table-cell office:value-type="float" office:value="596.39">
            <text:p>596.39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088">
            <text:p>PR088</text:p>
          </table:table-cell>
          <table:table-cell office:value-type="string" office:string-value="single">
            <text:p>single</text:p>
          </table:table-cell>
          <table:table-cell office:value-type="string" office:string-value="N/A">
            <text:p>N/A</text:p>
          </table:table-cell>
          <table:table-cell office:value-type="float" office:value="16.77">
            <text:p>16.77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089">
            <text:p>PR089</text:p>
          </table:table-cell>
          <table:table-cell office:value-type="string" office:string-value="LED 220V">
            <text:p>LED 220V</text:p>
          </table:table-cell>
          <table:table-cell office:value-type="float" office:value="516">
            <text:p>516</text:p>
          </table:table-cell>
          <table:table-cell office:value-type="float" office:value="615.49">
            <text:p>615.4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090">
            <text:p>PR090</text:p>
          </table:table-cell>
          <table:table-cell office:value-type="string" office:string-value="Rodillo">
            <text:p>Rodillo</text:p>
          </table:table-cell>
          <table:table-cell office:value-type="float" office:value="412">
            <text:p>412</text:p>
          </table:table-cell>
          <table:table-cell office:value-type="float" office:value="108.85">
            <text:p>108.85</text:p>
          </table:table-cell>
          <table:table-cell office:value-type="string" office:string-value="Pintura">
            <text:p>Pintura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091">
            <text:p>PR091</text:p>
          </table:table-cell>
          <table:table-cell office:value-type="string" office:string-value="Producto">
            <text:p>Producto</text:p>
          </table:table-cell>
          <table:table-cell office:value-type="float" office:value="649">
            <text:p>649</text:p>
          </table:table-cell>
          <table:table-cell office:value-type="float" office:value="712.44">
            <text:p>712.44</text:p>
          </table:table-cell>
          <table:table-cell office:value-type="string" office:string-value="">
            <text:p/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092">
            <text:p>PR092</text:p>
          </table:table-cell>
          <table:table-cell office:value-type="string" office:string-value="Lija">
            <text:p>Lija</text:p>
          </table:table-cell>
          <table:table-cell office:value-type="float" office:value="874">
            <text:p>874</text:p>
          </table:table-cell>
          <table:table-cell office:value-type="float" office:value="877.83">
            <text:p>877.83</text:p>
          </table:table-cell>
          <table:table-cell office:value-type="string" office:string-value="Pintura">
            <text:p>Pintura</text:p>
          </table:table-cell>
          <table:table-cell office:value-type="string" office:string-value="Estante B5">
            <text:p>Estante B5</text:p>
          </table:table-cell>
        </table:table-row>
        <table:table-row>
          <table:table-cell office:value-type="string" office:string-value="PR093">
            <text:p>PR093</text:p>
          </table:table-cell>
          <table:table-cell office:value-type="string" office:string-value="Rastrillo Grande">
            <text:p>Rastrillo Grande</text:p>
          </table:table-cell>
          <table:table-cell office:value-type="float" office:value="682">
            <text:p>682</text:p>
          </table:table-cell>
          <table:table-cell office:value-type="float" office:value="953.64">
            <text:p>953.64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Producto Standard">
            <text:p>Producto Standard</text:p>
          </table:table-cell>
          <table:table-cell office:value-type="float" office:value="421">
            <text:p>421</text:p>
          </table:table-cell>
          <table:table-cell office:value-type="float" office:value="665.68">
            <text:p>665.68</text:p>
          </table:table-cell>
          <table:table-cell office:value-type="string" office:string-value="">
            <text:p/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095">
            <text:p>PR095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230">
            <text:p>230</text:p>
          </table:table-cell>
          <table:table-cell office:value-type="float" office:value="350.76">
            <text:p>350.76</text:p>
          </table:table-cell>
          <table:table-cell office:value-type="string" office:string-value="Otro">
            <text:p>Otro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096">
            <text:p>PR096</text:p>
          </table:table-cell>
          <table:table-cell office:value-type="string" office:string-value="Tijeras Profesional">
            <text:p>Tijeras Profesional</text:p>
          </table:table-cell>
          <table:table-cell office:value-type="float" office:value="571">
            <text:p>571</text:p>
          </table:table-cell>
          <table:table-cell office:value-type="string" office:string-value="">
            <text:p/>
          </table:table-cell>
          <table:table-cell office:value-type="string" office:string-value="Jardinería">
            <text:p>Jardinerí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097">
            <text:p>PR097</text:p>
          </table:table-cell>
          <table:table-cell office:value-type="string" office:string-value="Arena">
            <text:p>Arena</text:p>
          </table:table-cell>
          <table:table-cell office:value-type="float" office:value="580">
            <text:p>580</text:p>
          </table:table-cell>
          <table:table-cell office:value-type="float" office:value="70.52">
            <text:p>70.52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098">
            <text:p>PR098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582">
            <text:p>582</text:p>
          </table:table-cell>
          <table:table-cell office:value-type="float" office:value="883.46">
            <text:p>883.46</text:p>
          </table:table-cell>
          <table:table-cell office:value-type="string" office:string-value="Varios">
            <text:p>Varios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099">
            <text:p>PR099</text:p>
          </table:table-cell>
          <table:table-cell office:value-type="string" office:string-value="LED 5m">
            <text:p>LED 5m</text:p>
          </table:table-cell>
          <table:table-cell office:value-type="float" office:value="525">
            <text:p>525</text:p>
          </table:table-cell>
          <table:table-cell office:value-type="float" office:value="430.48">
            <text:p>430.4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100XX">
            <text:p>PR100XX</text:p>
          </table:table-cell>
          <table:table-cell office:value-type="string" office:string-value="Teja">
            <text:p>Teja</text:p>
          </table:table-cell>
          <table:table-cell office:value-type="float" office:value="969">
            <text:p>969</text:p>
          </table:table-cell>
          <table:table-cell office:value-type="float" office:value="138.1">
            <text:p>138.1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101">
            <text:p>PR101</text:p>
          </table:table-cell>
          <table:table-cell office:value-type="string" office:string-value="Brocha Cerda">
            <text:p>Brocha Cerda</text:p>
          </table:table-cell>
          <table:table-cell office:value-type="float" office:value="854">
            <text:p>854</text:p>
          </table:table-cell>
          <table:table-cell office:value-type="float" office:value="354.81">
            <text:p>354.81</text:p>
          </table:table-cell>
          <table:table-cell office:value-type="string" office:string-value="Pintura">
            <text:p>Pintura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102">
            <text:p>PR102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428">
            <text:p>428</text:p>
          </table:table-cell>
          <table:table-cell office:value-type="float" office:value="405.63">
            <text:p>405.63</text:p>
          </table:table-cell>
          <table:table-cell office:value-type="string" office:string-value="">
            <text:p/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103">
            <text:p>PR103</text:p>
          </table:table-cell>
          <table:table-cell office:value-type="string" office:string-value="Bandeja">
            <text:p>Bandeja</text:p>
          </table:table-cell>
          <table:table-cell office:value-type="float" office:value="250">
            <text:p>250</text:p>
          </table:table-cell>
          <table:table-cell office:value-type="float" office:value="401.05">
            <text:p>401.05</text:p>
          </table:table-cell>
          <table:table-cell office:value-type="string" office:string-value="Pintura">
            <text:p>Pintur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104">
            <text:p>PR104</text:p>
          </table:table-cell>
          <table:table-cell office:value-type="string" office:string-value="Regadera">
            <text:p>Regadera</text:p>
          </table:table-cell>
          <table:table-cell office:value-type="float" office:value="544">
            <text:p>544</text:p>
          </table:table-cell>
          <table:table-cell office:value-type="float" office:value="906.02">
            <text:p>906.0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105">
            <text:p>PR105</text:p>
          </table:table-cell>
          <table:table-cell office:value-type="string" office:string-value="Válvula 3/4&quot;">
            <text:p>Válvula 3/4"</text:p>
          </table:table-cell>
          <table:table-cell office:value-type="float" office:value="672">
            <text:p>672</text:p>
          </table:table-cell>
          <table:table-cell office:value-type="float" office:value="1475.65">
            <text:p>1475.6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106">
            <text:p>PR106</text:p>
          </table:table-cell>
          <table:table-cell office:value-type="string" office:string-value="Espátula Espuma">
            <text:p>Espátula Espuma</text:p>
          </table:table-cell>
          <table:table-cell office:value-type="float" office:value="643">
            <text:p>643</text:p>
          </table:table-cell>
          <table:table-cell office:value-type="float" office:value="440.32">
            <text:p>440.32</text:p>
          </table:table-cell>
          <table:table-cell office:value-type="string" office:string-value="Pintura">
            <text:p>Pintura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107">
            <text:p>PR107</text:p>
          </table:table-cell>
          <table:table-cell office:value-type="string" office:string-value="Arena Reforzado">
            <text:p>Arena Reforzado</text:p>
          </table:table-cell>
          <table:table-cell office:value-type="string" office:string-value="muchos">
            <text:p>muchos</text:p>
          </table:table-cell>
          <table:table-cell office:value-type="float" office:value="77.65">
            <text:p>77.6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108">
            <text:p>PR108</text:p>
          </table:table-cell>
          <table:table-cell office:value-type="string" office:string-value="Conector Aislante">
            <text:p>Conector Aislante</text:p>
          </table:table-cell>
          <table:table-cell office:value-type="float" office:value="830">
            <text:p>830</text:p>
          </table:table-cell>
          <table:table-cell office:value-type="float" office:value="189.05">
            <text:p>189.0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109">
            <text:p>PR109</text:p>
          </table:table-cell>
          <table:table-cell office:value-type="string" office:string-value="Arandela M8">
            <text:p>Arandela M8</text:p>
          </table:table-cell>
          <table:table-cell office:value-type="string" office:string-value="">
            <text:p/>
          </table:table-cell>
          <table:table-cell office:value-type="float" office:value="524.54">
            <text:p>524.54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110">
            <text:p>PR110</text:p>
          </table:table-cell>
          <table:table-cell office:value-type="string" office:string-value="Arena 25kg">
            <text:p>Arena 25kg</text:p>
          </table:table-cell>
          <table:table-cell office:value-type="float" office:value="-1">
            <text:p>-1</text:p>
          </table:table-cell>
          <table:table-cell office:value-type="float" office:value="387.18">
            <text:p>387.18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111">
            <text:p>PR111</text:p>
          </table:table-cell>
          <table:table-cell office:value-type="string" office:string-value="Junta PVC">
            <text:p>Junta PVC</text:p>
          </table:table-cell>
          <table:table-cell office:value-type="float" office:value="716">
            <text:p>716</text:p>
          </table:table-cell>
          <table:table-cell office:value-type="float" office:value="129.82">
            <text:p>129.82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112">
            <text:p>PR112</text:p>
          </table:table-cell>
          <table:table-cell office:value-type="string" office:string-value="Portalámparas Amarillo">
            <text:p>Portalámparas Amarillo</text:p>
          </table:table-cell>
          <table:table-cell office:value-type="string" office:string-value="">
            <text:p/>
          </table:table-cell>
          <table:table-cell office:value-type="float" office:value="19.21">
            <text:p>19.21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5">
            <text:p>Estante B5</text:p>
          </table:table-cell>
        </table:table-row>
        <table:table-row>
          <table:table-cell office:value-type="string" office:string-value="PR113">
            <text:p>PR113</text:p>
          </table:table-cell>
          <table:table-cell office:value-type="string" office:string-value="Brocha 5cm">
            <text:p>Brocha 5cm</text:p>
          </table:table-cell>
          <table:table-cell office:value-type="float" office:value="553">
            <text:p>553</text:p>
          </table:table-cell>
          <table:table-cell office:value-type="float" office:value="883.8">
            <text:p>883.8</text:p>
          </table:table-cell>
          <table:table-cell office:value-type="string" office:string-value="Pintura">
            <text:p>Pintur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114">
            <text:p>PR114</text:p>
          </table:table-cell>
          <table:table-cell office:value-type="string" office:string-value="Válvula Flexible">
            <text:p>Válvula Flexible</text:p>
          </table:table-cell>
          <table:table-cell office:value-type="float" office:value="170">
            <text:p>170</text:p>
          </table:table-cell>
          <table:table-cell office:value-type="float" office:value="44.65">
            <text:p>44.6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115">
            <text:p>PR115</text:p>
          </table:table-cell>
          <table:table-cell office:value-type="string" office:string-value="Lija Plástico">
            <text:p>Lija Plástico</text:p>
          </table:table-cell>
          <table:table-cell office:value-type="float" office:value="199">
            <text:p>199</text:p>
          </table:table-cell>
          <table:table-cell office:value-type="float" office:value="947.18">
            <text:p>947.18</text:p>
          </table:table-cell>
          <table:table-cell office:value-type="string" office:string-value="Pintura">
            <text:p>Pintura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116">
            <text:p>PR116</text:p>
          </table:table-cell>
          <table:table-cell office:value-type="string" office:string-value="Cinta Amarillo">
            <text:p>Cinta Amarillo</text:p>
          </table:table-cell>
          <table:table-cell office:value-type="float" office:value="257">
            <text:p>257</text:p>
          </table:table-cell>
          <table:table-cell office:value-type="string" office:string-value="">
            <text:p/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117">
            <text:p>PR117</text:p>
          </table:table-cell>
          <table:table-cell office:value-type="string" office:string-value="Resistor Coaxial">
            <text:p>Resistor Coaxial</text:p>
          </table:table-cell>
          <table:table-cell office:value-type="float" office:value="94">
            <text:p>94</text:p>
          </table:table-cell>
          <table:table-cell office:value-type="float" office:value="222.82">
            <text:p>222.8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118">
            <text:p>PR118</text:p>
          </table:table-cell>
          <table:table-cell office:value-type="string" office:string-value="Portalámparas Rojo">
            <text:p>Portalámparas Rojo</text:p>
          </table:table-cell>
          <table:table-cell office:value-type="float" office:value="327">
            <text:p>327</text:p>
          </table:table-cell>
          <table:table-cell office:value-type="float" office:value="839.34">
            <text:p>839.3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119">
            <text:p>PR119</text:p>
          </table:table-cell>
          <table:table-cell office:value-type="string" office:string-value="Clavo Allen">
            <text:p>Clavo Allen</text:p>
          </table:table-cell>
          <table:table-cell office:value-type="float" office:value="6">
            <text:p>6</text:p>
          </table:table-cell>
          <table:table-cell office:value-type="float" office:value="19.98">
            <text:p>19.98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120">
            <text:p>PR120</text:p>
          </table:table-cell>
          <table:table-cell office:value-type="string" office:string-value="Portalámparas 10m">
            <text:p>Portalámparas 10m</text:p>
          </table:table-cell>
          <table:table-cell office:value-type="float" office:value="813">
            <text:p>813</text:p>
          </table:table-cell>
          <table:table-cell office:value-type="float" office:value="63.74">
            <text:p>63.7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121">
            <text:p>PR121</text:p>
          </table:table-cell>
          <table:table-cell office:value-type="string" office:string-value="Perno Allen">
            <text:p>Perno Allen</text:p>
          </table:table-cell>
          <table:table-cell office:value-type="string" office:string-value="muchos">
            <text:p>muchos</text:p>
          </table:table-cell>
          <table:table-cell office:value-type="float" office:value="417.15">
            <text:p>417.1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122">
            <text:p>PR122</text:p>
          </table:table-cell>
          <table:table-cell office:value-type="string" office:string-value="Sierra Ergonómico">
            <text:p>Sierra Ergonómic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123">
            <text:p>PR123</text:p>
          </table:table-cell>
          <table:table-cell office:value-type="string" office:string-value="Cable 5m">
            <text:p>Cable 5m</text:p>
          </table:table-cell>
          <table:table-cell office:value-type="float" office:value="361">
            <text:p>361</text:p>
          </table:table-cell>
          <table:table-cell office:value-type="float" office:value="813.7">
            <text:p>813.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124">
            <text:p>PR124</text:p>
          </table:table-cell>
          <table:table-cell office:value-type="string" office:string-value="Brocha">
            <text:p>Brocha</text:p>
          </table:table-cell>
          <table:table-cell office:value-type="float" office:value="469">
            <text:p>469</text:p>
          </table:table-cell>
          <table:table-cell office:value-type="string" office:string-value="gratis">
            <text:p>gratis</text:p>
          </table:table-cell>
          <table:table-cell office:value-type="string" office:string-value="Pintura">
            <text:p>Pintura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125">
            <text:p>PR125</text:p>
          </table:table-cell>
          <table:table-cell office:value-type="string" office:string-value="difference">
            <text:p>difference</text:p>
          </table:table-cell>
          <table:table-cell office:value-type="float" office:value="293">
            <text:p>293</text:p>
          </table:table-cell>
          <table:table-cell office:value-type="float" office:value="781.06">
            <text:p>781.0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126">
            <text:p>PR126</text:p>
          </table:table-cell>
          <table:table-cell office:value-type="string" office:string-value="Llave 300g">
            <text:p>Llave 300g</text:p>
          </table:table-cell>
          <table:table-cell office:value-type="float" office:value="192">
            <text:p>192</text:p>
          </table:table-cell>
          <table:table-cell office:value-type="float" office:value="498.03">
            <text:p>498.03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127">
            <text:p>PR127</text:p>
          </table:table-cell>
          <table:table-cell office:value-type="string" office:string-value="Cable Coaxial">
            <text:p>Cable Coaxial</text:p>
          </table:table-cell>
          <table:table-cell office:value-type="float" office:value="329">
            <text:p>329</text:p>
          </table:table-cell>
          <table:table-cell office:value-type="float" office:value="328.59">
            <text:p>328.5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128">
            <text:p>PR128</text:p>
          </table:table-cell>
          <table:table-cell office:value-type="string" office:string-value="agent">
            <text:p>agent</text:p>
          </table:table-cell>
          <table:table-cell office:value-type="float" office:value="362">
            <text:p>362</text:p>
          </table:table-cell>
          <table:table-cell office:value-type="float" office:value="435.51">
            <text:p>435.51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129">
            <text:p>PR129</text:p>
          </table:table-cell>
          <table:table-cell office:value-type="string" office:string-value="LED Coaxial">
            <text:p>LED Coaxial</text:p>
          </table:table-cell>
          <table:table-cell office:value-type="float" office:value="147">
            <text:p>147</text:p>
          </table:table-cell>
          <table:table-cell office:value-type="float" office:value="678.41">
            <text:p>678.4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130">
            <text:p>PR130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782">
            <text:p>782</text:p>
          </table:table-cell>
          <table:table-cell office:value-type="string" office:string-value="">
            <text:p/>
          </table:table-cell>
          <table:table-cell office:value-type="string" office:string-value="Otro">
            <text:p>Otro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LED UTP">
            <text:p>LED UTP</text:p>
          </table:table-cell>
          <table:table-cell office:value-type="float" office:value="267">
            <text:p>267</text:p>
          </table:table-cell>
          <table:table-cell office:value-type="float" office:value="215.36">
            <text:p>215.3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132">
            <text:p>PR132</text:p>
          </table:table-cell>
          <table:table-cell office:value-type="string" office:string-value="Brocha Plástico">
            <text:p>Brocha Plástico</text:p>
          </table:table-cell>
          <table:table-cell office:value-type="float" office:value="830">
            <text:p>830</text:p>
          </table:table-cell>
          <table:table-cell office:value-type="float" office:value="845.68">
            <text:p>845.68</text:p>
          </table:table-cell>
          <table:table-cell office:value-type="string" office:string-value="Pintura">
            <text:p>Pintura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133">
            <text:p>PR133</text:p>
          </table:table-cell>
          <table:table-cell office:value-type="string" office:string-value="Cemento Macizo">
            <text:p>Cemento Macizo</text:p>
          </table:table-cell>
          <table:table-cell office:value-type="float" office:value="521">
            <text:p>521</text:p>
          </table:table-cell>
          <table:table-cell office:value-type="float" office:value="985.15">
            <text:p>985.1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134">
            <text:p>PR134</text:p>
          </table:table-cell>
          <table:table-cell office:value-type="string" office:string-value="Perno Inoxidable">
            <text:p>Perno Inoxidable</text:p>
          </table:table-cell>
          <table:table-cell office:value-type="float" office:value="906">
            <text:p>906</text:p>
          </table:table-cell>
          <table:table-cell office:value-type="float" office:value="1154.65">
            <text:p>1154.6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135">
            <text:p>PR135</text:p>
          </table:table-cell>
          <table:table-cell office:value-type="string" office:string-value="Condensador 220V">
            <text:p>Condensador 220V</text:p>
          </table:table-cell>
          <table:table-cell office:value-type="float" office:value="900">
            <text:p>900</text:p>
          </table:table-cell>
          <table:table-cell office:value-type="float" office:value="551.75">
            <text:p>551.7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136">
            <text:p>PR136</text:p>
          </table:table-cell>
          <table:table-cell office:value-type="string" office:string-value="Fusible Rojo">
            <text:p>Fusible Rojo</text:p>
          </table:table-cell>
          <table:table-cell office:value-type="float" office:value="331">
            <text:p>331</text:p>
          </table:table-cell>
          <table:table-cell office:value-type="float" office:value="226.24">
            <text:p>226.2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137">
            <text:p>PR137</text:p>
          </table:table-cell>
          <table:table-cell office:value-type="string" office:string-value="Interruptor 220V">
            <text:p>Interruptor 220V</text:p>
          </table:table-cell>
          <table:table-cell office:value-type="float" office:value="515">
            <text:p>515</text:p>
          </table:table-cell>
          <table:table-cell office:value-type="float" office:value="592.22">
            <text:p>592.2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138">
            <text:p>PR138</text:p>
          </table:table-cell>
          <table:table-cell office:value-type="string" office:string-value="Sierra">
            <text:p>Sierra</text:p>
          </table:table-cell>
          <table:table-cell office:value-type="float" office:value="84">
            <text:p>84</text:p>
          </table:table-cell>
          <table:table-cell office:value-type="string" office:string-value="">
            <text:p/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139">
            <text:p>PR139</text:p>
          </table:table-cell>
          <table:table-cell office:value-type="string" office:string-value="Perno Allen">
            <text:p>Perno Allen</text:p>
          </table:table-cell>
          <table:table-cell office:value-type="float" office:value="827">
            <text:p>827</text:p>
          </table:table-cell>
          <table:table-cell office:value-type="float" office:value="298.14">
            <text:p>298.14</text:p>
          </table:table-cell>
          <table:table-cell office:value-type="string" office:string-value="Ferretería">
            <text:p>Ferreterí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140">
            <text:p>PR140</text:p>
          </table:table-cell>
          <table:table-cell office:value-type="string" office:string-value="Caja Rojo">
            <text:p>Caja Rojo</text:p>
          </table:table-cell>
          <table:table-cell office:value-type="float" office:value="882">
            <text:p>882</text:p>
          </table:table-cell>
          <table:table-cell office:value-type="float" office:value="399.32">
            <text:p>399.32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141">
            <text:p>PR141</text:p>
          </table:table-cell>
          <table:table-cell office:value-type="string" office:string-value="Martillo Acero">
            <text:p>Martillo Acero</text:p>
          </table:table-cell>
          <table:table-cell office:value-type="string" office:string-value="">
            <text:p/>
          </table:table-cell>
          <table:table-cell office:value-type="float" office:value="418.72">
            <text:p>418.7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142">
            <text:p>PR142</text:p>
          </table:table-cell>
          <table:table-cell office:value-type="string" office:string-value="Destornillador 300g">
            <text:p>Destornillador 300g</text:p>
          </table:table-cell>
          <table:table-cell office:value-type="float" office:value="510">
            <text:p>510</text:p>
          </table:table-cell>
          <table:table-cell office:value-type="float" office:value="1472.62">
            <text:p>1472.6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5">
            <text:p>Estante B5</text:p>
          </table:table-cell>
        </table:table-row>
        <table:table-row>
          <table:table-cell office:value-type="string" office:string-value="PR143XX">
            <text:p>PR143XX</text:p>
          </table:table-cell>
          <table:table-cell office:value-type="string" office:string-value="Perno Allen">
            <text:p>Perno Allen</text:p>
          </table:table-cell>
          <table:table-cell office:value-type="float" office:value="9">
            <text:p>9</text:p>
          </table:table-cell>
          <table:table-cell office:value-type="float" office:value="431.5">
            <text:p>431.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144">
            <text:p>PR144</text:p>
          </table:table-cell>
          <table:table-cell office:value-type="string" office:string-value="Cinta">
            <text:p>Cinta</text:p>
          </table:table-cell>
          <table:table-cell office:value-type="float" office:value="372">
            <text:p>372</text:p>
          </table:table-cell>
          <table:table-cell office:value-type="float" office:value="74.46">
            <text:p>74.4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145">
            <text:p>PR145</text:p>
          </table:table-cell>
          <table:table-cell office:value-type="string" office:string-value="Cable 5m">
            <text:p>Cable 5m</text:p>
          </table:table-cell>
          <table:table-cell office:value-type="float" office:value="375">
            <text:p>375</text:p>
          </table:table-cell>
          <table:table-cell office:value-type="float" office:value="199.86">
            <text:p>199.8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146">
            <text:p>PR146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528">
            <text:p>528</text:p>
          </table:table-cell>
          <table:table-cell office:value-type="float" office:value="931.44">
            <text:p>931.44</text:p>
          </table:table-cell>
          <table:table-cell office:value-type="string" office:string-value="">
            <text:p/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147">
            <text:p>PR147</text:p>
          </table:table-cell>
          <table:table-cell office:value-type="string" office:string-value="Teja Termoaislante">
            <text:p>Teja Termoaislante</text:p>
          </table:table-cell>
          <table:table-cell office:value-type="float" office:value="836">
            <text:p>836</text:p>
          </table:table-cell>
          <table:table-cell office:value-type="float" office:value="-0.5">
            <text:p>-0.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2">
            <text:p>Estante E2</text:p>
          </table:table-cell>
        </table:table-row>
        <table:table-row>
          <table:table-cell office:value-type="string" office:string-value="PR148">
            <text:p>PR148</text:p>
          </table:table-cell>
          <table:table-cell office:value-type="string" office:string-value="Arandela Inoxidable">
            <text:p>Arandela Inoxidable</text:p>
          </table:table-cell>
          <table:table-cell office:value-type="float" office:value="739">
            <text:p>739</text:p>
          </table:table-cell>
          <table:table-cell office:value-type="float" office:value="1240.23">
            <text:p>1240.23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149">
            <text:p>PR149</text:p>
          </table:table-cell>
          <table:table-cell office:value-type="string" office:string-value="LED Coaxial">
            <text:p>LED Coaxial</text:p>
          </table:table-cell>
          <table:table-cell office:value-type="float" office:value="794">
            <text:p>794</text:p>
          </table:table-cell>
          <table:table-cell office:value-type="float" office:value="472.13">
            <text:p>472.1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150">
            <text:p>PR150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178">
            <text:p>178</text:p>
          </table:table-cell>
          <table:table-cell office:value-type="float" office:value="533.59">
            <text:p>533.59</text:p>
          </table:table-cell>
          <table:table-cell office:value-type="string" office:string-value="Varios">
            <text:p>Varios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151">
            <text:p>PR151</text:p>
          </table:table-cell>
          <table:table-cell office:value-type="string" office:string-value="Cemento 25kg">
            <text:p>Cemento 25kg</text:p>
          </table:table-cell>
          <table:table-cell office:value-type="float" office:value="997">
            <text:p>997</text:p>
          </table:table-cell>
          <table:table-cell office:value-type="float" office:value="771.4">
            <text:p>771.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152">
            <text:p>PR152</text:p>
          </table:table-cell>
          <table:table-cell office:value-type="string" office:string-value="Sierra 15cm">
            <text:p>Sierra 15cm</text:p>
          </table:table-cell>
          <table:table-cell office:value-type="float" office:value="588">
            <text:p>588</text:p>
          </table:table-cell>
          <table:table-cell office:value-type="float" office:value="380.31">
            <text:p>380.3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153">
            <text:p>PR153</text:p>
          </table:table-cell>
          <table:table-cell office:value-type="string" office:string-value="Grifo Cobre">
            <text:p>Grifo Cobre</text:p>
          </table:table-cell>
          <table:table-cell office:value-type="float" office:value="766">
            <text:p>766</text:p>
          </table:table-cell>
          <table:table-cell office:value-type="float" office:value="202.87">
            <text:p>202.8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154">
            <text:p>PR154</text:p>
          </table:table-cell>
          <table:table-cell office:value-type="string" office:string-value="Junta Flexible">
            <text:p>Junta Flexible</text:p>
          </table:table-cell>
          <table:table-cell office:value-type="float" office:value="239">
            <text:p>239</text:p>
          </table:table-cell>
          <table:table-cell office:value-type="float" office:value="1206.66">
            <text:p>1206.66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155">
            <text:p>PR155</text:p>
          </table:table-cell>
          <table:table-cell office:value-type="string" office:string-value="Sifón PVC">
            <text:p>Sifón PVC</text:p>
          </table:table-cell>
          <table:table-cell office:value-type="float" office:value="662">
            <text:p>662</text:p>
          </table:table-cell>
          <table:table-cell office:value-type="string" office:string-value="gratis">
            <text:p>gratis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156">
            <text:p>PR156</text:p>
          </table:table-cell>
          <table:table-cell office:value-type="string" office:string-value="Tuerca M6">
            <text:p>Tuerca M6</text:p>
          </table:table-cell>
          <table:table-cell office:value-type="float" office:value="407">
            <text:p>407</text:p>
          </table:table-cell>
          <table:table-cell office:value-type="float" office:value="187.13">
            <text:p>187.13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157">
            <text:p>PR157</text:p>
          </table:table-cell>
          <table:table-cell office:value-type="string" office:string-value="Perno Hexagonal">
            <text:p>Perno Hexagonal</text:p>
          </table:table-cell>
          <table:table-cell office:value-type="float" office:value="657">
            <text:p>657</text:p>
          </table:table-cell>
          <table:table-cell office:value-type="float" office:value="494.42">
            <text:p>494.42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158">
            <text:p>PR158</text:p>
          </table:table-cell>
          <table:table-cell office:value-type="string" office:string-value="Pala Grande">
            <text:p>Pala Grande</text:p>
          </table:table-cell>
          <table:table-cell office:value-type="float" office:value="15">
            <text:p>15</text:p>
          </table:table-cell>
          <table:table-cell office:value-type="float" office:value="790.98">
            <text:p>790.98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159">
            <text:p>PR159</text:p>
          </table:table-cell>
          <table:table-cell office:value-type="string" office:string-value="Conector Aislante">
            <text:p>Conector Aislante</text:p>
          </table:table-cell>
          <table:table-cell office:value-type="float" office:value="144">
            <text:p>144</text:p>
          </table:table-cell>
          <table:table-cell office:value-type="float" office:value="935.89">
            <text:p>935.89</text:p>
          </table:table-cell>
          <table:table-cell office:value-type="string" office:string-value="Electricidad">
            <text:p>Electricidad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160">
            <text:p>PR160</text:p>
          </table:table-cell>
          <table:table-cell office:value-type="string" office:string-value="Arena 25kg">
            <text:p>Arena 25kg</text:p>
          </table:table-cell>
          <table:table-cell office:value-type="float" office:value="710">
            <text:p>710</text:p>
          </table:table-cell>
          <table:table-cell office:value-type="float" office:value="668.12">
            <text:p>668.12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161">
            <text:p>PR161</text:p>
          </table:table-cell>
          <table:table-cell office:value-type="string" office:string-value="Arena Macizo">
            <text:p>Arena Macizo</text:p>
          </table:table-cell>
          <table:table-cell office:value-type="float" office:value="466">
            <text:p>466</text:p>
          </table:table-cell>
          <table:table-cell office:value-type="float" office:value="606.13">
            <text:p>606.1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162">
            <text:p>PR162</text:p>
          </table:table-cell>
          <table:table-cell office:value-type="string" office:string-value="Tijeras Pequeño">
            <text:p>Tijeras Pequeño</text:p>
          </table:table-cell>
          <table:table-cell office:value-type="float" office:value="371">
            <text:p>371</text:p>
          </table:table-cell>
          <table:table-cell office:value-type="float" office:value="-0.5">
            <text:p>-0.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163">
            <text:p>PR163</text:p>
          </table:table-cell>
          <table:table-cell office:value-type="string" office:string-value="Junta Flexible">
            <text:p>Junta Flexible</text:p>
          </table:table-cell>
          <table:table-cell office:value-type="float" office:value="921">
            <text:p>921</text:p>
          </table:table-cell>
          <table:table-cell office:value-type="float" office:value="808.88">
            <text:p>808.88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164">
            <text:p>PR164</text:p>
          </table:table-cell>
          <table:table-cell office:value-type="string" office:string-value="Arandela M6">
            <text:p>Arandela M6</text:p>
          </table:table-cell>
          <table:table-cell office:value-type="float" office:value="593">
            <text:p>593</text:p>
          </table:table-cell>
          <table:table-cell office:value-type="float" office:value="-0.5">
            <text:p>-0.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165">
            <text:p>PR165</text:p>
          </table:table-cell>
          <table:table-cell office:value-type="string" office:string-value="LED">
            <text:p>LED</text:p>
          </table:table-cell>
          <table:table-cell office:value-type="float" office:value="788">
            <text:p>788</text:p>
          </table:table-cell>
          <table:table-cell office:value-type="float" office:value="641.88">
            <text:p>641.8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166">
            <text:p>PR166</text:p>
          </table:table-cell>
          <table:table-cell office:value-type="string" office:string-value="Cinta Amarillo">
            <text:p>Cinta Amarillo</text:p>
          </table:table-cell>
          <table:table-cell office:value-type="float" office:value="881">
            <text:p>881</text:p>
          </table:table-cell>
          <table:table-cell office:value-type="float" office:value="179.3">
            <text:p>179.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167">
            <text:p>PR167</text:p>
          </table:table-cell>
          <table:table-cell office:value-type="string" office:string-value="Manguera Profesional">
            <text:p>Manguera Profesional</text:p>
          </table:table-cell>
          <table:table-cell office:value-type="float" office:value="389">
            <text:p>389</text:p>
          </table:table-cell>
          <table:table-cell office:value-type="float" office:value="248.26">
            <text:p>248.26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168XX">
            <text:p>PR168XX</text:p>
          </table:table-cell>
          <table:table-cell office:value-type="string" office:string-value="Interruptor UTP">
            <text:p>Interruptor UTP</text:p>
          </table:table-cell>
          <table:table-cell office:value-type="float" office:value="69">
            <text:p>69</text:p>
          </table:table-cell>
          <table:table-cell office:value-type="float" office:value="34.54">
            <text:p>34.5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169">
            <text:p>PR169</text:p>
          </table:table-cell>
          <table:table-cell office:value-type="string" office:string-value="Rastrillo Plástico">
            <text:p>Rastrillo Plástico</text:p>
          </table:table-cell>
          <table:table-cell office:value-type="float" office:value="297">
            <text:p>297</text:p>
          </table:table-cell>
          <table:table-cell office:value-type="float" office:value="916.48">
            <text:p>916.48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170">
            <text:p>PR170</text:p>
          </table:table-cell>
          <table:table-cell office:value-type="string" office:string-value="Destornillador 300g">
            <text:p>Destornillador 300g</text:p>
          </table:table-cell>
          <table:table-cell office:value-type="float" office:value="63">
            <text:p>63</text:p>
          </table:table-cell>
          <table:table-cell office:value-type="float" office:value="592.08">
            <text:p>592.0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171">
            <text:p>PR171</text:p>
          </table:table-cell>
          <table:table-cell office:value-type="string" office:string-value="Fusible Azul">
            <text:p>Fusible Azul</text:p>
          </table:table-cell>
          <table:table-cell office:value-type="float" office:value="327">
            <text:p>327</text:p>
          </table:table-cell>
          <table:table-cell office:value-type="float" office:value="408.85">
            <text:p>408.8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172">
            <text:p>PR172</text:p>
          </table:table-cell>
          <table:table-cell office:value-type="string" office:string-value="Brocha Plástico">
            <text:p>Brocha Plástico</text:p>
          </table:table-cell>
          <table:table-cell office:value-type="float" office:value="576">
            <text:p>576</text:p>
          </table:table-cell>
          <table:table-cell office:value-type="float" office:value="417.09">
            <text:p>417.09</text:p>
          </table:table-cell>
          <table:table-cell office:value-type="string" office:string-value="Pintura">
            <text:p>Pintur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173">
            <text:p>PR173</text:p>
          </table:table-cell>
          <table:table-cell office:value-type="string" office:string-value="Manguera Plástico">
            <text:p>Manguera Plástico</text:p>
          </table:table-cell>
          <table:table-cell office:value-type="float" office:value="850">
            <text:p>850</text:p>
          </table:table-cell>
          <table:table-cell office:value-type="float" office:value="269.19">
            <text:p>269.19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174">
            <text:p>PR174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31">
            <text:p>931</text:p>
          </table:table-cell>
          <table:table-cell office:value-type="float" office:value="-0.5">
            <text:p>-0.5</text:p>
          </table:table-cell>
          <table:table-cell office:value-type="string" office:string-value="">
            <text:p/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175">
            <text:p>PR175</text:p>
          </table:table-cell>
          <table:table-cell office:value-type="string" office:string-value="Regadera Grande">
            <text:p>Regadera Grande</text:p>
          </table:table-cell>
          <table:table-cell office:value-type="float" office:value="390">
            <text:p>390</text:p>
          </table:table-cell>
          <table:table-cell office:value-type="float" office:value="649.07">
            <text:p>649.07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176">
            <text:p>PR176</text:p>
          </table:table-cell>
          <table:table-cell office:value-type="string" office:string-value="Lija Cerda">
            <text:p>Lija Cerda</text:p>
          </table:table-cell>
          <table:table-cell office:value-type="float" office:value="424">
            <text:p>424</text:p>
          </table:table-cell>
          <table:table-cell office:value-type="string" office:string-value="gratis">
            <text:p>gratis</text:p>
          </table:table-cell>
          <table:table-cell office:value-type="string" office:string-value="Pintura">
            <text:p>Pintura</text:p>
          </table:table-cell>
          <table:table-cell office:value-type="string" office:string-value="them">
            <text:p>them</text:p>
          </table:table-cell>
        </table:table-row>
        <table:table-row>
          <table:table-cell office:value-type="string" office:string-value="PR177">
            <text:p>PR177</text:p>
          </table:table-cell>
          <table:table-cell office:value-type="string" office:string-value="Caja 10m">
            <text:p>Caja 10m</text:p>
          </table:table-cell>
          <table:table-cell office:value-type="float" office:value="671">
            <text:p>671</text:p>
          </table:table-cell>
          <table:table-cell office:value-type="float" office:value="338.23">
            <text:p>338.2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178">
            <text:p>PR178</text:p>
          </table:table-cell>
          <table:table-cell office:value-type="string" office:string-value="Bandeja Plástico">
            <text:p>Bandeja Plástico</text:p>
          </table:table-cell>
          <table:table-cell office:value-type="float" office:value="911">
            <text:p>911</text:p>
          </table:table-cell>
          <table:table-cell office:value-type="float" office:value="642.17">
            <text:p>642.17</text:p>
          </table:table-cell>
          <table:table-cell office:value-type="string" office:string-value="Pintura">
            <text:p>Pintur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179">
            <text:p>PR179</text:p>
          </table:table-cell>
          <table:table-cell office:value-type="string" office:string-value="Cable Coaxial">
            <text:p>Cable Coaxial</text:p>
          </table:table-cell>
          <table:table-cell office:value-type="string" office:string-value="N/A">
            <text:p>N/A</text:p>
          </table:table-cell>
          <table:table-cell office:value-type="string" office:string-value="">
            <text:p/>
          </table:table-cell>
          <table:table-cell office:value-type="string" office:string-value="Electrónica">
            <text:p>Electrónica</text:p>
          </table:table-cell>
          <table:table-cell office:value-type="string" office:string-value="realize">
            <text:p>realize</text:p>
          </table:table-cell>
        </table:table-row>
        <table:table-row>
          <table:table-cell office:value-type="string" office:string-value="PR180">
            <text:p>PR180</text:p>
          </table:table-cell>
          <table:table-cell office:value-type="string" office:string-value="pressure">
            <text:p>pressure</text:p>
          </table:table-cell>
          <table:table-cell office:value-type="float" office:value="549">
            <text:p>549</text:p>
          </table:table-cell>
          <table:table-cell office:value-type="float" office:value="18.13">
            <text:p>18.13</text:p>
          </table:table-cell>
          <table:table-cell office:value-type="string" office:string-value="Pintura">
            <text:p>Pintur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181">
            <text:p>PR181</text:p>
          </table:table-cell>
          <table:table-cell office:value-type="string" office:string-value="Tubo Flexible">
            <text:p>Tubo Flexible</text:p>
          </table:table-cell>
          <table:table-cell office:value-type="float" office:value="835">
            <text:p>835</text:p>
          </table:table-cell>
          <table:table-cell office:value-type="float" office:value="795.14">
            <text:p>795.14</text:p>
          </table:table-cell>
          <table:table-cell office:value-type="string" office:string-value="Fontanería">
            <text:p>Fontanería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182">
            <text:p>PR182</text:p>
          </table:table-cell>
          <table:table-cell office:value-type="string" office:string-value="Regadera Plástico">
            <text:p>Regadera Plástico</text:p>
          </table:table-cell>
          <table:table-cell office:value-type="float" office:value="879">
            <text:p>879</text:p>
          </table:table-cell>
          <table:table-cell office:value-type="float" office:value="32.65">
            <text:p>32.6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183">
            <text:p>PR183</text:p>
          </table:table-cell>
          <table:table-cell office:value-type="string" office:string-value="Tuerca">
            <text:p>Tuerca</text:p>
          </table:table-cell>
          <table:table-cell office:value-type="float" office:value="661">
            <text:p>661</text:p>
          </table:table-cell>
          <table:table-cell office:value-type="float" office:value="566.29">
            <text:p>566.29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184">
            <text:p>PR184</text:p>
          </table:table-cell>
          <table:table-cell office:value-type="string" office:string-value="technology">
            <text:p>technology</text:p>
          </table:table-cell>
          <table:table-cell office:value-type="string" office:string-value="muchos">
            <text:p>muchos</text:p>
          </table:table-cell>
          <table:table-cell office:value-type="float" office:value="563.95">
            <text:p>563.95</text:p>
          </table:table-cell>
          <table:table-cell office:value-type="string" office:string-value="Ferretería">
            <text:p>Ferreterí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185">
            <text:p>PR185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870">
            <text:p>870</text:p>
          </table:table-cell>
          <table:table-cell office:value-type="float" office:value="896.63">
            <text:p>896.63</text:p>
          </table:table-cell>
          <table:table-cell office:value-type="string" office:string-value="Varios">
            <text:p>Varios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186">
            <text:p>PR186</text:p>
          </table:table-cell>
          <table:table-cell office:value-type="string" office:string-value="Condensador">
            <text:p>Condensador</text:p>
          </table:table-cell>
          <table:table-cell office:value-type="float" office:value="859">
            <text:p>859</text:p>
          </table:table-cell>
          <table:table-cell office:value-type="float" office:value="1302.59">
            <text:p>1302.5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187">
            <text:p>PR187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697">
            <text:p>697</text:p>
          </table:table-cell>
          <table:table-cell office:value-type="float" office:value="380.69">
            <text:p>380.69</text:p>
          </table:table-cell>
          <table:table-cell office:value-type="string" office:string-value="Otro">
            <text:p>Otro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LED 10A">
            <text:p>LED 10A</text:p>
          </table:table-cell>
          <table:table-cell office:value-type="float" office:value="110">
            <text:p>110</text:p>
          </table:table-cell>
          <table:table-cell office:value-type="float" office:value="1471.48">
            <text:p>1471.4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189">
            <text:p>PR189</text:p>
          </table:table-cell>
          <table:table-cell office:value-type="string" office:string-value="LED UTP">
            <text:p>LED UTP</text:p>
          </table:table-cell>
          <table:table-cell office:value-type="string" office:string-value="muchos">
            <text:p>muchos</text:p>
          </table:table-cell>
          <table:table-cell office:value-type="float" office:value="597.33">
            <text:p>597.3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190">
            <text:p>PR190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174">
            <text:p>174</text:p>
          </table:table-cell>
          <table:table-cell office:value-type="float" office:value="170.33">
            <text:p>170.33</text:p>
          </table:table-cell>
          <table:table-cell office:value-type="string" office:string-value="develop">
            <text:p>develop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191">
            <text:p>PR191</text:p>
          </table:table-cell>
          <table:table-cell office:value-type="string" office:string-value="Condensador UTP">
            <text:p>Condensador UTP</text:p>
          </table:table-cell>
          <table:table-cell office:value-type="float" office:value="967">
            <text:p>967</text:p>
          </table:table-cell>
          <table:table-cell office:value-type="float" office:value="625.41">
            <text:p>625.4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192">
            <text:p>PR192</text:p>
          </table:table-cell>
          <table:table-cell office:value-type="string" office:string-value="Sifón PVC">
            <text:p>Sifón PVC</text:p>
          </table:table-cell>
          <table:table-cell office:value-type="float" office:value="441">
            <text:p>441</text:p>
          </table:table-cell>
          <table:table-cell office:value-type="float" office:value="859.65">
            <text:p>859.6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193">
            <text:p>PR193</text:p>
          </table:table-cell>
          <table:table-cell office:value-type="string" office:string-value="Regadera Grande">
            <text:p>Regadera Grande</text:p>
          </table:table-cell>
          <table:table-cell office:value-type="float" office:value="649">
            <text:p>649</text:p>
          </table:table-cell>
          <table:table-cell office:value-type="float" office:value="576.3">
            <text:p>576.3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194">
            <text:p>PR194</text:p>
          </table:table-cell>
          <table:table-cell office:value-type="string" office:string-value="Conector 10m">
            <text:p>Conector 10m</text:p>
          </table:table-cell>
          <table:table-cell office:value-type="float" office:value="564">
            <text:p>564</text:p>
          </table:table-cell>
          <table:table-cell office:value-type="string" office:string-value="gratis">
            <text:p>gratis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195">
            <text:p>PR195</text:p>
          </table:table-cell>
          <table:table-cell office:value-type="string" office:string-value="LED 5m">
            <text:p>LED 5m</text:p>
          </table:table-cell>
          <table:table-cell office:value-type="float" office:value="675">
            <text:p>675</text:p>
          </table:table-cell>
          <table:table-cell office:value-type="float" office:value="423.7">
            <text:p>423.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196">
            <text:p>PR196</text:p>
          </table:table-cell>
          <table:table-cell office:value-type="string" office:string-value="Espátula Plástico">
            <text:p>Espátula Plástico</text:p>
          </table:table-cell>
          <table:table-cell office:value-type="float" office:value="810">
            <text:p>810</text:p>
          </table:table-cell>
          <table:table-cell office:value-type="float" office:value="701.93">
            <text:p>701.93</text:p>
          </table:table-cell>
          <table:table-cell office:value-type="string" office:string-value="Pintura">
            <text:p>Pintur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197">
            <text:p>PR197</text:p>
          </table:table-cell>
          <table:table-cell office:value-type="string" office:string-value="Resistor 220V">
            <text:p>Resistor 220V</text:p>
          </table:table-cell>
          <table:table-cell office:value-type="string" office:string-value="">
            <text:p/>
          </table:table-cell>
          <table:table-cell office:value-type="float" office:value="332.27">
            <text:p>332.2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198">
            <text:p>PR198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26">
            <text:p>26</text:p>
          </table:table-cell>
          <table:table-cell office:value-type="float" office:value="296.14">
            <text:p>296.14</text:p>
          </table:table-cell>
          <table:table-cell office:value-type="string" office:string-value="Otro">
            <text:p>Otro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199">
            <text:p>PR199</text:p>
          </table:table-cell>
          <table:table-cell office:value-type="string" office:string-value="Grifo Cobre">
            <text:p>Grifo Cobre</text:p>
          </table:table-cell>
          <table:table-cell office:value-type="float" office:value="100">
            <text:p>100</text:p>
          </table:table-cell>
          <table:table-cell office:value-type="float" office:value="697.07">
            <text:p>697.0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200">
            <text:p>PR200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566">
            <text:p>566</text:p>
          </table:table-cell>
          <table:table-cell office:value-type="float" office:value="560.29">
            <text:p>560.29</text:p>
          </table:table-cell>
          <table:table-cell office:value-type="string" office:string-value="">
            <text:p/>
          </table:table-cell>
          <table:table-cell office:value-type="string" office:string-value="Estante B6">
            <text:p>Estante B6</text:p>
          </table:table-cell>
        </table:table-row>
        <table:table-row>
          <table:table-cell office:value-type="string" office:string-value="PR201">
            <text:p>PR201</text:p>
          </table:table-cell>
          <table:table-cell office:value-type="string" office:string-value="Sifón 3/4&quot;">
            <text:p>Sifón 3/4"</text:p>
          </table:table-cell>
          <table:table-cell office:value-type="float" office:value="440">
            <text:p>440</text:p>
          </table:table-cell>
          <table:table-cell office:value-type="float" office:value="705.03">
            <text:p>705.03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202">
            <text:p>PR202</text:p>
          </table:table-cell>
          <table:table-cell office:value-type="string" office:string-value="Interruptor 10A">
            <text:p>Interruptor 10A</text:p>
          </table:table-cell>
          <table:table-cell office:value-type="float" office:value="687">
            <text:p>687</text:p>
          </table:table-cell>
          <table:table-cell office:value-type="float" office:value="528.19">
            <text:p>528.1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203">
            <text:p>PR203</text:p>
          </table:table-cell>
          <table:table-cell office:value-type="string" office:string-value="Portalámparas 10m">
            <text:p>Portalámparas 10m</text:p>
          </table:table-cell>
          <table:table-cell office:value-type="float" office:value="723">
            <text:p>723</text:p>
          </table:table-cell>
          <table:table-cell office:value-type="float" office:value="918.76">
            <text:p>918.7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204">
            <text:p>PR204</text:p>
          </table:table-cell>
          <table:table-cell office:value-type="string" office:string-value="Cable 220V">
            <text:p>Cable 220V</text:p>
          </table:table-cell>
          <table:table-cell office:value-type="float" office:value="611">
            <text:p>611</text:p>
          </table:table-cell>
          <table:table-cell office:value-type="float" office:value="384.33">
            <text:p>384.3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205">
            <text:p>PR205</text:p>
          </table:table-cell>
          <table:table-cell office:value-type="string" office:string-value="Sifón Cobre">
            <text:p>Sifón Cobre</text:p>
          </table:table-cell>
          <table:table-cell office:value-type="float" office:value="887">
            <text:p>887</text:p>
          </table:table-cell>
          <table:table-cell office:value-type="float" office:value="10.57">
            <text:p>10.5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206">
            <text:p>PR206</text:p>
          </table:table-cell>
          <table:table-cell office:value-type="string" office:string-value="Lija Plástico">
            <text:p>Lija Plástico</text:p>
          </table:table-cell>
          <table:table-cell office:value-type="float" office:value="579">
            <text:p>579</text:p>
          </table:table-cell>
          <table:table-cell office:value-type="string" office:string-value="">
            <text:p/>
          </table:table-cell>
          <table:table-cell office:value-type="string" office:string-value="Pintura">
            <text:p>Pintura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207">
            <text:p>PR207</text:p>
          </table:table-cell>
          <table:table-cell office:value-type="string" office:string-value="Junta Flexible">
            <text:p>Junta Flexible</text:p>
          </table:table-cell>
          <table:table-cell office:value-type="float" office:value="587">
            <text:p>587</text:p>
          </table:table-cell>
          <table:table-cell office:value-type="float" office:value="775.34">
            <text:p>775.3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208">
            <text:p>PR208</text:p>
          </table:table-cell>
          <table:table-cell office:value-type="string" office:string-value="Clavo M6">
            <text:p>Clavo M6</text:p>
          </table:table-cell>
          <table:table-cell office:value-type="float" office:value="670">
            <text:p>670</text:p>
          </table:table-cell>
          <table:table-cell office:value-type="float" office:value="298.41">
            <text:p>298.41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209">
            <text:p>PR209</text:p>
          </table:table-cell>
          <table:table-cell office:value-type="string" office:string-value="Cable 220V">
            <text:p>Cable 220V</text:p>
          </table:table-cell>
          <table:table-cell office:value-type="float" office:value="882">
            <text:p>882</text:p>
          </table:table-cell>
          <table:table-cell office:value-type="float" office:value="633.14">
            <text:p>633.1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210">
            <text:p>PR210</text:p>
          </table:table-cell>
          <table:table-cell office:value-type="string" office:string-value="Tijeras Profesional">
            <text:p>Tijeras Profesional</text:p>
          </table:table-cell>
          <table:table-cell office:value-type="float" office:value="721">
            <text:p>721</text:p>
          </table:table-cell>
          <table:table-cell office:value-type="float" office:value="573.16">
            <text:p>573.16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211">
            <text:p>PR211</text:p>
          </table:table-cell>
          <table:table-cell office:value-type="string" office:string-value="LED Coaxial">
            <text:p>LED Coaxial</text:p>
          </table:table-cell>
          <table:table-cell office:value-type="float" office:value="136">
            <text:p>136</text:p>
          </table:table-cell>
          <table:table-cell office:value-type="float" office:value="711.68">
            <text:p>711.6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212">
            <text:p>PR212</text:p>
          </table:table-cell>
          <table:table-cell office:value-type="string" office:string-value="Conector Azul">
            <text:p>Conector Azul</text:p>
          </table:table-cell>
          <table:table-cell office:value-type="float" office:value="649">
            <text:p>649</text:p>
          </table:table-cell>
          <table:table-cell office:value-type="float" office:value="769.12">
            <text:p>769.12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213">
            <text:p>PR213</text:p>
          </table:table-cell>
          <table:table-cell office:value-type="string" office:string-value="challenge">
            <text:p>challenge</text:p>
          </table:table-cell>
          <table:table-cell office:value-type="float" office:value="751">
            <text:p>751</text:p>
          </table:table-cell>
          <table:table-cell office:value-type="string" office:string-value="">
            <text:p/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214">
            <text:p>PR214</text:p>
          </table:table-cell>
          <table:table-cell office:value-type="string" office:string-value="Regadera Grande">
            <text:p>Regadera Grande</text:p>
          </table:table-cell>
          <table:table-cell office:value-type="float" office:value="592">
            <text:p>592</text:p>
          </table:table-cell>
          <table:table-cell office:value-type="float" office:value="852.57">
            <text:p>852.57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215XX">
            <text:p>PR215XX</text:p>
          </table:table-cell>
          <table:table-cell office:value-type="string" office:string-value="Tornillo Allen">
            <text:p>Tornillo Allen</text:p>
          </table:table-cell>
          <table:table-cell office:value-type="float" office:value="982">
            <text:p>982</text:p>
          </table:table-cell>
          <table:table-cell office:value-type="float" office:value="995.7">
            <text:p>995.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216">
            <text:p>PR216</text:p>
          </table:table-cell>
          <table:table-cell office:value-type="string" office:string-value="Arena">
            <text:p>Arena</text:p>
          </table:table-cell>
          <table:table-cell office:value-type="float" office:value="665">
            <text:p>665</text:p>
          </table:table-cell>
          <table:table-cell office:value-type="float" office:value="396.95">
            <text:p>396.9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217">
            <text:p>PR217</text:p>
          </table:table-cell>
          <table:table-cell office:value-type="string" office:string-value="Fusible">
            <text:p>Fusible</text:p>
          </table:table-cell>
          <table:table-cell office:value-type="float" office:value="136">
            <text:p>136</text:p>
          </table:table-cell>
          <table:table-cell office:value-type="float" office:value="519.92">
            <text:p>519.92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218">
            <text:p>PR218</text:p>
          </table:table-cell>
          <table:table-cell office:value-type="string" office:string-value="LED Coaxial">
            <text:p>LED Coaxial</text:p>
          </table:table-cell>
          <table:table-cell office:value-type="float" office:value="749">
            <text:p>749</text:p>
          </table:table-cell>
          <table:table-cell office:value-type="float" office:value="104.1">
            <text:p>104.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219">
            <text:p>PR219</text:p>
          </table:table-cell>
          <table:table-cell office:value-type="string" office:string-value="Válvula">
            <text:p>Válvula</text:p>
          </table:table-cell>
          <table:table-cell office:value-type="float" office:value="625">
            <text:p>625</text:p>
          </table:table-cell>
          <table:table-cell office:value-type="float" office:value="440.66">
            <text:p>440.66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220">
            <text:p>PR220</text:p>
          </table:table-cell>
          <table:table-cell office:value-type="string" office:string-value="Cinta Aislante">
            <text:p>Cinta Aislante</text:p>
          </table:table-cell>
          <table:table-cell office:value-type="float" office:value="127">
            <text:p>127</text:p>
          </table:table-cell>
          <table:table-cell office:value-type="float" office:value="384.65">
            <text:p>384.6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221">
            <text:p>PR221</text:p>
          </table:table-cell>
          <table:table-cell office:value-type="string" office:string-value="Manguera Profesional">
            <text:p>Manguera Profesional</text:p>
          </table:table-cell>
          <table:table-cell office:value-type="float" office:value="964">
            <text:p>964</text:p>
          </table:table-cell>
          <table:table-cell office:value-type="float" office:value="848.04">
            <text:p>848.04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222">
            <text:p>PR222</text:p>
          </table:table-cell>
          <table:table-cell office:value-type="string" office:string-value="Pala Metal">
            <text:p>Pala Metal</text:p>
          </table:table-cell>
          <table:table-cell office:value-type="float" office:value="116">
            <text:p>116</text:p>
          </table:table-cell>
          <table:table-cell office:value-type="float" office:value="638.44">
            <text:p>638.44</text:p>
          </table:table-cell>
          <table:table-cell office:value-type="string" office:string-value="Jardinería">
            <text:p>Jardinerí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223">
            <text:p>PR223</text:p>
          </table:table-cell>
          <table:table-cell office:value-type="string" office:string-value="Sierra Profesional">
            <text:p>Sierra Profesional</text:p>
          </table:table-cell>
          <table:table-cell office:value-type="float" office:value="978">
            <text:p>978</text:p>
          </table:table-cell>
          <table:table-cell office:value-type="float" office:value="73.92">
            <text:p>73.9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224">
            <text:p>PR224</text:p>
          </table:table-cell>
          <table:table-cell office:value-type="string" office:string-value="Clavo Inoxidable">
            <text:p>Clavo Inoxidable</text:p>
          </table:table-cell>
          <table:table-cell office:value-type="float" office:value="434">
            <text:p>434</text:p>
          </table:table-cell>
          <table:table-cell office:value-type="float" office:value="83.35">
            <text:p>83.3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225">
            <text:p>PR225</text:p>
          </table:table-cell>
          <table:table-cell office:value-type="string" office:string-value="Interruptor Coaxial">
            <text:p>Interruptor Coaxial</text:p>
          </table:table-cell>
          <table:table-cell office:value-type="float" office:value="401">
            <text:p>401</text:p>
          </table:table-cell>
          <table:table-cell office:value-type="float" office:value="763.46">
            <text:p>763.4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226">
            <text:p>PR226</text:p>
          </table:table-cell>
          <table:table-cell office:value-type="string" office:string-value="Producto">
            <text:p>Producto</text:p>
          </table:table-cell>
          <table:table-cell office:value-type="string" office:string-value="">
            <text:p/>
          </table:table-cell>
          <table:table-cell office:value-type="float" office:value="612.68">
            <text:p>612.68</text:p>
          </table:table-cell>
          <table:table-cell office:value-type="string" office:string-value="rate">
            <text:p>rate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227">
            <text:p>PR227</text:p>
          </table:table-cell>
          <table:table-cell office:value-type="string" office:string-value="Válvula Flexible">
            <text:p>Válvula Flexible</text:p>
          </table:table-cell>
          <table:table-cell office:value-type="float" office:value="739">
            <text:p>739</text:p>
          </table:table-cell>
          <table:table-cell office:value-type="float" office:value="372.5">
            <text:p>372.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228">
            <text:p>PR228</text:p>
          </table:table-cell>
          <table:table-cell office:value-type="string" office:string-value="Cable 220V">
            <text:p>Cable 220V</text:p>
          </table:table-cell>
          <table:table-cell office:value-type="float" office:value="1000">
            <text:p>1000</text:p>
          </table:table-cell>
          <table:table-cell office:value-type="float" office:value="496.65">
            <text:p>496.6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229">
            <text:p>PR229</text:p>
          </table:table-cell>
          <table:table-cell office:value-type="string" office:string-value="Grifo 1/2&quot;">
            <text:p>Grifo 1/2"</text:p>
          </table:table-cell>
          <table:table-cell office:value-type="float" office:value="522">
            <text:p>522</text:p>
          </table:table-cell>
          <table:table-cell office:value-type="float" office:value="-0.5">
            <text:p>-0.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230">
            <text:p>PR230</text:p>
          </table:table-cell>
          <table:table-cell office:value-type="string" office:string-value="Tubo Cobre">
            <text:p>Tubo Cobre</text:p>
          </table:table-cell>
          <table:table-cell office:value-type="float" office:value="255">
            <text:p>255</text:p>
          </table:table-cell>
          <table:table-cell office:value-type="float" office:value="720.57">
            <text:p>720.5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231">
            <text:p>PR231</text:p>
          </table:table-cell>
          <table:table-cell office:value-type="string" office:string-value="Cable UTP">
            <text:p>Cable UTP</text:p>
          </table:table-cell>
          <table:table-cell office:value-type="float" office:value="71">
            <text:p>71</text:p>
          </table:table-cell>
          <table:table-cell office:value-type="float" office:value="866.17">
            <text:p>866.1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Bandeja Metal">
            <text:p>Bandeja Metal</text:p>
          </table:table-cell>
          <table:table-cell office:value-type="float" office:value="378">
            <text:p>378</text:p>
          </table:table-cell>
          <table:table-cell office:value-type="float" office:value="493.87">
            <text:p>493.87</text:p>
          </table:table-cell>
          <table:table-cell office:value-type="string" office:string-value="Pintura">
            <text:p>Pintur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233">
            <text:p>PR233</text:p>
          </table:table-cell>
          <table:table-cell office:value-type="string" office:string-value="Rastrillo">
            <text:p>Rastrillo</text:p>
          </table:table-cell>
          <table:table-cell office:value-type="float" office:value="652">
            <text:p>652</text:p>
          </table:table-cell>
          <table:table-cell office:value-type="float" office:value="877.32">
            <text:p>877.3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234">
            <text:p>PR234</text:p>
          </table:table-cell>
          <table:table-cell office:value-type="string" office:string-value="Portalámparas 10m">
            <text:p>Portalámparas 10m</text:p>
          </table:table-cell>
          <table:table-cell office:value-type="float" office:value="985">
            <text:p>985</text:p>
          </table:table-cell>
          <table:table-cell office:value-type="string" office:string-value="">
            <text:p/>
          </table:table-cell>
          <table:table-cell office:value-type="string" office:string-value="Electricidad">
            <text:p>Electricidad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235">
            <text:p>PR235</text:p>
          </table:table-cell>
          <table:table-cell office:value-type="string" office:string-value="Portalámparas Amarillo">
            <text:p>Portalámparas Amarillo</text:p>
          </table:table-cell>
          <table:table-cell office:value-type="string" office:string-value="N/A">
            <text:p>N/A</text:p>
          </table:table-cell>
          <table:table-cell office:value-type="float" office:value="394.96">
            <text:p>394.9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236">
            <text:p>PR236</text:p>
          </table:table-cell>
          <table:table-cell office:value-type="string" office:string-value="Grifo Cobre">
            <text:p>Grifo Cobre</text:p>
          </table:table-cell>
          <table:table-cell office:value-type="float" office:value="754">
            <text:p>754</text:p>
          </table:table-cell>
          <table:table-cell office:value-type="float" office:value="453.31">
            <text:p>453.31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237">
            <text:p>PR237</text:p>
          </table:table-cell>
          <table:table-cell office:value-type="string" office:string-value="Resistor UTP">
            <text:p>Resistor UTP</text:p>
          </table:table-cell>
          <table:table-cell office:value-type="float" office:value="988">
            <text:p>988</text:p>
          </table:table-cell>
          <table:table-cell office:value-type="float" office:value="452.47">
            <text:p>452.4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238">
            <text:p>PR238</text:p>
          </table:table-cell>
          <table:table-cell office:value-type="string" office:string-value="Producto Standard">
            <text:p>Producto Standard</text:p>
          </table:table-cell>
          <table:table-cell office:value-type="string" office:string-value="N/A">
            <text:p>N/A</text:p>
          </table:table-cell>
          <table:table-cell office:value-type="float" office:value="396.85">
            <text:p>396.85</text:p>
          </table:table-cell>
          <table:table-cell office:value-type="string" office:string-value="Otro">
            <text:p>Otro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239XX">
            <text:p>PR239XX</text:p>
          </table:table-cell>
          <table:table-cell office:value-type="string" office:string-value="Sifón 1/2&quot;">
            <text:p>Sifón 1/2"</text:p>
          </table:table-cell>
          <table:table-cell office:value-type="float" office:value="824">
            <text:p>824</text:p>
          </table:table-cell>
          <table:table-cell office:value-type="float" office:value="122.33">
            <text:p>122.33</text:p>
          </table:table-cell>
          <table:table-cell office:value-type="string" office:string-value="Fontanería">
            <text:p>Fontanería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240">
            <text:p>PR240</text:p>
          </table:table-cell>
          <table:table-cell office:value-type="string" office:string-value="Fusible Aislante">
            <text:p>Fusible Aislante</text:p>
          </table:table-cell>
          <table:table-cell office:value-type="float" office:value="-1">
            <text:p>-1</text:p>
          </table:table-cell>
          <table:table-cell office:value-type="float" office:value="646.34">
            <text:p>646.3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241">
            <text:p>PR241</text:p>
          </table:table-cell>
          <table:table-cell office:value-type="string" office:string-value="Llave">
            <text:p>Llave</text:p>
          </table:table-cell>
          <table:table-cell office:value-type="float" office:value="444">
            <text:p>444</text:p>
          </table:table-cell>
          <table:table-cell office:value-type="float" office:value="395.6">
            <text:p>395.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242">
            <text:p>PR242</text:p>
          </table:table-cell>
          <table:table-cell office:value-type="string" office:string-value="Pala Plástico">
            <text:p>Pala Plástico</text:p>
          </table:table-cell>
          <table:table-cell office:value-type="float" office:value="632">
            <text:p>632</text:p>
          </table:table-cell>
          <table:table-cell office:value-type="float" office:value="295.81">
            <text:p>295.8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243">
            <text:p>PR243</text:p>
          </table:table-cell>
          <table:table-cell office:value-type="string" office:string-value="Resistor 220V">
            <text:p>Resistor 220V</text:p>
          </table:table-cell>
          <table:table-cell office:value-type="float" office:value="822">
            <text:p>822</text:p>
          </table:table-cell>
          <table:table-cell office:value-type="float" office:value="20.51">
            <text:p>20.5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244">
            <text:p>PR244</text:p>
          </table:table-cell>
          <table:table-cell office:value-type="string" office:string-value="Espátula Cerda">
            <text:p>Espátula Cerda</text:p>
          </table:table-cell>
          <table:table-cell office:value-type="float" office:value="1000">
            <text:p>1000</text:p>
          </table:table-cell>
          <table:table-cell office:value-type="float" office:value="895.87">
            <text:p>895.87</text:p>
          </table:table-cell>
          <table:table-cell office:value-type="string" office:string-value="Pintura">
            <text:p>Pintura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245">
            <text:p>PR245</text:p>
          </table:table-cell>
          <table:table-cell office:value-type="string" office:string-value="Espátula 5cm">
            <text:p>Espátula 5cm</text:p>
          </table:table-cell>
          <table:table-cell office:value-type="float" office:value="247">
            <text:p>247</text:p>
          </table:table-cell>
          <table:table-cell office:value-type="float" office:value="816.47">
            <text:p>816.47</text:p>
          </table:table-cell>
          <table:table-cell office:value-type="string" office:string-value="Pintura">
            <text:p>Pintura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246">
            <text:p>PR246</text:p>
          </table:table-cell>
          <table:table-cell office:value-type="string" office:string-value="Rastrillo Metal">
            <text:p>Rastrillo Metal</text:p>
          </table:table-cell>
          <table:table-cell office:value-type="float" office:value="607">
            <text:p>607</text:p>
          </table:table-cell>
          <table:table-cell office:value-type="float" office:value="738.37">
            <text:p>738.37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2">
            <text:p>Estante E2</text:p>
          </table:table-cell>
        </table:table-row>
        <table:table-row>
          <table:table-cell office:value-type="string" office:string-value="PR247">
            <text:p>PR247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180">
            <text:p>180</text:p>
          </table:table-cell>
          <table:table-cell office:value-type="float" office:value="91.17">
            <text:p>91.17</text:p>
          </table:table-cell>
          <table:table-cell office:value-type="string" office:string-value="Otro">
            <text:p>Otro</text:p>
          </table:table-cell>
          <table:table-cell office:value-type="string" office:string-value="Estante B6">
            <text:p>Estante B6</text:p>
          </table:table-cell>
        </table:table-row>
        <table:table-row>
          <table:table-cell office:value-type="string" office:string-value="PR248">
            <text:p>PR248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865">
            <text:p>865</text:p>
          </table:table-cell>
          <table:table-cell office:value-type="float" office:value="60.5">
            <text:p>60.5</text:p>
          </table:table-cell>
          <table:table-cell office:value-type="string" office:string-value="at">
            <text:p>at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249">
            <text:p>PR249</text:p>
          </table:table-cell>
          <table:table-cell office:value-type="string" office:string-value="Condensador 10A">
            <text:p>Condensador 10A</text:p>
          </table:table-cell>
          <table:table-cell office:value-type="float" office:value="345">
            <text:p>345</text:p>
          </table:table-cell>
          <table:table-cell office:value-type="float" office:value="137.32">
            <text:p>137.3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250">
            <text:p>PR250</text:p>
          </table:table-cell>
          <table:table-cell office:value-type="string" office:string-value="Brocha Metal">
            <text:p>Brocha Metal</text:p>
          </table:table-cell>
          <table:table-cell office:value-type="float" office:value="229">
            <text:p>229</text:p>
          </table:table-cell>
          <table:table-cell office:value-type="float" office:value="814.64">
            <text:p>814.64</text:p>
          </table:table-cell>
          <table:table-cell office:value-type="string" office:string-value="Pintura">
            <text:p>Pintur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251">
            <text:p>PR251</text:p>
          </table:table-cell>
          <table:table-cell office:value-type="string" office:string-value="Tubo Cobre">
            <text:p>Tubo Cobre</text:p>
          </table:table-cell>
          <table:table-cell office:value-type="float" office:value="790">
            <text:p>790</text:p>
          </table:table-cell>
          <table:table-cell office:value-type="float" office:value="33.35">
            <text:p>33.3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252">
            <text:p>PR252</text:p>
          </table:table-cell>
          <table:table-cell office:value-type="string" office:string-value="Manguera Plástico">
            <text:p>Manguera Plástico</text:p>
          </table:table-cell>
          <table:table-cell office:value-type="float" office:value="328">
            <text:p>328</text:p>
          </table:table-cell>
          <table:table-cell office:value-type="float" office:value="885.43">
            <text:p>885.43</text:p>
          </table:table-cell>
          <table:table-cell office:value-type="string" office:string-value="Jardinería">
            <text:p>Jardinerí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253">
            <text:p>PR253</text:p>
          </table:table-cell>
          <table:table-cell office:value-type="string" office:string-value="Ladrillo Hueco">
            <text:p>Ladrillo Hueco</text:p>
          </table:table-cell>
          <table:table-cell office:value-type="string" office:string-value="">
            <text:p/>
          </table:table-cell>
          <table:table-cell office:value-type="float" office:value="969.13">
            <text:p>969.1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254">
            <text:p>PR254</text:p>
          </table:table-cell>
          <table:table-cell office:value-type="string" office:string-value="Martillo Ergonómico">
            <text:p>Martillo Ergonómico</text:p>
          </table:table-cell>
          <table:table-cell office:value-type="float" office:value="704">
            <text:p>704</text:p>
          </table:table-cell>
          <table:table-cell office:value-type="float" office:value="451.84">
            <text:p>451.84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255">
            <text:p>PR255</text:p>
          </table:table-cell>
          <table:table-cell office:value-type="string" office:string-value="Martillo">
            <text:p>Martillo</text:p>
          </table:table-cell>
          <table:table-cell office:value-type="float" office:value="385">
            <text:p>385</text:p>
          </table:table-cell>
          <table:table-cell office:value-type="float" office:value="75.93">
            <text:p>75.93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256">
            <text:p>PR256</text:p>
          </table:table-cell>
          <table:table-cell office:value-type="string" office:string-value="Lija Plástico">
            <text:p>Lija Plástico</text:p>
          </table:table-cell>
          <table:table-cell office:value-type="float" office:value="104">
            <text:p>104</text:p>
          </table:table-cell>
          <table:table-cell office:value-type="float" office:value="974.42">
            <text:p>974.42</text:p>
          </table:table-cell>
          <table:table-cell office:value-type="string" office:string-value="Pintura">
            <text:p>Pintur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257">
            <text:p>PR257</text:p>
          </table:table-cell>
          <table:table-cell office:value-type="string" office:string-value="financial">
            <text:p>financial</text:p>
          </table:table-cell>
          <table:table-cell office:value-type="float" office:value="861">
            <text:p>861</text:p>
          </table:table-cell>
          <table:table-cell office:value-type="float" office:value="55.45">
            <text:p>55.4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258">
            <text:p>PR258</text:p>
          </table:table-cell>
          <table:table-cell office:value-type="string" office:string-value="Rodillo 5cm">
            <text:p>Rodillo 5cm</text:p>
          </table:table-cell>
          <table:table-cell office:value-type="float" office:value="119">
            <text:p>119</text:p>
          </table:table-cell>
          <table:table-cell office:value-type="float" office:value="398.07">
            <text:p>398.07</text:p>
          </table:table-cell>
          <table:table-cell office:value-type="string" office:string-value="Pintura">
            <text:p>Pintur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259">
            <text:p>PR259</text:p>
          </table:table-cell>
          <table:table-cell office:value-type="string" office:string-value="Cinta Rojo">
            <text:p>Cinta Rojo</text:p>
          </table:table-cell>
          <table:table-cell office:value-type="float" office:value="270">
            <text:p>270</text:p>
          </table:table-cell>
          <table:table-cell office:value-type="float" office:value="269.29">
            <text:p>269.29</text:p>
          </table:table-cell>
          <table:table-cell office:value-type="string" office:string-value="Electricidad">
            <text:p>Electricidad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260">
            <text:p>PR260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839">
            <text:p>839</text:p>
          </table:table-cell>
          <table:table-cell office:value-type="float" office:value="965.66">
            <text:p>965.66</text:p>
          </table:table-cell>
          <table:table-cell office:value-type="string" office:string-value="Otro">
            <text:p>Otro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261">
            <text:p>PR261</text:p>
          </table:table-cell>
          <table:table-cell office:value-type="string" office:string-value="Manguera Plástico">
            <text:p>Manguera Plástico</text:p>
          </table:table-cell>
          <table:table-cell office:value-type="float" office:value="923">
            <text:p>923</text:p>
          </table:table-cell>
          <table:table-cell office:value-type="float" office:value="571.91">
            <text:p>571.9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262">
            <text:p>PR262</text:p>
          </table:table-cell>
          <table:table-cell office:value-type="string" office:string-value="Brocha Cerda">
            <text:p>Brocha Cerda</text:p>
          </table:table-cell>
          <table:table-cell office:value-type="float" office:value="-1">
            <text:p>-1</text:p>
          </table:table-cell>
          <table:table-cell office:value-type="float" office:value="435.96">
            <text:p>435.96</text:p>
          </table:table-cell>
          <table:table-cell office:value-type="string" office:string-value="Pintura">
            <text:p>Pintura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263">
            <text:p>PR263</text:p>
          </table:table-cell>
          <table:table-cell office:value-type="string" office:string-value="Ladrillo">
            <text:p>Ladrillo</text:p>
          </table:table-cell>
          <table:table-cell office:value-type="float" office:value="566">
            <text:p>566</text:p>
          </table:table-cell>
          <table:table-cell office:value-type="float" office:value="276.92">
            <text:p>276.92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264">
            <text:p>PR264</text:p>
          </table:table-cell>
          <table:table-cell office:value-type="string" office:string-value="Caja Aislante">
            <text:p>Caja Aislante</text:p>
          </table:table-cell>
          <table:table-cell office:value-type="float" office:value="577">
            <text:p>577</text:p>
          </table:table-cell>
          <table:table-cell office:value-type="float" office:value="785.96">
            <text:p>785.9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265">
            <text:p>PR265</text:p>
          </table:table-cell>
          <table:table-cell office:value-type="string" office:string-value="Viga Macizo">
            <text:p>Viga Macizo</text:p>
          </table:table-cell>
          <table:table-cell office:value-type="float" office:value="148">
            <text:p>148</text:p>
          </table:table-cell>
          <table:table-cell office:value-type="float" office:value="681.13">
            <text:p>681.1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266">
            <text:p>PR266</text:p>
          </table:table-cell>
          <table:table-cell office:value-type="string" office:string-value="Martillo 15cm">
            <text:p>Martillo 15cm</text:p>
          </table:table-cell>
          <table:table-cell office:value-type="string" office:string-value="muchos">
            <text:p>muchos</text:p>
          </table:table-cell>
          <table:table-cell office:value-type="float" office:value="843.0">
            <text:p>843.0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267">
            <text:p>PR267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2">
            <text:p>92</text:p>
          </table:table-cell>
          <table:table-cell office:value-type="float" office:value="212.18">
            <text:p>212.18</text:p>
          </table:table-cell>
          <table:table-cell office:value-type="string" office:string-value="Varios">
            <text:p>Varios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268">
            <text:p>PR268</text:p>
          </table:table-cell>
          <table:table-cell office:value-type="string" office:string-value="Sierra Ergonómico">
            <text:p>Sierra Ergonómico</text:p>
          </table:table-cell>
          <table:table-cell office:value-type="float" office:value="800">
            <text:p>800</text:p>
          </table:table-cell>
          <table:table-cell office:value-type="float" office:value="879.45">
            <text:p>879.45</text:p>
          </table:table-cell>
          <table:table-cell office:value-type="string" office:string-value="Herramientas">
            <text:p>Herramientas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269">
            <text:p>PR269</text:p>
          </table:table-cell>
          <table:table-cell office:value-type="string" office:string-value="Regadera">
            <text:p>Regadera</text:p>
          </table:table-cell>
          <table:table-cell office:value-type="string" office:string-value="muchos">
            <text:p>muchos</text:p>
          </table:table-cell>
          <table:table-cell office:value-type="float" office:value="274.7">
            <text:p>274.7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270">
            <text:p>PR270</text:p>
          </table:table-cell>
          <table:table-cell office:value-type="string" office:string-value="Resistor Coaxial">
            <text:p>Resistor Coaxial</text:p>
          </table:table-cell>
          <table:table-cell office:value-type="float" office:value="486">
            <text:p>486</text:p>
          </table:table-cell>
          <table:table-cell office:value-type="float" office:value="350.41">
            <text:p>350.4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271">
            <text:p>PR271</text:p>
          </table:table-cell>
          <table:table-cell office:value-type="string" office:string-value="LED">
            <text:p>LED</text:p>
          </table:table-cell>
          <table:table-cell office:value-type="float" office:value="799">
            <text:p>799</text:p>
          </table:table-cell>
          <table:table-cell office:value-type="float" office:value="857.25">
            <text:p>857.2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272">
            <text:p>PR272</text:p>
          </table:table-cell>
          <table:table-cell office:value-type="string" office:string-value="Fusible 10m">
            <text:p>Fusible 10m</text:p>
          </table:table-cell>
          <table:table-cell office:value-type="float" office:value="9">
            <text:p>9</text:p>
          </table:table-cell>
          <table:table-cell office:value-type="float" office:value="608.74">
            <text:p>608.7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273">
            <text:p>PR273</text:p>
          </table:table-cell>
          <table:table-cell office:value-type="string" office:string-value="Viga Macizo">
            <text:p>Viga Macizo</text:p>
          </table:table-cell>
          <table:table-cell office:value-type="float" office:value="694">
            <text:p>694</text:p>
          </table:table-cell>
          <table:table-cell office:value-type="float" office:value="623.98">
            <text:p>623.98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274">
            <text:p>PR274</text:p>
          </table:table-cell>
          <table:table-cell office:value-type="string" office:string-value="Sierra Acero">
            <text:p>Sierra Acero</text:p>
          </table:table-cell>
          <table:table-cell office:value-type="float" office:value="345">
            <text:p>345</text:p>
          </table:table-cell>
          <table:table-cell office:value-type="float" office:value="640.95">
            <text:p>640.95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275">
            <text:p>PR275</text:p>
          </table:table-cell>
          <table:table-cell office:value-type="string" office:string-value="Teja Termoaislante">
            <text:p>Teja Termoaislante</text:p>
          </table:table-cell>
          <table:table-cell office:value-type="float" office:value="328">
            <text:p>328</text:p>
          </table:table-cell>
          <table:table-cell office:value-type="float" office:value="721.56">
            <text:p>721.56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276">
            <text:p>PR276</text:p>
          </table:table-cell>
          <table:table-cell office:value-type="string" office:string-value="Fusible 10m">
            <text:p>Fusible 10m</text:p>
          </table:table-cell>
          <table:table-cell office:value-type="float" office:value="731">
            <text:p>731</text:p>
          </table:table-cell>
          <table:table-cell office:value-type="float" office:value="535.1">
            <text:p>535.1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277">
            <text:p>PR277</text:p>
          </table:table-cell>
          <table:table-cell office:value-type="string" office:string-value="Teja Macizo">
            <text:p>Teja Macizo</text:p>
          </table:table-cell>
          <table:table-cell office:value-type="float" office:value="743">
            <text:p>743</text:p>
          </table:table-cell>
          <table:table-cell office:value-type="float" office:value="763.16">
            <text:p>763.16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278">
            <text:p>PR278</text:p>
          </table:table-cell>
          <table:table-cell office:value-type="string" office:string-value="Resistor 5m">
            <text:p>Resistor 5m</text:p>
          </table:table-cell>
          <table:table-cell office:value-type="float" office:value="600">
            <text:p>600</text:p>
          </table:table-cell>
          <table:table-cell office:value-type="float" office:value="851.36">
            <text:p>851.3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279">
            <text:p>PR279</text:p>
          </table:table-cell>
          <table:table-cell office:value-type="string" office:string-value="Resistor 10A">
            <text:p>Resistor 10A</text:p>
          </table:table-cell>
          <table:table-cell office:value-type="float" office:value="424">
            <text:p>424</text:p>
          </table:table-cell>
          <table:table-cell office:value-type="string" office:string-value="gratis">
            <text:p>gratis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280">
            <text:p>PR280</text:p>
          </table:table-cell>
          <table:table-cell office:value-type="string" office:string-value="Brocha Cerda">
            <text:p>Brocha Cerda</text:p>
          </table:table-cell>
          <table:table-cell office:value-type="float" office:value="60">
            <text:p>60</text:p>
          </table:table-cell>
          <table:table-cell office:value-type="string" office:string-value="gratis">
            <text:p>gratis</text:p>
          </table:table-cell>
          <table:table-cell office:value-type="string" office:string-value="Pintura">
            <text:p>Pintur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281">
            <text:p>PR281</text:p>
          </table:table-cell>
          <table:table-cell office:value-type="string" office:string-value="LED 10A">
            <text:p>LED 10A</text:p>
          </table:table-cell>
          <table:table-cell office:value-type="float" office:value="39">
            <text:p>39</text:p>
          </table:table-cell>
          <table:table-cell office:value-type="float" office:value="730.93">
            <text:p>730.9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Regadera Grande">
            <text:p>Regadera Grande</text:p>
          </table:table-cell>
          <table:table-cell office:value-type="float" office:value="393">
            <text:p>393</text:p>
          </table:table-cell>
          <table:table-cell office:value-type="float" office:value="306.81">
            <text:p>306.81</text:p>
          </table:table-cell>
          <table:table-cell office:value-type="string" office:string-value="Jardinería">
            <text:p>Jardinerí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283">
            <text:p>PR283</text:p>
          </table:table-cell>
          <table:table-cell office:value-type="string" office:string-value="Teja Macizo">
            <text:p>Teja Macizo</text:p>
          </table:table-cell>
          <table:table-cell office:value-type="float" office:value="924">
            <text:p>924</text:p>
          </table:table-cell>
          <table:table-cell office:value-type="float" office:value="750.37">
            <text:p>750.37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284">
            <text:p>PR284</text:p>
          </table:table-cell>
          <table:table-cell office:value-type="string" office:string-value="general">
            <text:p>general</text:p>
          </table:table-cell>
          <table:table-cell office:value-type="float" office:value="127">
            <text:p>127</text:p>
          </table:table-cell>
          <table:table-cell office:value-type="float" office:value="650.89">
            <text:p>650.89</text:p>
          </table:table-cell>
          <table:table-cell office:value-type="string" office:string-value="Jardinería">
            <text:p>Jardinerí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285">
            <text:p>PR285</text:p>
          </table:table-cell>
          <table:table-cell office:value-type="string" office:string-value="Tornillo M6">
            <text:p>Tornillo M6</text:p>
          </table:table-cell>
          <table:table-cell office:value-type="float" office:value="-1">
            <text:p>-1</text:p>
          </table:table-cell>
          <table:table-cell office:value-type="float" office:value="380.87">
            <text:p>380.8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286">
            <text:p>PR286</text:p>
          </table:table-cell>
          <table:table-cell office:value-type="string" office:string-value="Manguera Profesional">
            <text:p>Manguera Profesional</text:p>
          </table:table-cell>
          <table:table-cell office:value-type="float" office:value="621">
            <text:p>621</text:p>
          </table:table-cell>
          <table:table-cell office:value-type="float" office:value="419.41">
            <text:p>419.4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287">
            <text:p>PR287</text:p>
          </table:table-cell>
          <table:table-cell office:value-type="string" office:string-value="Cable 5m">
            <text:p>Cable 5m</text:p>
          </table:table-cell>
          <table:table-cell office:value-type="float" office:value="997">
            <text:p>997</text:p>
          </table:table-cell>
          <table:table-cell office:value-type="float" office:value="703.73">
            <text:p>703.7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288">
            <text:p>PR288</text:p>
          </table:table-cell>
          <table:table-cell office:value-type="string" office:string-value="right">
            <text:p>right</text:p>
          </table:table-cell>
          <table:table-cell office:value-type="float" office:value="929">
            <text:p>929</text:p>
          </table:table-cell>
          <table:table-cell office:value-type="float" office:value="574.58">
            <text:p>574.58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289">
            <text:p>PR289</text:p>
          </table:table-cell>
          <table:table-cell office:value-type="string" office:string-value="Cable 10A">
            <text:p>Cable 10A</text:p>
          </table:table-cell>
          <table:table-cell office:value-type="float" office:value="304">
            <text:p>304</text:p>
          </table:table-cell>
          <table:table-cell office:value-type="float" office:value="51.03">
            <text:p>51.0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290">
            <text:p>PR290</text:p>
          </table:table-cell>
          <table:table-cell office:value-type="string" office:string-value="Alicate Acero">
            <text:p>Alicate Acero</text:p>
          </table:table-cell>
          <table:table-cell office:value-type="string" office:string-value="N/A">
            <text:p>N/A</text:p>
          </table:table-cell>
          <table:table-cell office:value-type="float" office:value="171.34">
            <text:p>171.34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291">
            <text:p>PR291</text:p>
          </table:table-cell>
          <table:table-cell office:value-type="string" office:string-value="Ladrillo Hueco">
            <text:p>Ladrillo Hueco</text:p>
          </table:table-cell>
          <table:table-cell office:value-type="float" office:value="986">
            <text:p>986</text:p>
          </table:table-cell>
          <table:table-cell office:value-type="float" office:value="835.87">
            <text:p>835.87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292">
            <text:p>PR292</text:p>
          </table:table-cell>
          <table:table-cell office:value-type="string" office:string-value="Tubo 1/2&quot;">
            <text:p>Tubo 1/2"</text:p>
          </table:table-cell>
          <table:table-cell office:value-type="float" office:value="605">
            <text:p>605</text:p>
          </table:table-cell>
          <table:table-cell office:value-type="float" office:value="569.37">
            <text:p>569.3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293">
            <text:p>PR293</text:p>
          </table:table-cell>
          <table:table-cell office:value-type="string" office:string-value="Destornillador 300g">
            <text:p>Destornillador 300g</text:p>
          </table:table-cell>
          <table:table-cell office:value-type="float" office:value="65">
            <text:p>65</text:p>
          </table:table-cell>
          <table:table-cell office:value-type="float" office:value="314.92">
            <text:p>314.9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294">
            <text:p>PR294</text:p>
          </table:table-cell>
          <table:table-cell office:value-type="string" office:string-value="Pala Profesional">
            <text:p>Pala Profesional</text:p>
          </table:table-cell>
          <table:table-cell office:value-type="string" office:string-value="N/A">
            <text:p>N/A</text:p>
          </table:table-cell>
          <table:table-cell office:value-type="float" office:value="664.05">
            <text:p>664.0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Perno M8">
            <text:p>Perno M8</text:p>
          </table:table-cell>
          <table:table-cell office:value-type="string" office:string-value="">
            <text:p/>
          </table:table-cell>
          <table:table-cell office:value-type="float" office:value="331.56">
            <text:p>331.56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296">
            <text:p>PR296</text:p>
          </table:table-cell>
          <table:table-cell office:value-type="string" office:string-value="Caja">
            <text:p>Caja</text:p>
          </table:table-cell>
          <table:table-cell office:value-type="float" office:value="587">
            <text:p>587</text:p>
          </table:table-cell>
          <table:table-cell office:value-type="float" office:value="856.73">
            <text:p>856.7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297">
            <text:p>PR297</text:p>
          </table:table-cell>
          <table:table-cell office:value-type="string" office:string-value="Clavo">
            <text:p>Clavo</text:p>
          </table:table-cell>
          <table:table-cell office:value-type="float" office:value="846">
            <text:p>846</text:p>
          </table:table-cell>
          <table:table-cell office:value-type="string" office:string-value="">
            <text:p/>
          </table:table-cell>
          <table:table-cell office:value-type="string" office:string-value="Ferretería">
            <text:p>Ferreterí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298">
            <text:p>PR298</text:p>
          </table:table-cell>
          <table:table-cell office:value-type="string" office:string-value="Bandeja Plástico">
            <text:p>Bandeja Plástico</text:p>
          </table:table-cell>
          <table:table-cell office:value-type="float" office:value="786">
            <text:p>786</text:p>
          </table:table-cell>
          <table:table-cell office:value-type="float" office:value="473.66">
            <text:p>473.66</text:p>
          </table:table-cell>
          <table:table-cell office:value-type="string" office:string-value="Pintura">
            <text:p>Pintura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299">
            <text:p>PR299</text:p>
          </table:table-cell>
          <table:table-cell office:value-type="string" office:string-value="Resistor">
            <text:p>Resistor</text:p>
          </table:table-cell>
          <table:table-cell office:value-type="float" office:value="649">
            <text:p>649</text:p>
          </table:table-cell>
          <table:table-cell office:value-type="float" office:value="292.69">
            <text:p>292.6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300">
            <text:p>PR300</text:p>
          </table:table-cell>
          <table:table-cell office:value-type="string" office:string-value="Sifón 3/4&quot;">
            <text:p>Sifón 3/4"</text:p>
          </table:table-cell>
          <table:table-cell office:value-type="float" office:value="873">
            <text:p>873</text:p>
          </table:table-cell>
          <table:table-cell office:value-type="float" office:value="457.59">
            <text:p>457.59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301">
            <text:p>PR301</text:p>
          </table:table-cell>
          <table:table-cell office:value-type="string" office:string-value="Fusible Amarillo">
            <text:p>Fusible Amarillo</text:p>
          </table:table-cell>
          <table:table-cell office:value-type="float" office:value="138">
            <text:p>138</text:p>
          </table:table-cell>
          <table:table-cell office:value-type="float" office:value="5.33">
            <text:p>5.3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302">
            <text:p>PR302</text:p>
          </table:table-cell>
          <table:table-cell office:value-type="string" office:string-value="Brocha Cerda">
            <text:p>Brocha Cerda</text:p>
          </table:table-cell>
          <table:table-cell office:value-type="float" office:value="674">
            <text:p>674</text:p>
          </table:table-cell>
          <table:table-cell office:value-type="float" office:value="882.81">
            <text:p>882.81</text:p>
          </table:table-cell>
          <table:table-cell office:value-type="string" office:string-value="Pintura">
            <text:p>Pintur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303">
            <text:p>PR303</text:p>
          </table:table-cell>
          <table:table-cell office:value-type="string" office:string-value="Pala Metal">
            <text:p>Pala Metal</text:p>
          </table:table-cell>
          <table:table-cell office:value-type="float" office:value="617">
            <text:p>617</text:p>
          </table:table-cell>
          <table:table-cell office:value-type="float" office:value="748.68">
            <text:p>748.68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304">
            <text:p>PR304</text:p>
          </table:table-cell>
          <table:table-cell office:value-type="string" office:string-value="Sierra Ergonómico">
            <text:p>Sierra Ergonómico</text:p>
          </table:table-cell>
          <table:table-cell office:value-type="float" office:value="704">
            <text:p>704</text:p>
          </table:table-cell>
          <table:table-cell office:value-type="float" office:value="672.7">
            <text:p>672.7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305">
            <text:p>PR305</text:p>
          </table:table-cell>
          <table:table-cell office:value-type="string" office:string-value="Grifo Flexible">
            <text:p>Grifo Flexible</text:p>
          </table:table-cell>
          <table:table-cell office:value-type="float" office:value="585">
            <text:p>585</text:p>
          </table:table-cell>
          <table:table-cell office:value-type="float" office:value="710.41">
            <text:p>710.41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306">
            <text:p>PR306</text:p>
          </table:table-cell>
          <table:table-cell office:value-type="string" office:string-value="Conector Aislante">
            <text:p>Conector Aislante</text:p>
          </table:table-cell>
          <table:table-cell office:value-type="float" office:value="205">
            <text:p>205</text:p>
          </table:table-cell>
          <table:table-cell office:value-type="float" office:value="785.75">
            <text:p>785.7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307">
            <text:p>PR307</text:p>
          </table:table-cell>
          <table:table-cell office:value-type="string" office:string-value="Arandela Hexagonal">
            <text:p>Arandela Hexagonal</text:p>
          </table:table-cell>
          <table:table-cell office:value-type="float" office:value="105">
            <text:p>105</text:p>
          </table:table-cell>
          <table:table-cell office:value-type="float" office:value="675.85">
            <text:p>675.8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6">
            <text:p>Estante B6</text:p>
          </table:table-cell>
        </table:table-row>
        <table:table-row>
          <table:table-cell office:value-type="string" office:string-value="PR308">
            <text:p>PR308</text:p>
          </table:table-cell>
          <table:table-cell office:value-type="string" office:string-value="relationship">
            <text:p>relationship</text:p>
          </table:table-cell>
          <table:table-cell office:value-type="float" office:value="427">
            <text:p>427</text:p>
          </table:table-cell>
          <table:table-cell office:value-type="float" office:value="975.85">
            <text:p>975.8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309">
            <text:p>PR309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560">
            <text:p>560</text:p>
          </table:table-cell>
          <table:table-cell office:value-type="float" office:value="197.27">
            <text:p>197.27</text:p>
          </table:table-cell>
          <table:table-cell office:value-type="string" office:string-value="Otro">
            <text:p>Otro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310">
            <text:p>PR310</text:p>
          </table:table-cell>
          <table:table-cell office:value-type="string" office:string-value="Tubo Flexible">
            <text:p>Tubo Flexible</text:p>
          </table:table-cell>
          <table:table-cell office:value-type="float" office:value="42">
            <text:p>42</text:p>
          </table:table-cell>
          <table:table-cell office:value-type="float" office:value="557.04">
            <text:p>557.0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2">
            <text:p>Estante E2</text:p>
          </table:table-cell>
        </table:table-row>
        <table:table-row>
          <table:table-cell office:value-type="string" office:string-value="PR311">
            <text:p>PR311</text:p>
          </table:table-cell>
          <table:table-cell office:value-type="string" office:string-value="Tuerca">
            <text:p>Tuerca</text:p>
          </table:table-cell>
          <table:table-cell office:value-type="float" office:value="612">
            <text:p>612</text:p>
          </table:table-cell>
          <table:table-cell office:value-type="string" office:string-value="">
            <text:p/>
          </table:table-cell>
          <table:table-cell office:value-type="string" office:string-value="Ferretería">
            <text:p>Ferreterí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312">
            <text:p>PR312</text:p>
          </table:table-cell>
          <table:table-cell office:value-type="string" office:string-value="Condensador 220V">
            <text:p>Condensador 220V</text:p>
          </table:table-cell>
          <table:table-cell office:value-type="float" office:value="1000">
            <text:p>1000</text:p>
          </table:table-cell>
          <table:table-cell office:value-type="float" office:value="543.54">
            <text:p>543.5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313">
            <text:p>PR313</text:p>
          </table:table-cell>
          <table:table-cell office:value-type="string" office:string-value="Pala Profesional">
            <text:p>Pala Profesional</text:p>
          </table:table-cell>
          <table:table-cell office:value-type="float" office:value="575">
            <text:p>575</text:p>
          </table:table-cell>
          <table:table-cell office:value-type="float" office:value="981.15">
            <text:p>981.15</text:p>
          </table:table-cell>
          <table:table-cell office:value-type="string" office:string-value="Jardinería">
            <text:p>Jardinerí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314">
            <text:p>PR314</text:p>
          </table:table-cell>
          <table:table-cell office:value-type="string" office:string-value="Pala Plástico">
            <text:p>Pala Plástico</text:p>
          </table:table-cell>
          <table:table-cell office:value-type="float" office:value="554">
            <text:p>554</text:p>
          </table:table-cell>
          <table:table-cell office:value-type="float" office:value="25.68">
            <text:p>25.68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315">
            <text:p>PR315</text:p>
          </table:table-cell>
          <table:table-cell office:value-type="string" office:string-value="Bandeja Metal">
            <text:p>Bandeja Metal</text:p>
          </table:table-cell>
          <table:table-cell office:value-type="float" office:value="-1">
            <text:p>-1</text:p>
          </table:table-cell>
          <table:table-cell office:value-type="float" office:value="956.32">
            <text:p>956.32</text:p>
          </table:table-cell>
          <table:table-cell office:value-type="string" office:string-value="Pintura">
            <text:p>Pintura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316">
            <text:p>PR316</text:p>
          </table:table-cell>
          <table:table-cell office:value-type="string" office:string-value="Regadera Plástico">
            <text:p>Regadera Plástico</text:p>
          </table:table-cell>
          <table:table-cell office:value-type="float" office:value="849">
            <text:p>849</text:p>
          </table:table-cell>
          <table:table-cell office:value-type="float" office:value="976.25">
            <text:p>976.2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317">
            <text:p>PR317</text:p>
          </table:table-cell>
          <table:table-cell office:value-type="string" office:string-value="Resistor">
            <text:p>Resistor</text:p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318">
            <text:p>PR318</text:p>
          </table:table-cell>
          <table:table-cell office:value-type="string" office:string-value="Viga Hueco">
            <text:p>Viga Hueco</text:p>
          </table:table-cell>
          <table:table-cell office:value-type="float" office:value="122">
            <text:p>122</text:p>
          </table:table-cell>
          <table:table-cell office:value-type="float" office:value="641.78">
            <text:p>641.78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319">
            <text:p>PR319</text:p>
          </table:table-cell>
          <table:table-cell office:value-type="string" office:string-value="Tornillo Hexagonal">
            <text:p>Tornillo Hexagonal</text:p>
          </table:table-cell>
          <table:table-cell office:value-type="float" office:value="309">
            <text:p>309</text:p>
          </table:table-cell>
          <table:table-cell office:value-type="float" office:value="282.24">
            <text:p>282.24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320">
            <text:p>PR320</text:p>
          </table:table-cell>
          <table:table-cell office:value-type="string" office:string-value="Perno Inoxidable">
            <text:p>Perno Inoxidable</text:p>
          </table:table-cell>
          <table:table-cell office:value-type="float" office:value="650">
            <text:p>650</text:p>
          </table:table-cell>
          <table:table-cell office:value-type="float" office:value="677.61">
            <text:p>677.61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321">
            <text:p>PR321</text:p>
          </table:table-cell>
          <table:table-cell office:value-type="string" office:string-value="Martillo Acero">
            <text:p>Martillo Acero</text:p>
          </table:table-cell>
          <table:table-cell office:value-type="float" office:value="1000">
            <text:p>1000</text:p>
          </table:table-cell>
          <table:table-cell office:value-type="float" office:value="537.61">
            <text:p>537.6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322">
            <text:p>PR322</text:p>
          </table:table-cell>
          <table:table-cell office:value-type="string" office:string-value="Sierra Ergonómico">
            <text:p>Sierra Ergonómico</text:p>
          </table:table-cell>
          <table:table-cell office:value-type="float" office:value="199">
            <text:p>199</text:p>
          </table:table-cell>
          <table:table-cell office:value-type="float" office:value="671.31">
            <text:p>671.3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323">
            <text:p>PR323</text:p>
          </table:table-cell>
          <table:table-cell office:value-type="string" office:string-value="Rodillo 5cm">
            <text:p>Rodillo 5cm</text:p>
          </table:table-cell>
          <table:table-cell office:value-type="float" office:value="595">
            <text:p>595</text:p>
          </table:table-cell>
          <table:table-cell office:value-type="float" office:value="331.52">
            <text:p>331.52</text:p>
          </table:table-cell>
          <table:table-cell office:value-type="string" office:string-value="Pintura">
            <text:p>Pintura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324">
            <text:p>PR324</text:p>
          </table:table-cell>
          <table:table-cell office:value-type="string" office:string-value="Cemento Termoaislante">
            <text:p>Cemento Termoaislante</text:p>
          </table:table-cell>
          <table:table-cell office:value-type="float" office:value="711">
            <text:p>711</text:p>
          </table:table-cell>
          <table:table-cell office:value-type="float" office:value="565.99">
            <text:p>565.99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Válvula PVC">
            <text:p>Válvula PVC</text:p>
          </table:table-cell>
          <table:table-cell office:value-type="float" office:value="138">
            <text:p>138</text:p>
          </table:table-cell>
          <table:table-cell office:value-type="float" office:value="332.23">
            <text:p>332.23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326">
            <text:p>PR326</text:p>
          </table:table-cell>
          <table:table-cell office:value-type="string" office:string-value="Ladrillo 25kg">
            <text:p>Ladrillo 25kg</text:p>
          </table:table-cell>
          <table:table-cell office:value-type="float" office:value="144">
            <text:p>144</text:p>
          </table:table-cell>
          <table:table-cell office:value-type="float" office:value="197.24">
            <text:p>197.2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327">
            <text:p>PR327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565">
            <text:p>565</text:p>
          </table:table-cell>
          <table:table-cell office:value-type="float" office:value="894.09">
            <text:p>894.09</text:p>
          </table:table-cell>
          <table:table-cell office:value-type="string" office:string-value="">
            <text:p/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328">
            <text:p>PR328</text:p>
          </table:table-cell>
          <table:table-cell office:value-type="string" office:string-value="Sierra 300g">
            <text:p>Sierra 300g</text:p>
          </table:table-cell>
          <table:table-cell office:value-type="float" office:value="93">
            <text:p>93</text:p>
          </table:table-cell>
          <table:table-cell office:value-type="float" office:value="502.67">
            <text:p>502.67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329">
            <text:p>PR329</text:p>
          </table:table-cell>
          <table:table-cell office:value-type="string" office:string-value="Válvula Flexible">
            <text:p>Válvula Flexible</text:p>
          </table:table-cell>
          <table:table-cell office:value-type="float" office:value="991">
            <text:p>991</text:p>
          </table:table-cell>
          <table:table-cell office:value-type="float" office:value="732.27">
            <text:p>732.2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330">
            <text:p>PR330</text:p>
          </table:table-cell>
          <table:table-cell office:value-type="string" office:string-value="stop">
            <text:p>stop</text:p>
          </table:table-cell>
          <table:table-cell office:value-type="float" office:value="930">
            <text:p>930</text:p>
          </table:table-cell>
          <table:table-cell office:value-type="float" office:value="388.71">
            <text:p>388.71</text:p>
          </table:table-cell>
          <table:table-cell office:value-type="string" office:string-value="Pintura">
            <text:p>Pintur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331">
            <text:p>PR331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388">
            <text:p>388</text:p>
          </table:table-cell>
          <table:table-cell office:value-type="float" office:value="653.68">
            <text:p>653.68</text:p>
          </table:table-cell>
          <table:table-cell office:value-type="string" office:string-value="Otro">
            <text:p>Otro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332">
            <text:p>PR332</text:p>
          </table:table-cell>
          <table:table-cell office:value-type="string" office:string-value="Pala Pequeño">
            <text:p>Pala Pequeño</text:p>
          </table:table-cell>
          <table:table-cell office:value-type="float" office:value="7">
            <text:p>7</text:p>
          </table:table-cell>
          <table:table-cell office:value-type="float" office:value="139.83">
            <text:p>139.83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333">
            <text:p>PR333</text:p>
          </table:table-cell>
          <table:table-cell office:value-type="string" office:string-value="Cemento Hueco">
            <text:p>Cemento Hueco</text:p>
          </table:table-cell>
          <table:table-cell office:value-type="float" office:value="425">
            <text:p>425</text:p>
          </table:table-cell>
          <table:table-cell office:value-type="float" office:value="720.54">
            <text:p>720.5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334">
            <text:p>PR334</text:p>
          </table:table-cell>
          <table:table-cell office:value-type="string" office:string-value="Sifón">
            <text:p>Sifón</text:p>
          </table:table-cell>
          <table:table-cell office:value-type="float" office:value="1000">
            <text:p>1000</text:p>
          </table:table-cell>
          <table:table-cell office:value-type="float" office:value="135.59">
            <text:p>135.59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335">
            <text:p>PR335</text:p>
          </table:table-cell>
          <table:table-cell office:value-type="string" office:string-value="Válvula Flexible">
            <text:p>Válvula Flexible</text:p>
          </table:table-cell>
          <table:table-cell office:value-type="float" office:value="900">
            <text:p>900</text:p>
          </table:table-cell>
          <table:table-cell office:value-type="float" office:value="662.08">
            <text:p>662.08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336">
            <text:p>PR336</text:p>
          </table:table-cell>
          <table:table-cell office:value-type="string" office:string-value="Brocha Cerda">
            <text:p>Brocha Cerda</text:p>
          </table:table-cell>
          <table:table-cell office:value-type="float" office:value="841">
            <text:p>841</text:p>
          </table:table-cell>
          <table:table-cell office:value-type="float" office:value="623.59">
            <text:p>623.59</text:p>
          </table:table-cell>
          <table:table-cell office:value-type="string" office:string-value="Pintura">
            <text:p>Pintur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337">
            <text:p>PR337</text:p>
          </table:table-cell>
          <table:table-cell office:value-type="string" office:string-value="Sierra 300g">
            <text:p>Sierra 300g</text:p>
          </table:table-cell>
          <table:table-cell office:value-type="float" office:value="17">
            <text:p>17</text:p>
          </table:table-cell>
          <table:table-cell office:value-type="float" office:value="859.73">
            <text:p>859.73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338">
            <text:p>PR338</text:p>
          </table:table-cell>
          <table:table-cell office:value-type="string" office:string-value="Interruptor 220V">
            <text:p>Interruptor 220V</text:p>
          </table:table-cell>
          <table:table-cell office:value-type="float" office:value="121">
            <text:p>121</text:p>
          </table:table-cell>
          <table:table-cell office:value-type="float" office:value="-0.5">
            <text:p>-0.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339">
            <text:p>PR339</text:p>
          </table:table-cell>
          <table:table-cell office:value-type="string" office:string-value="Portalámparas Azul">
            <text:p>Portalámparas Azul</text:p>
          </table:table-cell>
          <table:table-cell office:value-type="float" office:value="822">
            <text:p>822</text:p>
          </table:table-cell>
          <table:table-cell office:value-type="float" office:value="768.9">
            <text:p>768.9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340">
            <text:p>PR340</text:p>
          </table:table-cell>
          <table:table-cell office:value-type="string" office:string-value="Condensador UTP">
            <text:p>Condensador UTP</text:p>
          </table:table-cell>
          <table:table-cell office:value-type="float" office:value="898">
            <text:p>898</text:p>
          </table:table-cell>
          <table:table-cell office:value-type="float" office:value="258.55">
            <text:p>258.5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341">
            <text:p>PR341</text:p>
          </table:table-cell>
          <table:table-cell office:value-type="string" office:string-value="LED 5m">
            <text:p>LED 5m</text:p>
          </table:table-cell>
          <table:table-cell office:value-type="float" office:value="110">
            <text:p>110</text:p>
          </table:table-cell>
          <table:table-cell office:value-type="float" office:value="651.92">
            <text:p>651.9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342">
            <text:p>PR342</text:p>
          </table:table-cell>
          <table:table-cell office:value-type="string" office:string-value="Llave Ergonómico">
            <text:p>Llave Ergonómico</text:p>
          </table:table-cell>
          <table:table-cell office:value-type="float" office:value="380">
            <text:p>380</text:p>
          </table:table-cell>
          <table:table-cell office:value-type="float" office:value="484.28">
            <text:p>484.2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343">
            <text:p>PR343</text:p>
          </table:table-cell>
          <table:table-cell office:value-type="string" office:string-value="Fusible 10m">
            <text:p>Fusible 10m</text:p>
          </table:table-cell>
          <table:table-cell office:value-type="float" office:value="521">
            <text:p>521</text:p>
          </table:table-cell>
          <table:table-cell office:value-type="float" office:value="339.1">
            <text:p>339.1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344">
            <text:p>PR344</text:p>
          </table:table-cell>
          <table:table-cell office:value-type="string" office:string-value="Tornillo Allen">
            <text:p>Tornillo Allen</text:p>
          </table:table-cell>
          <table:table-cell office:value-type="float" office:value="446">
            <text:p>446</text:p>
          </table:table-cell>
          <table:table-cell office:value-type="string" office:string-value="">
            <text:p/>
          </table:table-cell>
          <table:table-cell office:value-type="string" office:string-value="Ferretería">
            <text:p>Ferreterí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345">
            <text:p>PR345</text:p>
          </table:table-cell>
          <table:table-cell office:value-type="string" office:string-value="Conector Aislante">
            <text:p>Conector Aislante</text:p>
          </table:table-cell>
          <table:table-cell office:value-type="float" office:value="840">
            <text:p>840</text:p>
          </table:table-cell>
          <table:table-cell office:value-type="float" office:value="494.87">
            <text:p>494.87</text:p>
          </table:table-cell>
          <table:table-cell office:value-type="string" office:string-value="Electricidad">
            <text:p>Electricidad</text:p>
          </table:table-cell>
          <table:table-cell office:value-type="string" office:string-value="nothing">
            <text:p>nothing</text:p>
          </table:table-cell>
        </table:table-row>
        <table:table-row>
          <table:table-cell office:value-type="string" office:string-value="PR346">
            <text:p>PR346</text:p>
          </table:table-cell>
          <table:table-cell office:value-type="string" office:string-value="Perno M8">
            <text:p>Perno M8</text:p>
          </table:table-cell>
          <table:table-cell office:value-type="float" office:value="369">
            <text:p>369</text:p>
          </table:table-cell>
          <table:table-cell office:value-type="float" office:value="1.29">
            <text:p>1.29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347">
            <text:p>PR347</text:p>
          </table:table-cell>
          <table:table-cell office:value-type="string" office:string-value="Llave Acero">
            <text:p>Llave Acero</text:p>
          </table:table-cell>
          <table:table-cell office:value-type="float" office:value="563">
            <text:p>563</text:p>
          </table:table-cell>
          <table:table-cell office:value-type="float" office:value="829.94">
            <text:p>829.94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348">
            <text:p>PR348</text:p>
          </table:table-cell>
          <table:table-cell office:value-type="string" office:string-value="Cemento Hueco">
            <text:p>Cemento Hueco</text:p>
          </table:table-cell>
          <table:table-cell office:value-type="float" office:value="417">
            <text:p>417</text:p>
          </table:table-cell>
          <table:table-cell office:value-type="float" office:value="559.07">
            <text:p>559.07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349">
            <text:p>PR349</text:p>
          </table:table-cell>
          <table:table-cell office:value-type="string" office:string-value="Teja Reforzado">
            <text:p>Teja Reforzado</text:p>
          </table:table-cell>
          <table:table-cell office:value-type="float" office:value="789">
            <text:p>789</text:p>
          </table:table-cell>
          <table:table-cell office:value-type="float" office:value="340.32">
            <text:p>340.32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350">
            <text:p>PR350</text:p>
          </table:table-cell>
          <table:table-cell office:value-type="string" office:string-value="Arandela">
            <text:p>Arandela</text:p>
          </table:table-cell>
          <table:table-cell office:value-type="float" office:value="226">
            <text:p>226</text:p>
          </table:table-cell>
          <table:table-cell office:value-type="float" office:value="230.7">
            <text:p>230.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351">
            <text:p>PR351</text:p>
          </table:table-cell>
          <table:table-cell office:value-type="string" office:string-value="Arandela Hexagonal">
            <text:p>Arandela Hexagonal</text:p>
          </table:table-cell>
          <table:table-cell office:value-type="string" office:string-value="N/A">
            <text:p>N/A</text:p>
          </table:table-cell>
          <table:table-cell office:value-type="float" office:value="354.18">
            <text:p>354.18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352">
            <text:p>PR352</text:p>
          </table:table-cell>
          <table:table-cell office:value-type="string" office:string-value="Regadera Grande">
            <text:p>Regadera Grande</text:p>
          </table:table-cell>
          <table:table-cell office:value-type="float" office:value="208">
            <text:p>208</text:p>
          </table:table-cell>
          <table:table-cell office:value-type="float" office:value="836.5">
            <text:p>836.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353">
            <text:p>PR353</text:p>
          </table:table-cell>
          <table:table-cell office:value-type="string" office:string-value="LED 220V">
            <text:p>LED 220V</text:p>
          </table:table-cell>
          <table:table-cell office:value-type="float" office:value="869">
            <text:p>869</text:p>
          </table:table-cell>
          <table:table-cell office:value-type="float" office:value="621.05">
            <text:p>621.0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354">
            <text:p>PR354</text:p>
          </table:table-cell>
          <table:table-cell office:value-type="string" office:string-value="Espátula Metal">
            <text:p>Espátula Metal</text:p>
          </table:table-cell>
          <table:table-cell office:value-type="float" office:value="539">
            <text:p>539</text:p>
          </table:table-cell>
          <table:table-cell office:value-type="float" office:value="478.84">
            <text:p>478.84</text:p>
          </table:table-cell>
          <table:table-cell office:value-type="string" office:string-value="Pintura">
            <text:p>Pintur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355">
            <text:p>PR355</text:p>
          </table:table-cell>
          <table:table-cell office:value-type="string" office:string-value="Tubo 1/2&quot;">
            <text:p>Tubo 1/2"</text:p>
          </table:table-cell>
          <table:table-cell office:value-type="string" office:string-value="N/A">
            <text:p>N/A</text:p>
          </table:table-cell>
          <table:table-cell office:value-type="float" office:value="101.65">
            <text:p>101.6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356">
            <text:p>PR356</text:p>
          </table:table-cell>
          <table:table-cell office:value-type="string" office:string-value="Viga Macizo">
            <text:p>Viga Macizo</text:p>
          </table:table-cell>
          <table:table-cell office:value-type="float" office:value="216">
            <text:p>216</text:p>
          </table:table-cell>
          <table:table-cell office:value-type="float" office:value="752.44">
            <text:p>752.4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357">
            <text:p>PR357</text:p>
          </table:table-cell>
          <table:table-cell office:value-type="string" office:string-value="Junta PVC">
            <text:p>Junta PVC</text:p>
          </table:table-cell>
          <table:table-cell office:value-type="float" office:value="569">
            <text:p>569</text:p>
          </table:table-cell>
          <table:table-cell office:value-type="float" office:value="381.5">
            <text:p>381.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358">
            <text:p>PR358</text:p>
          </table:table-cell>
          <table:table-cell office:value-type="string" office:string-value="Clavo Inoxidable">
            <text:p>Clavo Inoxidable</text:p>
          </table:table-cell>
          <table:table-cell office:value-type="float" office:value="324">
            <text:p>324</text:p>
          </table:table-cell>
          <table:table-cell office:value-type="float" office:value="300.73">
            <text:p>300.73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359">
            <text:p>PR359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343">
            <text:p>343</text:p>
          </table:table-cell>
          <table:table-cell office:value-type="float" office:value="360.95">
            <text:p>360.95</text:p>
          </table:table-cell>
          <table:table-cell office:value-type="string" office:string-value="">
            <text:p/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360">
            <text:p>PR360</text:p>
          </table:table-cell>
          <table:table-cell office:value-type="string" office:string-value="Arandela M8">
            <text:p>Arandela M8</text:p>
          </table:table-cell>
          <table:table-cell office:value-type="float" office:value="666">
            <text:p>666</text:p>
          </table:table-cell>
          <table:table-cell office:value-type="float" office:value="175.36">
            <text:p>175.36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361">
            <text:p>PR361</text:p>
          </table:table-cell>
          <table:table-cell office:value-type="string" office:string-value="Lija Espuma">
            <text:p>Lija Espuma</text:p>
          </table:table-cell>
          <table:table-cell office:value-type="float" office:value="980">
            <text:p>980</text:p>
          </table:table-cell>
          <table:table-cell office:value-type="float" office:value="168.41">
            <text:p>168.41</text:p>
          </table:table-cell>
          <table:table-cell office:value-type="string" office:string-value="Pintura">
            <text:p>Pintura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362">
            <text:p>PR362</text:p>
          </table:table-cell>
          <table:table-cell office:value-type="string" office:string-value="Fusible">
            <text:p>Fusible</text:p>
          </table:table-cell>
          <table:table-cell office:value-type="float" office:value="322">
            <text:p>322</text:p>
          </table:table-cell>
          <table:table-cell office:value-type="float" office:value="292.06">
            <text:p>292.0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363">
            <text:p>PR363</text:p>
          </table:table-cell>
          <table:table-cell office:value-type="string" office:string-value="Bandeja Plástico">
            <text:p>Bandeja Plástico</text:p>
          </table:table-cell>
          <table:table-cell office:value-type="float" office:value="189">
            <text:p>189</text:p>
          </table:table-cell>
          <table:table-cell office:value-type="float" office:value="125.91">
            <text:p>125.91</text:p>
          </table:table-cell>
          <table:table-cell office:value-type="string" office:string-value="Pintura">
            <text:p>Pintura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364">
            <text:p>PR364</text:p>
          </table:table-cell>
          <table:table-cell office:value-type="string" office:string-value="LED 10A">
            <text:p>LED 10A</text:p>
          </table:table-cell>
          <table:table-cell office:value-type="float" office:value="27">
            <text:p>27</text:p>
          </table:table-cell>
          <table:table-cell office:value-type="float" office:value="524.46">
            <text:p>524.4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365XX">
            <text:p>PR365XX</text:p>
          </table:table-cell>
          <table:table-cell office:value-type="string" office:string-value="Grifo Cobre">
            <text:p>Grifo Cobre</text:p>
          </table:table-cell>
          <table:table-cell office:value-type="float" office:value="135">
            <text:p>135</text:p>
          </table:table-cell>
          <table:table-cell office:value-type="float" office:value="171.44">
            <text:p>171.44</text:p>
          </table:table-cell>
          <table:table-cell office:value-type="string" office:string-value="Fontanería">
            <text:p>Fontanerí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366">
            <text:p>PR366</text:p>
          </table:table-cell>
          <table:table-cell office:value-type="string" office:string-value="Llave 15cm">
            <text:p>Llave 15cm</text:p>
          </table:table-cell>
          <table:table-cell office:value-type="float" office:value="139">
            <text:p>139</text:p>
          </table:table-cell>
          <table:table-cell office:value-type="float" office:value="697.93">
            <text:p>697.93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367">
            <text:p>PR367</text:p>
          </table:table-cell>
          <table:table-cell office:value-type="string" office:string-value="Conector Amarillo">
            <text:p>Conector Amarillo</text:p>
          </table:table-cell>
          <table:table-cell office:value-type="float" office:value="92">
            <text:p>92</text:p>
          </table:table-cell>
          <table:table-cell office:value-type="float" office:value="366.42">
            <text:p>366.42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368">
            <text:p>PR368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489">
            <text:p>489</text:p>
          </table:table-cell>
          <table:table-cell office:value-type="float" office:value="766.1">
            <text:p>766.1</text:p>
          </table:table-cell>
          <table:table-cell office:value-type="string" office:string-value="Varios">
            <text:p>Varios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369">
            <text:p>PR369</text:p>
          </table:table-cell>
          <table:table-cell office:value-type="string" office:string-value="Tuerca Allen">
            <text:p>Tuerca Allen</text:p>
          </table:table-cell>
          <table:table-cell office:value-type="float" office:value="733">
            <text:p>733</text:p>
          </table:table-cell>
          <table:table-cell office:value-type="float" office:value="390.33">
            <text:p>390.33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370">
            <text:p>PR370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874">
            <text:p>874</text:p>
          </table:table-cell>
          <table:table-cell office:value-type="float" office:value="-0.5">
            <text:p>-0.5</text:p>
          </table:table-cell>
          <table:table-cell office:value-type="string" office:string-value="Varios">
            <text:p>Varios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371">
            <text:p>PR371</text:p>
          </table:table-cell>
          <table:table-cell office:value-type="string" office:string-value="Rodillo 5cm">
            <text:p>Rodillo 5cm</text:p>
          </table:table-cell>
          <table:table-cell office:value-type="float" office:value="105">
            <text:p>105</text:p>
          </table:table-cell>
          <table:table-cell office:value-type="float" office:value="125.91">
            <text:p>125.91</text:p>
          </table:table-cell>
          <table:table-cell office:value-type="string" office:string-value="Pintura">
            <text:p>Pintura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Grifo Cobre">
            <text:p>Grifo Cobre</text:p>
          </table:table-cell>
          <table:table-cell office:value-type="float" office:value="475">
            <text:p>475</text:p>
          </table:table-cell>
          <table:table-cell office:value-type="float" office:value="32.71">
            <text:p>32.71</text:p>
          </table:table-cell>
          <table:table-cell office:value-type="string" office:string-value="Fontanería">
            <text:p>Fontanería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373XX">
            <text:p>PR373XX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125">
            <text:p>125</text:p>
          </table:table-cell>
          <table:table-cell office:value-type="float" office:value="714.97">
            <text:p>714.97</text:p>
          </table:table-cell>
          <table:table-cell office:value-type="string" office:string-value="population">
            <text:p>population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374">
            <text:p>PR374</text:p>
          </table:table-cell>
          <table:table-cell office:value-type="string" office:string-value="Tornillo Allen">
            <text:p>Tornillo Allen</text:p>
          </table:table-cell>
          <table:table-cell office:value-type="float" office:value="985">
            <text:p>985</text:p>
          </table:table-cell>
          <table:table-cell office:value-type="float" office:value="323.74">
            <text:p>323.74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375">
            <text:p>PR375</text:p>
          </table:table-cell>
          <table:table-cell office:value-type="string" office:string-value="Condensador Coaxial">
            <text:p>Condensador Coaxial</text:p>
          </table:table-cell>
          <table:table-cell office:value-type="float" office:value="242">
            <text:p>242</text:p>
          </table:table-cell>
          <table:table-cell office:value-type="float" office:value="325.19">
            <text:p>325.1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376">
            <text:p>PR376</text:p>
          </table:table-cell>
          <table:table-cell office:value-type="string" office:string-value="Fusible Azul">
            <text:p>Fusible Azul</text:p>
          </table:table-cell>
          <table:table-cell office:value-type="float" office:value="159">
            <text:p>159</text:p>
          </table:table-cell>
          <table:table-cell office:value-type="float" office:value="90.39">
            <text:p>90.39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377">
            <text:p>PR377</text:p>
          </table:table-cell>
          <table:table-cell office:value-type="string" office:string-value="Martillo">
            <text:p>Martillo</text:p>
          </table:table-cell>
          <table:table-cell office:value-type="float" office:value="719">
            <text:p>719</text:p>
          </table:table-cell>
          <table:table-cell office:value-type="float" office:value="108.28">
            <text:p>108.2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378">
            <text:p>PR378</text:p>
          </table:table-cell>
          <table:table-cell office:value-type="string" office:string-value="middle">
            <text:p>middle</text:p>
          </table:table-cell>
          <table:table-cell office:value-type="float" office:value="742">
            <text:p>742</text:p>
          </table:table-cell>
          <table:table-cell office:value-type="float" office:value="898.76">
            <text:p>898.7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379">
            <text:p>PR379</text:p>
          </table:table-cell>
          <table:table-cell office:value-type="string" office:string-value="Brocha Plástico">
            <text:p>Brocha Plástico</text:p>
          </table:table-cell>
          <table:table-cell office:value-type="float" office:value="852">
            <text:p>852</text:p>
          </table:table-cell>
          <table:table-cell office:value-type="float" office:value="860.7">
            <text:p>860.7</text:p>
          </table:table-cell>
          <table:table-cell office:value-type="string" office:string-value="Pintura">
            <text:p>Pintura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380">
            <text:p>PR380</text:p>
          </table:table-cell>
          <table:table-cell office:value-type="string" office:string-value="argue">
            <text:p>argue</text:p>
          </table:table-cell>
          <table:table-cell office:value-type="float" office:value="389">
            <text:p>389</text:p>
          </table:table-cell>
          <table:table-cell office:value-type="float" office:value="883.05">
            <text:p>883.0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381">
            <text:p>PR381</text:p>
          </table:table-cell>
          <table:table-cell office:value-type="string" office:string-value="Manguera Pequeño">
            <text:p>Manguera Pequeño</text:p>
          </table:table-cell>
          <table:table-cell office:value-type="float" office:value="700">
            <text:p>700</text:p>
          </table:table-cell>
          <table:table-cell office:value-type="float" office:value="551.92">
            <text:p>551.9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382">
            <text:p>PR382</text:p>
          </table:table-cell>
          <table:table-cell office:value-type="string" office:string-value="tough">
            <text:p>tough</text:p>
          </table:table-cell>
          <table:table-cell office:value-type="float" office:value="183">
            <text:p>183</text:p>
          </table:table-cell>
          <table:table-cell office:value-type="float" office:value="202.88">
            <text:p>202.8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383">
            <text:p>PR383</text:p>
          </table:table-cell>
          <table:table-cell office:value-type="string" office:string-value="Producto">
            <text:p>Producto</text:p>
          </table:table-cell>
          <table:table-cell office:value-type="float" office:value="736">
            <text:p>736</text:p>
          </table:table-cell>
          <table:table-cell office:value-type="string" office:string-value="gratis">
            <text:p>gratis</text:p>
          </table:table-cell>
          <table:table-cell office:value-type="string" office:string-value="player">
            <text:p>player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384">
            <text:p>PR384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273">
            <text:p>273</text:p>
          </table:table-cell>
          <table:table-cell office:value-type="float" office:value="734.57">
            <text:p>734.57</text:p>
          </table:table-cell>
          <table:table-cell office:value-type="string" office:string-value="">
            <text:p/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385">
            <text:p>PR385</text:p>
          </table:table-cell>
          <table:table-cell office:value-type="string" office:string-value="Resistor 220V">
            <text:p>Resistor 220V</text:p>
          </table:table-cell>
          <table:table-cell office:value-type="float" office:value="584">
            <text:p>584</text:p>
          </table:table-cell>
          <table:table-cell office:value-type="float" office:value="179.72">
            <text:p>179.7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386">
            <text:p>PR386</text:p>
          </table:table-cell>
          <table:table-cell office:value-type="string" office:string-value="Llave Profesional">
            <text:p>Llave Profesional</text:p>
          </table:table-cell>
          <table:table-cell office:value-type="float" office:value="517">
            <text:p>517</text:p>
          </table:table-cell>
          <table:table-cell office:value-type="float" office:value="159.02">
            <text:p>159.0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387">
            <text:p>PR387</text:p>
          </table:table-cell>
          <table:table-cell office:value-type="string" office:string-value="Alicate 300g">
            <text:p>Alicate 300g</text:p>
          </table:table-cell>
          <table:table-cell office:value-type="float" office:value="332">
            <text:p>332</text:p>
          </table:table-cell>
          <table:table-cell office:value-type="float" office:value="563.58">
            <text:p>563.5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388">
            <text:p>PR388</text:p>
          </table:table-cell>
          <table:table-cell office:value-type="string" office:string-value="Viga Hueco">
            <text:p>Viga Hueco</text:p>
          </table:table-cell>
          <table:table-cell office:value-type="float" office:value="611">
            <text:p>611</text:p>
          </table:table-cell>
          <table:table-cell office:value-type="string" office:string-value="">
            <text:p/>
          </table:table-cell>
          <table:table-cell office:value-type="string" office:string-value="Construcción">
            <text:p>Construcción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389">
            <text:p>PR389</text:p>
          </table:table-cell>
          <table:table-cell office:value-type="string" office:string-value="Sierra Ergonómico">
            <text:p>Sierra Ergonómico</text:p>
          </table:table-cell>
          <table:table-cell office:value-type="float" office:value="39">
            <text:p>39</text:p>
          </table:table-cell>
          <table:table-cell office:value-type="float" office:value="156.95">
            <text:p>156.95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2">
            <text:p>Estante E2</text:p>
          </table:table-cell>
        </table:table-row>
        <table:table-row>
          <table:table-cell office:value-type="string" office:string-value="PR390">
            <text:p>PR390</text:p>
          </table:table-cell>
          <table:table-cell office:value-type="string" office:string-value="Ladrillo Macizo">
            <text:p>Ladrillo Macizo</text:p>
          </table:table-cell>
          <table:table-cell office:value-type="float" office:value="741">
            <text:p>741</text:p>
          </table:table-cell>
          <table:table-cell office:value-type="float" office:value="483.05">
            <text:p>483.0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391">
            <text:p>PR391</text:p>
          </table:table-cell>
          <table:table-cell office:value-type="string" office:string-value="Condensador">
            <text:p>Condensador</text:p>
          </table:table-cell>
          <table:table-cell office:value-type="float" office:value="391">
            <text:p>391</text:p>
          </table:table-cell>
          <table:table-cell office:value-type="string" office:string-value="">
            <text:p/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392">
            <text:p>PR392</text:p>
          </table:table-cell>
          <table:table-cell office:value-type="string" office:string-value="Resistor UTP">
            <text:p>Resistor UTP</text:p>
          </table:table-cell>
          <table:table-cell office:value-type="float" office:value="648">
            <text:p>648</text:p>
          </table:table-cell>
          <table:table-cell office:value-type="float" office:value="305.48">
            <text:p>305.4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model">
            <text:p>model</text:p>
          </table:table-cell>
        </table:table-row>
        <table:table-row>
          <table:table-cell office:value-type="string" office:string-value="PR393">
            <text:p>PR393</text:p>
          </table:table-cell>
          <table:table-cell office:value-type="string" office:string-value="Destornillador 300g">
            <text:p>Destornillador 300g</text:p>
          </table:table-cell>
          <table:table-cell office:value-type="float" office:value="771">
            <text:p>771</text:p>
          </table:table-cell>
          <table:table-cell office:value-type="float" office:value="505.22">
            <text:p>505.2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394">
            <text:p>PR394</text:p>
          </table:table-cell>
          <table:table-cell office:value-type="string" office:string-value="Tubo Flexible">
            <text:p>Tubo Flexible</text:p>
          </table:table-cell>
          <table:table-cell office:value-type="float" office:value="88">
            <text:p>88</text:p>
          </table:table-cell>
          <table:table-cell office:value-type="float" office:value="435.06">
            <text:p>435.06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395">
            <text:p>PR395</text:p>
          </table:table-cell>
          <table:table-cell office:value-type="string" office:string-value="Tijeras Profesional">
            <text:p>Tijeras Profesional</text:p>
          </table:table-cell>
          <table:table-cell office:value-type="float" office:value="74">
            <text:p>74</text:p>
          </table:table-cell>
          <table:table-cell office:value-type="float" office:value="430.64">
            <text:p>430.64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396">
            <text:p>PR396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174">
            <text:p>174</text:p>
          </table:table-cell>
          <table:table-cell office:value-type="float" office:value="616.6">
            <text:p>616.6</text:p>
          </table:table-cell>
          <table:table-cell office:value-type="string" office:string-value="guess">
            <text:p>guess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Brocha 5cm">
            <text:p>Brocha 5cm</text:p>
          </table:table-cell>
          <table:table-cell office:value-type="float" office:value="56">
            <text:p>56</text:p>
          </table:table-cell>
          <table:table-cell office:value-type="float" office:value="621.38">
            <text:p>621.38</text:p>
          </table:table-cell>
          <table:table-cell office:value-type="string" office:string-value="Pintura">
            <text:p>Pintura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398">
            <text:p>PR398</text:p>
          </table:table-cell>
          <table:table-cell office:value-type="string" office:string-value="Tornillo Hexagonal">
            <text:p>Tornillo Hexagonal</text:p>
          </table:table-cell>
          <table:table-cell office:value-type="float" office:value="551">
            <text:p>551</text:p>
          </table:table-cell>
          <table:table-cell office:value-type="float" office:value="546.88">
            <text:p>546.88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399">
            <text:p>PR399</text:p>
          </table:table-cell>
          <table:table-cell office:value-type="string" office:string-value="Tubo Flexible">
            <text:p>Tubo Flexible</text:p>
          </table:table-cell>
          <table:table-cell office:value-type="string" office:string-value="N/A">
            <text:p>N/A</text:p>
          </table:table-cell>
          <table:table-cell office:value-type="string" office:string-value="">
            <text:p/>
          </table:table-cell>
          <table:table-cell office:value-type="string" office:string-value="Fontanería">
            <text:p>Fontanerí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400">
            <text:p>PR400</text:p>
          </table:table-cell>
          <table:table-cell office:value-type="string" office:string-value="may">
            <text:p>may</text:p>
          </table:table-cell>
          <table:table-cell office:value-type="float" office:value="665">
            <text:p>665</text:p>
          </table:table-cell>
          <table:table-cell office:value-type="float" office:value="979.81">
            <text:p>979.81</text:p>
          </table:table-cell>
          <table:table-cell office:value-type="string" office:string-value="Otro">
            <text:p>Otro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401">
            <text:p>PR401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730">
            <text:p>730</text:p>
          </table:table-cell>
          <table:table-cell office:value-type="string" office:string-value="">
            <text:p/>
          </table:table-cell>
          <table:table-cell office:value-type="string" office:string-value="Otro">
            <text:p>Otro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402">
            <text:p>PR402</text:p>
          </table:table-cell>
          <table:table-cell office:value-type="string" office:string-value="Arandela Inoxidable">
            <text:p>Arandela Inoxidable</text:p>
          </table:table-cell>
          <table:table-cell office:value-type="float" office:value="64">
            <text:p>64</text:p>
          </table:table-cell>
          <table:table-cell office:value-type="float" office:value="878.8">
            <text:p>878.8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403">
            <text:p>PR403</text:p>
          </table:table-cell>
          <table:table-cell office:value-type="string" office:string-value="Arena Hueco">
            <text:p>Arena Hueco</text:p>
          </table:table-cell>
          <table:table-cell office:value-type="float" office:value="534">
            <text:p>534</text:p>
          </table:table-cell>
          <table:table-cell office:value-type="float" office:value="612.84">
            <text:p>612.8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6">
            <text:p>Estante B6</text:p>
          </table:table-cell>
        </table:table-row>
        <table:table-row>
          <table:table-cell office:value-type="string" office:string-value="PR404">
            <text:p>PR404</text:p>
          </table:table-cell>
          <table:table-cell office:value-type="string" office:string-value="Grifo Flexible">
            <text:p>Grifo Flexible</text:p>
          </table:table-cell>
          <table:table-cell office:value-type="float" office:value="669">
            <text:p>669</text:p>
          </table:table-cell>
          <table:table-cell office:value-type="float" office:value="541.81">
            <text:p>541.81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405">
            <text:p>PR405</text:p>
          </table:table-cell>
          <table:table-cell office:value-type="string" office:string-value="Válvula 3/4&quot;">
            <text:p>Válvula 3/4"</text:p>
          </table:table-cell>
          <table:table-cell office:value-type="float" office:value="571">
            <text:p>571</text:p>
          </table:table-cell>
          <table:table-cell office:value-type="float" office:value="719.72">
            <text:p>719.72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406">
            <text:p>PR406</text:p>
          </table:table-cell>
          <table:table-cell office:value-type="string" office:string-value="Clavo Hexagonal">
            <text:p>Clavo Hexagonal</text:p>
          </table:table-cell>
          <table:table-cell office:value-type="float" office:value="193">
            <text:p>193</text:p>
          </table:table-cell>
          <table:table-cell office:value-type="float" office:value="185.56">
            <text:p>185.56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407">
            <text:p>PR407</text:p>
          </table:table-cell>
          <table:table-cell office:value-type="string" office:string-value="Regadera Pequeño">
            <text:p>Regadera Pequeño</text:p>
          </table:table-cell>
          <table:table-cell office:value-type="float" office:value="867">
            <text:p>867</text:p>
          </table:table-cell>
          <table:table-cell office:value-type="float" office:value="712.31">
            <text:p>712.3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408">
            <text:p>PR408</text:p>
          </table:table-cell>
          <table:table-cell office:value-type="string" office:string-value="Válvula">
            <text:p>Válvula</text:p>
          </table:table-cell>
          <table:table-cell office:value-type="float" office:value="16">
            <text:p>16</text:p>
          </table:table-cell>
          <table:table-cell office:value-type="float" office:value="950.25">
            <text:p>950.2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409XX">
            <text:p>PR409XX</text:p>
          </table:table-cell>
          <table:table-cell office:value-type="string" office:string-value="Tijeras Pequeño">
            <text:p>Tijeras Pequeño</text:p>
          </table:table-cell>
          <table:table-cell office:value-type="float" office:value="438">
            <text:p>438</text:p>
          </table:table-cell>
          <table:table-cell office:value-type="float" office:value="42.78">
            <text:p>42.78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410">
            <text:p>PR410</text:p>
          </table:table-cell>
          <table:table-cell office:value-type="string" office:string-value="Conector Aislante">
            <text:p>Conector Aislante</text:p>
          </table:table-cell>
          <table:table-cell office:value-type="float" office:value="463">
            <text:p>463</text:p>
          </table:table-cell>
          <table:table-cell office:value-type="float" office:value="877.89">
            <text:p>877.89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411">
            <text:p>PR411</text:p>
          </table:table-cell>
          <table:table-cell office:value-type="string" office:string-value="Fusible Aislante">
            <text:p>Fusible Aislante</text:p>
          </table:table-cell>
          <table:table-cell office:value-type="float" office:value="451">
            <text:p>451</text:p>
          </table:table-cell>
          <table:table-cell office:value-type="float" office:value="305.25">
            <text:p>305.2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412">
            <text:p>PR412</text:p>
          </table:table-cell>
          <table:table-cell office:value-type="string" office:string-value="Ladrillo Reforzado">
            <text:p>Ladrillo Reforzado</text:p>
          </table:table-cell>
          <table:table-cell office:value-type="float" office:value="463">
            <text:p>463</text:p>
          </table:table-cell>
          <table:table-cell office:value-type="string" office:string-value="gratis">
            <text:p>gratis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413">
            <text:p>PR413</text:p>
          </table:table-cell>
          <table:table-cell office:value-type="string" office:string-value="Cinta">
            <text:p>Cinta</text:p>
          </table:table-cell>
          <table:table-cell office:value-type="float" office:value="919">
            <text:p>919</text:p>
          </table:table-cell>
          <table:table-cell office:value-type="float" office:value="202.73">
            <text:p>202.7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414">
            <text:p>PR414</text:p>
          </table:table-cell>
          <table:table-cell office:value-type="string" office:string-value="Tubo">
            <text:p>Tubo</text:p>
          </table:table-cell>
          <table:table-cell office:value-type="float" office:value="650">
            <text:p>650</text:p>
          </table:table-cell>
          <table:table-cell office:value-type="float" office:value="524.29">
            <text:p>524.29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415">
            <text:p>PR415</text:p>
          </table:table-cell>
          <table:table-cell office:value-type="string" office:string-value="Sifón">
            <text:p>Sifón</text:p>
          </table:table-cell>
          <table:table-cell office:value-type="float" office:value="344">
            <text:p>344</text:p>
          </table:table-cell>
          <table:table-cell office:value-type="float" office:value="659.87">
            <text:p>659.8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416">
            <text:p>PR416</text:p>
          </table:table-cell>
          <table:table-cell office:value-type="string" office:string-value="Arandela Hexagonal">
            <text:p>Arandela Hexagonal</text:p>
          </table:table-cell>
          <table:table-cell office:value-type="float" office:value="121">
            <text:p>121</text:p>
          </table:table-cell>
          <table:table-cell office:value-type="float" office:value="960.47">
            <text:p>960.47</text:p>
          </table:table-cell>
          <table:table-cell office:value-type="string" office:string-value="Ferretería">
            <text:p>Ferreterí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417">
            <text:p>PR417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488">
            <text:p>488</text:p>
          </table:table-cell>
          <table:table-cell office:value-type="float" office:value="442.43">
            <text:p>442.43</text:p>
          </table:table-cell>
          <table:table-cell office:value-type="string" office:string-value="receive">
            <text:p>receive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418">
            <text:p>PR418</text:p>
          </table:table-cell>
          <table:table-cell office:value-type="string" office:string-value="Teja Macizo">
            <text:p>Teja Macizo</text:p>
          </table:table-cell>
          <table:table-cell office:value-type="float" office:value="669">
            <text:p>669</text:p>
          </table:table-cell>
          <table:table-cell office:value-type="float" office:value="146.23">
            <text:p>146.2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local">
            <text:p>local</text:p>
          </table:table-cell>
        </table:table-row>
        <table:table-row>
          <table:table-cell office:value-type="string" office:string-value="PR419">
            <text:p>PR419</text:p>
          </table:table-cell>
          <table:table-cell office:value-type="string" office:string-value="Ladrillo">
            <text:p>Ladrillo</text:p>
          </table:table-cell>
          <table:table-cell office:value-type="float" office:value="183">
            <text:p>183</text:p>
          </table:table-cell>
          <table:table-cell office:value-type="float" office:value="285.1">
            <text:p>285.1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420">
            <text:p>PR420</text:p>
          </table:table-cell>
          <table:table-cell office:value-type="string" office:string-value="box">
            <text:p>box</text:p>
          </table:table-cell>
          <table:table-cell office:value-type="float" office:value="331">
            <text:p>331</text:p>
          </table:table-cell>
          <table:table-cell office:value-type="float" office:value="379.56">
            <text:p>379.56</text:p>
          </table:table-cell>
          <table:table-cell office:value-type="string" office:string-value="Fontanería">
            <text:p>Fontanería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421">
            <text:p>PR421</text:p>
          </table:table-cell>
          <table:table-cell office:value-type="string" office:string-value="Resistor 5m">
            <text:p>Resistor 5m</text:p>
          </table:table-cell>
          <table:table-cell office:value-type="float" office:value="538">
            <text:p>538</text:p>
          </table:table-cell>
          <table:table-cell office:value-type="float" office:value="209.84">
            <text:p>209.8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less">
            <text:p>less</text:p>
          </table:table-cell>
        </table:table-row>
        <table:table-row>
          <table:table-cell office:value-type="string" office:string-value="PR422">
            <text:p>PR422</text:p>
          </table:table-cell>
          <table:table-cell office:value-type="string" office:string-value="Interruptor 5m">
            <text:p>Interruptor 5m</text:p>
          </table:table-cell>
          <table:table-cell office:value-type="float" office:value="869">
            <text:p>869</text:p>
          </table:table-cell>
          <table:table-cell office:value-type="float" office:value="525.87">
            <text:p>525.8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423">
            <text:p>PR423</text:p>
          </table:table-cell>
          <table:table-cell office:value-type="string" office:string-value="Lija Metal">
            <text:p>Lija Metal</text:p>
          </table:table-cell>
          <table:table-cell office:value-type="float" office:value="298">
            <text:p>298</text:p>
          </table:table-cell>
          <table:table-cell office:value-type="float" office:value="2.58">
            <text:p>2.58</text:p>
          </table:table-cell>
          <table:table-cell office:value-type="string" office:string-value="Pintura">
            <text:p>Pintur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424">
            <text:p>PR424</text:p>
          </table:table-cell>
          <table:table-cell office:value-type="string" office:string-value="Rastrillo Profesional">
            <text:p>Rastrillo Profesional</text:p>
          </table:table-cell>
          <table:table-cell office:value-type="float" office:value="218">
            <text:p>218</text:p>
          </table:table-cell>
          <table:table-cell office:value-type="string" office:string-value="">
            <text:p/>
          </table:table-cell>
          <table:table-cell office:value-type="string" office:string-value="Jardinería">
            <text:p>Jardinería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425">
            <text:p>PR425</text:p>
          </table:table-cell>
          <table:table-cell office:value-type="string" office:string-value="Martillo Ergonómico">
            <text:p>Martillo Ergonómico</text:p>
          </table:table-cell>
          <table:table-cell office:value-type="float" office:value="30">
            <text:p>30</text:p>
          </table:table-cell>
          <table:table-cell office:value-type="float" office:value="194.82">
            <text:p>194.8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426">
            <text:p>PR426</text:p>
          </table:table-cell>
          <table:table-cell office:value-type="string" office:string-value="Brocha Metal">
            <text:p>Brocha Metal</text:p>
          </table:table-cell>
          <table:table-cell office:value-type="float" office:value="474">
            <text:p>474</text:p>
          </table:table-cell>
          <table:table-cell office:value-type="float" office:value="414.54">
            <text:p>414.54</text:p>
          </table:table-cell>
          <table:table-cell office:value-type="string" office:string-value="Pintura">
            <text:p>Pintura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427">
            <text:p>PR427</text:p>
          </table:table-cell>
          <table:table-cell office:value-type="string" office:string-value="Martillo 15cm">
            <text:p>Martillo 15cm</text:p>
          </table:table-cell>
          <table:table-cell office:value-type="string" office:string-value="N/A">
            <text:p>N/A</text:p>
          </table:table-cell>
          <table:table-cell office:value-type="float" office:value="32.14">
            <text:p>32.14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428">
            <text:p>PR428</text:p>
          </table:table-cell>
          <table:table-cell office:value-type="string" office:string-value="Sifón PVC">
            <text:p>Sifón PVC</text:p>
          </table:table-cell>
          <table:table-cell office:value-type="float" office:value="323">
            <text:p>323</text:p>
          </table:table-cell>
          <table:table-cell office:value-type="float" office:value="272.23">
            <text:p>272.23</text:p>
          </table:table-cell>
          <table:table-cell office:value-type="string" office:string-value="Fontanería">
            <text:p>Fontanería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429">
            <text:p>PR429</text:p>
          </table:table-cell>
          <table:table-cell office:value-type="string" office:string-value="Arena Hueco">
            <text:p>Arena Hueco</text:p>
          </table:table-cell>
          <table:table-cell office:value-type="float" office:value="936">
            <text:p>936</text:p>
          </table:table-cell>
          <table:table-cell office:value-type="float" office:value="1253.0">
            <text:p>1253.0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430">
            <text:p>PR430</text:p>
          </table:table-cell>
          <table:table-cell office:value-type="string" office:string-value="Espátula 5cm">
            <text:p>Espátula 5cm</text:p>
          </table:table-cell>
          <table:table-cell office:value-type="float" office:value="961">
            <text:p>961</text:p>
          </table:table-cell>
          <table:table-cell office:value-type="float" office:value="992.73">
            <text:p>992.73</text:p>
          </table:table-cell>
          <table:table-cell office:value-type="string" office:string-value="Pintura">
            <text:p>Pintur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Interruptor UTP">
            <text:p>Interruptor UTP</text:p>
          </table:table-cell>
          <table:table-cell office:value-type="float" office:value="785">
            <text:p>785</text:p>
          </table:table-cell>
          <table:table-cell office:value-type="float" office:value="313.17">
            <text:p>313.1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432">
            <text:p>PR432</text:p>
          </table:table-cell>
          <table:table-cell office:value-type="string" office:string-value="Regadera Pequeño">
            <text:p>Regadera Pequeño</text:p>
          </table:table-cell>
          <table:table-cell office:value-type="float" office:value="280">
            <text:p>280</text:p>
          </table:table-cell>
          <table:table-cell office:value-type="float" office:value="274.36">
            <text:p>274.36</text:p>
          </table:table-cell>
          <table:table-cell office:value-type="string" office:string-value="Jardinería">
            <text:p>Jardinería</text:p>
          </table:table-cell>
          <table:table-cell office:value-type="string" office:string-value="forward">
            <text:p>forward</text:p>
          </table:table-cell>
        </table:table-row>
        <table:table-row>
          <table:table-cell office:value-type="string" office:string-value="PR433">
            <text:p>PR433</text:p>
          </table:table-cell>
          <table:table-cell office:value-type="string" office:string-value="Condensador 5m">
            <text:p>Condensador 5m</text:p>
          </table:table-cell>
          <table:table-cell office:value-type="float" office:value="176">
            <text:p>176</text:p>
          </table:table-cell>
          <table:table-cell office:value-type="string" office:string-value="">
            <text:p/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434">
            <text:p>PR434</text:p>
          </table:table-cell>
          <table:table-cell office:value-type="string" office:string-value="Rodillo Plástico">
            <text:p>Rodillo Plástico</text:p>
          </table:table-cell>
          <table:table-cell office:value-type="float" office:value="722">
            <text:p>722</text:p>
          </table:table-cell>
          <table:table-cell office:value-type="float" office:value="593.16">
            <text:p>593.16</text:p>
          </table:table-cell>
          <table:table-cell office:value-type="string" office:string-value="Pintura">
            <text:p>Pintura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435">
            <text:p>PR435</text:p>
          </table:table-cell>
          <table:table-cell office:value-type="string" office:string-value="Destornillador Ergonómico">
            <text:p>Destornillador Ergonómico</text:p>
          </table:table-cell>
          <table:table-cell office:value-type="string" office:string-value="">
            <text:p/>
          </table:table-cell>
          <table:table-cell office:value-type="float" office:value="93.82">
            <text:p>93.8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436">
            <text:p>PR436</text:p>
          </table:table-cell>
          <table:table-cell office:value-type="string" office:string-value="Lija Cerda">
            <text:p>Lija Cerda</text:p>
          </table:table-cell>
          <table:table-cell office:value-type="float" office:value="632">
            <text:p>632</text:p>
          </table:table-cell>
          <table:table-cell office:value-type="float" office:value="364.09">
            <text:p>364.09</text:p>
          </table:table-cell>
          <table:table-cell office:value-type="string" office:string-value="Pintura">
            <text:p>Pintur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437">
            <text:p>PR437</text:p>
          </table:table-cell>
          <table:table-cell office:value-type="string" office:string-value="Martillo">
            <text:p>Martillo</text:p>
          </table:table-cell>
          <table:table-cell office:value-type="float" office:value="491">
            <text:p>491</text:p>
          </table:table-cell>
          <table:table-cell office:value-type="float" office:value="171.63">
            <text:p>171.63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438">
            <text:p>PR438</text:p>
          </table:table-cell>
          <table:table-cell office:value-type="string" office:string-value="Cable 5m">
            <text:p>Cable 5m</text:p>
          </table:table-cell>
          <table:table-cell office:value-type="float" office:value="411">
            <text:p>411</text:p>
          </table:table-cell>
          <table:table-cell office:value-type="float" office:value="239.34">
            <text:p>239.3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Conector Amarillo">
            <text:p>Conector Amarillo</text:p>
          </table:table-cell>
          <table:table-cell office:value-type="float" office:value="558">
            <text:p>558</text:p>
          </table:table-cell>
          <table:table-cell office:value-type="float" office:value="173.91">
            <text:p>173.91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440">
            <text:p>PR440</text:p>
          </table:table-cell>
          <table:table-cell office:value-type="string" office:string-value="Espátula Plástico">
            <text:p>Espátula Plástico</text:p>
          </table:table-cell>
          <table:table-cell office:value-type="float" office:value="979">
            <text:p>979</text:p>
          </table:table-cell>
          <table:table-cell office:value-type="float" office:value="598.66">
            <text:p>598.66</text:p>
          </table:table-cell>
          <table:table-cell office:value-type="string" office:string-value="Pintura">
            <text:p>Pintur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441">
            <text:p>PR441</text:p>
          </table:table-cell>
          <table:table-cell office:value-type="string" office:string-value="Fusible">
            <text:p>Fusible</text:p>
          </table:table-cell>
          <table:table-cell office:value-type="float" office:value="909">
            <text:p>909</text:p>
          </table:table-cell>
          <table:table-cell office:value-type="float" office:value="755.23">
            <text:p>755.2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442">
            <text:p>PR442</text:p>
          </table:table-cell>
          <table:table-cell office:value-type="string" office:string-value="Grifo 3/4&quot;">
            <text:p>Grifo 3/4"</text:p>
          </table:table-cell>
          <table:table-cell office:value-type="float" office:value="899">
            <text:p>899</text:p>
          </table:table-cell>
          <table:table-cell office:value-type="float" office:value="570.71">
            <text:p>570.71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443">
            <text:p>PR443</text:p>
          </table:table-cell>
          <table:table-cell office:value-type="string" office:string-value="Portalámparas Amarillo">
            <text:p>Portalámparas Amarillo</text:p>
          </table:table-cell>
          <table:table-cell office:value-type="float" office:value="414">
            <text:p>414</text:p>
          </table:table-cell>
          <table:table-cell office:value-type="float" office:value="852.65">
            <text:p>852.6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strong">
            <text:p>strong</text:p>
          </table:table-cell>
        </table:table-row>
        <table:table-row>
          <table:table-cell office:value-type="string" office:string-value="PR444">
            <text:p>PR444</text:p>
          </table:table-cell>
          <table:table-cell office:value-type="string" office:string-value="Arandela M6">
            <text:p>Arandela M6</text:p>
          </table:table-cell>
          <table:table-cell office:value-type="float" office:value="720">
            <text:p>720</text:p>
          </table:table-cell>
          <table:table-cell office:value-type="float" office:value="625.59">
            <text:p>625.59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445">
            <text:p>PR445</text:p>
          </table:table-cell>
          <table:table-cell office:value-type="string" office:string-value="Rastrillo Grande">
            <text:p>Rastrillo Grande</text:p>
          </table:table-cell>
          <table:table-cell office:value-type="float" office:value="158">
            <text:p>158</text:p>
          </table:table-cell>
          <table:table-cell office:value-type="float" office:value="872.86">
            <text:p>872.86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446">
            <text:p>PR446</text:p>
          </table:table-cell>
          <table:table-cell office:value-type="string" office:string-value="Producto Standard">
            <text:p>Producto Standard</text:p>
          </table:table-cell>
          <table:table-cell office:value-type="string" office:string-value="">
            <text:p/>
          </table:table-cell>
          <table:table-cell office:value-type="float" office:value="893.69">
            <text:p>893.69</text:p>
          </table:table-cell>
          <table:table-cell office:value-type="string" office:string-value="">
            <text:p/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447">
            <text:p>PR447</text:p>
          </table:table-cell>
          <table:table-cell office:value-type="string" office:string-value="Espátula Cerda">
            <text:p>Espátula Cerda</text:p>
          </table:table-cell>
          <table:table-cell office:value-type="float" office:value="620">
            <text:p>620</text:p>
          </table:table-cell>
          <table:table-cell office:value-type="string" office:string-value="gratis">
            <text:p>gratis</text:p>
          </table:table-cell>
          <table:table-cell office:value-type="string" office:string-value="Pintura">
            <text:p>Pintur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Sierra Ergonómico">
            <text:p>Sierra Ergonómico</text:p>
          </table:table-cell>
          <table:table-cell office:value-type="float" office:value="708">
            <text:p>708</text:p>
          </table:table-cell>
          <table:table-cell office:value-type="string" office:string-value="">
            <text:p/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449">
            <text:p>PR449</text:p>
          </table:table-cell>
          <table:table-cell office:value-type="string" office:string-value="Cable 220V">
            <text:p>Cable 220V</text:p>
          </table:table-cell>
          <table:table-cell office:value-type="float" office:value="55">
            <text:p>55</text:p>
          </table:table-cell>
          <table:table-cell office:value-type="float" office:value="535.5">
            <text:p>535.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450">
            <text:p>PR450</text:p>
          </table:table-cell>
          <table:table-cell office:value-type="string" office:string-value="Bandeja Espuma">
            <text:p>Bandeja Espuma</text:p>
          </table:table-cell>
          <table:table-cell office:value-type="float" office:value="37">
            <text:p>37</text:p>
          </table:table-cell>
          <table:table-cell office:value-type="float" office:value="598.04">
            <text:p>598.04</text:p>
          </table:table-cell>
          <table:table-cell office:value-type="string" office:string-value="Pintura">
            <text:p>Pintura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451">
            <text:p>PR451</text:p>
          </table:table-cell>
          <table:table-cell office:value-type="string" office:string-value="Perno Hexagonal">
            <text:p>Perno Hexagonal</text:p>
          </table:table-cell>
          <table:table-cell office:value-type="float" office:value="640">
            <text:p>640</text:p>
          </table:table-cell>
          <table:table-cell office:value-type="string" office:string-value="gratis">
            <text:p>gratis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452">
            <text:p>PR452</text:p>
          </table:table-cell>
          <table:table-cell office:value-type="string" office:string-value="just">
            <text:p>just</text:p>
          </table:table-cell>
          <table:table-cell office:value-type="float" office:value="179">
            <text:p>179</text:p>
          </table:table-cell>
          <table:table-cell office:value-type="float" office:value="739.23">
            <text:p>739.23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453">
            <text:p>PR453</text:p>
          </table:table-cell>
          <table:table-cell office:value-type="string" office:string-value="Cemento Hueco">
            <text:p>Cemento Hueco</text:p>
          </table:table-cell>
          <table:table-cell office:value-type="float" office:value="87">
            <text:p>87</text:p>
          </table:table-cell>
          <table:table-cell office:value-type="float" office:value="595.95">
            <text:p>595.9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454">
            <text:p>PR454</text:p>
          </table:table-cell>
          <table:table-cell office:value-type="string" office:string-value="Caja 10m">
            <text:p>Caja 10m</text:p>
          </table:table-cell>
          <table:table-cell office:value-type="float" office:value="752">
            <text:p>752</text:p>
          </table:table-cell>
          <table:table-cell office:value-type="float" office:value="55.27">
            <text:p>55.27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455">
            <text:p>PR455</text:p>
          </table:table-cell>
          <table:table-cell office:value-type="string" office:string-value="Sifón Flexible">
            <text:p>Sifón Flexible</text:p>
          </table:table-cell>
          <table:table-cell office:value-type="float" office:value="700">
            <text:p>700</text:p>
          </table:table-cell>
          <table:table-cell office:value-type="float" office:value="475.11">
            <text:p>475.11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456">
            <text:p>PR456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1000">
            <text:p>1000</text:p>
          </table:table-cell>
          <table:table-cell office:value-type="float" office:value="956.23">
            <text:p>956.23</text:p>
          </table:table-cell>
          <table:table-cell office:value-type="string" office:string-value="three">
            <text:p>three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457">
            <text:p>PR457</text:p>
          </table:table-cell>
          <table:table-cell office:value-type="string" office:string-value="Martillo 300g">
            <text:p>Martillo 300g</text:p>
          </table:table-cell>
          <table:table-cell office:value-type="float" office:value="768">
            <text:p>768</text:p>
          </table:table-cell>
          <table:table-cell office:value-type="float" office:value="672.22">
            <text:p>672.2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458">
            <text:p>PR458</text:p>
          </table:table-cell>
          <table:table-cell office:value-type="string" office:string-value="Tubo 1/2&quot;">
            <text:p>Tubo 1/2"</text:p>
          </table:table-cell>
          <table:table-cell office:value-type="float" office:value="538">
            <text:p>538</text:p>
          </table:table-cell>
          <table:table-cell office:value-type="float" office:value="446.5">
            <text:p>446.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Tornillo M8">
            <text:p>Tornillo M8</text:p>
          </table:table-cell>
          <table:table-cell office:value-type="float" office:value="654">
            <text:p>654</text:p>
          </table:table-cell>
          <table:table-cell office:value-type="float" office:value="957.84">
            <text:p>957.84</text:p>
          </table:table-cell>
          <table:table-cell office:value-type="string" office:string-value="Ferretería">
            <text:p>Ferretería</text:p>
          </table:table-cell>
          <table:table-cell office:value-type="string" office:string-value="run">
            <text:p>run</text:p>
          </table:table-cell>
        </table:table-row>
        <table:table-row>
          <table:table-cell office:value-type="string" office:string-value="PR460">
            <text:p>PR460</text:p>
          </table:table-cell>
          <table:table-cell office:value-type="string" office:string-value="Válvula 1/2&quot;">
            <text:p>Válvula 1/2"</text:p>
          </table:table-cell>
          <table:table-cell office:value-type="float" office:value="945">
            <text:p>945</text:p>
          </table:table-cell>
          <table:table-cell office:value-type="float" office:value="769.59">
            <text:p>769.59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461">
            <text:p>PR461</text:p>
          </table:table-cell>
          <table:table-cell office:value-type="string" office:string-value="Martillo 300g">
            <text:p>Martillo 300g</text:p>
          </table:table-cell>
          <table:table-cell office:value-type="float" office:value="62">
            <text:p>62</text:p>
          </table:table-cell>
          <table:table-cell office:value-type="float" office:value="812.99">
            <text:p>812.99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462">
            <text:p>PR462</text:p>
          </table:table-cell>
          <table:table-cell office:value-type="string" office:string-value="Regadera Profesional">
            <text:p>Regadera Profesional</text:p>
          </table:table-cell>
          <table:table-cell office:value-type="float" office:value="224">
            <text:p>224</text:p>
          </table:table-cell>
          <table:table-cell office:value-type="float" office:value="107.14">
            <text:p>107.14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463">
            <text:p>PR463</text:p>
          </table:table-cell>
          <table:table-cell office:value-type="string" office:string-value="LED">
            <text:p>LED</text:p>
          </table:table-cell>
          <table:table-cell office:value-type="float" office:value="669">
            <text:p>669</text:p>
          </table:table-cell>
          <table:table-cell office:value-type="float" office:value="932.96">
            <text:p>932.9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464">
            <text:p>PR464</text:p>
          </table:table-cell>
          <table:table-cell office:value-type="string" office:string-value="Sierra">
            <text:p>Sierra</text:p>
          </table:table-cell>
          <table:table-cell office:value-type="float" office:value="790">
            <text:p>790</text:p>
          </table:table-cell>
          <table:table-cell office:value-type="float" office:value="436.62">
            <text:p>436.6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465">
            <text:p>PR465</text:p>
          </table:table-cell>
          <table:table-cell office:value-type="string" office:string-value="Cable 10A">
            <text:p>Cable 10A</text:p>
          </table:table-cell>
          <table:table-cell office:value-type="float" office:value="549">
            <text:p>549</text:p>
          </table:table-cell>
          <table:table-cell office:value-type="float" office:value="359.56">
            <text:p>359.5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466">
            <text:p>PR466</text:p>
          </table:table-cell>
          <table:table-cell office:value-type="string" office:string-value="Producto">
            <text:p>Producto</text:p>
          </table:table-cell>
          <table:table-cell office:value-type="float" office:value="785">
            <text:p>785</text:p>
          </table:table-cell>
          <table:table-cell office:value-type="float" office:value="203.92">
            <text:p>203.92</text:p>
          </table:table-cell>
          <table:table-cell office:value-type="string" office:string-value="">
            <text:p/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467">
            <text:p>PR467</text:p>
          </table:table-cell>
          <table:table-cell office:value-type="string" office:string-value="Ladrillo Hueco">
            <text:p>Ladrillo Hueco</text:p>
          </table:table-cell>
          <table:table-cell office:value-type="float" office:value="449">
            <text:p>449</text:p>
          </table:table-cell>
          <table:table-cell office:value-type="float" office:value="140.8">
            <text:p>140.8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468">
            <text:p>PR468</text:p>
          </table:table-cell>
          <table:table-cell office:value-type="string" office:string-value="Manguera Pequeño">
            <text:p>Manguera Pequeño</text:p>
          </table:table-cell>
          <table:table-cell office:value-type="float" office:value="855">
            <text:p>855</text:p>
          </table:table-cell>
          <table:table-cell office:value-type="float" office:value="966.61">
            <text:p>966.61</text:p>
          </table:table-cell>
          <table:table-cell office:value-type="string" office:string-value="Jardinería">
            <text:p>Jardinerí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469">
            <text:p>PR469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892">
            <text:p>892</text:p>
          </table:table-cell>
          <table:table-cell office:value-type="float" office:value="149.8">
            <text:p>149.8</text:p>
          </table:table-cell>
          <table:table-cell office:value-type="string" office:string-value="">
            <text:p/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470">
            <text:p>PR470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665">
            <text:p>665</text:p>
          </table:table-cell>
          <table:table-cell office:value-type="float" office:value="173.08">
            <text:p>173.08</text:p>
          </table:table-cell>
          <table:table-cell office:value-type="string" office:string-value="Varios">
            <text:p>Varios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471">
            <text:p>PR471</text:p>
          </table:table-cell>
          <table:table-cell office:value-type="string" office:string-value="Resistor UTP">
            <text:p>Resistor UTP</text:p>
          </table:table-cell>
          <table:table-cell office:value-type="float" office:value="610">
            <text:p>610</text:p>
          </table:table-cell>
          <table:table-cell office:value-type="float" office:value="221.35">
            <text:p>221.3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472">
            <text:p>PR472</text:p>
          </table:table-cell>
          <table:table-cell office:value-type="string" office:string-value="Conector 10m">
            <text:p>Conector 10m</text:p>
          </table:table-cell>
          <table:table-cell office:value-type="float" office:value="608">
            <text:p>608</text:p>
          </table:table-cell>
          <table:table-cell office:value-type="float" office:value="64.16">
            <text:p>64.1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473">
            <text:p>PR473</text:p>
          </table:table-cell>
          <table:table-cell office:value-type="string" office:string-value="Llave Profesional">
            <text:p>Llave Profesional</text:p>
          </table:table-cell>
          <table:table-cell office:value-type="float" office:value="1000">
            <text:p>1000</text:p>
          </table:table-cell>
          <table:table-cell office:value-type="float" office:value="158.6">
            <text:p>158.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474">
            <text:p>PR474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212">
            <text:p>212</text:p>
          </table:table-cell>
          <table:table-cell office:value-type="float" office:value="271.68">
            <text:p>271.68</text:p>
          </table:table-cell>
          <table:table-cell office:value-type="string" office:string-value="Varios">
            <text:p>Varios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475">
            <text:p>PR475</text:p>
          </table:table-cell>
          <table:table-cell office:value-type="string" office:string-value="Clavo Hexagonal">
            <text:p>Clavo Hexagonal</text:p>
          </table:table-cell>
          <table:table-cell office:value-type="float" office:value="5">
            <text:p>5</text:p>
          </table:table-cell>
          <table:table-cell office:value-type="float" office:value="192.71">
            <text:p>192.71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476">
            <text:p>PR476</text:p>
          </table:table-cell>
          <table:table-cell office:value-type="string" office:string-value="Regadera Metal">
            <text:p>Regadera Metal</text:p>
          </table:table-cell>
          <table:table-cell office:value-type="float" office:value="992">
            <text:p>992</text:p>
          </table:table-cell>
          <table:table-cell office:value-type="float" office:value="498.02">
            <text:p>498.0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477">
            <text:p>PR477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-1">
            <text:p>-1</text:p>
          </table:table-cell>
          <table:table-cell office:value-type="float" office:value="176.71">
            <text:p>176.71</text:p>
          </table:table-cell>
          <table:table-cell office:value-type="string" office:string-value="Otro">
            <text:p>Otro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478">
            <text:p>PR478</text:p>
          </table:table-cell>
          <table:table-cell office:value-type="string" office:string-value="LED Coaxial">
            <text:p>LED Coaxial</text:p>
          </table:table-cell>
          <table:table-cell office:value-type="float" office:value="920">
            <text:p>920</text:p>
          </table:table-cell>
          <table:table-cell office:value-type="float" office:value="779.2">
            <text:p>779.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479">
            <text:p>PR479</text:p>
          </table:table-cell>
          <table:table-cell office:value-type="string" office:string-value="Cinta Amarillo">
            <text:p>Cinta Amarillo</text:p>
          </table:table-cell>
          <table:table-cell office:value-type="float" office:value="912">
            <text:p>912</text:p>
          </table:table-cell>
          <table:table-cell office:value-type="float" office:value="216.95">
            <text:p>216.9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480">
            <text:p>PR480</text:p>
          </table:table-cell>
          <table:table-cell office:value-type="string" office:string-value="Válvula 3/4&quot;">
            <text:p>Válvula 3/4"</text:p>
          </table:table-cell>
          <table:table-cell office:value-type="float" office:value="33">
            <text:p>33</text:p>
          </table:table-cell>
          <table:table-cell office:value-type="float" office:value="60.59">
            <text:p>60.59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481">
            <text:p>PR481</text:p>
          </table:table-cell>
          <table:table-cell office:value-type="string" office:string-value="Válvula Flexible">
            <text:p>Válvula Flexible</text:p>
          </table:table-cell>
          <table:table-cell office:value-type="float" office:value="592">
            <text:p>592</text:p>
          </table:table-cell>
          <table:table-cell office:value-type="float" office:value="855.15">
            <text:p>855.15</text:p>
          </table:table-cell>
          <table:table-cell office:value-type="string" office:string-value="Fontanería">
            <text:p>Fontanería</text:p>
          </table:table-cell>
          <table:table-cell office:value-type="string" office:string-value="whatever">
            <text:p>whatever</text:p>
          </table:table-cell>
        </table:table-row>
        <table:table-row>
          <table:table-cell office:value-type="string" office:string-value="PR482">
            <text:p>PR482</text:p>
          </table:table-cell>
          <table:table-cell office:value-type="string" office:string-value="Rastrillo Metal">
            <text:p>Rastrillo Metal</text:p>
          </table:table-cell>
          <table:table-cell office:value-type="float" office:value="445">
            <text:p>445</text:p>
          </table:table-cell>
          <table:table-cell office:value-type="float" office:value="891.93">
            <text:p>891.93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483">
            <text:p>PR483</text:p>
          </table:table-cell>
          <table:table-cell office:value-type="string" office:string-value="Tornillo">
            <text:p>Tornillo</text:p>
          </table:table-cell>
          <table:table-cell office:value-type="float" office:value="788">
            <text:p>788</text:p>
          </table:table-cell>
          <table:table-cell office:value-type="float" office:value="426.27">
            <text:p>426.2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484">
            <text:p>PR484</text:p>
          </table:table-cell>
          <table:table-cell office:value-type="string" office:string-value="Resistor">
            <text:p>Resistor</text:p>
          </table:table-cell>
          <table:table-cell office:value-type="float" office:value="710">
            <text:p>710</text:p>
          </table:table-cell>
          <table:table-cell office:value-type="float" office:value="949.98">
            <text:p>949.9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485">
            <text:p>PR485</text:p>
          </table:table-cell>
          <table:table-cell office:value-type="string" office:string-value="Resistor 220V">
            <text:p>Resistor 220V</text:p>
          </table:table-cell>
          <table:table-cell office:value-type="string" office:string-value="">
            <text:p/>
          </table:table-cell>
          <table:table-cell office:value-type="float" office:value="139.49">
            <text:p>139.4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486">
            <text:p>PR486</text:p>
          </table:table-cell>
          <table:table-cell office:value-type="string" office:string-value="Martillo 15cm">
            <text:p>Martillo 15cm</text:p>
          </table:table-cell>
          <table:table-cell office:value-type="float" office:value="304">
            <text:p>304</text:p>
          </table:table-cell>
          <table:table-cell office:value-type="float" office:value="270.52">
            <text:p>270.5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487">
            <text:p>PR487</text:p>
          </table:table-cell>
          <table:table-cell office:value-type="string" office:string-value="Manguera Plástico">
            <text:p>Manguera Plástico</text:p>
          </table:table-cell>
          <table:table-cell office:value-type="float" office:value="932">
            <text:p>932</text:p>
          </table:table-cell>
          <table:table-cell office:value-type="float" office:value="888.09">
            <text:p>888.09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488">
            <text:p>PR488</text:p>
          </table:table-cell>
          <table:table-cell office:value-type="string" office:string-value="Tuerca Inoxidable">
            <text:p>Tuerca Inoxidable</text:p>
          </table:table-cell>
          <table:table-cell office:value-type="float" office:value="210">
            <text:p>210</text:p>
          </table:table-cell>
          <table:table-cell office:value-type="float" office:value="335.59">
            <text:p>335.59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489">
            <text:p>PR489</text:p>
          </table:table-cell>
          <table:table-cell office:value-type="string" office:string-value="Regadera Profesional">
            <text:p>Regadera Profesional</text:p>
          </table:table-cell>
          <table:table-cell office:value-type="float" office:value="284">
            <text:p>284</text:p>
          </table:table-cell>
          <table:table-cell office:value-type="float" office:value="1186.41">
            <text:p>1186.4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490">
            <text:p>PR490</text:p>
          </table:table-cell>
          <table:table-cell office:value-type="string" office:string-value="Espátula Espuma">
            <text:p>Espátula Espuma</text:p>
          </table:table-cell>
          <table:table-cell office:value-type="float" office:value="969">
            <text:p>969</text:p>
          </table:table-cell>
          <table:table-cell office:value-type="float" office:value="978.11">
            <text:p>978.11</text:p>
          </table:table-cell>
          <table:table-cell office:value-type="string" office:string-value="Pintura">
            <text:p>Pintur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491XX">
            <text:p>PR491XX</text:p>
          </table:table-cell>
          <table:table-cell office:value-type="string" office:string-value="Brocha 5cm">
            <text:p>Brocha 5cm</text:p>
          </table:table-cell>
          <table:table-cell office:value-type="float" office:value="115">
            <text:p>115</text:p>
          </table:table-cell>
          <table:table-cell office:value-type="float" office:value="496.83">
            <text:p>496.83</text:p>
          </table:table-cell>
          <table:table-cell office:value-type="string" office:string-value="Pintura">
            <text:p>Pintura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492">
            <text:p>PR492</text:p>
          </table:table-cell>
          <table:table-cell office:value-type="string" office:string-value="Perno Allen">
            <text:p>Perno Allen</text:p>
          </table:table-cell>
          <table:table-cell office:value-type="float" office:value="661">
            <text:p>661</text:p>
          </table:table-cell>
          <table:table-cell office:value-type="float" office:value="-0.5">
            <text:p>-0.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6">
            <text:p>Estante B6</text:p>
          </table:table-cell>
        </table:table-row>
        <table:table-row>
          <table:table-cell office:value-type="string" office:string-value="PR493">
            <text:p>PR493</text:p>
          </table:table-cell>
          <table:table-cell office:value-type="string" office:string-value="Alicate 300g">
            <text:p>Alicate 300g</text:p>
          </table:table-cell>
          <table:table-cell office:value-type="float" office:value="714">
            <text:p>714</text:p>
          </table:table-cell>
          <table:table-cell office:value-type="float" office:value="548.92">
            <text:p>548.9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494">
            <text:p>PR494</text:p>
          </table:table-cell>
          <table:table-cell office:value-type="string" office:string-value="Arena 25kg">
            <text:p>Arena 25kg</text:p>
          </table:table-cell>
          <table:table-cell office:value-type="float" office:value="49">
            <text:p>49</text:p>
          </table:table-cell>
          <table:table-cell office:value-type="float" office:value="285.1">
            <text:p>285.1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495">
            <text:p>PR495</text:p>
          </table:table-cell>
          <table:table-cell office:value-type="string" office:string-value="Cemento Macizo">
            <text:p>Cemento Macizo</text:p>
          </table:table-cell>
          <table:table-cell office:value-type="float" office:value="120">
            <text:p>120</text:p>
          </table:table-cell>
          <table:table-cell office:value-type="string" office:string-value="gratis">
            <text:p>gratis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496">
            <text:p>PR496</text:p>
          </table:table-cell>
          <table:table-cell office:value-type="string" office:string-value="Arandela M8">
            <text:p>Arandela M8</text:p>
          </table:table-cell>
          <table:table-cell office:value-type="float" office:value="125">
            <text:p>125</text:p>
          </table:table-cell>
          <table:table-cell office:value-type="float" office:value="405.16">
            <text:p>405.16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497">
            <text:p>PR497</text:p>
          </table:table-cell>
          <table:table-cell office:value-type="string" office:string-value="Sierra 15cm">
            <text:p>Sierra 15cm</text:p>
          </table:table-cell>
          <table:table-cell office:value-type="float" office:value="297">
            <text:p>297</text:p>
          </table:table-cell>
          <table:table-cell office:value-type="float" office:value="754.41">
            <text:p>754.4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498">
            <text:p>PR498</text:p>
          </table:table-cell>
          <table:table-cell office:value-type="string" office:string-value="Rodillo Cerda">
            <text:p>Rodillo Cerda</text:p>
          </table:table-cell>
          <table:table-cell office:value-type="float" office:value="120">
            <text:p>120</text:p>
          </table:table-cell>
          <table:table-cell office:value-type="float" office:value="402.23">
            <text:p>402.23</text:p>
          </table:table-cell>
          <table:table-cell office:value-type="string" office:string-value="Pintura">
            <text:p>Pintura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Sierra 15cm">
            <text:p>Sierra 15cm</text:p>
          </table:table-cell>
          <table:table-cell office:value-type="float" office:value="86">
            <text:p>86</text:p>
          </table:table-cell>
          <table:table-cell office:value-type="float" office:value="446.01">
            <text:p>446.0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500">
            <text:p>PR500</text:p>
          </table:table-cell>
          <table:table-cell office:value-type="string" office:string-value="Portalámparas Aislante">
            <text:p>Portalámparas Aislante</text:p>
          </table:table-cell>
          <table:table-cell office:value-type="float" office:value="370">
            <text:p>370</text:p>
          </table:table-cell>
          <table:table-cell office:value-type="float" office:value="716.25">
            <text:p>716.2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501">
            <text:p>PR501</text:p>
          </table:table-cell>
          <table:table-cell office:value-type="string" office:string-value="Arena Hueco">
            <text:p>Arena Hueco</text:p>
          </table:table-cell>
          <table:table-cell office:value-type="float" office:value="910">
            <text:p>910</text:p>
          </table:table-cell>
          <table:table-cell office:value-type="float" office:value="992.6">
            <text:p>992.6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502">
            <text:p>PR502</text:p>
          </table:table-cell>
          <table:table-cell office:value-type="string" office:string-value="Cinta Aislante">
            <text:p>Cinta Aislante</text:p>
          </table:table-cell>
          <table:table-cell office:value-type="float" office:value="311">
            <text:p>311</text:p>
          </table:table-cell>
          <table:table-cell office:value-type="float" office:value="867.66">
            <text:p>867.6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503XX">
            <text:p>PR503XX</text:p>
          </table:table-cell>
          <table:table-cell office:value-type="string" office:string-value="Portalámparas Amarillo">
            <text:p>Portalámparas Amarillo</text:p>
          </table:table-cell>
          <table:table-cell office:value-type="float" office:value="141">
            <text:p>141</text:p>
          </table:table-cell>
          <table:table-cell office:value-type="float" office:value="832.45">
            <text:p>832.4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504">
            <text:p>PR504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-1">
            <text:p>-1</text:p>
          </table:table-cell>
          <table:table-cell office:value-type="float" office:value="300.87">
            <text:p>300.87</text:p>
          </table:table-cell>
          <table:table-cell office:value-type="string" office:string-value="Otro">
            <text:p>Otro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505">
            <text:p>PR505</text:p>
          </table:table-cell>
          <table:table-cell office:value-type="string" office:string-value="Viga Hueco">
            <text:p>Viga Hueco</text:p>
          </table:table-cell>
          <table:table-cell office:value-type="float" office:value="284">
            <text:p>284</text:p>
          </table:table-cell>
          <table:table-cell office:value-type="float" office:value="970.65">
            <text:p>970.6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506">
            <text:p>PR506</text:p>
          </table:table-cell>
          <table:table-cell office:value-type="string" office:string-value="Cinta Rojo">
            <text:p>Cinta Rojo</text:p>
          </table:table-cell>
          <table:table-cell office:value-type="float" office:value="590">
            <text:p>590</text:p>
          </table:table-cell>
          <table:table-cell office:value-type="float" office:value="-0.5">
            <text:p>-0.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507">
            <text:p>PR507</text:p>
          </table:table-cell>
          <table:table-cell office:value-type="string" office:string-value="Tubo PVC">
            <text:p>Tubo PVC</text:p>
          </table:table-cell>
          <table:table-cell office:value-type="string" office:string-value="muchos">
            <text:p>muchos</text:p>
          </table:table-cell>
          <table:table-cell office:value-type="float" office:value="936.38">
            <text:p>936.38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508">
            <text:p>PR508</text:p>
          </table:table-cell>
          <table:table-cell office:value-type="string" office:string-value="Resistor 5m">
            <text:p>Resistor 5m</text:p>
          </table:table-cell>
          <table:table-cell office:value-type="float" office:value="715">
            <text:p>715</text:p>
          </table:table-cell>
          <table:table-cell office:value-type="float" office:value="96.74">
            <text:p>96.7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509">
            <text:p>PR509</text:p>
          </table:table-cell>
          <table:table-cell office:value-type="string" office:string-value="Grifo 3/4&quot;">
            <text:p>Grifo 3/4"</text:p>
          </table:table-cell>
          <table:table-cell office:value-type="float" office:value="159">
            <text:p>159</text:p>
          </table:table-cell>
          <table:table-cell office:value-type="float" office:value="831.74">
            <text:p>831.7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510">
            <text:p>PR510</text:p>
          </table:table-cell>
          <table:table-cell office:value-type="string" office:string-value="Cable UTP">
            <text:p>Cable UTP</text:p>
          </table:table-cell>
          <table:table-cell office:value-type="float" office:value="320">
            <text:p>320</text:p>
          </table:table-cell>
          <table:table-cell office:value-type="float" office:value="139.87">
            <text:p>139.8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511">
            <text:p>PR511</text:p>
          </table:table-cell>
          <table:table-cell office:value-type="string" office:string-value="Alicate">
            <text:p>Alicate</text:p>
          </table:table-cell>
          <table:table-cell office:value-type="float" office:value="228">
            <text:p>228</text:p>
          </table:table-cell>
          <table:table-cell office:value-type="float" office:value="694.55">
            <text:p>694.55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512">
            <text:p>PR512</text:p>
          </table:table-cell>
          <table:table-cell office:value-type="string" office:string-value="Sifón 1/2&quot;">
            <text:p>Sifón 1/2"</text:p>
          </table:table-cell>
          <table:table-cell office:value-type="string" office:string-value="">
            <text:p/>
          </table:table-cell>
          <table:table-cell office:value-type="float" office:value="43.47">
            <text:p>43.4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513">
            <text:p>PR513</text:p>
          </table:table-cell>
          <table:table-cell office:value-type="string" office:string-value="Arandela">
            <text:p>Arandela</text:p>
          </table:table-cell>
          <table:table-cell office:value-type="float" office:value="11">
            <text:p>11</text:p>
          </table:table-cell>
          <table:table-cell office:value-type="float" office:value="782.59">
            <text:p>782.59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5">
            <text:p>Estante B5</text:p>
          </table:table-cell>
        </table:table-row>
        <table:table-row>
          <table:table-cell office:value-type="string" office:string-value="PR514">
            <text:p>PR514</text:p>
          </table:table-cell>
          <table:table-cell office:value-type="string" office:string-value="Pala">
            <text:p>Pala</text:p>
          </table:table-cell>
          <table:table-cell office:value-type="float" office:value="765">
            <text:p>765</text:p>
          </table:table-cell>
          <table:table-cell office:value-type="float" office:value="948.84">
            <text:p>948.84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515">
            <text:p>PR515</text:p>
          </table:table-cell>
          <table:table-cell office:value-type="string" office:string-value="Manguera">
            <text:p>Manguera</text:p>
          </table:table-cell>
          <table:table-cell office:value-type="float" office:value="15">
            <text:p>15</text:p>
          </table:table-cell>
          <table:table-cell office:value-type="float" office:value="716.1">
            <text:p>716.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516">
            <text:p>PR516</text:p>
          </table:table-cell>
          <table:table-cell office:value-type="string" office:string-value="Tornillo Allen">
            <text:p>Tornillo Allen</text:p>
          </table:table-cell>
          <table:table-cell office:value-type="float" office:value="604">
            <text:p>604</text:p>
          </table:table-cell>
          <table:table-cell office:value-type="float" office:value="673.85">
            <text:p>673.8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517">
            <text:p>PR517</text:p>
          </table:table-cell>
          <table:table-cell office:value-type="string" office:string-value="Conector Rojo">
            <text:p>Conector Rojo</text:p>
          </table:table-cell>
          <table:table-cell office:value-type="float" office:value="113">
            <text:p>113</text:p>
          </table:table-cell>
          <table:table-cell office:value-type="float" office:value="496.32">
            <text:p>496.32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518XX">
            <text:p>PR518XX</text:p>
          </table:table-cell>
          <table:table-cell office:value-type="string" office:string-value="Tornillo Hexagonal">
            <text:p>Tornillo Hexagonal</text:p>
          </table:table-cell>
          <table:table-cell office:value-type="float" office:value="862">
            <text:p>862</text:p>
          </table:table-cell>
          <table:table-cell office:value-type="float" office:value="554.36">
            <text:p>554.36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519">
            <text:p>PR519</text:p>
          </table:table-cell>
          <table:table-cell office:value-type="string" office:string-value="LED UTP">
            <text:p>LED UTP</text:p>
          </table:table-cell>
          <table:table-cell office:value-type="float" office:value="504">
            <text:p>504</text:p>
          </table:table-cell>
          <table:table-cell office:value-type="float" office:value="396.97">
            <text:p>396.9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520">
            <text:p>PR520</text:p>
          </table:table-cell>
          <table:table-cell office:value-type="string" office:string-value="Producto Standard">
            <text:p>Producto Standard</text:p>
          </table:table-cell>
          <table:table-cell office:value-type="string" office:string-value="N/A">
            <text:p>N/A</text:p>
          </table:table-cell>
          <table:table-cell office:value-type="float" office:value="595.37">
            <text:p>595.37</text:p>
          </table:table-cell>
          <table:table-cell office:value-type="string" office:string-value="Varios">
            <text:p>Varios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521">
            <text:p>PR521</text:p>
          </table:table-cell>
          <table:table-cell office:value-type="string" office:string-value="Portalámparas Amarillo">
            <text:p>Portalámparas Amarillo</text:p>
          </table:table-cell>
          <table:table-cell office:value-type="float" office:value="809">
            <text:p>809</text:p>
          </table:table-cell>
          <table:table-cell office:value-type="float" office:value="943.28">
            <text:p>943.28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522">
            <text:p>PR522</text:p>
          </table:table-cell>
          <table:table-cell office:value-type="string" office:string-value="Conector Aislante">
            <text:p>Conector Aislante</text:p>
          </table:table-cell>
          <table:table-cell office:value-type="float" office:value="502">
            <text:p>502</text:p>
          </table:table-cell>
          <table:table-cell office:value-type="float" office:value="628.74">
            <text:p>628.7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523">
            <text:p>PR523</text:p>
          </table:table-cell>
          <table:table-cell office:value-type="string" office:string-value="Cable 5m">
            <text:p>Cable 5m</text:p>
          </table:table-cell>
          <table:table-cell office:value-type="float" office:value="637">
            <text:p>637</text:p>
          </table:table-cell>
          <table:table-cell office:value-type="float" office:value="760.41">
            <text:p>760.4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524">
            <text:p>PR524</text:p>
          </table:table-cell>
          <table:table-cell office:value-type="string" office:string-value="Lija Espuma">
            <text:p>Lija Espuma</text:p>
          </table:table-cell>
          <table:table-cell office:value-type="float" office:value="554">
            <text:p>554</text:p>
          </table:table-cell>
          <table:table-cell office:value-type="float" office:value="952.63">
            <text:p>952.63</text:p>
          </table:table-cell>
          <table:table-cell office:value-type="string" office:string-value="Pintura">
            <text:p>Pintura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525">
            <text:p>PR525</text:p>
          </table:table-cell>
          <table:table-cell office:value-type="string" office:string-value="Condensador UTP">
            <text:p>Condensador UTP</text:p>
          </table:table-cell>
          <table:table-cell office:value-type="float" office:value="1000">
            <text:p>1000</text:p>
          </table:table-cell>
          <table:table-cell office:value-type="float" office:value="779.6">
            <text:p>779.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526">
            <text:p>PR526</text:p>
          </table:table-cell>
          <table:table-cell office:value-type="string" office:string-value="Sifón Cobre">
            <text:p>Sifón Cobre</text:p>
          </table:table-cell>
          <table:table-cell office:value-type="float" office:value="702">
            <text:p>702</text:p>
          </table:table-cell>
          <table:table-cell office:value-type="float" office:value="470.35">
            <text:p>470.3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527">
            <text:p>PR527</text:p>
          </table:table-cell>
          <table:table-cell office:value-type="string" office:string-value="Conector Rojo">
            <text:p>Conector Rojo</text:p>
          </table:table-cell>
          <table:table-cell office:value-type="float" office:value="292">
            <text:p>292</text:p>
          </table:table-cell>
          <table:table-cell office:value-type="float" office:value="29.12">
            <text:p>29.12</text:p>
          </table:table-cell>
          <table:table-cell office:value-type="string" office:string-value="Electricidad">
            <text:p>Electricidad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528">
            <text:p>PR528</text:p>
          </table:table-cell>
          <table:table-cell office:value-type="string" office:string-value="Arandela Hexagonal">
            <text:p>Arandela Hexagonal</text:p>
          </table:table-cell>
          <table:table-cell office:value-type="float" office:value="58">
            <text:p>58</text:p>
          </table:table-cell>
          <table:table-cell office:value-type="float" office:value="248.37">
            <text:p>248.3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2">
            <text:p>Estante E2</text:p>
          </table:table-cell>
        </table:table-row>
        <table:table-row>
          <table:table-cell office:value-type="string" office:string-value="PR529">
            <text:p>PR529</text:p>
          </table:table-cell>
          <table:table-cell office:value-type="string" office:string-value="skin">
            <text:p>skin</text:p>
          </table:table-cell>
          <table:table-cell office:value-type="float" office:value="472">
            <text:p>472</text:p>
          </table:table-cell>
          <table:table-cell office:value-type="float" office:value="423.05">
            <text:p>423.05</text:p>
          </table:table-cell>
          <table:table-cell office:value-type="string" office:string-value="">
            <text:p/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530">
            <text:p>PR530</text:p>
          </table:table-cell>
          <table:table-cell office:value-type="string" office:string-value="Bandeja Metal">
            <text:p>Bandeja Metal</text:p>
          </table:table-cell>
          <table:table-cell office:value-type="string" office:string-value="">
            <text:p/>
          </table:table-cell>
          <table:table-cell office:value-type="float" office:value="675.44">
            <text:p>675.44</text:p>
          </table:table-cell>
          <table:table-cell office:value-type="string" office:string-value="Pintura">
            <text:p>Pintur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531">
            <text:p>PR531</text:p>
          </table:table-cell>
          <table:table-cell office:value-type="string" office:string-value="Alicate 300g">
            <text:p>Alicate 300g</text:p>
          </table:table-cell>
          <table:table-cell office:value-type="float" office:value="998">
            <text:p>998</text:p>
          </table:table-cell>
          <table:table-cell office:value-type="float" office:value="840.54">
            <text:p>840.54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532">
            <text:p>PR532</text:p>
          </table:table-cell>
          <table:table-cell office:value-type="string" office:string-value="Viga Hueco">
            <text:p>Viga Hueco</text:p>
          </table:table-cell>
          <table:table-cell office:value-type="float" office:value="593">
            <text:p>593</text:p>
          </table:table-cell>
          <table:table-cell office:value-type="float" office:value="-0.5">
            <text:p>-0.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533">
            <text:p>PR533</text:p>
          </table:table-cell>
          <table:table-cell office:value-type="string" office:string-value="Manguera Grande">
            <text:p>Manguera Grande</text:p>
          </table:table-cell>
          <table:table-cell office:value-type="float" office:value="553">
            <text:p>553</text:p>
          </table:table-cell>
          <table:table-cell office:value-type="float" office:value="414.9">
            <text:p>414.9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534">
            <text:p>PR534</text:p>
          </table:table-cell>
          <table:table-cell office:value-type="string" office:string-value="Junta 3/4&quot;">
            <text:p>Junta 3/4"</text:p>
          </table:table-cell>
          <table:table-cell office:value-type="float" office:value="844">
            <text:p>844</text:p>
          </table:table-cell>
          <table:table-cell office:value-type="float" office:value="467.83">
            <text:p>467.83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535">
            <text:p>PR535</text:p>
          </table:table-cell>
          <table:table-cell office:value-type="string" office:string-value="Fusible 10m">
            <text:p>Fusible 10m</text:p>
          </table:table-cell>
          <table:table-cell office:value-type="float" office:value="765">
            <text:p>765</text:p>
          </table:table-cell>
          <table:table-cell office:value-type="float" office:value="300.98">
            <text:p>300.98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536">
            <text:p>PR536</text:p>
          </table:table-cell>
          <table:table-cell office:value-type="string" office:string-value="LED Coaxial">
            <text:p>LED Coaxial</text:p>
          </table:table-cell>
          <table:table-cell office:value-type="float" office:value="616">
            <text:p>616</text:p>
          </table:table-cell>
          <table:table-cell office:value-type="float" office:value="239.24">
            <text:p>239.2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537">
            <text:p>PR537</text:p>
          </table:table-cell>
          <table:table-cell office:value-type="string" office:string-value="Teja Hueco">
            <text:p>Teja Hueco</text:p>
          </table:table-cell>
          <table:table-cell office:value-type="float" office:value="280">
            <text:p>280</text:p>
          </table:table-cell>
          <table:table-cell office:value-type="float" office:value="259.14">
            <text:p>259.1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538">
            <text:p>PR538</text:p>
          </table:table-cell>
          <table:table-cell office:value-type="string" office:string-value="Clavo M6">
            <text:p>Clavo M6</text:p>
          </table:table-cell>
          <table:table-cell office:value-type="float" office:value="306">
            <text:p>306</text:p>
          </table:table-cell>
          <table:table-cell office:value-type="float" office:value="900.67">
            <text:p>900.6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539">
            <text:p>PR539</text:p>
          </table:table-cell>
          <table:table-cell office:value-type="string" office:string-value="Resistor 220V">
            <text:p>Resistor 220V</text:p>
          </table:table-cell>
          <table:table-cell office:value-type="float" office:value="535">
            <text:p>535</text:p>
          </table:table-cell>
          <table:table-cell office:value-type="float" office:value="580.84">
            <text:p>580.8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540">
            <text:p>PR540</text:p>
          </table:table-cell>
          <table:table-cell office:value-type="string" office:string-value="Cable 220V">
            <text:p>Cable 220V</text:p>
          </table:table-cell>
          <table:table-cell office:value-type="float" office:value="826">
            <text:p>826</text:p>
          </table:table-cell>
          <table:table-cell office:value-type="float" office:value="236.7">
            <text:p>236.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541">
            <text:p>PR541</text:p>
          </table:table-cell>
          <table:table-cell office:value-type="string" office:string-value="Rastrillo Plástico">
            <text:p>Rastrillo Plástico</text:p>
          </table:table-cell>
          <table:table-cell office:value-type="float" office:value="384">
            <text:p>384</text:p>
          </table:table-cell>
          <table:table-cell office:value-type="float" office:value="113.85">
            <text:p>113.8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542">
            <text:p>PR542</text:p>
          </table:table-cell>
          <table:table-cell office:value-type="string" office:string-value="Cemento 25kg">
            <text:p>Cemento 25kg</text:p>
          </table:table-cell>
          <table:table-cell office:value-type="float" office:value="1000">
            <text:p>1000</text:p>
          </table:table-cell>
          <table:table-cell office:value-type="float" office:value="-0.5">
            <text:p>-0.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543">
            <text:p>PR543</text:p>
          </table:table-cell>
          <table:table-cell office:value-type="string" office:string-value="Arena Hueco">
            <text:p>Arena Hueco</text:p>
          </table:table-cell>
          <table:table-cell office:value-type="float" office:value="243">
            <text:p>243</text:p>
          </table:table-cell>
          <table:table-cell office:value-type="float" office:value="389.08">
            <text:p>389.08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544">
            <text:p>PR544</text:p>
          </table:table-cell>
          <table:table-cell office:value-type="string" office:string-value="Cemento Macizo">
            <text:p>Cemento Macizo</text:p>
          </table:table-cell>
          <table:table-cell office:value-type="float" office:value="647">
            <text:p>647</text:p>
          </table:table-cell>
          <table:table-cell office:value-type="float" office:value="812.44">
            <text:p>812.4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545">
            <text:p>PR545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898">
            <text:p>898</text:p>
          </table:table-cell>
          <table:table-cell office:value-type="float" office:value="101.3">
            <text:p>101.3</text:p>
          </table:table-cell>
          <table:table-cell office:value-type="string" office:string-value="">
            <text:p/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546">
            <text:p>PR546</text:p>
          </table:table-cell>
          <table:table-cell office:value-type="string" office:string-value="Sierra Acero">
            <text:p>Sierra Acero</text:p>
          </table:table-cell>
          <table:table-cell office:value-type="float" office:value="657">
            <text:p>657</text:p>
          </table:table-cell>
          <table:table-cell office:value-type="float" office:value="630.53">
            <text:p>630.53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547">
            <text:p>PR547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93">
            <text:p>993</text:p>
          </table:table-cell>
          <table:table-cell office:value-type="float" office:value="649.53">
            <text:p>649.53</text:p>
          </table:table-cell>
          <table:table-cell office:value-type="string" office:string-value="Varios">
            <text:p>Varios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548">
            <text:p>PR548</text:p>
          </table:table-cell>
          <table:table-cell office:value-type="string" office:string-value="Destornillador 15cm">
            <text:p>Destornillador 15cm</text:p>
          </table:table-cell>
          <table:table-cell office:value-type="float" office:value="204">
            <text:p>204</text:p>
          </table:table-cell>
          <table:table-cell office:value-type="float" office:value="1183.81">
            <text:p>1183.8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Tijeras Plástico">
            <text:p>Tijeras Plástico</text:p>
          </table:table-cell>
          <table:table-cell office:value-type="float" office:value="204">
            <text:p>204</text:p>
          </table:table-cell>
          <table:table-cell office:value-type="float" office:value="851.98">
            <text:p>851.98</text:p>
          </table:table-cell>
          <table:table-cell office:value-type="string" office:string-value="Jardinería">
            <text:p>Jardinería</text:p>
          </table:table-cell>
          <table:table-cell office:value-type="string" office:string-value="teacher">
            <text:p>teacher</text:p>
          </table:table-cell>
        </table:table-row>
        <table:table-row>
          <table:table-cell office:value-type="string" office:string-value="PR550">
            <text:p>PR550</text:p>
          </table:table-cell>
          <table:table-cell office:value-type="string" office:string-value="Arena Hueco">
            <text:p>Arena Hueco</text:p>
          </table:table-cell>
          <table:table-cell office:value-type="float" office:value="446">
            <text:p>446</text:p>
          </table:table-cell>
          <table:table-cell office:value-type="float" office:value="928.36">
            <text:p>928.36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551">
            <text:p>PR551</text:p>
          </table:table-cell>
          <table:table-cell office:value-type="string" office:string-value="Pala Metal">
            <text:p>Pala Metal</text:p>
          </table:table-cell>
          <table:table-cell office:value-type="float" office:value="212">
            <text:p>212</text:p>
          </table:table-cell>
          <table:table-cell office:value-type="float" office:value="995.21">
            <text:p>995.2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552">
            <text:p>PR552</text:p>
          </table:table-cell>
          <table:table-cell office:value-type="string" office:string-value="Válvula">
            <text:p>Válvula</text:p>
          </table:table-cell>
          <table:table-cell office:value-type="float" office:value="242">
            <text:p>242</text:p>
          </table:table-cell>
          <table:table-cell office:value-type="float" office:value="907.42">
            <text:p>907.42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Condensador Coaxial">
            <text:p>Condensador Coaxial</text:p>
          </table:table-cell>
          <table:table-cell office:value-type="float" office:value="726">
            <text:p>726</text:p>
          </table:table-cell>
          <table:table-cell office:value-type="float" office:value="597.6">
            <text:p>597.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nvironmental">
            <text:p>environmental</text:p>
          </table:table-cell>
        </table:table-row>
        <table:table-row>
          <table:table-cell office:value-type="string" office:string-value="PR554">
            <text:p>PR554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1000">
            <text:p>1000</text:p>
          </table:table-cell>
          <table:table-cell office:value-type="float" office:value="303.2">
            <text:p>303.2</text:p>
          </table:table-cell>
          <table:table-cell office:value-type="string" office:string-value="Otro">
            <text:p>Otro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555">
            <text:p>PR555</text:p>
          </table:table-cell>
          <table:table-cell office:value-type="string" office:string-value="Arandela Hexagonal">
            <text:p>Arandela Hexagonal</text:p>
          </table:table-cell>
          <table:table-cell office:value-type="float" office:value="136">
            <text:p>136</text:p>
          </table:table-cell>
          <table:table-cell office:value-type="float" office:value="1355.13">
            <text:p>1355.13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556">
            <text:p>PR556</text:p>
          </table:table-cell>
          <table:table-cell office:value-type="string" office:string-value="Grifo PVC">
            <text:p>Grifo PVC</text:p>
          </table:table-cell>
          <table:table-cell office:value-type="float" office:value="270">
            <text:p>270</text:p>
          </table:table-cell>
          <table:table-cell office:value-type="float" office:value="761.8">
            <text:p>761.8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557">
            <text:p>PR557</text:p>
          </table:table-cell>
          <table:table-cell office:value-type="string" office:string-value="Sifón Cobre">
            <text:p>Sifón Cobre</text:p>
          </table:table-cell>
          <table:table-cell office:value-type="string" office:string-value="N/A">
            <text:p>N/A</text:p>
          </table:table-cell>
          <table:table-cell office:value-type="float" office:value="1091.58">
            <text:p>1091.58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558">
            <text:p>PR558</text:p>
          </table:table-cell>
          <table:table-cell office:value-type="string" office:string-value="LED">
            <text:p>LED</text:p>
          </table:table-cell>
          <table:table-cell office:value-type="float" office:value="727">
            <text:p>727</text:p>
          </table:table-cell>
          <table:table-cell office:value-type="float" office:value="458.3">
            <text:p>458.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559">
            <text:p>PR559</text:p>
          </table:table-cell>
          <table:table-cell office:value-type="string" office:string-value="Resistor Coaxial">
            <text:p>Resistor Coaxial</text:p>
          </table:table-cell>
          <table:table-cell office:value-type="float" office:value="843">
            <text:p>843</text:p>
          </table:table-cell>
          <table:table-cell office:value-type="float" office:value="891.0">
            <text:p>891.0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2">
            <text:p>Estante E2</text:p>
          </table:table-cell>
        </table:table-row>
        <table:table-row>
          <table:table-cell office:value-type="string" office:string-value="PR560">
            <text:p>PR560</text:p>
          </table:table-cell>
          <table:table-cell office:value-type="string" office:string-value="Perno M8">
            <text:p>Perno M8</text:p>
          </table:table-cell>
          <table:table-cell office:value-type="float" office:value="694">
            <text:p>694</text:p>
          </table:table-cell>
          <table:table-cell office:value-type="string" office:string-value="">
            <text:p/>
          </table:table-cell>
          <table:table-cell office:value-type="string" office:string-value="Ferretería">
            <text:p>Ferreterí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561">
            <text:p>PR561</text:p>
          </table:table-cell>
          <table:table-cell office:value-type="string" office:string-value="Martillo Acero">
            <text:p>Martillo Acero</text:p>
          </table:table-cell>
          <table:table-cell office:value-type="float" office:value="725">
            <text:p>725</text:p>
          </table:table-cell>
          <table:table-cell office:value-type="float" office:value="454.6">
            <text:p>454.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562">
            <text:p>PR562</text:p>
          </table:table-cell>
          <table:table-cell office:value-type="string" office:string-value="Sierra Ergonómico">
            <text:p>Sierra Ergonómico</text:p>
          </table:table-cell>
          <table:table-cell office:value-type="float" office:value="884">
            <text:p>884</text:p>
          </table:table-cell>
          <table:table-cell office:value-type="string" office:string-value="">
            <text:p/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563">
            <text:p>PR563</text:p>
          </table:table-cell>
          <table:table-cell office:value-type="string" office:string-value="Producto Standard">
            <text:p>Producto Standard</text:p>
          </table:table-cell>
          <table:table-cell office:value-type="string" office:string-value="N/A">
            <text:p>N/A</text:p>
          </table:table-cell>
          <table:table-cell office:value-type="float" office:value="779.71">
            <text:p>779.71</text:p>
          </table:table-cell>
          <table:table-cell office:value-type="string" office:string-value="a">
            <text:p>a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564">
            <text:p>PR564</text:p>
          </table:table-cell>
          <table:table-cell office:value-type="string" office:string-value="Sifón PVC">
            <text:p>Sifón PVC</text:p>
          </table:table-cell>
          <table:table-cell office:value-type="float" office:value="618">
            <text:p>618</text:p>
          </table:table-cell>
          <table:table-cell office:value-type="float" office:value="665.85">
            <text:p>665.8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565">
            <text:p>PR565</text:p>
          </table:table-cell>
          <table:table-cell office:value-type="string" office:string-value="Lija 5cm">
            <text:p>Lija 5cm</text:p>
          </table:table-cell>
          <table:table-cell office:value-type="float" office:value="831">
            <text:p>831</text:p>
          </table:table-cell>
          <table:table-cell office:value-type="float" office:value="187.17">
            <text:p>187.17</text:p>
          </table:table-cell>
          <table:table-cell office:value-type="string" office:string-value="Pintura">
            <text:p>Pintura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566">
            <text:p>PR566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663">
            <text:p>663</text:p>
          </table:table-cell>
          <table:table-cell office:value-type="float" office:value="291.41">
            <text:p>291.41</text:p>
          </table:table-cell>
          <table:table-cell office:value-type="string" office:string-value="Otro">
            <text:p>Otro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567">
            <text:p>PR567</text:p>
          </table:table-cell>
          <table:table-cell office:value-type="string" office:string-value="Grifo PVC">
            <text:p>Grifo PVC</text:p>
          </table:table-cell>
          <table:table-cell office:value-type="float" office:value="565">
            <text:p>565</text:p>
          </table:table-cell>
          <table:table-cell office:value-type="float" office:value="-0.5">
            <text:p>-0.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568">
            <text:p>PR568</text:p>
          </table:table-cell>
          <table:table-cell office:value-type="string" office:string-value="rock">
            <text:p>rock</text:p>
          </table:table-cell>
          <table:table-cell office:value-type="float" office:value="474">
            <text:p>474</text:p>
          </table:table-cell>
          <table:table-cell office:value-type="float" office:value="183.03">
            <text:p>183.03</text:p>
          </table:table-cell>
          <table:table-cell office:value-type="string" office:string-value="Otro">
            <text:p>Otro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569">
            <text:p>PR569</text:p>
          </table:table-cell>
          <table:table-cell office:value-type="string" office:string-value="Viga 25kg">
            <text:p>Viga 25kg</text:p>
          </table:table-cell>
          <table:table-cell office:value-type="float" office:value="941">
            <text:p>941</text:p>
          </table:table-cell>
          <table:table-cell office:value-type="float" office:value="188.0">
            <text:p>188.0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570">
            <text:p>PR570</text:p>
          </table:table-cell>
          <table:table-cell office:value-type="string" office:string-value="church">
            <text:p>church</text:p>
          </table:table-cell>
          <table:table-cell office:value-type="float" office:value="14">
            <text:p>14</text:p>
          </table:table-cell>
          <table:table-cell office:value-type="float" office:value="477.64">
            <text:p>477.6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571">
            <text:p>PR571</text:p>
          </table:table-cell>
          <table:table-cell office:value-type="string" office:string-value="Espátula Plástico">
            <text:p>Espátula Plástico</text:p>
          </table:table-cell>
          <table:table-cell office:value-type="float" office:value="90">
            <text:p>90</text:p>
          </table:table-cell>
          <table:table-cell office:value-type="float" office:value="14.86">
            <text:p>14.86</text:p>
          </table:table-cell>
          <table:table-cell office:value-type="string" office:string-value="Pintura">
            <text:p>Pintura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572">
            <text:p>PR572</text:p>
          </table:table-cell>
          <table:table-cell office:value-type="string" office:string-value="Regadera Metal">
            <text:p>Regadera Metal</text:p>
          </table:table-cell>
          <table:table-cell office:value-type="float" office:value="642">
            <text:p>642</text:p>
          </table:table-cell>
          <table:table-cell office:value-type="float" office:value="539.04">
            <text:p>539.04</text:p>
          </table:table-cell>
          <table:table-cell office:value-type="string" office:string-value="Jardinería">
            <text:p>Jardinería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Caja Azul">
            <text:p>Caja Azul</text:p>
          </table:table-cell>
          <table:table-cell office:value-type="float" office:value="881">
            <text:p>881</text:p>
          </table:table-cell>
          <table:table-cell office:value-type="float" office:value="243.39">
            <text:p>243.39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574">
            <text:p>PR574</text:p>
          </table:table-cell>
          <table:table-cell office:value-type="string" office:string-value="Tornillo Allen">
            <text:p>Tornillo Allen</text:p>
          </table:table-cell>
          <table:table-cell office:value-type="float" office:value="755">
            <text:p>755</text:p>
          </table:table-cell>
          <table:table-cell office:value-type="float" office:value="731.35">
            <text:p>731.3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575">
            <text:p>PR575</text:p>
          </table:table-cell>
          <table:table-cell office:value-type="string" office:string-value="Espátula Plástico">
            <text:p>Espátula Plástico</text:p>
          </table:table-cell>
          <table:table-cell office:value-type="float" office:value="63">
            <text:p>63</text:p>
          </table:table-cell>
          <table:table-cell office:value-type="float" office:value="422.58">
            <text:p>422.58</text:p>
          </table:table-cell>
          <table:table-cell office:value-type="string" office:string-value="Pintura">
            <text:p>Pintura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576">
            <text:p>PR576</text:p>
          </table:table-cell>
          <table:table-cell office:value-type="string" office:string-value="Fusible Rojo">
            <text:p>Fusible Rojo</text:p>
          </table:table-cell>
          <table:table-cell office:value-type="float" office:value="447">
            <text:p>447</text:p>
          </table:table-cell>
          <table:table-cell office:value-type="string" office:string-value="gratis">
            <text:p>gratis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577">
            <text:p>PR577</text:p>
          </table:table-cell>
          <table:table-cell office:value-type="string" office:string-value="Pala Pequeño">
            <text:p>Pala Pequeño</text:p>
          </table:table-cell>
          <table:table-cell office:value-type="float" office:value="301">
            <text:p>301</text:p>
          </table:table-cell>
          <table:table-cell office:value-type="float" office:value="390.98">
            <text:p>390.98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578">
            <text:p>PR578</text:p>
          </table:table-cell>
          <table:table-cell office:value-type="string" office:string-value="Destornillador Acero">
            <text:p>Destornillador Acero</text:p>
          </table:table-cell>
          <table:table-cell office:value-type="float" office:value="133">
            <text:p>133</text:p>
          </table:table-cell>
          <table:table-cell office:value-type="float" office:value="157.16">
            <text:p>157.1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579">
            <text:p>PR579</text:p>
          </table:table-cell>
          <table:table-cell office:value-type="string" office:string-value="Brocha Espuma">
            <text:p>Brocha Espuma</text:p>
          </table:table-cell>
          <table:table-cell office:value-type="float" office:value="366">
            <text:p>366</text:p>
          </table:table-cell>
          <table:table-cell office:value-type="float" office:value="175.54">
            <text:p>175.54</text:p>
          </table:table-cell>
          <table:table-cell office:value-type="string" office:string-value="Pintura">
            <text:p>Pintur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580">
            <text:p>PR580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349">
            <text:p>349</text:p>
          </table:table-cell>
          <table:table-cell office:value-type="float" office:value="769.6">
            <text:p>769.6</text:p>
          </table:table-cell>
          <table:table-cell office:value-type="string" office:string-value="">
            <text:p/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581">
            <text:p>PR581</text:p>
          </table:table-cell>
          <table:table-cell office:value-type="string" office:string-value="Junta 1/2&quot;">
            <text:p>Junta 1/2"</text:p>
          </table:table-cell>
          <table:table-cell office:value-type="float" office:value="449">
            <text:p>449</text:p>
          </table:table-cell>
          <table:table-cell office:value-type="float" office:value="962.68">
            <text:p>962.68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582">
            <text:p>PR582</text:p>
          </table:table-cell>
          <table:table-cell office:value-type="string" office:string-value="Cable UTP">
            <text:p>Cable UTP</text:p>
          </table:table-cell>
          <table:table-cell office:value-type="float" office:value="933">
            <text:p>933</text:p>
          </table:table-cell>
          <table:table-cell office:value-type="float" office:value="728.62">
            <text:p>728.6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583">
            <text:p>PR583</text:p>
          </table:table-cell>
          <table:table-cell office:value-type="string" office:string-value="Condensador Coaxial">
            <text:p>Condensador Coaxial</text:p>
          </table:table-cell>
          <table:table-cell office:value-type="float" office:value="426">
            <text:p>426</text:p>
          </table:table-cell>
          <table:table-cell office:value-type="float" office:value="7.58">
            <text:p>7.5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584">
            <text:p>PR584</text:p>
          </table:table-cell>
          <table:table-cell office:value-type="string" office:string-value="Sifón 3/4&quot;">
            <text:p>Sifón 3/4"</text:p>
          </table:table-cell>
          <table:table-cell office:value-type="float" office:value="543">
            <text:p>543</text:p>
          </table:table-cell>
          <table:table-cell office:value-type="float" office:value="228.95">
            <text:p>228.9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585">
            <text:p>PR585</text:p>
          </table:table-cell>
          <table:table-cell office:value-type="string" office:string-value="Espátula 5cm">
            <text:p>Espátula 5cm</text:p>
          </table:table-cell>
          <table:table-cell office:value-type="float" office:value="789">
            <text:p>789</text:p>
          </table:table-cell>
          <table:table-cell office:value-type="float" office:value="-0.5">
            <text:p>-0.5</text:p>
          </table:table-cell>
          <table:table-cell office:value-type="string" office:string-value="Pintura">
            <text:p>Pintur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586">
            <text:p>PR586</text:p>
          </table:table-cell>
          <table:table-cell office:value-type="string" office:string-value="Sifón 3/4&quot;">
            <text:p>Sifón 3/4"</text:p>
          </table:table-cell>
          <table:table-cell office:value-type="float" office:value="60">
            <text:p>60</text:p>
          </table:table-cell>
          <table:table-cell office:value-type="float" office:value="980.07">
            <text:p>980.0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587">
            <text:p>PR587</text:p>
          </table:table-cell>
          <table:table-cell office:value-type="string" office:string-value="Conector Rojo">
            <text:p>Conector Rojo</text:p>
          </table:table-cell>
          <table:table-cell office:value-type="float" office:value="9">
            <text:p>9</text:p>
          </table:table-cell>
          <table:table-cell office:value-type="float" office:value="900.31">
            <text:p>900.31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588">
            <text:p>PR588</text:p>
          </table:table-cell>
          <table:table-cell office:value-type="string" office:string-value="Espátula Plástico">
            <text:p>Espátula Plástico</text:p>
          </table:table-cell>
          <table:table-cell office:value-type="float" office:value="909">
            <text:p>909</text:p>
          </table:table-cell>
          <table:table-cell office:value-type="float" office:value="649.11">
            <text:p>649.11</text:p>
          </table:table-cell>
          <table:table-cell office:value-type="string" office:string-value="Pintura">
            <text:p>Pintura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589">
            <text:p>PR589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1000">
            <text:p>1000</text:p>
          </table:table-cell>
          <table:table-cell office:value-type="float" office:value="341.37">
            <text:p>341.37</text:p>
          </table:table-cell>
          <table:table-cell office:value-type="string" office:string-value="Otro">
            <text:p>Otro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590">
            <text:p>PR590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862">
            <text:p>862</text:p>
          </table:table-cell>
          <table:table-cell office:value-type="float" office:value="627.36">
            <text:p>627.36</text:p>
          </table:table-cell>
          <table:table-cell office:value-type="string" office:string-value="Otro">
            <text:p>Otro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591">
            <text:p>PR591</text:p>
          </table:table-cell>
          <table:table-cell office:value-type="string" office:string-value="Interruptor Coaxial">
            <text:p>Interruptor Coaxial</text:p>
          </table:table-cell>
          <table:table-cell office:value-type="float" office:value="596">
            <text:p>596</text:p>
          </table:table-cell>
          <table:table-cell office:value-type="float" office:value="894.44">
            <text:p>894.4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592">
            <text:p>PR592</text:p>
          </table:table-cell>
          <table:table-cell office:value-type="string" office:string-value="Pala Profesional">
            <text:p>Pala Profesional</text:p>
          </table:table-cell>
          <table:table-cell office:value-type="float" office:value="732">
            <text:p>732</text:p>
          </table:table-cell>
          <table:table-cell office:value-type="float" office:value="737.77">
            <text:p>737.77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593">
            <text:p>PR593</text:p>
          </table:table-cell>
          <table:table-cell office:value-type="string" office:string-value="Destornillador Acero">
            <text:p>Destornillador Acero</text:p>
          </table:table-cell>
          <table:table-cell office:value-type="string" office:string-value="">
            <text:p/>
          </table:table-cell>
          <table:table-cell office:value-type="float" office:value="476.78">
            <text:p>476.7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594">
            <text:p>PR594</text:p>
          </table:table-cell>
          <table:table-cell office:value-type="string" office:string-value="Conector Amarillo">
            <text:p>Conector Amarillo</text:p>
          </table:table-cell>
          <table:table-cell office:value-type="float" office:value="434">
            <text:p>434</text:p>
          </table:table-cell>
          <table:table-cell office:value-type="float" office:value="689.33">
            <text:p>689.3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595">
            <text:p>PR595</text:p>
          </table:table-cell>
          <table:table-cell office:value-type="string" office:string-value="Válvula Flexible">
            <text:p>Válvula Flexible</text:p>
          </table:table-cell>
          <table:table-cell office:value-type="float" office:value="121">
            <text:p>121</text:p>
          </table:table-cell>
          <table:table-cell office:value-type="float" office:value="455.98">
            <text:p>455.98</text:p>
          </table:table-cell>
          <table:table-cell office:value-type="string" office:string-value="Fontanería">
            <text:p>Fontanería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596">
            <text:p>PR596</text:p>
          </table:table-cell>
          <table:table-cell office:value-type="string" office:string-value="Martillo Acero">
            <text:p>Martillo Acero</text:p>
          </table:table-cell>
          <table:table-cell office:value-type="float" office:value="297">
            <text:p>297</text:p>
          </table:table-cell>
          <table:table-cell office:value-type="string" office:string-value="">
            <text:p/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Brocha Espuma">
            <text:p>Brocha Espuma</text:p>
          </table:table-cell>
          <table:table-cell office:value-type="float" office:value="221">
            <text:p>221</text:p>
          </table:table-cell>
          <table:table-cell office:value-type="float" office:value="739.92">
            <text:p>739.92</text:p>
          </table:table-cell>
          <table:table-cell office:value-type="string" office:string-value="Pintura">
            <text:p>Pintura</text:p>
          </table:table-cell>
          <table:table-cell office:value-type="string" office:string-value="safe">
            <text:p>safe</text:p>
          </table:table-cell>
        </table:table-row>
        <table:table-row>
          <table:table-cell office:value-type="string" office:string-value="PR598">
            <text:p>PR598</text:p>
          </table:table-cell>
          <table:table-cell office:value-type="string" office:string-value="Perno Hexagonal">
            <text:p>Perno Hexagonal</text:p>
          </table:table-cell>
          <table:table-cell office:value-type="float" office:value="487">
            <text:p>487</text:p>
          </table:table-cell>
          <table:table-cell office:value-type="float" office:value="833.85">
            <text:p>833.8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599">
            <text:p>PR599</text:p>
          </table:table-cell>
          <table:table-cell office:value-type="string" office:string-value="Lija 5cm">
            <text:p>Lija 5cm</text:p>
          </table:table-cell>
          <table:table-cell office:value-type="float" office:value="681">
            <text:p>681</text:p>
          </table:table-cell>
          <table:table-cell office:value-type="float" office:value="387.85">
            <text:p>387.85</text:p>
          </table:table-cell>
          <table:table-cell office:value-type="string" office:string-value="Pintura">
            <text:p>Pintura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600">
            <text:p>PR600</text:p>
          </table:table-cell>
          <table:table-cell office:value-type="string" office:string-value="Rodillo Metal">
            <text:p>Rodillo Metal</text:p>
          </table:table-cell>
          <table:table-cell office:value-type="float" office:value="791">
            <text:p>791</text:p>
          </table:table-cell>
          <table:table-cell office:value-type="float" office:value="561.48">
            <text:p>561.48</text:p>
          </table:table-cell>
          <table:table-cell office:value-type="string" office:string-value="Pintura">
            <text:p>Pintur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601">
            <text:p>PR601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59">
            <text:p>959</text:p>
          </table:table-cell>
          <table:table-cell office:value-type="float" office:value="962.41">
            <text:p>962.41</text:p>
          </table:table-cell>
          <table:table-cell office:value-type="string" office:string-value="">
            <text:p/>
          </table:table-cell>
          <table:table-cell office:value-type="string" office:string-value="Estante B5">
            <text:p>Estante B5</text:p>
          </table:table-cell>
        </table:table-row>
        <table:table-row>
          <table:table-cell office:value-type="string" office:string-value="PR602">
            <text:p>PR602</text:p>
          </table:table-cell>
          <table:table-cell office:value-type="string" office:string-value="Espátula Plástico">
            <text:p>Espátula Plástico</text:p>
          </table:table-cell>
          <table:table-cell office:value-type="float" office:value="24">
            <text:p>24</text:p>
          </table:table-cell>
          <table:table-cell office:value-type="float" office:value="181.33">
            <text:p>181.33</text:p>
          </table:table-cell>
          <table:table-cell office:value-type="string" office:string-value="Pintura">
            <text:p>Pintura</text:p>
          </table:table-cell>
          <table:table-cell office:value-type="string" office:string-value="military">
            <text:p>military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Teja 25kg">
            <text:p>Teja 25kg</text:p>
          </table:table-cell>
          <table:table-cell office:value-type="float" office:value="158">
            <text:p>158</text:p>
          </table:table-cell>
          <table:table-cell office:value-type="float" office:value="407.87">
            <text:p>407.87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Grifo Cobre">
            <text:p>Grifo Cobre</text:p>
          </table:table-cell>
          <table:table-cell office:value-type="float" office:value="265">
            <text:p>265</text:p>
          </table:table-cell>
          <table:table-cell office:value-type="float" office:value="827.91">
            <text:p>827.91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605">
            <text:p>PR605</text:p>
          </table:table-cell>
          <table:table-cell office:value-type="string" office:string-value="Tijeras Plástico">
            <text:p>Tijeras Plástico</text:p>
          </table:table-cell>
          <table:table-cell office:value-type="float" office:value="567">
            <text:p>567</text:p>
          </table:table-cell>
          <table:table-cell office:value-type="float" office:value="484.69">
            <text:p>484.69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6">
            <text:p>Estante B6</text:p>
          </table:table-cell>
        </table:table-row>
        <table:table-row>
          <table:table-cell office:value-type="string" office:string-value="PR606">
            <text:p>PR606</text:p>
          </table:table-cell>
          <table:table-cell office:value-type="string" office:string-value="Perno Inoxidable">
            <text:p>Perno Inoxidable</text:p>
          </table:table-cell>
          <table:table-cell office:value-type="float" office:value="129">
            <text:p>129</text:p>
          </table:table-cell>
          <table:table-cell office:value-type="float" office:value="407.34">
            <text:p>407.34</text:p>
          </table:table-cell>
          <table:table-cell office:value-type="string" office:string-value="Ferretería">
            <text:p>Ferretería</text:p>
          </table:table-cell>
          <table:table-cell office:value-type="string" office:string-value="article">
            <text:p>article</text:p>
          </table:table-cell>
        </table:table-row>
        <table:table-row>
          <table:table-cell office:value-type="string" office:string-value="PR607">
            <text:p>PR607</text:p>
          </table:table-cell>
          <table:table-cell office:value-type="string" office:string-value="Válvula Cobre">
            <text:p>Válvula Cobre</text:p>
          </table:table-cell>
          <table:table-cell office:value-type="float" office:value="569">
            <text:p>569</text:p>
          </table:table-cell>
          <table:table-cell office:value-type="float" office:value="2.0">
            <text:p>2.0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608XX">
            <text:p>PR608XX</text:p>
          </table:table-cell>
          <table:table-cell office:value-type="string" office:string-value="Grifo Cobre">
            <text:p>Grifo Cobre</text:p>
          </table:table-cell>
          <table:table-cell office:value-type="float" office:value="863">
            <text:p>863</text:p>
          </table:table-cell>
          <table:table-cell office:value-type="float" office:value="585.57">
            <text:p>585.5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609">
            <text:p>PR609</text:p>
          </table:table-cell>
          <table:table-cell office:value-type="string" office:string-value="LED 220V">
            <text:p>LED 220V</text:p>
          </table:table-cell>
          <table:table-cell office:value-type="float" office:value="900">
            <text:p>900</text:p>
          </table:table-cell>
          <table:table-cell office:value-type="float" office:value="610.83">
            <text:p>610.8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610">
            <text:p>PR610</text:p>
          </table:table-cell>
          <table:table-cell office:value-type="string" office:string-value="Llave 15cm">
            <text:p>Llave 15cm</text:p>
          </table:table-cell>
          <table:table-cell office:value-type="float" office:value="471">
            <text:p>471</text:p>
          </table:table-cell>
          <table:table-cell office:value-type="float" office:value="329.13">
            <text:p>329.13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611">
            <text:p>PR611</text:p>
          </table:table-cell>
          <table:table-cell office:value-type="string" office:string-value="Tornillo Allen">
            <text:p>Tornillo Allen</text:p>
          </table:table-cell>
          <table:table-cell office:value-type="float" office:value="714">
            <text:p>714</text:p>
          </table:table-cell>
          <table:table-cell office:value-type="float" office:value="762.7">
            <text:p>762.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612">
            <text:p>PR612</text:p>
          </table:table-cell>
          <table:table-cell office:value-type="string" office:string-value="LED 10A">
            <text:p>LED 10A</text:p>
          </table:table-cell>
          <table:table-cell office:value-type="float" office:value="367">
            <text:p>367</text:p>
          </table:table-cell>
          <table:table-cell office:value-type="float" office:value="839.31">
            <text:p>839.3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613">
            <text:p>PR613</text:p>
          </table:table-cell>
          <table:table-cell office:value-type="string" office:string-value="Llave">
            <text:p>Llave</text:p>
          </table:table-cell>
          <table:table-cell office:value-type="float" office:value="777">
            <text:p>777</text:p>
          </table:table-cell>
          <table:table-cell office:value-type="float" office:value="921.48">
            <text:p>921.4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614">
            <text:p>PR614</text:p>
          </table:table-cell>
          <table:table-cell office:value-type="string" office:string-value="Cemento 25kg">
            <text:p>Cemento 25kg</text:p>
          </table:table-cell>
          <table:table-cell office:value-type="string" office:string-value="">
            <text:p/>
          </table:table-cell>
          <table:table-cell office:value-type="float" office:value="707.26">
            <text:p>707.26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615">
            <text:p>PR615</text:p>
          </table:table-cell>
          <table:table-cell office:value-type="string" office:string-value="Portalámparas Amarillo">
            <text:p>Portalámparas Amarillo</text:p>
          </table:table-cell>
          <table:table-cell office:value-type="float" office:value="757">
            <text:p>757</text:p>
          </table:table-cell>
          <table:table-cell office:value-type="float" office:value="682.7">
            <text:p>682.7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616">
            <text:p>PR616</text:p>
          </table:table-cell>
          <table:table-cell office:value-type="string" office:string-value="Interruptor 5m">
            <text:p>Interruptor 5m</text:p>
          </table:table-cell>
          <table:table-cell office:value-type="float" office:value="695">
            <text:p>695</text:p>
          </table:table-cell>
          <table:table-cell office:value-type="string" office:string-value="">
            <text:p/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617">
            <text:p>PR617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697">
            <text:p>697</text:p>
          </table:table-cell>
          <table:table-cell office:value-type="float" office:value="496.08">
            <text:p>496.08</text:p>
          </table:table-cell>
          <table:table-cell office:value-type="string" office:string-value="sister">
            <text:p>sister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618XX">
            <text:p>PR618XX</text:p>
          </table:table-cell>
          <table:table-cell office:value-type="string" office:string-value="reveal">
            <text:p>reveal</text:p>
          </table:table-cell>
          <table:table-cell office:value-type="float" office:value="84">
            <text:p>84</text:p>
          </table:table-cell>
          <table:table-cell office:value-type="float" office:value="807.87">
            <text:p>807.87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6">
            <text:p>Estante B6</text:p>
          </table:table-cell>
        </table:table-row>
        <table:table-row>
          <table:table-cell office:value-type="string" office:string-value="PR619">
            <text:p>PR619</text:p>
          </table:table-cell>
          <table:table-cell office:value-type="string" office:string-value="Caja Aislante">
            <text:p>Caja Aislante</text:p>
          </table:table-cell>
          <table:table-cell office:value-type="float" office:value="100">
            <text:p>100</text:p>
          </table:table-cell>
          <table:table-cell office:value-type="float" office:value="-0.5">
            <text:p>-0.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620">
            <text:p>PR620</text:p>
          </table:table-cell>
          <table:table-cell office:value-type="string" office:string-value="Viga Hueco">
            <text:p>Viga Hueco</text:p>
          </table:table-cell>
          <table:table-cell office:value-type="float" office:value="533">
            <text:p>533</text:p>
          </table:table-cell>
          <table:table-cell office:value-type="float" office:value="943.6">
            <text:p>943.6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621">
            <text:p>PR621</text:p>
          </table:table-cell>
          <table:table-cell office:value-type="string" office:string-value="Interruptor UTP">
            <text:p>Interruptor UTP</text:p>
          </table:table-cell>
          <table:table-cell office:value-type="float" office:value="912">
            <text:p>912</text:p>
          </table:table-cell>
          <table:table-cell office:value-type="float" office:value="65.96">
            <text:p>65.9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622">
            <text:p>PR622</text:p>
          </table:table-cell>
          <table:table-cell office:value-type="string" office:string-value="Viga">
            <text:p>Viga</text:p>
          </table:table-cell>
          <table:table-cell office:value-type="float" office:value="573">
            <text:p>573</text:p>
          </table:table-cell>
          <table:table-cell office:value-type="float" office:value="1424.97">
            <text:p>1424.97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623">
            <text:p>PR623</text:p>
          </table:table-cell>
          <table:table-cell office:value-type="string" office:string-value="Clavo Inoxidable">
            <text:p>Clavo Inoxidable</text:p>
          </table:table-cell>
          <table:table-cell office:value-type="float" office:value="667">
            <text:p>667</text:p>
          </table:table-cell>
          <table:table-cell office:value-type="float" office:value="783.15">
            <text:p>783.1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624">
            <text:p>PR624</text:p>
          </table:table-cell>
          <table:table-cell office:value-type="string" office:string-value="Interruptor Coaxial">
            <text:p>Interruptor Coaxial</text:p>
          </table:table-cell>
          <table:table-cell office:value-type="float" office:value="130">
            <text:p>130</text:p>
          </table:table-cell>
          <table:table-cell office:value-type="float" office:value="257.03">
            <text:p>257.0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625">
            <text:p>PR625</text:p>
          </table:table-cell>
          <table:table-cell office:value-type="string" office:string-value="Tubo">
            <text:p>Tubo</text:p>
          </table:table-cell>
          <table:table-cell office:value-type="float" office:value="447">
            <text:p>447</text:p>
          </table:table-cell>
          <table:table-cell office:value-type="float" office:value="652.05">
            <text:p>652.0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2">
            <text:p>Estante E2</text:p>
          </table:table-cell>
        </table:table-row>
        <table:table-row>
          <table:table-cell office:value-type="string" office:string-value="PR626">
            <text:p>PR626</text:p>
          </table:table-cell>
          <table:table-cell office:value-type="string" office:string-value="Grifo 1/2&quot;">
            <text:p>Grifo 1/2"</text:p>
          </table:table-cell>
          <table:table-cell office:value-type="float" office:value="674">
            <text:p>674</text:p>
          </table:table-cell>
          <table:table-cell office:value-type="float" office:value="58.26">
            <text:p>58.26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627">
            <text:p>PR627</text:p>
          </table:table-cell>
          <table:table-cell office:value-type="string" office:string-value="Tuerca M8">
            <text:p>Tuerca M8</text:p>
          </table:table-cell>
          <table:table-cell office:value-type="float" office:value="350">
            <text:p>350</text:p>
          </table:table-cell>
          <table:table-cell office:value-type="float" office:value="476.25">
            <text:p>476.2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628">
            <text:p>PR628</text:p>
          </table:table-cell>
          <table:table-cell office:value-type="string" office:string-value="Sierra 300g">
            <text:p>Sierra 300g</text:p>
          </table:table-cell>
          <table:table-cell office:value-type="float" office:value="108">
            <text:p>108</text:p>
          </table:table-cell>
          <table:table-cell office:value-type="float" office:value="789.4">
            <text:p>789.4</text:p>
          </table:table-cell>
          <table:table-cell office:value-type="string" office:string-value="Herramientas">
            <text:p>Herramientas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629">
            <text:p>PR629</text:p>
          </table:table-cell>
          <table:table-cell office:value-type="string" office:string-value="Rastrillo Grande">
            <text:p>Rastrillo Grande</text:p>
          </table:table-cell>
          <table:table-cell office:value-type="float" office:value="385">
            <text:p>385</text:p>
          </table:table-cell>
          <table:table-cell office:value-type="float" office:value="185.06">
            <text:p>185.06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Producto Standard">
            <text:p>Producto Standard</text:p>
          </table:table-cell>
          <table:table-cell office:value-type="float" office:value="-1">
            <text:p>-1</text:p>
          </table:table-cell>
          <table:table-cell office:value-type="float" office:value="284.82">
            <text:p>284.82</text:p>
          </table:table-cell>
          <table:table-cell office:value-type="string" office:string-value="Otro">
            <text:p>Otro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631">
            <text:p>PR631</text:p>
          </table:table-cell>
          <table:table-cell office:value-type="string" office:string-value="especially">
            <text:p>especially</text:p>
          </table:table-cell>
          <table:table-cell office:value-type="float" office:value="933">
            <text:p>933</text:p>
          </table:table-cell>
          <table:table-cell office:value-type="float" office:value="831.61">
            <text:p>831.6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632">
            <text:p>PR632</text:p>
          </table:table-cell>
          <table:table-cell office:value-type="string" office:string-value="Resistor 5m">
            <text:p>Resistor 5m</text:p>
          </table:table-cell>
          <table:table-cell office:value-type="float" office:value="964">
            <text:p>964</text:p>
          </table:table-cell>
          <table:table-cell office:value-type="float" office:value="799.22">
            <text:p>799.2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633">
            <text:p>PR633</text:p>
          </table:table-cell>
          <table:table-cell office:value-type="string" office:string-value="Resistor 10A">
            <text:p>Resistor 10A</text:p>
          </table:table-cell>
          <table:table-cell office:value-type="float" office:value="326">
            <text:p>326</text:p>
          </table:table-cell>
          <table:table-cell office:value-type="float" office:value="977.0">
            <text:p>977.0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634">
            <text:p>PR634</text:p>
          </table:table-cell>
          <table:table-cell office:value-type="string" office:string-value="Pala Plástico">
            <text:p>Pala Plástico</text:p>
          </table:table-cell>
          <table:table-cell office:value-type="float" office:value="287">
            <text:p>287</text:p>
          </table:table-cell>
          <table:table-cell office:value-type="float" office:value="851.65">
            <text:p>851.6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635">
            <text:p>PR635</text:p>
          </table:table-cell>
          <table:table-cell office:value-type="string" office:string-value="Interruptor">
            <text:p>Interruptor</text:p>
          </table:table-cell>
          <table:table-cell office:value-type="float" office:value="770">
            <text:p>770</text:p>
          </table:table-cell>
          <table:table-cell office:value-type="float" office:value="751.39">
            <text:p>751.3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636">
            <text:p>PR636</text:p>
          </table:table-cell>
          <table:table-cell office:value-type="string" office:string-value="Sierra 300g">
            <text:p>Sierra 300g</text:p>
          </table:table-cell>
          <table:table-cell office:value-type="float" office:value="596">
            <text:p>596</text:p>
          </table:table-cell>
          <table:table-cell office:value-type="float" office:value="921.26">
            <text:p>921.2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637">
            <text:p>PR637</text:p>
          </table:table-cell>
          <table:table-cell office:value-type="string" office:string-value="Regadera Pequeño">
            <text:p>Regadera Pequeño</text:p>
          </table:table-cell>
          <table:table-cell office:value-type="float" office:value="958">
            <text:p>958</text:p>
          </table:table-cell>
          <table:table-cell office:value-type="float" office:value="255.27">
            <text:p>255.27</text:p>
          </table:table-cell>
          <table:table-cell office:value-type="string" office:string-value="Jardinería">
            <text:p>Jardinerí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638">
            <text:p>PR638</text:p>
          </table:table-cell>
          <table:table-cell office:value-type="string" office:string-value="Martillo 300g">
            <text:p>Martillo 300g</text:p>
          </table:table-cell>
          <table:table-cell office:value-type="float" office:value="443">
            <text:p>443</text:p>
          </table:table-cell>
          <table:table-cell office:value-type="float" office:value="804.7">
            <text:p>804.7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639">
            <text:p>PR639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49">
            <text:p>949</text:p>
          </table:table-cell>
          <table:table-cell office:value-type="float" office:value="119.47">
            <text:p>119.47</text:p>
          </table:table-cell>
          <table:table-cell office:value-type="string" office:string-value="heavy">
            <text:p>heavy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640">
            <text:p>PR640</text:p>
          </table:table-cell>
          <table:table-cell office:value-type="string" office:string-value="Pala Grande">
            <text:p>Pala Grande</text:p>
          </table:table-cell>
          <table:table-cell office:value-type="float" office:value="619">
            <text:p>619</text:p>
          </table:table-cell>
          <table:table-cell office:value-type="float" office:value="998.41">
            <text:p>998.4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641">
            <text:p>PR641</text:p>
          </table:table-cell>
          <table:table-cell office:value-type="string" office:string-value="Arena Reforzado">
            <text:p>Arena Reforzado</text:p>
          </table:table-cell>
          <table:table-cell office:value-type="float" office:value="842">
            <text:p>842</text:p>
          </table:table-cell>
          <table:table-cell office:value-type="float" office:value="655.65">
            <text:p>655.6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642">
            <text:p>PR642</text:p>
          </table:table-cell>
          <table:table-cell office:value-type="string" office:string-value="Válvula Cobre">
            <text:p>Válvula Cobre</text:p>
          </table:table-cell>
          <table:table-cell office:value-type="float" office:value="602">
            <text:p>602</text:p>
          </table:table-cell>
          <table:table-cell office:value-type="float" office:value="757.86">
            <text:p>757.86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643">
            <text:p>PR643</text:p>
          </table:table-cell>
          <table:table-cell office:value-type="string" office:string-value="Resistor 10A">
            <text:p>Resistor 10A</text:p>
          </table:table-cell>
          <table:table-cell office:value-type="float" office:value="461">
            <text:p>461</text:p>
          </table:table-cell>
          <table:table-cell office:value-type="float" office:value="31.07">
            <text:p>31.0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644">
            <text:p>PR644</text:p>
          </table:table-cell>
          <table:table-cell office:value-type="string" office:string-value="Arandela Allen">
            <text:p>Arandela Allen</text:p>
          </table:table-cell>
          <table:table-cell office:value-type="float" office:value="708">
            <text:p>708</text:p>
          </table:table-cell>
          <table:table-cell office:value-type="float" office:value="326.75">
            <text:p>326.75</text:p>
          </table:table-cell>
          <table:table-cell office:value-type="string" office:string-value="Ferretería">
            <text:p>Ferreterí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645">
            <text:p>PR645</text:p>
          </table:table-cell>
          <table:table-cell office:value-type="string" office:string-value="Grifo Flexible">
            <text:p>Grifo Flexible</text:p>
          </table:table-cell>
          <table:table-cell office:value-type="float" office:value="401">
            <text:p>401</text:p>
          </table:table-cell>
          <table:table-cell office:value-type="float" office:value="205.0">
            <text:p>205.0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646">
            <text:p>PR646</text:p>
          </table:table-cell>
          <table:table-cell office:value-type="string" office:string-value="Espátula Espuma">
            <text:p>Espátula Espuma</text:p>
          </table:table-cell>
          <table:table-cell office:value-type="float" office:value="-1">
            <text:p>-1</text:p>
          </table:table-cell>
          <table:table-cell office:value-type="float" office:value="178.46">
            <text:p>178.46</text:p>
          </table:table-cell>
          <table:table-cell office:value-type="string" office:string-value="Pintura">
            <text:p>Pintur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647">
            <text:p>PR647</text:p>
          </table:table-cell>
          <table:table-cell office:value-type="string" office:string-value="Sifón Flexible">
            <text:p>Sifón Flexible</text:p>
          </table:table-cell>
          <table:table-cell office:value-type="float" office:value="-1">
            <text:p>-1</text:p>
          </table:table-cell>
          <table:table-cell office:value-type="float" office:value="12.04">
            <text:p>12.0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648">
            <text:p>PR648</text:p>
          </table:table-cell>
          <table:table-cell office:value-type="string" office:string-value="LED Coaxial">
            <text:p>LED Coaxial</text:p>
          </table:table-cell>
          <table:table-cell office:value-type="float" office:value="211">
            <text:p>211</text:p>
          </table:table-cell>
          <table:table-cell office:value-type="float" office:value="818.08">
            <text:p>818.0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649">
            <text:p>PR649</text:p>
          </table:table-cell>
          <table:table-cell office:value-type="string" office:string-value="Teja Macizo">
            <text:p>Teja Macizo</text:p>
          </table:table-cell>
          <table:table-cell office:value-type="string" office:string-value="N/A">
            <text:p>N/A</text:p>
          </table:table-cell>
          <table:table-cell office:value-type="float" office:value="824.76">
            <text:p>824.76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650">
            <text:p>PR650</text:p>
          </table:table-cell>
          <table:table-cell office:value-type="string" office:string-value="Espátula">
            <text:p>Espátula</text:p>
          </table:table-cell>
          <table:table-cell office:value-type="string" office:string-value="">
            <text:p/>
          </table:table-cell>
          <table:table-cell office:value-type="float" office:value="842.8">
            <text:p>842.8</text:p>
          </table:table-cell>
          <table:table-cell office:value-type="string" office:string-value="Pintura">
            <text:p>Pintura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651">
            <text:p>PR651</text:p>
          </table:table-cell>
          <table:table-cell office:value-type="string" office:string-value="Válvula Cobre">
            <text:p>Válvula Cobre</text:p>
          </table:table-cell>
          <table:table-cell office:value-type="float" office:value="675">
            <text:p>675</text:p>
          </table:table-cell>
          <table:table-cell office:value-type="float" office:value="569.05">
            <text:p>569.0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652">
            <text:p>PR652</text:p>
          </table:table-cell>
          <table:table-cell office:value-type="string" office:string-value="Junta 3/4&quot;">
            <text:p>Junta 3/4"</text:p>
          </table:table-cell>
          <table:table-cell office:value-type="float" office:value="422">
            <text:p>422</text:p>
          </table:table-cell>
          <table:table-cell office:value-type="float" office:value="553.27">
            <text:p>553.2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653">
            <text:p>PR653</text:p>
          </table:table-cell>
          <table:table-cell office:value-type="string" office:string-value="Destornillador 300g">
            <text:p>Destornillador 300g</text:p>
          </table:table-cell>
          <table:table-cell office:value-type="string" office:string-value="">
            <text:p/>
          </table:table-cell>
          <table:table-cell office:value-type="float" office:value="746.21">
            <text:p>746.2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654">
            <text:p>PR654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85">
            <text:p>85</text:p>
          </table:table-cell>
          <table:table-cell office:value-type="float" office:value="243.05">
            <text:p>243.05</text:p>
          </table:table-cell>
          <table:table-cell office:value-type="string" office:string-value="Otro">
            <text:p>Otro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655">
            <text:p>PR655</text:p>
          </table:table-cell>
          <table:table-cell office:value-type="string" office:string-value="Cemento Macizo">
            <text:p>Cemento Macizo</text:p>
          </table:table-cell>
          <table:table-cell office:value-type="float" office:value="548">
            <text:p>548</text:p>
          </table:table-cell>
          <table:table-cell office:value-type="float" office:value="169.28">
            <text:p>169.28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656">
            <text:p>PR656</text:p>
          </table:table-cell>
          <table:table-cell office:value-type="string" office:string-value="model">
            <text:p>model</text:p>
          </table:table-cell>
          <table:table-cell office:value-type="float" office:value="222">
            <text:p>222</text:p>
          </table:table-cell>
          <table:table-cell office:value-type="float" office:value="48.71">
            <text:p>48.71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657">
            <text:p>PR657</text:p>
          </table:table-cell>
          <table:table-cell office:value-type="string" office:string-value="Condensador UTP">
            <text:p>Condensador UTP</text:p>
          </table:table-cell>
          <table:table-cell office:value-type="float" office:value="786">
            <text:p>786</text:p>
          </table:table-cell>
          <table:table-cell office:value-type="float" office:value="250.45">
            <text:p>250.4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Producto Standard">
            <text:p>Producto Standard</text:p>
          </table:table-cell>
          <table:table-cell office:value-type="float" office:value="904">
            <text:p>904</text:p>
          </table:table-cell>
          <table:table-cell office:value-type="string" office:string-value="gratis">
            <text:p>gratis</text:p>
          </table:table-cell>
          <table:table-cell office:value-type="string" office:string-value="impact">
            <text:p>impact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659">
            <text:p>PR659</text:p>
          </table:table-cell>
          <table:table-cell office:value-type="string" office:string-value="Condensador Coaxial">
            <text:p>Condensador Coaxial</text:p>
          </table:table-cell>
          <table:table-cell office:value-type="float" office:value="405">
            <text:p>405</text:p>
          </table:table-cell>
          <table:table-cell office:value-type="float" office:value="121.68">
            <text:p>121.6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660">
            <text:p>PR660</text:p>
          </table:table-cell>
          <table:table-cell office:value-type="string" office:string-value="Arandela">
            <text:p>Arandela</text:p>
          </table:table-cell>
          <table:table-cell office:value-type="float" office:value="226">
            <text:p>226</text:p>
          </table:table-cell>
          <table:table-cell office:value-type="string" office:string-value="">
            <text:p/>
          </table:table-cell>
          <table:table-cell office:value-type="string" office:string-value="Ferretería">
            <text:p>Ferretería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661">
            <text:p>PR661</text:p>
          </table:table-cell>
          <table:table-cell office:value-type="string" office:string-value="Rodillo Metal">
            <text:p>Rodillo Metal</text:p>
          </table:table-cell>
          <table:table-cell office:value-type="float" office:value="983">
            <text:p>983</text:p>
          </table:table-cell>
          <table:table-cell office:value-type="float" office:value="1162.18">
            <text:p>1162.18</text:p>
          </table:table-cell>
          <table:table-cell office:value-type="string" office:string-value="Pintura">
            <text:p>Pintur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662">
            <text:p>PR662</text:p>
          </table:table-cell>
          <table:table-cell office:value-type="string" office:string-value="Alicate Acero">
            <text:p>Alicate Acero</text:p>
          </table:table-cell>
          <table:table-cell office:value-type="float" office:value="624">
            <text:p>624</text:p>
          </table:table-cell>
          <table:table-cell office:value-type="float" office:value="449.46">
            <text:p>449.4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663">
            <text:p>PR663</text:p>
          </table:table-cell>
          <table:table-cell office:value-type="string" office:string-value="Perno M8">
            <text:p>Perno M8</text:p>
          </table:table-cell>
          <table:table-cell office:value-type="float" office:value="776">
            <text:p>776</text:p>
          </table:table-cell>
          <table:table-cell office:value-type="float" office:value="80.31">
            <text:p>80.31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664">
            <text:p>PR664</text:p>
          </table:table-cell>
          <table:table-cell office:value-type="string" office:string-value="Tubo Cobre">
            <text:p>Tubo Cobre</text:p>
          </table:table-cell>
          <table:table-cell office:value-type="float" office:value="337">
            <text:p>337</text:p>
          </table:table-cell>
          <table:table-cell office:value-type="float" office:value="318.22">
            <text:p>318.22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665">
            <text:p>PR665</text:p>
          </table:table-cell>
          <table:table-cell office:value-type="string" office:string-value="Portalámparas Rojo">
            <text:p>Portalámparas Rojo</text:p>
          </table:table-cell>
          <table:table-cell office:value-type="float" office:value="211">
            <text:p>211</text:p>
          </table:table-cell>
          <table:table-cell office:value-type="float" office:value="906.73">
            <text:p>906.7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666">
            <text:p>PR666</text:p>
          </table:table-cell>
          <table:table-cell office:value-type="string" office:string-value="Rastrillo Plástico">
            <text:p>Rastrillo Plástico</text:p>
          </table:table-cell>
          <table:table-cell office:value-type="string" office:string-value="">
            <text:p/>
          </table:table-cell>
          <table:table-cell office:value-type="string" office:string-value="gratis">
            <text:p>gratis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667">
            <text:p>PR667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251">
            <text:p>251</text:p>
          </table:table-cell>
          <table:table-cell office:value-type="float" office:value="606.25">
            <text:p>606.25</text:p>
          </table:table-cell>
          <table:table-cell office:value-type="string" office:string-value="Varios">
            <text:p>Varios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668">
            <text:p>PR668</text:p>
          </table:table-cell>
          <table:table-cell office:value-type="string" office:string-value="Rastrillo">
            <text:p>Rastrillo</text:p>
          </table:table-cell>
          <table:table-cell office:value-type="float" office:value="408">
            <text:p>408</text:p>
          </table:table-cell>
          <table:table-cell office:value-type="float" office:value="471.24">
            <text:p>471.24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669">
            <text:p>PR669</text:p>
          </table:table-cell>
          <table:table-cell office:value-type="string" office:string-value="Sifón">
            <text:p>Sifón</text:p>
          </table:table-cell>
          <table:table-cell office:value-type="float" office:value="875">
            <text:p>875</text:p>
          </table:table-cell>
          <table:table-cell office:value-type="string" office:string-value="">
            <text:p/>
          </table:table-cell>
          <table:table-cell office:value-type="string" office:string-value="Fontanería">
            <text:p>Fontanerí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670">
            <text:p>PR670</text:p>
          </table:table-cell>
          <table:table-cell office:value-type="string" office:string-value="Sifón Flexible">
            <text:p>Sifón Flexible</text:p>
          </table:table-cell>
          <table:table-cell office:value-type="float" office:value="74">
            <text:p>74</text:p>
          </table:table-cell>
          <table:table-cell office:value-type="float" office:value="715.15">
            <text:p>715.1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671">
            <text:p>PR671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316">
            <text:p>316</text:p>
          </table:table-cell>
          <table:table-cell office:value-type="float" office:value="588.72">
            <text:p>588.72</text:p>
          </table:table-cell>
          <table:table-cell office:value-type="string" office:string-value="Otro">
            <text:p>Otro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672">
            <text:p>PR672</text:p>
          </table:table-cell>
          <table:table-cell office:value-type="string" office:string-value="Interruptor 5m">
            <text:p>Interruptor 5m</text:p>
          </table:table-cell>
          <table:table-cell office:value-type="float" office:value="770">
            <text:p>770</text:p>
          </table:table-cell>
          <table:table-cell office:value-type="float" office:value="510.1">
            <text:p>510.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673">
            <text:p>PR673</text:p>
          </table:table-cell>
          <table:table-cell office:value-type="string" office:string-value="Clavo M6">
            <text:p>Clavo M6</text:p>
          </table:table-cell>
          <table:table-cell office:value-type="float" office:value="371">
            <text:p>371</text:p>
          </table:table-cell>
          <table:table-cell office:value-type="float" office:value="676.75">
            <text:p>676.7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674">
            <text:p>PR674</text:p>
          </table:table-cell>
          <table:table-cell office:value-type="string" office:string-value="Brocha Cerda">
            <text:p>Brocha Cerda</text:p>
          </table:table-cell>
          <table:table-cell office:value-type="float" office:value="-1">
            <text:p>-1</text:p>
          </table:table-cell>
          <table:table-cell office:value-type="float" office:value="916.97">
            <text:p>916.97</text:p>
          </table:table-cell>
          <table:table-cell office:value-type="string" office:string-value="Pintura">
            <text:p>Pintura</text:p>
          </table:table-cell>
          <table:table-cell office:value-type="string" office:string-value="Estante E2">
            <text:p>Estante E2</text:p>
          </table:table-cell>
        </table:table-row>
        <table:table-row>
          <table:table-cell office:value-type="string" office:string-value="PR675">
            <text:p>PR675</text:p>
          </table:table-cell>
          <table:table-cell office:value-type="string" office:string-value="Resistor 10A">
            <text:p>Resistor 10A</text:p>
          </table:table-cell>
          <table:table-cell office:value-type="float" office:value="310">
            <text:p>310</text:p>
          </table:table-cell>
          <table:table-cell office:value-type="float" office:value="533.67">
            <text:p>533.6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2">
            <text:p>Estante E2</text:p>
          </table:table-cell>
        </table:table-row>
        <table:table-row>
          <table:table-cell office:value-type="string" office:string-value="PR676">
            <text:p>PR676</text:p>
          </table:table-cell>
          <table:table-cell office:value-type="string" office:string-value="Fusible Rojo">
            <text:p>Fusible Rojo</text:p>
          </table:table-cell>
          <table:table-cell office:value-type="float" office:value="276">
            <text:p>276</text:p>
          </table:table-cell>
          <table:table-cell office:value-type="float" office:value="930.09">
            <text:p>930.09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677">
            <text:p>PR677</text:p>
          </table:table-cell>
          <table:table-cell office:value-type="string" office:string-value="Producto">
            <text:p>Producto</text:p>
          </table:table-cell>
          <table:table-cell office:value-type="float" office:value="428">
            <text:p>428</text:p>
          </table:table-cell>
          <table:table-cell office:value-type="float" office:value="654.87">
            <text:p>654.87</text:p>
          </table:table-cell>
          <table:table-cell office:value-type="string" office:string-value="Varios">
            <text:p>Varios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678">
            <text:p>PR678</text:p>
          </table:table-cell>
          <table:table-cell office:value-type="string" office:string-value="Válvula 1/2&quot;">
            <text:p>Válvula 1/2"</text:p>
          </table:table-cell>
          <table:table-cell office:value-type="float" office:value="834">
            <text:p>834</text:p>
          </table:table-cell>
          <table:table-cell office:value-type="float" office:value="201.74">
            <text:p>201.7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679">
            <text:p>PR679</text:p>
          </table:table-cell>
          <table:table-cell office:value-type="string" office:string-value="Viga Hueco">
            <text:p>Viga Hueco</text:p>
          </table:table-cell>
          <table:table-cell office:value-type="float" office:value="171">
            <text:p>171</text:p>
          </table:table-cell>
          <table:table-cell office:value-type="float" office:value="-0.5">
            <text:p>-0.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680">
            <text:p>PR680</text:p>
          </table:table-cell>
          <table:table-cell office:value-type="string" office:string-value="Producto">
            <text:p>Producto</text:p>
          </table:table-cell>
          <table:table-cell office:value-type="float" office:value="979">
            <text:p>979</text:p>
          </table:table-cell>
          <table:table-cell office:value-type="float" office:value="-0.5">
            <text:p>-0.5</text:p>
          </table:table-cell>
          <table:table-cell office:value-type="string" office:string-value="Varios">
            <text:p>Varios</text:p>
          </table:table-cell>
          <table:table-cell office:value-type="string" office:string-value="environment">
            <text:p>environment</text:p>
          </table:table-cell>
        </table:table-row>
        <table:table-row>
          <table:table-cell office:value-type="string" office:string-value="PR681">
            <text:p>PR681</text:p>
          </table:table-cell>
          <table:table-cell office:value-type="string" office:string-value="Portalámparas Rojo">
            <text:p>Portalámparas Rojo</text:p>
          </table:table-cell>
          <table:table-cell office:value-type="float" office:value="345">
            <text:p>345</text:p>
          </table:table-cell>
          <table:table-cell office:value-type="float" office:value="890.26">
            <text:p>890.2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682">
            <text:p>PR682</text:p>
          </table:table-cell>
          <table:table-cell office:value-type="string" office:string-value="Llave 15cm">
            <text:p>Llave 15cm</text:p>
          </table:table-cell>
          <table:table-cell office:value-type="float" office:value="4">
            <text:p>4</text:p>
          </table:table-cell>
          <table:table-cell office:value-type="float" office:value="698.61">
            <text:p>698.6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683">
            <text:p>PR683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634">
            <text:p>634</text:p>
          </table:table-cell>
          <table:table-cell office:value-type="float" office:value="869.98">
            <text:p>869.98</text:p>
          </table:table-cell>
          <table:table-cell office:value-type="string" office:string-value="">
            <text:p/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684">
            <text:p>PR684</text:p>
          </table:table-cell>
          <table:table-cell office:value-type="string" office:string-value="Martillo 300g">
            <text:p>Martillo 300g</text:p>
          </table:table-cell>
          <table:table-cell office:value-type="float" office:value="497">
            <text:p>497</text:p>
          </table:table-cell>
          <table:table-cell office:value-type="float" office:value="612.98">
            <text:p>612.9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685">
            <text:p>PR685</text:p>
          </table:table-cell>
          <table:table-cell office:value-type="string" office:string-value="Rodillo Cerda">
            <text:p>Rodillo Cerda</text:p>
          </table:table-cell>
          <table:table-cell office:value-type="float" office:value="891">
            <text:p>891</text:p>
          </table:table-cell>
          <table:table-cell office:value-type="float" office:value="572.32">
            <text:p>572.32</text:p>
          </table:table-cell>
          <table:table-cell office:value-type="string" office:string-value="Pintura">
            <text:p>Pintur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686">
            <text:p>PR686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457">
            <text:p>457</text:p>
          </table:table-cell>
          <table:table-cell office:value-type="float" office:value="482.69">
            <text:p>482.69</text:p>
          </table:table-cell>
          <table:table-cell office:value-type="string" office:string-value="medical">
            <text:p>medical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687">
            <text:p>PR687</text:p>
          </table:table-cell>
          <table:table-cell office:value-type="string" office:string-value="Cable 10A">
            <text:p>Cable 10A</text:p>
          </table:table-cell>
          <table:table-cell office:value-type="float" office:value="226">
            <text:p>226</text:p>
          </table:table-cell>
          <table:table-cell office:value-type="float" office:value="666.27">
            <text:p>666.2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688">
            <text:p>PR688</text:p>
          </table:table-cell>
          <table:table-cell office:value-type="string" office:string-value="Sifón">
            <text:p>Sifón</text:p>
          </table:table-cell>
          <table:table-cell office:value-type="float" office:value="893">
            <text:p>893</text:p>
          </table:table-cell>
          <table:table-cell office:value-type="float" office:value="576.4">
            <text:p>576.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689">
            <text:p>PR689</text:p>
          </table:table-cell>
          <table:table-cell office:value-type="string" office:string-value="Cinta Azul">
            <text:p>Cinta Azul</text:p>
          </table:table-cell>
          <table:table-cell office:value-type="float" office:value="229">
            <text:p>229</text:p>
          </table:table-cell>
          <table:table-cell office:value-type="float" office:value="291.69">
            <text:p>291.69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690">
            <text:p>PR690</text:p>
          </table:table-cell>
          <table:table-cell office:value-type="string" office:string-value="Manguera Grande">
            <text:p>Manguera Grande</text:p>
          </table:table-cell>
          <table:table-cell office:value-type="float" office:value="591">
            <text:p>591</text:p>
          </table:table-cell>
          <table:table-cell office:value-type="float" office:value="311.49">
            <text:p>311.49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691">
            <text:p>PR691</text:p>
          </table:table-cell>
          <table:table-cell office:value-type="string" office:string-value="Portalámparas 10m">
            <text:p>Portalámparas 10m</text:p>
          </table:table-cell>
          <table:table-cell office:value-type="float" office:value="617">
            <text:p>617</text:p>
          </table:table-cell>
          <table:table-cell office:value-type="float" office:value="107.48">
            <text:p>107.48</text:p>
          </table:table-cell>
          <table:table-cell office:value-type="string" office:string-value="Electricidad">
            <text:p>Electricidad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692">
            <text:p>PR692</text:p>
          </table:table-cell>
          <table:table-cell office:value-type="string" office:string-value="Viga 25kg">
            <text:p>Viga 25kg</text:p>
          </table:table-cell>
          <table:table-cell office:value-type="float" office:value="682">
            <text:p>682</text:p>
          </table:table-cell>
          <table:table-cell office:value-type="float" office:value="827.92">
            <text:p>827.92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693">
            <text:p>PR693</text:p>
          </table:table-cell>
          <table:table-cell office:value-type="string" office:string-value="Interruptor 10A">
            <text:p>Interruptor 10A</text:p>
          </table:table-cell>
          <table:table-cell office:value-type="float" office:value="990">
            <text:p>990</text:p>
          </table:table-cell>
          <table:table-cell office:value-type="float" office:value="981.16">
            <text:p>981.1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694">
            <text:p>PR694</text:p>
          </table:table-cell>
          <table:table-cell office:value-type="string" office:string-value="Manguera Pequeño">
            <text:p>Manguera Pequeño</text:p>
          </table:table-cell>
          <table:table-cell office:value-type="float" office:value="307">
            <text:p>307</text:p>
          </table:table-cell>
          <table:table-cell office:value-type="float" office:value="659.59">
            <text:p>659.59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695">
            <text:p>PR695</text:p>
          </table:table-cell>
          <table:table-cell office:value-type="string" office:string-value="Llave 300g">
            <text:p>Llave 300g</text:p>
          </table:table-cell>
          <table:table-cell office:value-type="string" office:string-value="muchos">
            <text:p>muchos</text:p>
          </table:table-cell>
          <table:table-cell office:value-type="float" office:value="923.14">
            <text:p>923.14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696">
            <text:p>PR696</text:p>
          </table:table-cell>
          <table:table-cell office:value-type="string" office:string-value="Junta PVC">
            <text:p>Junta PVC</text:p>
          </table:table-cell>
          <table:table-cell office:value-type="float" office:value="168">
            <text:p>168</text:p>
          </table:table-cell>
          <table:table-cell office:value-type="float" office:value="442.44">
            <text:p>442.4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697">
            <text:p>PR697</text:p>
          </table:table-cell>
          <table:table-cell office:value-type="string" office:string-value="Manguera Plástico">
            <text:p>Manguera Plástico</text:p>
          </table:table-cell>
          <table:table-cell office:value-type="float" office:value="880">
            <text:p>880</text:p>
          </table:table-cell>
          <table:table-cell office:value-type="float" office:value="950.45">
            <text:p>950.4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698XX">
            <text:p>PR698XX</text:p>
          </table:table-cell>
          <table:table-cell office:value-type="string" office:string-value="Tuerca Inoxidable">
            <text:p>Tuerca Inoxidable</text:p>
          </table:table-cell>
          <table:table-cell office:value-type="float" office:value="608">
            <text:p>608</text:p>
          </table:table-cell>
          <table:table-cell office:value-type="float" office:value="149.42">
            <text:p>149.42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699">
            <text:p>PR699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815">
            <text:p>815</text:p>
          </table:table-cell>
          <table:table-cell office:value-type="float" office:value="90.52">
            <text:p>90.52</text:p>
          </table:table-cell>
          <table:table-cell office:value-type="string" office:string-value="Varios">
            <text:p>Varios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700">
            <text:p>PR700</text:p>
          </table:table-cell>
          <table:table-cell office:value-type="string" office:string-value="Viga Hueco">
            <text:p>Viga Hueco</text:p>
          </table:table-cell>
          <table:table-cell office:value-type="float" office:value="657">
            <text:p>657</text:p>
          </table:table-cell>
          <table:table-cell office:value-type="float" office:value="510.24">
            <text:p>510.2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place">
            <text:p>place</text:p>
          </table:table-cell>
        </table:table-row>
        <table:table-row>
          <table:table-cell office:value-type="string" office:string-value="PR701">
            <text:p>PR701</text:p>
          </table:table-cell>
          <table:table-cell office:value-type="string" office:string-value="Rodillo Plástico">
            <text:p>Rodillo Plástico</text:p>
          </table:table-cell>
          <table:table-cell office:value-type="float" office:value="720">
            <text:p>720</text:p>
          </table:table-cell>
          <table:table-cell office:value-type="float" office:value="571.85">
            <text:p>571.85</text:p>
          </table:table-cell>
          <table:table-cell office:value-type="string" office:string-value="Pintura">
            <text:p>Pintur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702">
            <text:p>PR702</text:p>
          </table:table-cell>
          <table:table-cell office:value-type="string" office:string-value="Tubo Flexible">
            <text:p>Tubo Flexible</text:p>
          </table:table-cell>
          <table:table-cell office:value-type="float" office:value="532">
            <text:p>532</text:p>
          </table:table-cell>
          <table:table-cell office:value-type="float" office:value="539.44">
            <text:p>539.4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703">
            <text:p>PR703</text:p>
          </table:table-cell>
          <table:table-cell office:value-type="string" office:string-value="Manguera Metal">
            <text:p>Manguera Metal</text:p>
          </table:table-cell>
          <table:table-cell office:value-type="string" office:string-value="">
            <text:p/>
          </table:table-cell>
          <table:table-cell office:value-type="float" office:value="123.92">
            <text:p>123.9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5">
            <text:p>Estante B5</text:p>
          </table:table-cell>
        </table:table-row>
        <table:table-row>
          <table:table-cell office:value-type="string" office:string-value="PR704">
            <text:p>PR704</text:p>
          </table:table-cell>
          <table:table-cell office:value-type="string" office:string-value="Cable">
            <text:p>Cable</text:p>
          </table:table-cell>
          <table:table-cell office:value-type="float" office:value="306">
            <text:p>306</text:p>
          </table:table-cell>
          <table:table-cell office:value-type="float" office:value="544.88">
            <text:p>544.8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705">
            <text:p>PR705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536">
            <text:p>536</text:p>
          </table:table-cell>
          <table:table-cell office:value-type="float" office:value="996.8">
            <text:p>996.8</text:p>
          </table:table-cell>
          <table:table-cell office:value-type="string" office:string-value="Otro">
            <text:p>Otro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706">
            <text:p>PR706</text:p>
          </table:table-cell>
          <table:table-cell office:value-type="string" office:string-value="Cable 5m">
            <text:p>Cable 5m</text:p>
          </table:table-cell>
          <table:table-cell office:value-type="float" office:value="221">
            <text:p>221</text:p>
          </table:table-cell>
          <table:table-cell office:value-type="float" office:value="602.54">
            <text:p>602.5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707">
            <text:p>PR707</text:p>
          </table:table-cell>
          <table:table-cell office:value-type="string" office:string-value="Portalámparas Azul">
            <text:p>Portalámparas Azul</text:p>
          </table:table-cell>
          <table:table-cell office:value-type="float" office:value="968">
            <text:p>968</text:p>
          </table:table-cell>
          <table:table-cell office:value-type="float" office:value="425.92">
            <text:p>425.92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708">
            <text:p>PR708</text:p>
          </table:table-cell>
          <table:table-cell office:value-type="string" office:string-value="Cemento Termoaislante">
            <text:p>Cemento Termoaislante</text:p>
          </table:table-cell>
          <table:table-cell office:value-type="float" office:value="430">
            <text:p>430</text:p>
          </table:table-cell>
          <table:table-cell office:value-type="float" office:value="317.04">
            <text:p>317.0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Producto Standard">
            <text:p>Producto Standard</text:p>
          </table:table-cell>
          <table:table-cell office:value-type="float" office:value="372">
            <text:p>372</text:p>
          </table:table-cell>
          <table:table-cell office:value-type="float" office:value="778.29">
            <text:p>778.29</text:p>
          </table:table-cell>
          <table:table-cell office:value-type="string" office:string-value="Varios">
            <text:p>Varios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Clavo M6">
            <text:p>Clavo M6</text:p>
          </table:table-cell>
          <table:table-cell office:value-type="float" office:value="746">
            <text:p>746</text:p>
          </table:table-cell>
          <table:table-cell office:value-type="float" office:value="589.24">
            <text:p>589.24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711">
            <text:p>PR711</text:p>
          </table:table-cell>
          <table:table-cell office:value-type="string" office:string-value="Teja">
            <text:p>Teja</text:p>
          </table:table-cell>
          <table:table-cell office:value-type="string" office:string-value="muchos">
            <text:p>muchos</text:p>
          </table:table-cell>
          <table:table-cell office:value-type="float" office:value="390.17">
            <text:p>390.17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712">
            <text:p>PR712</text:p>
          </table:table-cell>
          <table:table-cell office:value-type="string" office:string-value="Caja 10m">
            <text:p>Caja 10m</text:p>
          </table:table-cell>
          <table:table-cell office:value-type="float" office:value="147">
            <text:p>147</text:p>
          </table:table-cell>
          <table:table-cell office:value-type="float" office:value="735.69">
            <text:p>735.69</text:p>
          </table:table-cell>
          <table:table-cell office:value-type="string" office:string-value="Electricidad">
            <text:p>Electricidad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713">
            <text:p>PR713</text:p>
          </table:table-cell>
          <table:table-cell office:value-type="string" office:string-value="Rastrillo Grande">
            <text:p>Rastrillo Grande</text:p>
          </table:table-cell>
          <table:table-cell office:value-type="float" office:value="515">
            <text:p>515</text:p>
          </table:table-cell>
          <table:table-cell office:value-type="float" office:value="952.66">
            <text:p>952.66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714">
            <text:p>PR714</text:p>
          </table:table-cell>
          <table:table-cell office:value-type="string" office:string-value="Manguera Grande">
            <text:p>Manguera Grande</text:p>
          </table:table-cell>
          <table:table-cell office:value-type="float" office:value="650">
            <text:p>650</text:p>
          </table:table-cell>
          <table:table-cell office:value-type="float" office:value="-0.5">
            <text:p>-0.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715">
            <text:p>PR715</text:p>
          </table:table-cell>
          <table:table-cell office:value-type="string" office:string-value="them">
            <text:p>them</text:p>
          </table:table-cell>
          <table:table-cell office:value-type="float" office:value="694">
            <text:p>694</text:p>
          </table:table-cell>
          <table:table-cell office:value-type="float" office:value="731.07">
            <text:p>731.07</text:p>
          </table:table-cell>
          <table:table-cell office:value-type="string" office:string-value="Otro">
            <text:p>Otro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716">
            <text:p>PR716</text:p>
          </table:table-cell>
          <table:table-cell office:value-type="string" office:string-value="Interruptor UTP">
            <text:p>Interruptor UTP</text:p>
          </table:table-cell>
          <table:table-cell office:value-type="float" office:value="720">
            <text:p>720</text:p>
          </table:table-cell>
          <table:table-cell office:value-type="float" office:value="345.72">
            <text:p>345.7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717">
            <text:p>PR717</text:p>
          </table:table-cell>
          <table:table-cell office:value-type="string" office:string-value="Tuerca Inoxidable">
            <text:p>Tuerca Inoxidable</text:p>
          </table:table-cell>
          <table:table-cell office:value-type="float" office:value="180">
            <text:p>180</text:p>
          </table:table-cell>
          <table:table-cell office:value-type="string" office:string-value="">
            <text:p/>
          </table:table-cell>
          <table:table-cell office:value-type="string" office:string-value="Ferretería">
            <text:p>Ferreterí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718">
            <text:p>PR718</text:p>
          </table:table-cell>
          <table:table-cell office:value-type="string" office:string-value="Tubo Flexible">
            <text:p>Tubo Flexible</text:p>
          </table:table-cell>
          <table:table-cell office:value-type="float" office:value="879">
            <text:p>879</text:p>
          </table:table-cell>
          <table:table-cell office:value-type="float" office:value="299.88">
            <text:p>299.88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5">
            <text:p>Estante B5</text:p>
          </table:table-cell>
        </table:table-row>
        <table:table-row>
          <table:table-cell office:value-type="string" office:string-value="PR719">
            <text:p>PR719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14">
            <text:p>914</text:p>
          </table:table-cell>
          <table:table-cell office:value-type="float" office:value="488.78">
            <text:p>488.78</text:p>
          </table:table-cell>
          <table:table-cell office:value-type="string" office:string-value="history">
            <text:p>history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720">
            <text:p>PR720</text:p>
          </table:table-cell>
          <table:table-cell office:value-type="string" office:string-value="Ladrillo Reforzado">
            <text:p>Ladrillo Reforzado</text:p>
          </table:table-cell>
          <table:table-cell office:value-type="float" office:value="104">
            <text:p>104</text:p>
          </table:table-cell>
          <table:table-cell office:value-type="float" office:value="198.35">
            <text:p>198.3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721">
            <text:p>PR721</text:p>
          </table:table-cell>
          <table:table-cell office:value-type="string" office:string-value="Brocha Espuma">
            <text:p>Brocha Espuma</text:p>
          </table:table-cell>
          <table:table-cell office:value-type="float" office:value="187">
            <text:p>187</text:p>
          </table:table-cell>
          <table:table-cell office:value-type="float" office:value="270.21">
            <text:p>270.21</text:p>
          </table:table-cell>
          <table:table-cell office:value-type="string" office:string-value="Pintura">
            <text:p>Pintur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722">
            <text:p>PR722</text:p>
          </table:table-cell>
          <table:table-cell office:value-type="string" office:string-value="Sifón">
            <text:p>Sifón</text:p>
          </table:table-cell>
          <table:table-cell office:value-type="float" office:value="727">
            <text:p>727</text:p>
          </table:table-cell>
          <table:table-cell office:value-type="float" office:value="190.38">
            <text:p>190.38</text:p>
          </table:table-cell>
          <table:table-cell office:value-type="string" office:string-value="Fontanería">
            <text:p>Fontanería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723">
            <text:p>PR723</text:p>
          </table:table-cell>
          <table:table-cell office:value-type="string" office:string-value="Destornillador 15cm">
            <text:p>Destornillador 15cm</text:p>
          </table:table-cell>
          <table:table-cell office:value-type="float" office:value="501">
            <text:p>501</text:p>
          </table:table-cell>
          <table:table-cell office:value-type="float" office:value="800.02">
            <text:p>800.0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724">
            <text:p>PR724</text:p>
          </table:table-cell>
          <table:table-cell office:value-type="string" office:string-value="Cinta Aislante">
            <text:p>Cinta Aislante</text:p>
          </table:table-cell>
          <table:table-cell office:value-type="float" office:value="353">
            <text:p>353</text:p>
          </table:table-cell>
          <table:table-cell office:value-type="float" office:value="767.62">
            <text:p>767.62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725">
            <text:p>PR725</text:p>
          </table:table-cell>
          <table:table-cell office:value-type="string" office:string-value="Fusible Azul">
            <text:p>Fusible Azul</text:p>
          </table:table-cell>
          <table:table-cell office:value-type="string" office:string-value="">
            <text:p/>
          </table:table-cell>
          <table:table-cell office:value-type="float" office:value="153.34">
            <text:p>153.3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726">
            <text:p>PR726</text:p>
          </table:table-cell>
          <table:table-cell office:value-type="string" office:string-value="Resistor 10A">
            <text:p>Resistor 10A</text:p>
          </table:table-cell>
          <table:table-cell office:value-type="float" office:value="830">
            <text:p>830</text:p>
          </table:table-cell>
          <table:table-cell office:value-type="float" office:value="730.73">
            <text:p>730.7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727">
            <text:p>PR727</text:p>
          </table:table-cell>
          <table:table-cell office:value-type="string" office:string-value="Válvula 3/4&quot;">
            <text:p>Válvula 3/4"</text:p>
          </table:table-cell>
          <table:table-cell office:value-type="float" office:value="437">
            <text:p>437</text:p>
          </table:table-cell>
          <table:table-cell office:value-type="float" office:value="-0.5">
            <text:p>-0.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728">
            <text:p>PR728</text:p>
          </table:table-cell>
          <table:table-cell office:value-type="string" office:string-value="Rastrillo Plástico">
            <text:p>Rastrillo Plástico</text:p>
          </table:table-cell>
          <table:table-cell office:value-type="float" office:value="276">
            <text:p>276</text:p>
          </table:table-cell>
          <table:table-cell office:value-type="float" office:value="943.06">
            <text:p>943.06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729">
            <text:p>PR729</text:p>
          </table:table-cell>
          <table:table-cell office:value-type="string" office:string-value="Tornillo">
            <text:p>Tornillo</text:p>
          </table:table-cell>
          <table:table-cell office:value-type="float" office:value="218">
            <text:p>218</text:p>
          </table:table-cell>
          <table:table-cell office:value-type="float" office:value="280.88">
            <text:p>280.88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730">
            <text:p>PR730</text:p>
          </table:table-cell>
          <table:table-cell office:value-type="string" office:string-value="Bandeja Metal">
            <text:p>Bandeja Metal</text:p>
          </table:table-cell>
          <table:table-cell office:value-type="float" office:value="134">
            <text:p>134</text:p>
          </table:table-cell>
          <table:table-cell office:value-type="float" office:value="741.55">
            <text:p>741.55</text:p>
          </table:table-cell>
          <table:table-cell office:value-type="string" office:string-value="Pintura">
            <text:p>Pintur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731">
            <text:p>PR731</text:p>
          </table:table-cell>
          <table:table-cell office:value-type="string" office:string-value="Alicate Acero">
            <text:p>Alicate Acero</text:p>
          </table:table-cell>
          <table:table-cell office:value-type="float" office:value="761">
            <text:p>761</text:p>
          </table:table-cell>
          <table:table-cell office:value-type="float" office:value="42.0">
            <text:p>42.0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732">
            <text:p>PR732</text:p>
          </table:table-cell>
          <table:table-cell office:value-type="string" office:string-value="Manguera">
            <text:p>Manguera</text:p>
          </table:table-cell>
          <table:table-cell office:value-type="float" office:value="352">
            <text:p>352</text:p>
          </table:table-cell>
          <table:table-cell office:value-type="float" office:value="474.72">
            <text:p>474.7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733">
            <text:p>PR733</text:p>
          </table:table-cell>
          <table:table-cell office:value-type="string" office:string-value="Clavo Inoxidable">
            <text:p>Clavo Inoxidable</text:p>
          </table:table-cell>
          <table:table-cell office:value-type="float" office:value="917">
            <text:p>917</text:p>
          </table:table-cell>
          <table:table-cell office:value-type="float" office:value="630.23">
            <text:p>630.23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734">
            <text:p>PR734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79">
            <text:p>979</text:p>
          </table:table-cell>
          <table:table-cell office:value-type="float" office:value="794.6">
            <text:p>794.6</text:p>
          </table:table-cell>
          <table:table-cell office:value-type="string" office:string-value="where">
            <text:p>where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735">
            <text:p>PR735</text:p>
          </table:table-cell>
          <table:table-cell office:value-type="string" office:string-value="Espátula Metal">
            <text:p>Espátula Metal</text:p>
          </table:table-cell>
          <table:table-cell office:value-type="float" office:value="799">
            <text:p>799</text:p>
          </table:table-cell>
          <table:table-cell office:value-type="float" office:value="607.61">
            <text:p>607.61</text:p>
          </table:table-cell>
          <table:table-cell office:value-type="string" office:string-value="Pintura">
            <text:p>Pintura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736">
            <text:p>PR736</text:p>
          </table:table-cell>
          <table:table-cell office:value-type="string" office:string-value="Manguera Pequeño">
            <text:p>Manguera Pequeño</text:p>
          </table:table-cell>
          <table:table-cell office:value-type="float" office:value="738">
            <text:p>738</text:p>
          </table:table-cell>
          <table:table-cell office:value-type="float" office:value="304.11">
            <text:p>304.1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737">
            <text:p>PR737</text:p>
          </table:table-cell>
          <table:table-cell office:value-type="string" office:string-value="Cable Coaxial">
            <text:p>Cable Coaxial</text:p>
          </table:table-cell>
          <table:table-cell office:value-type="float" office:value="285">
            <text:p>285</text:p>
          </table:table-cell>
          <table:table-cell office:value-type="float" office:value="271.16">
            <text:p>271.1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738">
            <text:p>PR738</text:p>
          </table:table-cell>
          <table:table-cell office:value-type="string" office:string-value="Manguera Grande">
            <text:p>Manguera Grande</text:p>
          </table:table-cell>
          <table:table-cell office:value-type="float" office:value="970">
            <text:p>970</text:p>
          </table:table-cell>
          <table:table-cell office:value-type="float" office:value="549.73">
            <text:p>549.73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739">
            <text:p>PR739</text:p>
          </table:table-cell>
          <table:table-cell office:value-type="string" office:string-value="establish">
            <text:p>establish</text:p>
          </table:table-cell>
          <table:table-cell office:value-type="float" office:value="749">
            <text:p>749</text:p>
          </table:table-cell>
          <table:table-cell office:value-type="float" office:value="177.56">
            <text:p>177.56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740">
            <text:p>PR740</text:p>
          </table:table-cell>
          <table:table-cell office:value-type="string" office:string-value="LED 220V">
            <text:p>LED 220V</text:p>
          </table:table-cell>
          <table:table-cell office:value-type="float" office:value="837">
            <text:p>837</text:p>
          </table:table-cell>
          <table:table-cell office:value-type="float" office:value="324.94">
            <text:p>324.9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741">
            <text:p>PR741</text:p>
          </table:table-cell>
          <table:table-cell office:value-type="string" office:string-value="Caja 10m">
            <text:p>Caja 10m</text:p>
          </table:table-cell>
          <table:table-cell office:value-type="float" office:value="96">
            <text:p>96</text:p>
          </table:table-cell>
          <table:table-cell office:value-type="float" office:value="459.93">
            <text:p>459.9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742">
            <text:p>PR742</text:p>
          </table:table-cell>
          <table:table-cell office:value-type="string" office:string-value="probably">
            <text:p>probably</text:p>
          </table:table-cell>
          <table:table-cell office:value-type="float" office:value="182">
            <text:p>182</text:p>
          </table:table-cell>
          <table:table-cell office:value-type="float" office:value="687.68">
            <text:p>687.68</text:p>
          </table:table-cell>
          <table:table-cell office:value-type="string" office:string-value="Pintura">
            <text:p>Pintur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743">
            <text:p>PR743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387">
            <text:p>387</text:p>
          </table:table-cell>
          <table:table-cell office:value-type="float" office:value="110.93">
            <text:p>110.93</text:p>
          </table:table-cell>
          <table:table-cell office:value-type="string" office:string-value="Varios">
            <text:p>Vario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744">
            <text:p>PR744</text:p>
          </table:table-cell>
          <table:table-cell office:value-type="string" office:string-value="Interruptor">
            <text:p>Interruptor</text:p>
          </table:table-cell>
          <table:table-cell office:value-type="float" office:value="981">
            <text:p>981</text:p>
          </table:table-cell>
          <table:table-cell office:value-type="float" office:value="542.83">
            <text:p>542.8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745">
            <text:p>PR745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58">
            <text:p>58</text:p>
          </table:table-cell>
          <table:table-cell office:value-type="float" office:value="268.19">
            <text:p>268.19</text:p>
          </table:table-cell>
          <table:table-cell office:value-type="string" office:string-value="Varios">
            <text:p>Varios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746">
            <text:p>PR746</text:p>
          </table:table-cell>
          <table:table-cell office:value-type="string" office:string-value="Cable Coaxial">
            <text:p>Cable Coaxial</text:p>
          </table:table-cell>
          <table:table-cell office:value-type="string" office:string-value="N/A">
            <text:p>N/A</text:p>
          </table:table-cell>
          <table:table-cell office:value-type="string" office:string-value="gratis">
            <text:p>gratis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747">
            <text:p>PR747</text:p>
          </table:table-cell>
          <table:table-cell office:value-type="string" office:string-value="Fusible 10m">
            <text:p>Fusible 10m</text:p>
          </table:table-cell>
          <table:table-cell office:value-type="float" office:value="979">
            <text:p>979</text:p>
          </table:table-cell>
          <table:table-cell office:value-type="float" office:value="77.21">
            <text:p>77.21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748">
            <text:p>PR748</text:p>
          </table:table-cell>
          <table:table-cell office:value-type="string" office:string-value="Interruptor 5m">
            <text:p>Interruptor 5m</text:p>
          </table:table-cell>
          <table:table-cell office:value-type="float" office:value="696">
            <text:p>696</text:p>
          </table:table-cell>
          <table:table-cell office:value-type="float" office:value="893.22">
            <text:p>893.2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749">
            <text:p>PR749</text:p>
          </table:table-cell>
          <table:table-cell office:value-type="string" office:string-value="Alicate 15cm">
            <text:p>Alicate 15cm</text:p>
          </table:table-cell>
          <table:table-cell office:value-type="float" office:value="729">
            <text:p>729</text:p>
          </table:table-cell>
          <table:table-cell office:value-type="float" office:value="789.07">
            <text:p>789.07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750">
            <text:p>PR750</text:p>
          </table:table-cell>
          <table:table-cell office:value-type="string" office:string-value="Sifón Cobre">
            <text:p>Sifón Cobre</text:p>
          </table:table-cell>
          <table:table-cell office:value-type="float" office:value="116">
            <text:p>116</text:p>
          </table:table-cell>
          <table:table-cell office:value-type="float" office:value="959.63">
            <text:p>959.63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751">
            <text:p>PR751</text:p>
          </table:table-cell>
          <table:table-cell office:value-type="string" office:string-value="Sifón Cobre">
            <text:p>Sifón Cobre</text:p>
          </table:table-cell>
          <table:table-cell office:value-type="float" office:value="424">
            <text:p>424</text:p>
          </table:table-cell>
          <table:table-cell office:value-type="float" office:value="636.97">
            <text:p>636.9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752">
            <text:p>PR752</text:p>
          </table:table-cell>
          <table:table-cell office:value-type="string" office:string-value="Cinta Amarillo">
            <text:p>Cinta Amarillo</text:p>
          </table:table-cell>
          <table:table-cell office:value-type="float" office:value="394">
            <text:p>394</text:p>
          </table:table-cell>
          <table:table-cell office:value-type="string" office:string-value="gratis">
            <text:p>gratis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753">
            <text:p>PR753</text:p>
          </table:table-cell>
          <table:table-cell office:value-type="string" office:string-value="Manguera Metal">
            <text:p>Manguera Metal</text:p>
          </table:table-cell>
          <table:table-cell office:value-type="float" office:value="62">
            <text:p>62</text:p>
          </table:table-cell>
          <table:table-cell office:value-type="float" office:value="361.5">
            <text:p>361.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754">
            <text:p>PR754</text:p>
          </table:table-cell>
          <table:table-cell office:value-type="string" office:string-value="Teja Macizo">
            <text:p>Teja Macizo</text:p>
          </table:table-cell>
          <table:table-cell office:value-type="float" office:value="230">
            <text:p>230</text:p>
          </table:table-cell>
          <table:table-cell office:value-type="string" office:string-value="gratis">
            <text:p>gratis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755">
            <text:p>PR755</text:p>
          </table:table-cell>
          <table:table-cell office:value-type="string" office:string-value="Fusible Amarillo">
            <text:p>Fusible Amarillo</text:p>
          </table:table-cell>
          <table:table-cell office:value-type="float" office:value="31">
            <text:p>31</text:p>
          </table:table-cell>
          <table:table-cell office:value-type="float" office:value="142.14">
            <text:p>142.1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756">
            <text:p>PR756</text:p>
          </table:table-cell>
          <table:table-cell office:value-type="string" office:string-value="Caja Amarillo">
            <text:p>Caja Amarillo</text:p>
          </table:table-cell>
          <table:table-cell office:value-type="float" office:value="307">
            <text:p>307</text:p>
          </table:table-cell>
          <table:table-cell office:value-type="float" office:value="722.83">
            <text:p>722.8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757">
            <text:p>PR757</text:p>
          </table:table-cell>
          <table:table-cell office:value-type="string" office:string-value="land">
            <text:p>land</text:p>
          </table:table-cell>
          <table:table-cell office:value-type="float" office:value="516">
            <text:p>516</text:p>
          </table:table-cell>
          <table:table-cell office:value-type="float" office:value="396.99">
            <text:p>396.99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758">
            <text:p>PR758</text:p>
          </table:table-cell>
          <table:table-cell office:value-type="string" office:string-value="Teja Macizo">
            <text:p>Teja Macizo</text:p>
          </table:table-cell>
          <table:table-cell office:value-type="float" office:value="95">
            <text:p>95</text:p>
          </table:table-cell>
          <table:table-cell office:value-type="float" office:value="977.95">
            <text:p>977.9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5">
            <text:p>Estante B5</text:p>
          </table:table-cell>
        </table:table-row>
        <table:table-row>
          <table:table-cell office:value-type="string" office:string-value="PR759">
            <text:p>PR759</text:p>
          </table:table-cell>
          <table:table-cell office:value-type="string" office:string-value="Tuerca Inoxidable">
            <text:p>Tuerca Inoxidable</text:p>
          </table:table-cell>
          <table:table-cell office:value-type="float" office:value="837">
            <text:p>837</text:p>
          </table:table-cell>
          <table:table-cell office:value-type="float" office:value="477.94">
            <text:p>477.94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760">
            <text:p>PR760</text:p>
          </table:table-cell>
          <table:table-cell office:value-type="string" office:string-value="Sifón 1/2&quot;">
            <text:p>Sifón 1/2"</text:p>
          </table:table-cell>
          <table:table-cell office:value-type="float" office:value="798">
            <text:p>798</text:p>
          </table:table-cell>
          <table:table-cell office:value-type="float" office:value="29.02">
            <text:p>29.02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761">
            <text:p>PR761</text:p>
          </table:table-cell>
          <table:table-cell office:value-type="string" office:string-value="Pala Plástico">
            <text:p>Pala Plástico</text:p>
          </table:table-cell>
          <table:table-cell office:value-type="float" office:value="88">
            <text:p>88</text:p>
          </table:table-cell>
          <table:table-cell office:value-type="float" office:value="565.23">
            <text:p>565.23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762">
            <text:p>PR762</text:p>
          </table:table-cell>
          <table:table-cell office:value-type="string" office:string-value="Arandela">
            <text:p>Arandela</text:p>
          </table:table-cell>
          <table:table-cell office:value-type="float" office:value="290">
            <text:p>290</text:p>
          </table:table-cell>
          <table:table-cell office:value-type="float" office:value="500.72">
            <text:p>500.72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763">
            <text:p>PR763</text:p>
          </table:table-cell>
          <table:table-cell office:value-type="string" office:string-value="Tubo Flexible">
            <text:p>Tubo Flexible</text:p>
          </table:table-cell>
          <table:table-cell office:value-type="float" office:value="827">
            <text:p>827</text:p>
          </table:table-cell>
          <table:table-cell office:value-type="float" office:value="24.66">
            <text:p>24.66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764">
            <text:p>PR764</text:p>
          </table:table-cell>
          <table:table-cell office:value-type="string" office:string-value="Tuerca M6">
            <text:p>Tuerca M6</text:p>
          </table:table-cell>
          <table:table-cell office:value-type="float" office:value="238">
            <text:p>238</text:p>
          </table:table-cell>
          <table:table-cell office:value-type="float" office:value="807.67">
            <text:p>807.6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765">
            <text:p>PR765</text:p>
          </table:table-cell>
          <table:table-cell office:value-type="string" office:string-value="Destornillador 300g">
            <text:p>Destornillador 300g</text:p>
          </table:table-cell>
          <table:table-cell office:value-type="string" office:string-value="">
            <text:p/>
          </table:table-cell>
          <table:table-cell office:value-type="float" office:value="997.01">
            <text:p>997.0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Brocha 5cm">
            <text:p>Brocha 5cm</text:p>
          </table:table-cell>
          <table:table-cell office:value-type="float" office:value="466">
            <text:p>466</text:p>
          </table:table-cell>
          <table:table-cell office:value-type="float" office:value="934.12">
            <text:p>934.12</text:p>
          </table:table-cell>
          <table:table-cell office:value-type="string" office:string-value="Pintura">
            <text:p>Pintur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Llave 15cm">
            <text:p>Llave 15cm</text:p>
          </table:table-cell>
          <table:table-cell office:value-type="float" office:value="453">
            <text:p>453</text:p>
          </table:table-cell>
          <table:table-cell office:value-type="float" office:value="141.31">
            <text:p>141.3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768">
            <text:p>PR768</text:p>
          </table:table-cell>
          <table:table-cell office:value-type="string" office:string-value="Llave Profesional">
            <text:p>Llave Profesional</text:p>
          </table:table-cell>
          <table:table-cell office:value-type="float" office:value="525">
            <text:p>525</text:p>
          </table:table-cell>
          <table:table-cell office:value-type="float" office:value="952.09">
            <text:p>952.09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769">
            <text:p>PR769</text:p>
          </table:table-cell>
          <table:table-cell office:value-type="string" office:string-value="Rodillo Cerda">
            <text:p>Rodillo Cerda</text:p>
          </table:table-cell>
          <table:table-cell office:value-type="float" office:value="575">
            <text:p>575</text:p>
          </table:table-cell>
          <table:table-cell office:value-type="string" office:string-value="">
            <text:p/>
          </table:table-cell>
          <table:table-cell office:value-type="string" office:string-value="Pintura">
            <text:p>Pintur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770">
            <text:p>PR770</text:p>
          </table:table-cell>
          <table:table-cell office:value-type="string" office:string-value="LED 10A">
            <text:p>LED 10A</text:p>
          </table:table-cell>
          <table:table-cell office:value-type="float" office:value="922">
            <text:p>922</text:p>
          </table:table-cell>
          <table:table-cell office:value-type="float" office:value="110.01">
            <text:p>110.0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771">
            <text:p>PR771</text:p>
          </table:table-cell>
          <table:table-cell office:value-type="string" office:string-value="Caja Rojo">
            <text:p>Caja Rojo</text:p>
          </table:table-cell>
          <table:table-cell office:value-type="float" office:value="498">
            <text:p>498</text:p>
          </table:table-cell>
          <table:table-cell office:value-type="float" office:value="741.54">
            <text:p>741.5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772">
            <text:p>PR772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793">
            <text:p>793</text:p>
          </table:table-cell>
          <table:table-cell office:value-type="float" office:value="936.52">
            <text:p>936.52</text:p>
          </table:table-cell>
          <table:table-cell office:value-type="string" office:string-value="Varios">
            <text:p>Varios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Rastrillo Plástico">
            <text:p>Rastrillo Plástico</text:p>
          </table:table-cell>
          <table:table-cell office:value-type="float" office:value="281">
            <text:p>281</text:p>
          </table:table-cell>
          <table:table-cell office:value-type="float" office:value="299.04">
            <text:p>299.04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774">
            <text:p>PR774</text:p>
          </table:table-cell>
          <table:table-cell office:value-type="string" office:string-value="Ladrillo">
            <text:p>Ladrillo</text:p>
          </table:table-cell>
          <table:table-cell office:value-type="float" office:value="351">
            <text:p>351</text:p>
          </table:table-cell>
          <table:table-cell office:value-type="float" office:value="297.61">
            <text:p>297.61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775">
            <text:p>PR775</text:p>
          </table:table-cell>
          <table:table-cell office:value-type="string" office:string-value="Sifón Cobre">
            <text:p>Sifón Cobre</text:p>
          </table:table-cell>
          <table:table-cell office:value-type="float" office:value="575">
            <text:p>575</text:p>
          </table:table-cell>
          <table:table-cell office:value-type="float" office:value="597.53">
            <text:p>597.53</text:p>
          </table:table-cell>
          <table:table-cell office:value-type="string" office:string-value="Fontanería">
            <text:p>Fontanería</text:p>
          </table:table-cell>
          <table:table-cell office:value-type="string" office:string-value="style">
            <text:p>style</text:p>
          </table:table-cell>
        </table:table-row>
        <table:table-row>
          <table:table-cell office:value-type="string" office:string-value="PR776">
            <text:p>PR776</text:p>
          </table:table-cell>
          <table:table-cell office:value-type="string" office:string-value="Alicate">
            <text:p>Alicate</text:p>
          </table:table-cell>
          <table:table-cell office:value-type="float" office:value="957">
            <text:p>957</text:p>
          </table:table-cell>
          <table:table-cell office:value-type="float" office:value="864.44">
            <text:p>864.44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777">
            <text:p>PR777</text:p>
          </table:table-cell>
          <table:table-cell office:value-type="string" office:string-value="Tuerca Inoxidable">
            <text:p>Tuerca Inoxidable</text:p>
          </table:table-cell>
          <table:table-cell office:value-type="string" office:string-value="N/A">
            <text:p>N/A</text:p>
          </table:table-cell>
          <table:table-cell office:value-type="float" office:value="188.47">
            <text:p>188.4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778">
            <text:p>PR778</text:p>
          </table:table-cell>
          <table:table-cell office:value-type="string" office:string-value="Caja Amarillo">
            <text:p>Caja Amarillo</text:p>
          </table:table-cell>
          <table:table-cell office:value-type="float" office:value="380">
            <text:p>380</text:p>
          </table:table-cell>
          <table:table-cell office:value-type="float" office:value="17.18">
            <text:p>17.18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779">
            <text:p>PR779</text:p>
          </table:table-cell>
          <table:table-cell office:value-type="string" office:string-value="LED 220V">
            <text:p>LED 220V</text:p>
          </table:table-cell>
          <table:table-cell office:value-type="float" office:value="998">
            <text:p>998</text:p>
          </table:table-cell>
          <table:table-cell office:value-type="float" office:value="114.27">
            <text:p>114.2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780">
            <text:p>PR780</text:p>
          </table:table-cell>
          <table:table-cell office:value-type="string" office:string-value="Sifón Cobre">
            <text:p>Sifón Cobre</text:p>
          </table:table-cell>
          <table:table-cell office:value-type="float" office:value="719">
            <text:p>719</text:p>
          </table:table-cell>
          <table:table-cell office:value-type="float" office:value="925.21">
            <text:p>925.21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Interruptor 220V">
            <text:p>Interruptor 220V</text:p>
          </table:table-cell>
          <table:table-cell office:value-type="float" office:value="103">
            <text:p>103</text:p>
          </table:table-cell>
          <table:table-cell office:value-type="float" office:value="503.86">
            <text:p>503.8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782">
            <text:p>PR782</text:p>
          </table:table-cell>
          <table:table-cell office:value-type="string" office:string-value="Cinta Azul">
            <text:p>Cinta Azul</text:p>
          </table:table-cell>
          <table:table-cell office:value-type="float" office:value="360">
            <text:p>360</text:p>
          </table:table-cell>
          <table:table-cell office:value-type="float" office:value="914.12">
            <text:p>914.12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783">
            <text:p>PR783</text:p>
          </table:table-cell>
          <table:table-cell office:value-type="string" office:string-value="Caja Rojo">
            <text:p>Caja Rojo</text:p>
          </table:table-cell>
          <table:table-cell office:value-type="float" office:value="925">
            <text:p>925</text:p>
          </table:table-cell>
          <table:table-cell office:value-type="float" office:value="415.3">
            <text:p>415.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784">
            <text:p>PR784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83">
            <text:p>983</text:p>
          </table:table-cell>
          <table:table-cell office:value-type="float" office:value="430.59">
            <text:p>430.59</text:p>
          </table:table-cell>
          <table:table-cell office:value-type="string" office:string-value="">
            <text:p/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785">
            <text:p>PR785</text:p>
          </table:table-cell>
          <table:table-cell office:value-type="string" office:string-value="Conector Azul">
            <text:p>Conector Azul</text:p>
          </table:table-cell>
          <table:table-cell office:value-type="float" office:value="178">
            <text:p>178</text:p>
          </table:table-cell>
          <table:table-cell office:value-type="float" office:value="318.81">
            <text:p>318.81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6">
            <text:p>Estante B6</text:p>
          </table:table-cell>
        </table:table-row>
        <table:table-row>
          <table:table-cell office:value-type="string" office:string-value="PR786">
            <text:p>PR786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163">
            <text:p>163</text:p>
          </table:table-cell>
          <table:table-cell office:value-type="float" office:value="204.56">
            <text:p>204.56</text:p>
          </table:table-cell>
          <table:table-cell office:value-type="string" office:string-value="Varios">
            <text:p>Varios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787">
            <text:p>PR787</text:p>
          </table:table-cell>
          <table:table-cell office:value-type="string" office:string-value="memory">
            <text:p>memory</text:p>
          </table:table-cell>
          <table:table-cell office:value-type="float" office:value="465">
            <text:p>465</text:p>
          </table:table-cell>
          <table:table-cell office:value-type="float" office:value="777.81">
            <text:p>777.81</text:p>
          </table:table-cell>
          <table:table-cell office:value-type="string" office:string-value="Varios">
            <text:p>Varios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788">
            <text:p>PR788</text:p>
          </table:table-cell>
          <table:table-cell office:value-type="string" office:string-value="Cemento Reforzado">
            <text:p>Cemento Reforzado</text:p>
          </table:table-cell>
          <table:table-cell office:value-type="float" office:value="676">
            <text:p>676</text:p>
          </table:table-cell>
          <table:table-cell office:value-type="string" office:string-value="gratis">
            <text:p>gratis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789">
            <text:p>PR789</text:p>
          </table:table-cell>
          <table:table-cell office:value-type="string" office:string-value="Interruptor 5m">
            <text:p>Interruptor 5m</text:p>
          </table:table-cell>
          <table:table-cell office:value-type="float" office:value="96">
            <text:p>96</text:p>
          </table:table-cell>
          <table:table-cell office:value-type="string" office:string-value="gratis">
            <text:p>gratis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Caja Rojo">
            <text:p>Caja Rojo</text:p>
          </table:table-cell>
          <table:table-cell office:value-type="float" office:value="462">
            <text:p>462</text:p>
          </table:table-cell>
          <table:table-cell office:value-type="float" office:value="180.63">
            <text:p>180.6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791">
            <text:p>PR791</text:p>
          </table:table-cell>
          <table:table-cell office:value-type="string" office:string-value="Arandela Inoxidable">
            <text:p>Arandela Inoxidable</text:p>
          </table:table-cell>
          <table:table-cell office:value-type="float" office:value="6">
            <text:p>6</text:p>
          </table:table-cell>
          <table:table-cell office:value-type="float" office:value="741.96">
            <text:p>741.96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792">
            <text:p>PR792</text:p>
          </table:table-cell>
          <table:table-cell office:value-type="string" office:string-value="Tuerca M8">
            <text:p>Tuerca M8</text:p>
          </table:table-cell>
          <table:table-cell office:value-type="string" office:string-value="N/A">
            <text:p>N/A</text:p>
          </table:table-cell>
          <table:table-cell office:value-type="float" office:value="728.02">
            <text:p>728.02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793">
            <text:p>PR793</text:p>
          </table:table-cell>
          <table:table-cell office:value-type="string" office:string-value="Pala Pequeño">
            <text:p>Pala Pequeño</text:p>
          </table:table-cell>
          <table:table-cell office:value-type="float" office:value="508">
            <text:p>508</text:p>
          </table:table-cell>
          <table:table-cell office:value-type="float" office:value="946.4">
            <text:p>946.4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794">
            <text:p>PR794</text:p>
          </table:table-cell>
          <table:table-cell office:value-type="string" office:string-value="Ladrillo 25kg">
            <text:p>Ladrillo 25kg</text:p>
          </table:table-cell>
          <table:table-cell office:value-type="float" office:value="211">
            <text:p>211</text:p>
          </table:table-cell>
          <table:table-cell office:value-type="float" office:value="488.34">
            <text:p>488.3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795">
            <text:p>PR795</text:p>
          </table:table-cell>
          <table:table-cell office:value-type="string" office:string-value="Teja Macizo">
            <text:p>Teja Macizo</text:p>
          </table:table-cell>
          <table:table-cell office:value-type="float" office:value="383">
            <text:p>383</text:p>
          </table:table-cell>
          <table:table-cell office:value-type="float" office:value="819.52">
            <text:p>819.52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796">
            <text:p>PR796</text:p>
          </table:table-cell>
          <table:table-cell office:value-type="string" office:string-value="Arena Termoaislante">
            <text:p>Arena Termoaislante</text:p>
          </table:table-cell>
          <table:table-cell office:value-type="float" office:value="31">
            <text:p>31</text:p>
          </table:table-cell>
          <table:table-cell office:value-type="float" office:value="809.23">
            <text:p>809.2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797">
            <text:p>PR797</text:p>
          </table:table-cell>
          <table:table-cell office:value-type="string" office:string-value="Condensador UTP">
            <text:p>Condensador UTP</text:p>
          </table:table-cell>
          <table:table-cell office:value-type="float" office:value="-1">
            <text:p>-1</text:p>
          </table:table-cell>
          <table:table-cell office:value-type="float" office:value="214.56">
            <text:p>214.5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798">
            <text:p>PR798</text:p>
          </table:table-cell>
          <table:table-cell office:value-type="string" office:string-value="Interruptor 220V">
            <text:p>Interruptor 220V</text:p>
          </table:table-cell>
          <table:table-cell office:value-type="float" office:value="623">
            <text:p>623</text:p>
          </table:table-cell>
          <table:table-cell office:value-type="float" office:value="807.62">
            <text:p>807.6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799">
            <text:p>PR799</text:p>
          </table:table-cell>
          <table:table-cell office:value-type="string" office:string-value="Cinta 10m">
            <text:p>Cinta 10m</text:p>
          </table:table-cell>
          <table:table-cell office:value-type="string" office:string-value="">
            <text:p/>
          </table:table-cell>
          <table:table-cell office:value-type="float" office:value="990.27">
            <text:p>990.27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800">
            <text:p>PR800</text:p>
          </table:table-cell>
          <table:table-cell office:value-type="string" office:string-value="Destornillador Ergonómico">
            <text:p>Destornillador Ergonómico</text:p>
          </table:table-cell>
          <table:table-cell office:value-type="float" office:value="934">
            <text:p>934</text:p>
          </table:table-cell>
          <table:table-cell office:value-type="float" office:value="131.93">
            <text:p>131.93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801">
            <text:p>PR801</text:p>
          </table:table-cell>
          <table:table-cell office:value-type="string" office:string-value="Tornillo">
            <text:p>Tornillo</text:p>
          </table:table-cell>
          <table:table-cell office:value-type="string" office:string-value="">
            <text:p/>
          </table:table-cell>
          <table:table-cell office:value-type="float" office:value="275.4">
            <text:p>275.4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802">
            <text:p>PR802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657">
            <text:p>657</text:p>
          </table:table-cell>
          <table:table-cell office:value-type="float" office:value="122.29">
            <text:p>122.29</text:p>
          </table:table-cell>
          <table:table-cell office:value-type="string" office:string-value="Otro">
            <text:p>Otro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Regadera Pequeño">
            <text:p>Regadera Pequeño</text:p>
          </table:table-cell>
          <table:table-cell office:value-type="float" office:value="91">
            <text:p>91</text:p>
          </table:table-cell>
          <table:table-cell office:value-type="float" office:value="902.37">
            <text:p>902.37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804">
            <text:p>PR804</text:p>
          </table:table-cell>
          <table:table-cell office:value-type="string" office:string-value="Tornillo M6">
            <text:p>Tornillo M6</text:p>
          </table:table-cell>
          <table:table-cell office:value-type="float" office:value="705">
            <text:p>705</text:p>
          </table:table-cell>
          <table:table-cell office:value-type="float" office:value="812.67">
            <text:p>812.6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805">
            <text:p>PR805</text:p>
          </table:table-cell>
          <table:table-cell office:value-type="string" office:string-value="Bandeja Plástico">
            <text:p>Bandeja Plástico</text:p>
          </table:table-cell>
          <table:table-cell office:value-type="float" office:value="685">
            <text:p>685</text:p>
          </table:table-cell>
          <table:table-cell office:value-type="float" office:value="528.06">
            <text:p>528.06</text:p>
          </table:table-cell>
          <table:table-cell office:value-type="string" office:string-value="Pintura">
            <text:p>Pintur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806">
            <text:p>PR806</text:p>
          </table:table-cell>
          <table:table-cell office:value-type="string" office:string-value="Viga 25kg">
            <text:p>Viga 25kg</text:p>
          </table:table-cell>
          <table:table-cell office:value-type="float" office:value="362">
            <text:p>362</text:p>
          </table:table-cell>
          <table:table-cell office:value-type="float" office:value="873.0">
            <text:p>873.0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807XX">
            <text:p>PR807XX</text:p>
          </table:table-cell>
          <table:table-cell office:value-type="string" office:string-value="Cable 10A">
            <text:p>Cable 10A</text:p>
          </table:table-cell>
          <table:table-cell office:value-type="float" office:value="193">
            <text:p>193</text:p>
          </table:table-cell>
          <table:table-cell office:value-type="float" office:value="341.11">
            <text:p>341.1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808">
            <text:p>PR808</text:p>
          </table:table-cell>
          <table:table-cell office:value-type="string" office:string-value="Alicate Ergonómico">
            <text:p>Alicate Ergonómico</text:p>
          </table:table-cell>
          <table:table-cell office:value-type="float" office:value="134">
            <text:p>134</text:p>
          </table:table-cell>
          <table:table-cell office:value-type="float" office:value="364.28">
            <text:p>364.2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809">
            <text:p>PR809</text:p>
          </table:table-cell>
          <table:table-cell office:value-type="string" office:string-value="Portalámparas Amarillo">
            <text:p>Portalámparas Amarillo</text:p>
          </table:table-cell>
          <table:table-cell office:value-type="float" office:value="151">
            <text:p>151</text:p>
          </table:table-cell>
          <table:table-cell office:value-type="float" office:value="108.07">
            <text:p>108.07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810">
            <text:p>PR810</text:p>
          </table:table-cell>
          <table:table-cell office:value-type="string" office:string-value="Sifón PVC">
            <text:p>Sifón PVC</text:p>
          </table:table-cell>
          <table:table-cell office:value-type="float" office:value="564">
            <text:p>564</text:p>
          </table:table-cell>
          <table:table-cell office:value-type="string" office:string-value="gratis">
            <text:p>gratis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811">
            <text:p>PR811</text:p>
          </table:table-cell>
          <table:table-cell office:value-type="string" office:string-value="Arandela">
            <text:p>Arandela</text:p>
          </table:table-cell>
          <table:table-cell office:value-type="float" office:value="750">
            <text:p>750</text:p>
          </table:table-cell>
          <table:table-cell office:value-type="float" office:value="194.74">
            <text:p>194.74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812">
            <text:p>PR812</text:p>
          </table:table-cell>
          <table:table-cell office:value-type="string" office:string-value="Rodillo 5cm">
            <text:p>Rodillo 5cm</text:p>
          </table:table-cell>
          <table:table-cell office:value-type="float" office:value="55">
            <text:p>55</text:p>
          </table:table-cell>
          <table:table-cell office:value-type="float" office:value="575.66">
            <text:p>575.66</text:p>
          </table:table-cell>
          <table:table-cell office:value-type="string" office:string-value="Pintura">
            <text:p>Pintura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813">
            <text:p>PR813</text:p>
          </table:table-cell>
          <table:table-cell office:value-type="string" office:string-value="Rastrillo Grande">
            <text:p>Rastrillo Grande</text:p>
          </table:table-cell>
          <table:table-cell office:value-type="float" office:value="176">
            <text:p>176</text:p>
          </table:table-cell>
          <table:table-cell office:value-type="float" office:value="348.29">
            <text:p>348.29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814">
            <text:p>PR814</text:p>
          </table:table-cell>
          <table:table-cell office:value-type="string" office:string-value="Perno M8">
            <text:p>Perno M8</text:p>
          </table:table-cell>
          <table:table-cell office:value-type="float" office:value="698">
            <text:p>698</text:p>
          </table:table-cell>
          <table:table-cell office:value-type="float" office:value="1093.68">
            <text:p>1093.68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815">
            <text:p>PR815</text:p>
          </table:table-cell>
          <table:table-cell office:value-type="string" office:string-value="Caja 10m">
            <text:p>Caja 10m</text:p>
          </table:table-cell>
          <table:table-cell office:value-type="float" office:value="874">
            <text:p>874</text:p>
          </table:table-cell>
          <table:table-cell office:value-type="float" office:value="1176.08">
            <text:p>1176.08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816">
            <text:p>PR816</text:p>
          </table:table-cell>
          <table:table-cell office:value-type="string" office:string-value="Rodillo Cerda">
            <text:p>Rodillo Cerda</text:p>
          </table:table-cell>
          <table:table-cell office:value-type="float" office:value="172">
            <text:p>172</text:p>
          </table:table-cell>
          <table:table-cell office:value-type="float" office:value="775.48">
            <text:p>775.48</text:p>
          </table:table-cell>
          <table:table-cell office:value-type="string" office:string-value="Pintura">
            <text:p>Pintur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817">
            <text:p>PR817</text:p>
          </table:table-cell>
          <table:table-cell office:value-type="string" office:string-value="Alicate 300g">
            <text:p>Alicate 300g</text:p>
          </table:table-cell>
          <table:table-cell office:value-type="string" office:string-value="muchos">
            <text:p>muchos</text:p>
          </table:table-cell>
          <table:table-cell office:value-type="float" office:value="334.41">
            <text:p>334.4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818">
            <text:p>PR818</text:p>
          </table:table-cell>
          <table:table-cell office:value-type="string" office:string-value="bag">
            <text:p>bag</text:p>
          </table:table-cell>
          <table:table-cell office:value-type="float" office:value="877">
            <text:p>877</text:p>
          </table:table-cell>
          <table:table-cell office:value-type="float" office:value="994.09">
            <text:p>994.09</text:p>
          </table:table-cell>
          <table:table-cell office:value-type="string" office:string-value="Pintura">
            <text:p>Pintura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819">
            <text:p>PR819</text:p>
          </table:table-cell>
          <table:table-cell office:value-type="string" office:string-value="Fusible Aislante">
            <text:p>Fusible Aislante</text:p>
          </table:table-cell>
          <table:table-cell office:value-type="float" office:value="899">
            <text:p>899</text:p>
          </table:table-cell>
          <table:table-cell office:value-type="float" office:value="545.37">
            <text:p>545.37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820">
            <text:p>PR820</text:p>
          </table:table-cell>
          <table:table-cell office:value-type="string" office:string-value="Llave 15cm">
            <text:p>Llave 15cm</text:p>
          </table:table-cell>
          <table:table-cell office:value-type="float" office:value="43">
            <text:p>43</text:p>
          </table:table-cell>
          <table:table-cell office:value-type="float" office:value="702.13">
            <text:p>702.13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821">
            <text:p>PR821</text:p>
          </table:table-cell>
          <table:table-cell office:value-type="string" office:string-value="Bandeja Plástico">
            <text:p>Bandeja Plástico</text:p>
          </table:table-cell>
          <table:table-cell office:value-type="float" office:value="151">
            <text:p>151</text:p>
          </table:table-cell>
          <table:table-cell office:value-type="float" office:value="151.08">
            <text:p>151.08</text:p>
          </table:table-cell>
          <table:table-cell office:value-type="string" office:string-value="Pintura">
            <text:p>Pintura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822">
            <text:p>PR822</text:p>
          </table:table-cell>
          <table:table-cell office:value-type="string" office:string-value="Grifo">
            <text:p>Grifo</text:p>
          </table:table-cell>
          <table:table-cell office:value-type="float" office:value="465">
            <text:p>465</text:p>
          </table:table-cell>
          <table:table-cell office:value-type="float" office:value="-0.5">
            <text:p>-0.5</text:p>
          </table:table-cell>
          <table:table-cell office:value-type="string" office:string-value="Fontanería">
            <text:p>Fontanerí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823">
            <text:p>PR823</text:p>
          </table:table-cell>
          <table:table-cell office:value-type="string" office:string-value="Producto">
            <text:p>Producto</text:p>
          </table:table-cell>
          <table:table-cell office:value-type="float" office:value="900">
            <text:p>900</text:p>
          </table:table-cell>
          <table:table-cell office:value-type="float" office:value="859.15">
            <text:p>859.15</text:p>
          </table:table-cell>
          <table:table-cell office:value-type="string" office:string-value="Otro">
            <text:p>Otro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824">
            <text:p>PR824</text:p>
          </table:table-cell>
          <table:table-cell office:value-type="string" office:string-value="Resistor 220V">
            <text:p>Resistor 220V</text:p>
          </table:table-cell>
          <table:table-cell office:value-type="float" office:value="298">
            <text:p>298</text:p>
          </table:table-cell>
          <table:table-cell office:value-type="float" office:value="473.7">
            <text:p>473.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825">
            <text:p>PR825</text:p>
          </table:table-cell>
          <table:table-cell office:value-type="string" office:string-value="Fusible Amarillo">
            <text:p>Fusible Amarillo</text:p>
          </table:table-cell>
          <table:table-cell office:value-type="float" office:value="578">
            <text:p>578</text:p>
          </table:table-cell>
          <table:table-cell office:value-type="float" office:value="876.06">
            <text:p>876.0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826">
            <text:p>PR826</text:p>
          </table:table-cell>
          <table:table-cell office:value-type="string" office:string-value="Rastrillo Plástico">
            <text:p>Rastrillo Plástico</text:p>
          </table:table-cell>
          <table:table-cell office:value-type="float" office:value="950">
            <text:p>950</text:p>
          </table:table-cell>
          <table:table-cell office:value-type="float" office:value="546.28">
            <text:p>546.28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827">
            <text:p>PR827</text:p>
          </table:table-cell>
          <table:table-cell office:value-type="string" office:string-value="Grifo PVC">
            <text:p>Grifo PVC</text:p>
          </table:table-cell>
          <table:table-cell office:value-type="float" office:value="438">
            <text:p>438</text:p>
          </table:table-cell>
          <table:table-cell office:value-type="float" office:value="961.49">
            <text:p>961.49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557">
            <text:p>557</text:p>
          </table:table-cell>
          <table:table-cell office:value-type="float" office:value="877.93">
            <text:p>877.93</text:p>
          </table:table-cell>
          <table:table-cell office:value-type="string" office:string-value="low">
            <text:p>low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829">
            <text:p>PR829</text:p>
          </table:table-cell>
          <table:table-cell office:value-type="string" office:string-value="Perno M6">
            <text:p>Perno M6</text:p>
          </table:table-cell>
          <table:table-cell office:value-type="float" office:value="666">
            <text:p>666</text:p>
          </table:table-cell>
          <table:table-cell office:value-type="float" office:value="594.75">
            <text:p>594.7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830">
            <text:p>PR830</text:p>
          </table:table-cell>
          <table:table-cell office:value-type="string" office:string-value="Martillo Acero">
            <text:p>Martillo Acero</text:p>
          </table:table-cell>
          <table:table-cell office:value-type="float" office:value="529">
            <text:p>529</text:p>
          </table:table-cell>
          <table:table-cell office:value-type="float" office:value="740.68">
            <text:p>740.6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6">
            <text:p>Estante B6</text:p>
          </table:table-cell>
        </table:table-row>
        <table:table-row>
          <table:table-cell office:value-type="string" office:string-value="PR831">
            <text:p>PR831</text:p>
          </table:table-cell>
          <table:table-cell office:value-type="string" office:string-value="Grifo Cobre">
            <text:p>Grifo Cobre</text:p>
          </table:table-cell>
          <table:table-cell office:value-type="float" office:value="206">
            <text:p>206</text:p>
          </table:table-cell>
          <table:table-cell office:value-type="float" office:value="1.04">
            <text:p>1.0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832">
            <text:p>PR832</text:p>
          </table:table-cell>
          <table:table-cell office:value-type="string" office:string-value="Rastrillo">
            <text:p>Rastrillo</text:p>
          </table:table-cell>
          <table:table-cell office:value-type="float" office:value="401">
            <text:p>401</text:p>
          </table:table-cell>
          <table:table-cell office:value-type="float" office:value="1060.91">
            <text:p>1060.9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833">
            <text:p>PR833</text:p>
          </table:table-cell>
          <table:table-cell office:value-type="string" office:string-value="Viga Reforzado">
            <text:p>Viga Reforzado</text:p>
          </table:table-cell>
          <table:table-cell office:value-type="float" office:value="23">
            <text:p>23</text:p>
          </table:table-cell>
          <table:table-cell office:value-type="float" office:value="818.73">
            <text:p>818.7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834">
            <text:p>PR834</text:p>
          </table:table-cell>
          <table:table-cell office:value-type="string" office:string-value="Pala Profesional">
            <text:p>Pala Profesional</text:p>
          </table:table-cell>
          <table:table-cell office:value-type="float" office:value="684">
            <text:p>684</text:p>
          </table:table-cell>
          <table:table-cell office:value-type="float" office:value="386.43">
            <text:p>386.43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835">
            <text:p>PR835</text:p>
          </table:table-cell>
          <table:table-cell office:value-type="string" office:string-value="Portalámparas Aislante">
            <text:p>Portalámparas Aislante</text:p>
          </table:table-cell>
          <table:table-cell office:value-type="float" office:value="35">
            <text:p>35</text:p>
          </table:table-cell>
          <table:table-cell office:value-type="float" office:value="893.33">
            <text:p>893.3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836">
            <text:p>PR836</text:p>
          </table:table-cell>
          <table:table-cell office:value-type="string" office:string-value="Llave Acero">
            <text:p>Llave Acero</text:p>
          </table:table-cell>
          <table:table-cell office:value-type="float" office:value="367">
            <text:p>367</text:p>
          </table:table-cell>
          <table:table-cell office:value-type="float" office:value="861.16">
            <text:p>861.1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837">
            <text:p>PR837</text:p>
          </table:table-cell>
          <table:table-cell office:value-type="string" office:string-value="Resistor 5m">
            <text:p>Resistor 5m</text:p>
          </table:table-cell>
          <table:table-cell office:value-type="float" office:value="880">
            <text:p>880</text:p>
          </table:table-cell>
          <table:table-cell office:value-type="float" office:value="279.06">
            <text:p>279.0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838">
            <text:p>PR838</text:p>
          </table:table-cell>
          <table:table-cell office:value-type="string" office:string-value="LED Coaxial">
            <text:p>LED Coaxial</text:p>
          </table:table-cell>
          <table:table-cell office:value-type="float" office:value="950">
            <text:p>950</text:p>
          </table:table-cell>
          <table:table-cell office:value-type="float" office:value="659.25">
            <text:p>659.2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839">
            <text:p>PR839</text:p>
          </table:table-cell>
          <table:table-cell office:value-type="string" office:string-value="Llave">
            <text:p>Llave</text:p>
          </table:table-cell>
          <table:table-cell office:value-type="string" office:string-value="N/A">
            <text:p>N/A</text:p>
          </table:table-cell>
          <table:table-cell office:value-type="float" office:value="665.6">
            <text:p>665.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840">
            <text:p>PR840</text:p>
          </table:table-cell>
          <table:table-cell office:value-type="string" office:string-value="Regadera Pequeño">
            <text:p>Regadera Pequeño</text:p>
          </table:table-cell>
          <table:table-cell office:value-type="float" office:value="431">
            <text:p>431</text:p>
          </table:table-cell>
          <table:table-cell office:value-type="float" office:value="62.86">
            <text:p>62.86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841">
            <text:p>PR841</text:p>
          </table:table-cell>
          <table:table-cell office:value-type="string" office:string-value="Condensador Coaxial">
            <text:p>Condensador Coaxial</text:p>
          </table:table-cell>
          <table:table-cell office:value-type="float" office:value="716">
            <text:p>716</text:p>
          </table:table-cell>
          <table:table-cell office:value-type="float" office:value="134.08">
            <text:p>134.0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842">
            <text:p>PR842</text:p>
          </table:table-cell>
          <table:table-cell office:value-type="string" office:string-value="Arena Reforzado">
            <text:p>Arena Reforzado</text:p>
          </table:table-cell>
          <table:table-cell office:value-type="float" office:value="829">
            <text:p>829</text:p>
          </table:table-cell>
          <table:table-cell office:value-type="float" office:value="86.93">
            <text:p>86.9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843">
            <text:p>PR843</text:p>
          </table:table-cell>
          <table:table-cell office:value-type="string" office:string-value="Grifo 1/2&quot;">
            <text:p>Grifo 1/2"</text:p>
          </table:table-cell>
          <table:table-cell office:value-type="float" office:value="699">
            <text:p>699</text:p>
          </table:table-cell>
          <table:table-cell office:value-type="float" office:value="911.08">
            <text:p>911.08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844">
            <text:p>PR844</text:p>
          </table:table-cell>
          <table:table-cell office:value-type="string" office:string-value="Rastrillo Profesional">
            <text:p>Rastrillo Profesional</text:p>
          </table:table-cell>
          <table:table-cell office:value-type="float" office:value="821">
            <text:p>821</text:p>
          </table:table-cell>
          <table:table-cell office:value-type="float" office:value="1213.76">
            <text:p>1213.76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845">
            <text:p>PR845</text:p>
          </table:table-cell>
          <table:table-cell office:value-type="string" office:string-value="Producto Standard">
            <text:p>Producto Standard</text:p>
          </table:table-cell>
          <table:table-cell office:value-type="string" office:string-value="muchos">
            <text:p>muchos</text:p>
          </table:table-cell>
          <table:table-cell office:value-type="float" office:value="252.13">
            <text:p>252.13</text:p>
          </table:table-cell>
          <table:table-cell office:value-type="string" office:string-value="Otro">
            <text:p>Otro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846">
            <text:p>PR846</text:p>
          </table:table-cell>
          <table:table-cell office:value-type="string" office:string-value="Tubo Flexible">
            <text:p>Tubo Flexible</text:p>
          </table:table-cell>
          <table:table-cell office:value-type="float" office:value="513">
            <text:p>513</text:p>
          </table:table-cell>
          <table:table-cell office:value-type="float" office:value="619.03">
            <text:p>619.03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847">
            <text:p>PR847</text:p>
          </table:table-cell>
          <table:table-cell office:value-type="string" office:string-value="Ladrillo 25kg">
            <text:p>Ladrillo 25kg</text:p>
          </table:table-cell>
          <table:table-cell office:value-type="float" office:value="61">
            <text:p>61</text:p>
          </table:table-cell>
          <table:table-cell office:value-type="float" office:value="547.54">
            <text:p>547.5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848">
            <text:p>PR848</text:p>
          </table:table-cell>
          <table:table-cell office:value-type="string" office:string-value="Tornillo Inoxidable">
            <text:p>Tornillo Inoxidable</text:p>
          </table:table-cell>
          <table:table-cell office:value-type="float" office:value="784">
            <text:p>784</text:p>
          </table:table-cell>
          <table:table-cell office:value-type="float" office:value="346.5">
            <text:p>346.5</text:p>
          </table:table-cell>
          <table:table-cell office:value-type="string" office:string-value="Ferretería">
            <text:p>Ferretería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849">
            <text:p>PR849</text:p>
          </table:table-cell>
          <table:table-cell office:value-type="string" office:string-value="LED UTP">
            <text:p>LED UTP</text:p>
          </table:table-cell>
          <table:table-cell office:value-type="float" office:value="509">
            <text:p>509</text:p>
          </table:table-cell>
          <table:table-cell office:value-type="float" office:value="650.69">
            <text:p>650.6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Manguera Profesional">
            <text:p>Manguera Profesional</text:p>
          </table:table-cell>
          <table:table-cell office:value-type="float" office:value="389">
            <text:p>389</text:p>
          </table:table-cell>
          <table:table-cell office:value-type="float" office:value="738.19">
            <text:p>738.19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851">
            <text:p>PR851</text:p>
          </table:table-cell>
          <table:table-cell office:value-type="string" office:string-value="Cinta Aislante">
            <text:p>Cinta Aislante</text:p>
          </table:table-cell>
          <table:table-cell office:value-type="float" office:value="919">
            <text:p>919</text:p>
          </table:table-cell>
          <table:table-cell office:value-type="float" office:value="903.65">
            <text:p>903.6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852">
            <text:p>PR852</text:p>
          </table:table-cell>
          <table:table-cell office:value-type="string" office:string-value="Tornillo Inoxidable">
            <text:p>Tornillo Inoxidable</text:p>
          </table:table-cell>
          <table:table-cell office:value-type="float" office:value="822">
            <text:p>822</text:p>
          </table:table-cell>
          <table:table-cell office:value-type="float" office:value="-0.5">
            <text:p>-0.5</text:p>
          </table:table-cell>
          <table:table-cell office:value-type="string" office:string-value="Ferretería">
            <text:p>Ferretería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853">
            <text:p>PR853</text:p>
          </table:table-cell>
          <table:table-cell office:value-type="string" office:string-value="Teja 25kg">
            <text:p>Teja 25kg</text:p>
          </table:table-cell>
          <table:table-cell office:value-type="float" office:value="408">
            <text:p>408</text:p>
          </table:table-cell>
          <table:table-cell office:value-type="float" office:value="123.25">
            <text:p>123.2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854">
            <text:p>PR854</text:p>
          </table:table-cell>
          <table:table-cell office:value-type="string" office:string-value="Pala Pequeño">
            <text:p>Pala Pequeño</text:p>
          </table:table-cell>
          <table:table-cell office:value-type="float" office:value="965">
            <text:p>965</text:p>
          </table:table-cell>
          <table:table-cell office:value-type="float" office:value="551.85">
            <text:p>551.8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855">
            <text:p>PR855</text:p>
          </table:table-cell>
          <table:table-cell office:value-type="string" office:string-value="Teja Reforzado">
            <text:p>Teja Reforzado</text:p>
          </table:table-cell>
          <table:table-cell office:value-type="float" office:value="637">
            <text:p>637</text:p>
          </table:table-cell>
          <table:table-cell office:value-type="float" office:value="79.37">
            <text:p>79.37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856">
            <text:p>PR856</text:p>
          </table:table-cell>
          <table:table-cell office:value-type="string" office:string-value="Tijeras Metal">
            <text:p>Tijeras Metal</text:p>
          </table:table-cell>
          <table:table-cell office:value-type="string" office:string-value="N/A">
            <text:p>N/A</text:p>
          </table:table-cell>
          <table:table-cell office:value-type="float" office:value="650.26">
            <text:p>650.26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857">
            <text:p>PR857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625">
            <text:p>625</text:p>
          </table:table-cell>
          <table:table-cell office:value-type="float" office:value="19.83">
            <text:p>19.83</text:p>
          </table:table-cell>
          <table:table-cell office:value-type="string" office:string-value="">
            <text:p/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858">
            <text:p>PR858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357">
            <text:p>357</text:p>
          </table:table-cell>
          <table:table-cell office:value-type="float" office:value="910.14">
            <text:p>910.14</text:p>
          </table:table-cell>
          <table:table-cell office:value-type="string" office:string-value="Varios">
            <text:p>Varios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859">
            <text:p>PR859</text:p>
          </table:table-cell>
          <table:table-cell office:value-type="string" office:string-value="week">
            <text:p>week</text:p>
          </table:table-cell>
          <table:table-cell office:value-type="float" office:value="637">
            <text:p>637</text:p>
          </table:table-cell>
          <table:table-cell office:value-type="float" office:value="428.12">
            <text:p>428.12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860">
            <text:p>PR860</text:p>
          </table:table-cell>
          <table:table-cell office:value-type="string" office:string-value="Condensador 10A">
            <text:p>Condensador 10A</text:p>
          </table:table-cell>
          <table:table-cell office:value-type="float" office:value="737">
            <text:p>737</text:p>
          </table:table-cell>
          <table:table-cell office:value-type="float" office:value="519.39">
            <text:p>519.3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861">
            <text:p>PR861</text:p>
          </table:table-cell>
          <table:table-cell office:value-type="string" office:string-value="Manguera Grande">
            <text:p>Manguera Grande</text:p>
          </table:table-cell>
          <table:table-cell office:value-type="string" office:string-value="N/A">
            <text:p>N/A</text:p>
          </table:table-cell>
          <table:table-cell office:value-type="float" office:value="296.53">
            <text:p>296.53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862">
            <text:p>PR862</text:p>
          </table:table-cell>
          <table:table-cell office:value-type="string" office:string-value="Alicate Ergonómico">
            <text:p>Alicate Ergonómico</text:p>
          </table:table-cell>
          <table:table-cell office:value-type="string" office:string-value="muchos">
            <text:p>muchos</text:p>
          </table:table-cell>
          <table:table-cell office:value-type="float" office:value="321.67">
            <text:p>321.67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863">
            <text:p>PR863</text:p>
          </table:table-cell>
          <table:table-cell office:value-type="string" office:string-value="Clavo">
            <text:p>Clavo</text:p>
          </table:table-cell>
          <table:table-cell office:value-type="float" office:value="654">
            <text:p>654</text:p>
          </table:table-cell>
          <table:table-cell office:value-type="float" office:value="218.62">
            <text:p>218.62</text:p>
          </table:table-cell>
          <table:table-cell office:value-type="string" office:string-value="Ferretería">
            <text:p>Ferreterí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864">
            <text:p>PR864</text:p>
          </table:table-cell>
          <table:table-cell office:value-type="string" office:string-value="Llave 15cm">
            <text:p>Llave 15cm</text:p>
          </table:table-cell>
          <table:table-cell office:value-type="float" office:value="507">
            <text:p>507</text:p>
          </table:table-cell>
          <table:table-cell office:value-type="float" office:value="630.71">
            <text:p>630.7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865">
            <text:p>PR865</text:p>
          </table:table-cell>
          <table:table-cell office:value-type="string" office:string-value="Manguera Pequeño">
            <text:p>Manguera Pequeño</text:p>
          </table:table-cell>
          <table:table-cell office:value-type="float" office:value="43">
            <text:p>43</text:p>
          </table:table-cell>
          <table:table-cell office:value-type="float" office:value="228.72">
            <text:p>228.7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866">
            <text:p>PR866</text:p>
          </table:table-cell>
          <table:table-cell office:value-type="string" office:string-value="sort">
            <text:p>sort</text:p>
          </table:table-cell>
          <table:table-cell office:value-type="float" office:value="112">
            <text:p>112</text:p>
          </table:table-cell>
          <table:table-cell office:value-type="float" office:value="-0.5">
            <text:p>-0.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867XX">
            <text:p>PR867XX</text:p>
          </table:table-cell>
          <table:table-cell office:value-type="string" office:string-value="Portalámparas Rojo">
            <text:p>Portalámparas Rojo</text:p>
          </table:table-cell>
          <table:table-cell office:value-type="float" office:value="418">
            <text:p>418</text:p>
          </table:table-cell>
          <table:table-cell office:value-type="float" office:value="375.34">
            <text:p>375.3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868">
            <text:p>PR868</text:p>
          </table:table-cell>
          <table:table-cell office:value-type="string" office:string-value="Grifo 1/2&quot;">
            <text:p>Grifo 1/2"</text:p>
          </table:table-cell>
          <table:table-cell office:value-type="float" office:value="217">
            <text:p>217</text:p>
          </table:table-cell>
          <table:table-cell office:value-type="float" office:value="511.29">
            <text:p>511.29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869">
            <text:p>PR869</text:p>
          </table:table-cell>
          <table:table-cell office:value-type="string" office:string-value="truth">
            <text:p>truth</text:p>
          </table:table-cell>
          <table:table-cell office:value-type="float" office:value="391">
            <text:p>391</text:p>
          </table:table-cell>
          <table:table-cell office:value-type="float" office:value="649.56">
            <text:p>649.5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6">
            <text:p>Estante B6</text:p>
          </table:table-cell>
        </table:table-row>
        <table:table-row>
          <table:table-cell office:value-type="string" office:string-value="PR870">
            <text:p>PR870</text:p>
          </table:table-cell>
          <table:table-cell office:value-type="string" office:string-value="Fusible Aislante">
            <text:p>Fusible Aislante</text:p>
          </table:table-cell>
          <table:table-cell office:value-type="float" office:value="676">
            <text:p>676</text:p>
          </table:table-cell>
          <table:table-cell office:value-type="float" office:value="441.58">
            <text:p>441.58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871">
            <text:p>PR871</text:p>
          </table:table-cell>
          <table:table-cell office:value-type="string" office:string-value="Pala Plástico">
            <text:p>Pala Plástico</text:p>
          </table:table-cell>
          <table:table-cell office:value-type="float" office:value="456">
            <text:p>456</text:p>
          </table:table-cell>
          <table:table-cell office:value-type="float" office:value="880.35">
            <text:p>880.3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872">
            <text:p>PR872</text:p>
          </table:table-cell>
          <table:table-cell office:value-type="string" office:string-value="LED 10A">
            <text:p>LED 10A</text:p>
          </table:table-cell>
          <table:table-cell office:value-type="float" office:value="848">
            <text:p>848</text:p>
          </table:table-cell>
          <table:table-cell office:value-type="float" office:value="126.16">
            <text:p>126.1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873">
            <text:p>PR873</text:p>
          </table:table-cell>
          <table:table-cell office:value-type="string" office:string-value="Grifo Cobre">
            <text:p>Grifo Cobre</text:p>
          </table:table-cell>
          <table:table-cell office:value-type="float" office:value="152">
            <text:p>152</text:p>
          </table:table-cell>
          <table:table-cell office:value-type="float" office:value="633.0">
            <text:p>633.0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874">
            <text:p>PR874</text:p>
          </table:table-cell>
          <table:table-cell office:value-type="string" office:string-value="Clavo Allen">
            <text:p>Clavo Allen</text:p>
          </table:table-cell>
          <table:table-cell office:value-type="float" office:value="130">
            <text:p>130</text:p>
          </table:table-cell>
          <table:table-cell office:value-type="float" office:value="834.02">
            <text:p>834.02</text:p>
          </table:table-cell>
          <table:table-cell office:value-type="string" office:string-value="Ferretería">
            <text:p>Ferretería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875">
            <text:p>PR875</text:p>
          </table:table-cell>
          <table:table-cell office:value-type="string" office:string-value="Junta PVC">
            <text:p>Junta PVC</text:p>
          </table:table-cell>
          <table:table-cell office:value-type="float" office:value="714">
            <text:p>714</text:p>
          </table:table-cell>
          <table:table-cell office:value-type="float" office:value="712.27">
            <text:p>712.2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876">
            <text:p>PR876</text:p>
          </table:table-cell>
          <table:table-cell office:value-type="string" office:string-value="Cable">
            <text:p>Cable</text:p>
          </table:table-cell>
          <table:table-cell office:value-type="float" office:value="973">
            <text:p>973</text:p>
          </table:table-cell>
          <table:table-cell office:value-type="float" office:value="409.47">
            <text:p>409.4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877">
            <text:p>PR877</text:p>
          </table:table-cell>
          <table:table-cell office:value-type="string" office:string-value="Brocha Metal">
            <text:p>Brocha Metal</text:p>
          </table:table-cell>
          <table:table-cell office:value-type="float" office:value="-1">
            <text:p>-1</text:p>
          </table:table-cell>
          <table:table-cell office:value-type="float" office:value="370.5">
            <text:p>370.5</text:p>
          </table:table-cell>
          <table:table-cell office:value-type="string" office:string-value="Pintura">
            <text:p>Pintur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878">
            <text:p>PR878</text:p>
          </table:table-cell>
          <table:table-cell office:value-type="string" office:string-value="Junta 3/4&quot;">
            <text:p>Junta 3/4"</text:p>
          </table:table-cell>
          <table:table-cell office:value-type="float" office:value="350">
            <text:p>350</text:p>
          </table:table-cell>
          <table:table-cell office:value-type="float" office:value="1258.84">
            <text:p>1258.8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879">
            <text:p>PR879</text:p>
          </table:table-cell>
          <table:table-cell office:value-type="string" office:string-value="Tubo 3/4&quot;">
            <text:p>Tubo 3/4"</text:p>
          </table:table-cell>
          <table:table-cell office:value-type="float" office:value="285">
            <text:p>285</text:p>
          </table:table-cell>
          <table:table-cell office:value-type="float" office:value="615.86">
            <text:p>615.86</text:p>
          </table:table-cell>
          <table:table-cell office:value-type="string" office:string-value="Fontanería">
            <text:p>Fontanerí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880">
            <text:p>PR880</text:p>
          </table:table-cell>
          <table:table-cell office:value-type="string" office:string-value="Viga 25kg">
            <text:p>Viga 25kg</text:p>
          </table:table-cell>
          <table:table-cell office:value-type="float" office:value="772">
            <text:p>772</text:p>
          </table:table-cell>
          <table:table-cell office:value-type="float" office:value="232.44">
            <text:p>232.4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Junta Cobre">
            <text:p>Junta Cobre</text:p>
          </table:table-cell>
          <table:table-cell office:value-type="float" office:value="27">
            <text:p>27</text:p>
          </table:table-cell>
          <table:table-cell office:value-type="float" office:value="282.56">
            <text:p>282.56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882">
            <text:p>PR882</text:p>
          </table:table-cell>
          <table:table-cell office:value-type="string" office:string-value="Grifo 1/2&quot;">
            <text:p>Grifo 1/2"</text:p>
          </table:table-cell>
          <table:table-cell office:value-type="float" office:value="443">
            <text:p>443</text:p>
          </table:table-cell>
          <table:table-cell office:value-type="float" office:value="87.78">
            <text:p>87.78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883">
            <text:p>PR883</text:p>
          </table:table-cell>
          <table:table-cell office:value-type="string" office:string-value="Cable UTP">
            <text:p>Cable UTP</text:p>
          </table:table-cell>
          <table:table-cell office:value-type="float" office:value="520">
            <text:p>520</text:p>
          </table:table-cell>
          <table:table-cell office:value-type="float" office:value="454.01">
            <text:p>454.0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884">
            <text:p>PR884</text:p>
          </table:table-cell>
          <table:table-cell office:value-type="string" office:string-value="Martillo Ergonómico">
            <text:p>Martillo Ergonómico</text:p>
          </table:table-cell>
          <table:table-cell office:value-type="float" office:value="862">
            <text:p>862</text:p>
          </table:table-cell>
          <table:table-cell office:value-type="float" office:value="837.8">
            <text:p>837.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885">
            <text:p>PR885</text:p>
          </table:table-cell>
          <table:table-cell office:value-type="string" office:string-value="Rastrillo Metal">
            <text:p>Rastrillo Metal</text:p>
          </table:table-cell>
          <table:table-cell office:value-type="float" office:value="156">
            <text:p>156</text:p>
          </table:table-cell>
          <table:table-cell office:value-type="float" office:value="187.92">
            <text:p>187.9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886">
            <text:p>PR886</text:p>
          </table:table-cell>
          <table:table-cell office:value-type="string" office:string-value="Resistor">
            <text:p>Resistor</text:p>
          </table:table-cell>
          <table:table-cell office:value-type="float" office:value="1000">
            <text:p>1000</text:p>
          </table:table-cell>
          <table:table-cell office:value-type="float" office:value="710.28">
            <text:p>710.2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887">
            <text:p>PR887</text:p>
          </table:table-cell>
          <table:table-cell office:value-type="string" office:string-value="Rastrillo Grande">
            <text:p>Rastrillo Grande</text:p>
          </table:table-cell>
          <table:table-cell office:value-type="float" office:value="897">
            <text:p>897</text:p>
          </table:table-cell>
          <table:table-cell office:value-type="float" office:value="485.57">
            <text:p>485.57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888">
            <text:p>PR888</text:p>
          </table:table-cell>
          <table:table-cell office:value-type="string" office:string-value="Brocha Espuma">
            <text:p>Brocha Espuma</text:p>
          </table:table-cell>
          <table:table-cell office:value-type="float" office:value="458">
            <text:p>458</text:p>
          </table:table-cell>
          <table:table-cell office:value-type="float" office:value="662.76">
            <text:p>662.76</text:p>
          </table:table-cell>
          <table:table-cell office:value-type="string" office:string-value="Pintura">
            <text:p>Pintura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889">
            <text:p>PR889</text:p>
          </table:table-cell>
          <table:table-cell office:value-type="string" office:string-value="LED 10A">
            <text:p>LED 10A</text:p>
          </table:table-cell>
          <table:table-cell office:value-type="float" office:value="885">
            <text:p>885</text:p>
          </table:table-cell>
          <table:table-cell office:value-type="float" office:value="412.59">
            <text:p>412.5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890">
            <text:p>PR890</text:p>
          </table:table-cell>
          <table:table-cell office:value-type="string" office:string-value="Rastrillo">
            <text:p>Rastrillo</text:p>
          </table:table-cell>
          <table:table-cell office:value-type="float" office:value="268">
            <text:p>268</text:p>
          </table:table-cell>
          <table:table-cell office:value-type="float" office:value="411.82">
            <text:p>411.8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891">
            <text:p>PR891</text:p>
          </table:table-cell>
          <table:table-cell office:value-type="string" office:string-value="Tuerca Hexagonal">
            <text:p>Tuerca Hexagonal</text:p>
          </table:table-cell>
          <table:table-cell office:value-type="float" office:value="227">
            <text:p>227</text:p>
          </table:table-cell>
          <table:table-cell office:value-type="float" office:value="167.37">
            <text:p>167.3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892">
            <text:p>PR892</text:p>
          </table:table-cell>
          <table:table-cell office:value-type="string" office:string-value="Sierra">
            <text:p>Sierra</text:p>
          </table:table-cell>
          <table:table-cell office:value-type="float" office:value="822">
            <text:p>822</text:p>
          </table:table-cell>
          <table:table-cell office:value-type="float" office:value="780.65">
            <text:p>780.65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893">
            <text:p>PR893</text:p>
          </table:table-cell>
          <table:table-cell office:value-type="string" office:string-value="Interruptor Coaxial">
            <text:p>Interruptor Coaxial</text:p>
          </table:table-cell>
          <table:table-cell office:value-type="float" office:value="406">
            <text:p>406</text:p>
          </table:table-cell>
          <table:table-cell office:value-type="float" office:value="230.11">
            <text:p>230.1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894">
            <text:p>PR894</text:p>
          </table:table-cell>
          <table:table-cell office:value-type="string" office:string-value="evidence">
            <text:p>evidence</text:p>
          </table:table-cell>
          <table:table-cell office:value-type="float" office:value="1000">
            <text:p>1000</text:p>
          </table:table-cell>
          <table:table-cell office:value-type="float" office:value="398.54">
            <text:p>398.54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895">
            <text:p>PR895</text:p>
          </table:table-cell>
          <table:table-cell office:value-type="string" office:string-value="Tuerca">
            <text:p>Tuerca</text:p>
          </table:table-cell>
          <table:table-cell office:value-type="float" office:value="833">
            <text:p>833</text:p>
          </table:table-cell>
          <table:table-cell office:value-type="float" office:value="655.62">
            <text:p>655.62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896">
            <text:p>PR896</text:p>
          </table:table-cell>
          <table:table-cell office:value-type="string" office:string-value="LED">
            <text:p>LED</text:p>
          </table:table-cell>
          <table:table-cell office:value-type="float" office:value="555">
            <text:p>555</text:p>
          </table:table-cell>
          <table:table-cell office:value-type="float" office:value="152.7">
            <text:p>152.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897">
            <text:p>PR897</text:p>
          </table:table-cell>
          <table:table-cell office:value-type="string" office:string-value="enjoy">
            <text:p>enjoy</text:p>
          </table:table-cell>
          <table:table-cell office:value-type="float" office:value="208">
            <text:p>208</text:p>
          </table:table-cell>
          <table:table-cell office:value-type="float" office:value="1484.63">
            <text:p>1484.6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898">
            <text:p>PR898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509">
            <text:p>509</text:p>
          </table:table-cell>
          <table:table-cell office:value-type="float" office:value="951.51">
            <text:p>951.51</text:p>
          </table:table-cell>
          <table:table-cell office:value-type="string" office:string-value="executive">
            <text:p>executive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899">
            <text:p>PR899</text:p>
          </table:table-cell>
          <table:table-cell office:value-type="string" office:string-value="Manguera Grande">
            <text:p>Manguera Grande</text:p>
          </table:table-cell>
          <table:table-cell office:value-type="float" office:value="112">
            <text:p>112</text:p>
          </table:table-cell>
          <table:table-cell office:value-type="float" office:value="333.1">
            <text:p>333.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900">
            <text:p>PR900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485">
            <text:p>485</text:p>
          </table:table-cell>
          <table:table-cell office:value-type="float" office:value="839.81">
            <text:p>839.81</text:p>
          </table:table-cell>
          <table:table-cell office:value-type="string" office:string-value="Varios">
            <text:p>Varios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901">
            <text:p>PR901</text:p>
          </table:table-cell>
          <table:table-cell office:value-type="string" office:string-value="develop">
            <text:p>develop</text:p>
          </table:table-cell>
          <table:table-cell office:value-type="float" office:value="614">
            <text:p>614</text:p>
          </table:table-cell>
          <table:table-cell office:value-type="float" office:value="6.57">
            <text:p>6.57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902">
            <text:p>PR902</text:p>
          </table:table-cell>
          <table:table-cell office:value-type="string" office:string-value="Bandeja Plástico">
            <text:p>Bandeja Plástico</text:p>
          </table:table-cell>
          <table:table-cell office:value-type="float" office:value="527">
            <text:p>527</text:p>
          </table:table-cell>
          <table:table-cell office:value-type="float" office:value="739.95">
            <text:p>739.95</text:p>
          </table:table-cell>
          <table:table-cell office:value-type="string" office:string-value="Pintura">
            <text:p>Pintura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903">
            <text:p>PR903</text:p>
          </table:table-cell>
          <table:table-cell office:value-type="string" office:string-value="Cable Coaxial">
            <text:p>Cable Coaxial</text:p>
          </table:table-cell>
          <table:table-cell office:value-type="float" office:value="891">
            <text:p>891</text:p>
          </table:table-cell>
          <table:table-cell office:value-type="float" office:value="40.02">
            <text:p>40.0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904">
            <text:p>PR904</text:p>
          </table:table-cell>
          <table:table-cell office:value-type="string" office:string-value="effort">
            <text:p>effort</text:p>
          </table:table-cell>
          <table:table-cell office:value-type="float" office:value="302">
            <text:p>302</text:p>
          </table:table-cell>
          <table:table-cell office:value-type="float" office:value="880.35">
            <text:p>880.35</text:p>
          </table:table-cell>
          <table:table-cell office:value-type="string" office:string-value="Pintura">
            <text:p>Pintura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905">
            <text:p>PR905</text:p>
          </table:table-cell>
          <table:table-cell office:value-type="string" office:string-value="Destornillador Profesional">
            <text:p>Destornillador Profesional</text:p>
          </table:table-cell>
          <table:table-cell office:value-type="float" office:value="975">
            <text:p>975</text:p>
          </table:table-cell>
          <table:table-cell office:value-type="float" office:value="519.86">
            <text:p>519.8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906">
            <text:p>PR906</text:p>
          </table:table-cell>
          <table:table-cell office:value-type="string" office:string-value="Destornillador 300g">
            <text:p>Destornillador 300g</text:p>
          </table:table-cell>
          <table:table-cell office:value-type="string" office:string-value="">
            <text:p/>
          </table:table-cell>
          <table:table-cell office:value-type="float" office:value="471.02">
            <text:p>471.0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907">
            <text:p>PR907</text:p>
          </table:table-cell>
          <table:table-cell office:value-type="string" office:string-value="Manguera Plástico">
            <text:p>Manguera Plástico</text:p>
          </table:table-cell>
          <table:table-cell office:value-type="float" office:value="609">
            <text:p>609</text:p>
          </table:table-cell>
          <table:table-cell office:value-type="float" office:value="351.1">
            <text:p>351.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6">
            <text:p>Estante B6</text:p>
          </table:table-cell>
        </table:table-row>
        <table:table-row>
          <table:table-cell office:value-type="string" office:string-value="PR908">
            <text:p>PR908</text:p>
          </table:table-cell>
          <table:table-cell office:value-type="string" office:string-value="Arandela Allen">
            <text:p>Arandela Allen</text:p>
          </table:table-cell>
          <table:table-cell office:value-type="float" office:value="314">
            <text:p>314</text:p>
          </table:table-cell>
          <table:table-cell office:value-type="float" office:value="767.22">
            <text:p>767.22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Manguera Grande">
            <text:p>Manguera Grande</text:p>
          </table:table-cell>
          <table:table-cell office:value-type="float" office:value="130">
            <text:p>130</text:p>
          </table:table-cell>
          <table:table-cell office:value-type="float" office:value="587.73">
            <text:p>587.73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910">
            <text:p>PR910</text:p>
          </table:table-cell>
          <table:table-cell office:value-type="string" office:string-value="Teja Macizo">
            <text:p>Teja Macizo</text:p>
          </table:table-cell>
          <table:table-cell office:value-type="string" office:string-value="N/A">
            <text:p>N/A</text:p>
          </table:table-cell>
          <table:table-cell office:value-type="float" office:value="92.25">
            <text:p>92.2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911">
            <text:p>PR911</text:p>
          </table:table-cell>
          <table:table-cell office:value-type="string" office:string-value="Bandeja">
            <text:p>Bandeja</text:p>
          </table:table-cell>
          <table:table-cell office:value-type="float" office:value="141">
            <text:p>141</text:p>
          </table:table-cell>
          <table:table-cell office:value-type="float" office:value="440.25">
            <text:p>440.25</text:p>
          </table:table-cell>
          <table:table-cell office:value-type="string" office:string-value="Pintura">
            <text:p>Pintura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912">
            <text:p>PR912</text:p>
          </table:table-cell>
          <table:table-cell office:value-type="string" office:string-value="LED 10A">
            <text:p>LED 10A</text:p>
          </table:table-cell>
          <table:table-cell office:value-type="float" office:value="859">
            <text:p>859</text:p>
          </table:table-cell>
          <table:table-cell office:value-type="float" office:value="531.15">
            <text:p>531.1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913">
            <text:p>PR913</text:p>
          </table:table-cell>
          <table:table-cell office:value-type="string" office:string-value="Grifo Flexible">
            <text:p>Grifo Flexible</text:p>
          </table:table-cell>
          <table:table-cell office:value-type="float" office:value="712">
            <text:p>712</text:p>
          </table:table-cell>
          <table:table-cell office:value-type="float" office:value="685.68">
            <text:p>685.68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914">
            <text:p>PR914</text:p>
          </table:table-cell>
          <table:table-cell office:value-type="string" office:string-value="Sifón Cobre">
            <text:p>Sifón Cobre</text:p>
          </table:table-cell>
          <table:table-cell office:value-type="float" office:value="574">
            <text:p>574</text:p>
          </table:table-cell>
          <table:table-cell office:value-type="float" office:value="920.69">
            <text:p>920.69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915">
            <text:p>PR915</text:p>
          </table:table-cell>
          <table:table-cell office:value-type="string" office:string-value="culture">
            <text:p>culture</text:p>
          </table:table-cell>
          <table:table-cell office:value-type="float" office:value="97">
            <text:p>97</text:p>
          </table:table-cell>
          <table:table-cell office:value-type="float" office:value="915.89">
            <text:p>915.89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916">
            <text:p>PR916</text:p>
          </table:table-cell>
          <table:table-cell office:value-type="string" office:string-value="Clavo Hexagonal">
            <text:p>Clavo Hexagonal</text:p>
          </table:table-cell>
          <table:table-cell office:value-type="float" office:value="59">
            <text:p>59</text:p>
          </table:table-cell>
          <table:table-cell office:value-type="float" office:value="823.5">
            <text:p>823.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917">
            <text:p>PR917</text:p>
          </table:table-cell>
          <table:table-cell office:value-type="string" office:string-value="Lija Metal">
            <text:p>Lija Metal</text:p>
          </table:table-cell>
          <table:table-cell office:value-type="float" office:value="40">
            <text:p>40</text:p>
          </table:table-cell>
          <table:table-cell office:value-type="float" office:value="613.31">
            <text:p>613.31</text:p>
          </table:table-cell>
          <table:table-cell office:value-type="string" office:string-value="Pintura">
            <text:p>Pintura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Tubo PVC">
            <text:p>Tubo PVC</text:p>
          </table:table-cell>
          <table:table-cell office:value-type="float" office:value="1000">
            <text:p>1000</text:p>
          </table:table-cell>
          <table:table-cell office:value-type="float" office:value="852.72">
            <text:p>852.72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919">
            <text:p>PR919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64">
            <text:p>964</text:p>
          </table:table-cell>
          <table:table-cell office:value-type="float" office:value="416.96">
            <text:p>416.96</text:p>
          </table:table-cell>
          <table:table-cell office:value-type="string" office:string-value="Otro">
            <text:p>Otro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920">
            <text:p>PR920</text:p>
          </table:table-cell>
          <table:table-cell office:value-type="string" office:string-value="small">
            <text:p>small</text:p>
          </table:table-cell>
          <table:table-cell office:value-type="float" office:value="706">
            <text:p>706</text:p>
          </table:table-cell>
          <table:table-cell office:value-type="float" office:value="173.8">
            <text:p>173.8</text:p>
          </table:table-cell>
          <table:table-cell office:value-type="string" office:string-value="Varios">
            <text:p>Varios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921">
            <text:p>PR921</text:p>
          </table:table-cell>
          <table:table-cell office:value-type="string" office:string-value="Arena Hueco">
            <text:p>Arena Hueco</text:p>
          </table:table-cell>
          <table:table-cell office:value-type="float" office:value="475">
            <text:p>475</text:p>
          </table:table-cell>
          <table:table-cell office:value-type="string" office:string-value="gratis">
            <text:p>gratis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922">
            <text:p>PR922</text:p>
          </table:table-cell>
          <table:table-cell office:value-type="string" office:string-value="Tornillo M6">
            <text:p>Tornillo M6</text:p>
          </table:table-cell>
          <table:table-cell office:value-type="float" office:value="966">
            <text:p>966</text:p>
          </table:table-cell>
          <table:table-cell office:value-type="float" office:value="837.47">
            <text:p>837.4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923">
            <text:p>PR923</text:p>
          </table:table-cell>
          <table:table-cell office:value-type="string" office:string-value="Sifón 3/4&quot;">
            <text:p>Sifón 3/4"</text:p>
          </table:table-cell>
          <table:table-cell office:value-type="float" office:value="424">
            <text:p>424</text:p>
          </table:table-cell>
          <table:table-cell office:value-type="float" office:value="189.06">
            <text:p>189.06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924">
            <text:p>PR924</text:p>
          </table:table-cell>
          <table:table-cell office:value-type="string" office:string-value="Arena">
            <text:p>Arena</text:p>
          </table:table-cell>
          <table:table-cell office:value-type="float" office:value="373">
            <text:p>373</text:p>
          </table:table-cell>
          <table:table-cell office:value-type="float" office:value="642.18">
            <text:p>642.18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925">
            <text:p>PR925</text:p>
          </table:table-cell>
          <table:table-cell office:value-type="string" office:string-value="Sifón Cobre">
            <text:p>Sifón Cobre</text:p>
          </table:table-cell>
          <table:table-cell office:value-type="float" office:value="831">
            <text:p>831</text:p>
          </table:table-cell>
          <table:table-cell office:value-type="float" office:value="289.4">
            <text:p>289.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Arena Hueco">
            <text:p>Arena Hueco</text:p>
          </table:table-cell>
          <table:table-cell office:value-type="float" office:value="647">
            <text:p>647</text:p>
          </table:table-cell>
          <table:table-cell office:value-type="float" office:value="140.68">
            <text:p>140.68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927">
            <text:p>PR927</text:p>
          </table:table-cell>
          <table:table-cell office:value-type="string" office:string-value="Tornillo M6">
            <text:p>Tornillo M6</text:p>
          </table:table-cell>
          <table:table-cell office:value-type="float" office:value="487">
            <text:p>487</text:p>
          </table:table-cell>
          <table:table-cell office:value-type="float" office:value="648.23">
            <text:p>648.23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928">
            <text:p>PR928</text:p>
          </table:table-cell>
          <table:table-cell office:value-type="string" office:string-value="Rodillo Metal">
            <text:p>Rodillo Metal</text:p>
          </table:table-cell>
          <table:table-cell office:value-type="float" office:value="446">
            <text:p>446</text:p>
          </table:table-cell>
          <table:table-cell office:value-type="float" office:value="474.1">
            <text:p>474.1</text:p>
          </table:table-cell>
          <table:table-cell office:value-type="string" office:string-value="Pintura">
            <text:p>Pintur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929">
            <text:p>PR929</text:p>
          </table:table-cell>
          <table:table-cell office:value-type="string" office:string-value="Llave Profesional">
            <text:p>Llave Profesional</text:p>
          </table:table-cell>
          <table:table-cell office:value-type="float" office:value="923">
            <text:p>923</text:p>
          </table:table-cell>
          <table:table-cell office:value-type="float" office:value="108.75">
            <text:p>108.75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930">
            <text:p>PR930</text:p>
          </table:table-cell>
          <table:table-cell office:value-type="string" office:string-value="Caja Amarillo">
            <text:p>Caja Amarillo</text:p>
          </table:table-cell>
          <table:table-cell office:value-type="float" office:value="966">
            <text:p>966</text:p>
          </table:table-cell>
          <table:table-cell office:value-type="float" office:value="951.54">
            <text:p>951.5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931">
            <text:p>PR931</text:p>
          </table:table-cell>
          <table:table-cell office:value-type="string" office:string-value="Martillo Profesional">
            <text:p>Martillo Profesional</text:p>
          </table:table-cell>
          <table:table-cell office:value-type="float" office:value="470">
            <text:p>470</text:p>
          </table:table-cell>
          <table:table-cell office:value-type="float" office:value="461.13">
            <text:p>461.13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932">
            <text:p>PR932</text:p>
          </table:table-cell>
          <table:table-cell office:value-type="string" office:string-value="Cemento Hueco">
            <text:p>Cemento Hueco</text:p>
          </table:table-cell>
          <table:table-cell office:value-type="float" office:value="158">
            <text:p>158</text:p>
          </table:table-cell>
          <table:table-cell office:value-type="float" office:value="845.82">
            <text:p>845.82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933">
            <text:p>PR933</text:p>
          </table:table-cell>
          <table:table-cell office:value-type="string" office:string-value="LED 10A">
            <text:p>LED 10A</text:p>
          </table:table-cell>
          <table:table-cell office:value-type="float" office:value="724">
            <text:p>724</text:p>
          </table:table-cell>
          <table:table-cell office:value-type="float" office:value="917.03">
            <text:p>917.0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934">
            <text:p>PR934</text:p>
          </table:table-cell>
          <table:table-cell office:value-type="string" office:string-value="Grifo Cobre">
            <text:p>Grifo Cobre</text:p>
          </table:table-cell>
          <table:table-cell office:value-type="float" office:value="547">
            <text:p>547</text:p>
          </table:table-cell>
          <table:table-cell office:value-type="float" office:value="-0.5">
            <text:p>-0.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935">
            <text:p>PR935</text:p>
          </table:table-cell>
          <table:table-cell office:value-type="string" office:string-value="body">
            <text:p>body</text:p>
          </table:table-cell>
          <table:table-cell office:value-type="float" office:value="408">
            <text:p>408</text:p>
          </table:table-cell>
          <table:table-cell office:value-type="float" office:value="645.93">
            <text:p>645.93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936">
            <text:p>PR936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397">
            <text:p>397</text:p>
          </table:table-cell>
          <table:table-cell office:value-type="float" office:value="481.17">
            <text:p>481.17</text:p>
          </table:table-cell>
          <table:table-cell office:value-type="string" office:string-value="Otro">
            <text:p>Otro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937">
            <text:p>PR937</text:p>
          </table:table-cell>
          <table:table-cell office:value-type="string" office:string-value="Fusible Aislante">
            <text:p>Fusible Aislante</text:p>
          </table:table-cell>
          <table:table-cell office:value-type="float" office:value="415">
            <text:p>415</text:p>
          </table:table-cell>
          <table:table-cell office:value-type="float" office:value="13.21">
            <text:p>13.21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938XX">
            <text:p>PR938XX</text:p>
          </table:table-cell>
          <table:table-cell office:value-type="string" office:string-value="Lija Espuma">
            <text:p>Lija Espuma</text:p>
          </table:table-cell>
          <table:table-cell office:value-type="float" office:value="119">
            <text:p>119</text:p>
          </table:table-cell>
          <table:table-cell office:value-type="float" office:value="802.62">
            <text:p>802.62</text:p>
          </table:table-cell>
          <table:table-cell office:value-type="string" office:string-value="Pintura">
            <text:p>Pintura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939">
            <text:p>PR939</text:p>
          </table:table-cell>
          <table:table-cell office:value-type="string" office:string-value="Alicate 300g">
            <text:p>Alicate 300g</text:p>
          </table:table-cell>
          <table:table-cell office:value-type="float" office:value="393">
            <text:p>393</text:p>
          </table:table-cell>
          <table:table-cell office:value-type="float" office:value="80.93">
            <text:p>80.93</text:p>
          </table:table-cell>
          <table:table-cell office:value-type="string" office:string-value="Herramientas">
            <text:p>Herramientas</text:p>
          </table:table-cell>
          <table:table-cell office:value-type="string" office:string-value="community">
            <text:p>community</text:p>
          </table:table-cell>
        </table:table-row>
        <table:table-row>
          <table:table-cell office:value-type="string" office:string-value="PR940">
            <text:p>PR940</text:p>
          </table:table-cell>
          <table:table-cell office:value-type="string" office:string-value="Lija Plástico">
            <text:p>Lija Plástico</text:p>
          </table:table-cell>
          <table:table-cell office:value-type="float" office:value="52">
            <text:p>52</text:p>
          </table:table-cell>
          <table:table-cell office:value-type="float" office:value="686.7">
            <text:p>686.7</text:p>
          </table:table-cell>
          <table:table-cell office:value-type="string" office:string-value="Pintura">
            <text:p>Pintura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941">
            <text:p>PR941</text:p>
          </table:table-cell>
          <table:table-cell office:value-type="string" office:string-value="Tuerca Allen">
            <text:p>Tuerca Allen</text:p>
          </table:table-cell>
          <table:table-cell office:value-type="float" office:value="652">
            <text:p>652</text:p>
          </table:table-cell>
          <table:table-cell office:value-type="float" office:value="-0.5">
            <text:p>-0.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942">
            <text:p>PR942</text:p>
          </table:table-cell>
          <table:table-cell office:value-type="string" office:string-value="Resistor 10A">
            <text:p>Resistor 10A</text:p>
          </table:table-cell>
          <table:table-cell office:value-type="float" office:value="354">
            <text:p>354</text:p>
          </table:table-cell>
          <table:table-cell office:value-type="float" office:value="689.3">
            <text:p>689.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943">
            <text:p>PR943</text:p>
          </table:table-cell>
          <table:table-cell office:value-type="string" office:string-value="Bandeja">
            <text:p>Bandeja</text:p>
          </table:table-cell>
          <table:table-cell office:value-type="float" office:value="742">
            <text:p>742</text:p>
          </table:table-cell>
          <table:table-cell office:value-type="float" office:value="882.15">
            <text:p>882.15</text:p>
          </table:table-cell>
          <table:table-cell office:value-type="string" office:string-value="Pintura">
            <text:p>Pintur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944">
            <text:p>PR944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444">
            <text:p>444</text:p>
          </table:table-cell>
          <table:table-cell office:value-type="float" office:value="793.85">
            <text:p>793.85</text:p>
          </table:table-cell>
          <table:table-cell office:value-type="string" office:string-value="Otro">
            <text:p>Otro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945">
            <text:p>PR945</text:p>
          </table:table-cell>
          <table:table-cell office:value-type="string" office:string-value="Manguera Pequeño">
            <text:p>Manguera Pequeño</text:p>
          </table:table-cell>
          <table:table-cell office:value-type="float" office:value="706">
            <text:p>706</text:p>
          </table:table-cell>
          <table:table-cell office:value-type="float" office:value="277.58">
            <text:p>277.58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946">
            <text:p>PR946</text:p>
          </table:table-cell>
          <table:table-cell office:value-type="string" office:string-value="Grifo">
            <text:p>Grifo</text:p>
          </table:table-cell>
          <table:table-cell office:value-type="float" office:value="801">
            <text:p>801</text:p>
          </table:table-cell>
          <table:table-cell office:value-type="float" office:value="130.64">
            <text:p>130.6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Martillo Ergonómico">
            <text:p>Martillo Ergonómico</text:p>
          </table:table-cell>
          <table:table-cell office:value-type="float" office:value="730">
            <text:p>730</text:p>
          </table:table-cell>
          <table:table-cell office:value-type="float" office:value="461.18">
            <text:p>461.1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948">
            <text:p>PR948</text:p>
          </table:table-cell>
          <table:table-cell office:value-type="string" office:string-value="Conector">
            <text:p>Conector</text:p>
          </table:table-cell>
          <table:table-cell office:value-type="float" office:value="355">
            <text:p>355</text:p>
          </table:table-cell>
          <table:table-cell office:value-type="float" office:value="152.63">
            <text:p>152.6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949">
            <text:p>PR949</text:p>
          </table:table-cell>
          <table:table-cell office:value-type="string" office:string-value="Grifo Flexible">
            <text:p>Grifo Flexible</text:p>
          </table:table-cell>
          <table:table-cell office:value-type="float" office:value="647">
            <text:p>647</text:p>
          </table:table-cell>
          <table:table-cell office:value-type="float" office:value="984.96">
            <text:p>984.96</text:p>
          </table:table-cell>
          <table:table-cell office:value-type="string" office:string-value="Fontanería">
            <text:p>Fontanería</text:p>
          </table:table-cell>
          <table:table-cell office:value-type="string" office:string-value="manager">
            <text:p>manager</text:p>
          </table:table-cell>
        </table:table-row>
        <table:table-row>
          <table:table-cell office:value-type="string" office:string-value="PR950">
            <text:p>PR950</text:p>
          </table:table-cell>
          <table:table-cell office:value-type="string" office:string-value="group">
            <text:p>group</text:p>
          </table:table-cell>
          <table:table-cell office:value-type="float" office:value="171">
            <text:p>171</text:p>
          </table:table-cell>
          <table:table-cell office:value-type="float" office:value="565.33">
            <text:p>565.3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951">
            <text:p>PR951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72">
            <text:p>972</text:p>
          </table:table-cell>
          <table:table-cell office:value-type="float" office:value="97.88">
            <text:p>97.88</text:p>
          </table:table-cell>
          <table:table-cell office:value-type="string" office:string-value="Otro">
            <text:p>Otro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952">
            <text:p>PR952</text:p>
          </table:table-cell>
          <table:table-cell office:value-type="string" office:string-value="Sifón 3/4&quot;">
            <text:p>Sifón 3/4"</text:p>
          </table:table-cell>
          <table:table-cell office:value-type="float" office:value="614">
            <text:p>614</text:p>
          </table:table-cell>
          <table:table-cell office:value-type="float" office:value="770.73">
            <text:p>770.73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953">
            <text:p>PR953</text:p>
          </table:table-cell>
          <table:table-cell office:value-type="string" office:string-value="Sierra 300g">
            <text:p>Sierra 300g</text:p>
          </table:table-cell>
          <table:table-cell office:value-type="float" office:value="294">
            <text:p>294</text:p>
          </table:table-cell>
          <table:table-cell office:value-type="float" office:value="450.01">
            <text:p>450.0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954">
            <text:p>PR954</text:p>
          </table:table-cell>
          <table:table-cell office:value-type="string" office:string-value="Arandela M6">
            <text:p>Arandela M6</text:p>
          </table:table-cell>
          <table:table-cell office:value-type="float" office:value="669">
            <text:p>669</text:p>
          </table:table-cell>
          <table:table-cell office:value-type="float" office:value="418.85">
            <text:p>418.8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955">
            <text:p>PR955</text:p>
          </table:table-cell>
          <table:table-cell office:value-type="string" office:string-value="Junta Cobre">
            <text:p>Junta Cobre</text:p>
          </table:table-cell>
          <table:table-cell office:value-type="float" office:value="333">
            <text:p>333</text:p>
          </table:table-cell>
          <table:table-cell office:value-type="float" office:value="167.29">
            <text:p>167.29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956">
            <text:p>PR956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741">
            <text:p>741</text:p>
          </table:table-cell>
          <table:table-cell office:value-type="float" office:value="176.04">
            <text:p>176.04</text:p>
          </table:table-cell>
          <table:table-cell office:value-type="string" office:string-value="Otro">
            <text:p>Otro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Cemento Termoaislante">
            <text:p>Cemento Termoaislante</text:p>
          </table:table-cell>
          <table:table-cell office:value-type="float" office:value="248">
            <text:p>248</text:p>
          </table:table-cell>
          <table:table-cell office:value-type="float" office:value="972.83">
            <text:p>972.8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958">
            <text:p>PR958</text:p>
          </table:table-cell>
          <table:table-cell office:value-type="string" office:string-value="Destornillador Acero">
            <text:p>Destornillador Acero</text:p>
          </table:table-cell>
          <table:table-cell office:value-type="float" office:value="-1">
            <text:p>-1</text:p>
          </table:table-cell>
          <table:table-cell office:value-type="float" office:value="406.94">
            <text:p>406.94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959">
            <text:p>PR959</text:p>
          </table:table-cell>
          <table:table-cell office:value-type="string" office:string-value="Condensador 220V">
            <text:p>Condensador 220V</text:p>
          </table:table-cell>
          <table:table-cell office:value-type="float" office:value="547">
            <text:p>547</text:p>
          </table:table-cell>
          <table:table-cell office:value-type="float" office:value="439.08">
            <text:p>439.0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960">
            <text:p>PR960</text:p>
          </table:table-cell>
          <table:table-cell office:value-type="string" office:string-value="Fusible Amarillo">
            <text:p>Fusible Amarillo</text:p>
          </table:table-cell>
          <table:table-cell office:value-type="float" office:value="451">
            <text:p>451</text:p>
          </table:table-cell>
          <table:table-cell office:value-type="float" office:value="124.93">
            <text:p>124.9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961">
            <text:p>PR961</text:p>
          </table:table-cell>
          <table:table-cell office:value-type="string" office:string-value="Condensador Coaxial">
            <text:p>Condensador Coaxial</text:p>
          </table:table-cell>
          <table:table-cell office:value-type="float" office:value="216">
            <text:p>216</text:p>
          </table:table-cell>
          <table:table-cell office:value-type="float" office:value="330.7">
            <text:p>330.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962">
            <text:p>PR962</text:p>
          </table:table-cell>
          <table:table-cell office:value-type="string" office:string-value="Bandeja Espuma">
            <text:p>Bandeja Espuma</text:p>
          </table:table-cell>
          <table:table-cell office:value-type="float" office:value="717">
            <text:p>717</text:p>
          </table:table-cell>
          <table:table-cell office:value-type="float" office:value="276.02">
            <text:p>276.02</text:p>
          </table:table-cell>
          <table:table-cell office:value-type="string" office:string-value="Pintura">
            <text:p>Pintura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963">
            <text:p>PR963</text:p>
          </table:table-cell>
          <table:table-cell office:value-type="string" office:string-value="Teja Macizo">
            <text:p>Teja Macizo</text:p>
          </table:table-cell>
          <table:table-cell office:value-type="float" office:value="313">
            <text:p>313</text:p>
          </table:table-cell>
          <table:table-cell office:value-type="float" office:value="440.42">
            <text:p>440.42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964">
            <text:p>PR964</text:p>
          </table:table-cell>
          <table:table-cell office:value-type="string" office:string-value="Grifo 3/4&quot;">
            <text:p>Grifo 3/4"</text:p>
          </table:table-cell>
          <table:table-cell office:value-type="string" office:string-value="N/A">
            <text:p>N/A</text:p>
          </table:table-cell>
          <table:table-cell office:value-type="float" office:value="149.22">
            <text:p>149.22</text:p>
          </table:table-cell>
          <table:table-cell office:value-type="string" office:string-value="Fontanería">
            <text:p>Fontanerí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965">
            <text:p>PR965</text:p>
          </table:table-cell>
          <table:table-cell office:value-type="string" office:string-value="Caja Amarillo">
            <text:p>Caja Amarillo</text:p>
          </table:table-cell>
          <table:table-cell office:value-type="float" office:value="322">
            <text:p>322</text:p>
          </table:table-cell>
          <table:table-cell office:value-type="float" office:value="378.6">
            <text:p>378.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966">
            <text:p>PR966</text:p>
          </table:table-cell>
          <table:table-cell office:value-type="string" office:string-value="Lija">
            <text:p>Lija</text:p>
          </table:table-cell>
          <table:table-cell office:value-type="float" office:value="351">
            <text:p>351</text:p>
          </table:table-cell>
          <table:table-cell office:value-type="float" office:value="207.22">
            <text:p>207.22</text:p>
          </table:table-cell>
          <table:table-cell office:value-type="string" office:string-value="Pintura">
            <text:p>Pintur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967">
            <text:p>PR967</text:p>
          </table:table-cell>
          <table:table-cell office:value-type="string" office:string-value="Condensador UTP">
            <text:p>Condensador UTP</text:p>
          </table:table-cell>
          <table:table-cell office:value-type="float" office:value="867">
            <text:p>867</text:p>
          </table:table-cell>
          <table:table-cell office:value-type="float" office:value="787.9">
            <text:p>787.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968">
            <text:p>PR968</text:p>
          </table:table-cell>
          <table:table-cell office:value-type="string" office:string-value="Tornillo Hexagonal">
            <text:p>Tornillo Hexagonal</text:p>
          </table:table-cell>
          <table:table-cell office:value-type="float" office:value="548">
            <text:p>548</text:p>
          </table:table-cell>
          <table:table-cell office:value-type="float" office:value="538.19">
            <text:p>538.19</text:p>
          </table:table-cell>
          <table:table-cell office:value-type="string" office:string-value="Ferretería">
            <text:p>Ferreterí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969">
            <text:p>PR969</text:p>
          </table:table-cell>
          <table:table-cell office:value-type="string" office:string-value="Regadera Metal">
            <text:p>Regadera Metal</text:p>
          </table:table-cell>
          <table:table-cell office:value-type="float" office:value="735">
            <text:p>735</text:p>
          </table:table-cell>
          <table:table-cell office:value-type="float" office:value="41.19">
            <text:p>41.19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970">
            <text:p>PR970</text:p>
          </table:table-cell>
          <table:table-cell office:value-type="string" office:string-value="Manguera Grande">
            <text:p>Manguera Grande</text:p>
          </table:table-cell>
          <table:table-cell office:value-type="string" office:string-value="N/A">
            <text:p>N/A</text:p>
          </table:table-cell>
          <table:table-cell office:value-type="float" office:value="761.92">
            <text:p>761.9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971">
            <text:p>PR971</text:p>
          </table:table-cell>
          <table:table-cell office:value-type="string" office:string-value="Tornillo M6">
            <text:p>Tornillo M6</text:p>
          </table:table-cell>
          <table:table-cell office:value-type="float" office:value="103">
            <text:p>103</text:p>
          </table:table-cell>
          <table:table-cell office:value-type="float" office:value="215.78">
            <text:p>215.78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972">
            <text:p>PR972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651">
            <text:p>651</text:p>
          </table:table-cell>
          <table:table-cell office:value-type="float" office:value="456.8">
            <text:p>456.8</text:p>
          </table:table-cell>
          <table:table-cell office:value-type="string" office:string-value="help">
            <text:p>help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973">
            <text:p>PR973</text:p>
          </table:table-cell>
          <table:table-cell office:value-type="string" office:string-value="Bandeja Espuma">
            <text:p>Bandeja Espuma</text:p>
          </table:table-cell>
          <table:table-cell office:value-type="float" office:value="545">
            <text:p>545</text:p>
          </table:table-cell>
          <table:table-cell office:value-type="float" office:value="276.01">
            <text:p>276.01</text:p>
          </table:table-cell>
          <table:table-cell office:value-type="string" office:string-value="Pintura">
            <text:p>Pintura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974">
            <text:p>PR974</text:p>
          </table:table-cell>
          <table:table-cell office:value-type="string" office:string-value="Resistor 220V">
            <text:p>Resistor 220V</text:p>
          </table:table-cell>
          <table:table-cell office:value-type="float" office:value="168">
            <text:p>168</text:p>
          </table:table-cell>
          <table:table-cell office:value-type="float" office:value="760.68">
            <text:p>760.6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975">
            <text:p>PR975</text:p>
          </table:table-cell>
          <table:table-cell office:value-type="string" office:string-value="Espátula 5cm">
            <text:p>Espátula 5cm</text:p>
          </table:table-cell>
          <table:table-cell office:value-type="float" office:value="219">
            <text:p>219</text:p>
          </table:table-cell>
          <table:table-cell office:value-type="float" office:value="306.08">
            <text:p>306.08</text:p>
          </table:table-cell>
          <table:table-cell office:value-type="string" office:string-value="Pintura">
            <text:p>Pintura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976">
            <text:p>PR976</text:p>
          </table:table-cell>
          <table:table-cell office:value-type="string" office:string-value="Cemento Macizo">
            <text:p>Cemento Macizo</text:p>
          </table:table-cell>
          <table:table-cell office:value-type="float" office:value="406">
            <text:p>406</text:p>
          </table:table-cell>
          <table:table-cell office:value-type="float" office:value="852.5">
            <text:p>852.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977">
            <text:p>PR977</text:p>
          </table:table-cell>
          <table:table-cell office:value-type="string" office:string-value="Lija Espuma">
            <text:p>Lija Espuma</text:p>
          </table:table-cell>
          <table:table-cell office:value-type="float" office:value="877">
            <text:p>877</text:p>
          </table:table-cell>
          <table:table-cell office:value-type="float" office:value="371.42">
            <text:p>371.42</text:p>
          </table:table-cell>
          <table:table-cell office:value-type="string" office:string-value="Pintura">
            <text:p>Pintur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978">
            <text:p>PR978</text:p>
          </table:table-cell>
          <table:table-cell office:value-type="string" office:string-value="Llave Acero">
            <text:p>Llave Acero</text:p>
          </table:table-cell>
          <table:table-cell office:value-type="float" office:value="414">
            <text:p>414</text:p>
          </table:table-cell>
          <table:table-cell office:value-type="string" office:string-value="gratis">
            <text:p>gratis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979">
            <text:p>PR979</text:p>
          </table:table-cell>
          <table:table-cell office:value-type="string" office:string-value="Pala Grande">
            <text:p>Pala Grande</text:p>
          </table:table-cell>
          <table:table-cell office:value-type="float" office:value="392">
            <text:p>392</text:p>
          </table:table-cell>
          <table:table-cell office:value-type="float" office:value="560.41">
            <text:p>560.4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5">
            <text:p>Estante B5</text:p>
          </table:table-cell>
        </table:table-row>
        <table:table-row>
          <table:table-cell office:value-type="string" office:string-value="PR980">
            <text:p>PR980</text:p>
          </table:table-cell>
          <table:table-cell office:value-type="string" office:string-value="Rodillo">
            <text:p>Rodillo</text:p>
          </table:table-cell>
          <table:table-cell office:value-type="float" office:value="741">
            <text:p>741</text:p>
          </table:table-cell>
          <table:table-cell office:value-type="float" office:value="721.54">
            <text:p>721.54</text:p>
          </table:table-cell>
          <table:table-cell office:value-type="string" office:string-value="Pintura">
            <text:p>Pintur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981">
            <text:p>PR981</text:p>
          </table:table-cell>
          <table:table-cell office:value-type="string" office:string-value="Cinta Amarillo">
            <text:p>Cinta Amarillo</text:p>
          </table:table-cell>
          <table:table-cell office:value-type="float" office:value="104">
            <text:p>104</text:p>
          </table:table-cell>
          <table:table-cell office:value-type="string" office:string-value="">
            <text:p/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982">
            <text:p>PR982</text:p>
          </table:table-cell>
          <table:table-cell office:value-type="string" office:string-value="Tubo Cobre">
            <text:p>Tubo Cobre</text:p>
          </table:table-cell>
          <table:table-cell office:value-type="float" office:value="895">
            <text:p>895</text:p>
          </table:table-cell>
          <table:table-cell office:value-type="float" office:value="299.56">
            <text:p>299.56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983">
            <text:p>PR983</text:p>
          </table:table-cell>
          <table:table-cell office:value-type="string" office:string-value="Alicate Acero">
            <text:p>Alicate Acero</text:p>
          </table:table-cell>
          <table:table-cell office:value-type="float" office:value="789">
            <text:p>789</text:p>
          </table:table-cell>
          <table:table-cell office:value-type="string" office:string-value="">
            <text:p/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984">
            <text:p>PR984</text:p>
          </table:table-cell>
          <table:table-cell office:value-type="string" office:string-value="Brocha Plástico">
            <text:p>Brocha Plástico</text:p>
          </table:table-cell>
          <table:table-cell office:value-type="float" office:value="204">
            <text:p>204</text:p>
          </table:table-cell>
          <table:table-cell office:value-type="float" office:value="704.36">
            <text:p>704.36</text:p>
          </table:table-cell>
          <table:table-cell office:value-type="string" office:string-value="Pintura">
            <text:p>Pintura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985">
            <text:p>PR985</text:p>
          </table:table-cell>
          <table:table-cell office:value-type="string" office:string-value="Sifón 1/2&quot;">
            <text:p>Sifón 1/2"</text:p>
          </table:table-cell>
          <table:table-cell office:value-type="float" office:value="62">
            <text:p>62</text:p>
          </table:table-cell>
          <table:table-cell office:value-type="float" office:value="512.75">
            <text:p>512.75</text:p>
          </table:table-cell>
          <table:table-cell office:value-type="string" office:string-value="Fontanería">
            <text:p>Fontanería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986">
            <text:p>PR986</text:p>
          </table:table-cell>
          <table:table-cell office:value-type="string" office:string-value="Llave Acero">
            <text:p>Llave Acero</text:p>
          </table:table-cell>
          <table:table-cell office:value-type="float" office:value="579">
            <text:p>579</text:p>
          </table:table-cell>
          <table:table-cell office:value-type="float" office:value="-0.5">
            <text:p>-0.5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987">
            <text:p>PR987</text:p>
          </table:table-cell>
          <table:table-cell office:value-type="string" office:string-value="LED UTP">
            <text:p>LED UTP</text:p>
          </table:table-cell>
          <table:table-cell office:value-type="float" office:value="442">
            <text:p>442</text:p>
          </table:table-cell>
          <table:table-cell office:value-type="float" office:value="466.25">
            <text:p>466.2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988">
            <text:p>PR988</text:p>
          </table:table-cell>
          <table:table-cell office:value-type="string" office:string-value="Alicate 300g">
            <text:p>Alicate 300g</text:p>
          </table:table-cell>
          <table:table-cell office:value-type="float" office:value="412">
            <text:p>412</text:p>
          </table:table-cell>
          <table:table-cell office:value-type="float" office:value="7.35">
            <text:p>7.35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989">
            <text:p>PR989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670">
            <text:p>670</text:p>
          </table:table-cell>
          <table:table-cell office:value-type="float" office:value="770.16">
            <text:p>770.16</text:p>
          </table:table-cell>
          <table:table-cell office:value-type="string" office:string-value="Otro">
            <text:p>Otro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990">
            <text:p>PR990</text:p>
          </table:table-cell>
          <table:table-cell office:value-type="string" office:string-value="Válvula 1/2&quot;">
            <text:p>Válvula 1/2"</text:p>
          </table:table-cell>
          <table:table-cell office:value-type="float" office:value="968">
            <text:p>968</text:p>
          </table:table-cell>
          <table:table-cell office:value-type="float" office:value="779.68">
            <text:p>779.68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991">
            <text:p>PR991</text:p>
          </table:table-cell>
          <table:table-cell office:value-type="string" office:string-value="Destornillador 15cm">
            <text:p>Destornillador 15cm</text:p>
          </table:table-cell>
          <table:table-cell office:value-type="float" office:value="942">
            <text:p>942</text:p>
          </table:table-cell>
          <table:table-cell office:value-type="float" office:value="355.99">
            <text:p>355.99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Cinta">
            <text:p>Cinta</text:p>
          </table:table-cell>
          <table:table-cell office:value-type="float" office:value="204">
            <text:p>204</text:p>
          </table:table-cell>
          <table:table-cell office:value-type="float" office:value="381.12">
            <text:p>381.12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993">
            <text:p>PR993</text:p>
          </table:table-cell>
          <table:table-cell office:value-type="string" office:string-value="Resistor 220V">
            <text:p>Resistor 220V</text:p>
          </table:table-cell>
          <table:table-cell office:value-type="float" office:value="325">
            <text:p>325</text:p>
          </table:table-cell>
          <table:table-cell office:value-type="float" office:value="211.12">
            <text:p>211.1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whether">
            <text:p>whether</text:p>
          </table:table-cell>
        </table:table-row>
        <table:table-row>
          <table:table-cell office:value-type="string" office:string-value="PR994">
            <text:p>PR994</text:p>
          </table:table-cell>
          <table:table-cell office:value-type="string" office:string-value="Viga">
            <text:p>Viga</text:p>
          </table:table-cell>
          <table:table-cell office:value-type="float" office:value="431">
            <text:p>431</text:p>
          </table:table-cell>
          <table:table-cell office:value-type="float" office:value="857.64">
            <text:p>857.6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995">
            <text:p>PR995</text:p>
          </table:table-cell>
          <table:table-cell office:value-type="string" office:string-value="Portalámparas Azul">
            <text:p>Portalámparas Azul</text:p>
          </table:table-cell>
          <table:table-cell office:value-type="float" office:value="17">
            <text:p>17</text:p>
          </table:table-cell>
          <table:table-cell office:value-type="float" office:value="275.44">
            <text:p>275.4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996">
            <text:p>PR996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63">
            <text:p>63</text:p>
          </table:table-cell>
          <table:table-cell office:value-type="float" office:value="210.62">
            <text:p>210.62</text:p>
          </table:table-cell>
          <table:table-cell office:value-type="string" office:string-value="Varios">
            <text:p>Varios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997">
            <text:p>PR997</text:p>
          </table:table-cell>
          <table:table-cell office:value-type="string" office:string-value="Cinta 10m">
            <text:p>Cinta 10m</text:p>
          </table:table-cell>
          <table:table-cell office:value-type="float" office:value="830">
            <text:p>830</text:p>
          </table:table-cell>
          <table:table-cell office:value-type="float" office:value="365.7">
            <text:p>365.7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998">
            <text:p>PR998</text:p>
          </table:table-cell>
          <table:table-cell office:value-type="string" office:string-value="Lija Espuma">
            <text:p>Lija Espuma</text:p>
          </table:table-cell>
          <table:table-cell office:value-type="float" office:value="30">
            <text:p>30</text:p>
          </table:table-cell>
          <table:table-cell office:value-type="float" office:value="332.25">
            <text:p>332.25</text:p>
          </table:table-cell>
          <table:table-cell office:value-type="string" office:string-value="Pintura">
            <text:p>Pintur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999">
            <text:p>PR999</text:p>
          </table:table-cell>
          <table:table-cell office:value-type="string" office:string-value="Tubo Flexible">
            <text:p>Tubo Flexible</text:p>
          </table:table-cell>
          <table:table-cell office:value-type="float" office:value="103">
            <text:p>103</text:p>
          </table:table-cell>
          <table:table-cell office:value-type="float" office:value="-0.5">
            <text:p>-0.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1000">
            <text:p>PR1000</text:p>
          </table:table-cell>
          <table:table-cell office:value-type="string" office:string-value="Lija Cerda">
            <text:p>Lija Cerda</text:p>
          </table:table-cell>
          <table:table-cell office:value-type="float" office:value="829">
            <text:p>829</text:p>
          </table:table-cell>
          <table:table-cell office:value-type="float" office:value="312.12">
            <text:p>312.12</text:p>
          </table:table-cell>
          <table:table-cell office:value-type="string" office:string-value="Pintura">
            <text:p>Pintura</text:p>
          </table:table-cell>
          <table:table-cell office:value-type="string" office:string-value="Estante B8">
            <text:p>Estante B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